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165in"/>
    </style:style>
    <style:style style:name="co2" style:family="table-column">
      <style:table-column-properties fo:break-before="auto" style:column-width="2.3583in"/>
    </style:style>
    <style:style style:name="co3" style:family="table-column">
      <style:table-column-properties fo:break-before="auto" style:column-width="1.7752in"/>
    </style:style>
    <style:style style:name="co4" style:family="table-column">
      <style:table-column-properties fo:break-before="auto" style:column-width="1.8335in"/>
    </style:style>
    <style:style style:name="co5" style:family="table-column">
      <style:table-column-properties fo:break-before="auto" style:column-width="1.6417in"/>
    </style:style>
    <style:style style:name="co6" style:family="table-column">
      <style:table-column-properties fo:break-before="auto" style:column-width="5.2in"/>
    </style:style>
    <style:style style:name="co7" style:family="table-column">
      <style:table-column-properties fo:break-before="auto" style:column-width="4.35in"/>
    </style:style>
    <style:style style:name="co8" style:family="table-column">
      <style:table-column-properties fo:break-before="auto" style:column-width="3.4752in"/>
    </style:style>
    <style:style style:name="co9" style:family="table-column">
      <style:table-column-properties fo:break-before="auto" style:column-width="2.3917in"/>
    </style:style>
    <style:style style:name="co10" style:family="table-column">
      <style:table-column-properties fo:break-before="auto" style:column-width="0.889in"/>
    </style:style>
    <style:style style:name="co11" style:family="table-column">
      <style:table-column-properties fo:break-before="auto" style:column-width="5.2555in"/>
    </style:style>
    <style:style style:name="co12" style:family="table-column">
      <style:table-column-properties fo:break-before="auto" style:column-width="1.1626in"/>
    </style:style>
    <style:style style:name="co13" style:family="table-column">
      <style:table-column-properties fo:break-before="auto" style:column-width="11.8016in"/>
    </style:style>
    <style:style style:name="co14" style:family="table-column">
      <style:table-column-properties fo:break-before="auto" style:column-width="2.5165in"/>
    </style:style>
    <style:style style:name="co15" style:family="table-column">
      <style:table-column-properties fo:break-before="auto" style:column-width="0.9335in"/>
    </style:style>
    <style:style style:name="co16" style:family="table-column">
      <style:table-column-properties fo:break-before="auto" style:column-width="1.2583in"/>
    </style:style>
    <style:style style:name="co17" style:family="table-column">
      <style:table-column-properties fo:break-before="auto" style:column-width="1.5083in"/>
    </style:style>
    <style:style style:name="co18" style:family="table-column">
      <style:table-column-properties fo:break-before="auto" style:column-width="3.1165in"/>
    </style:style>
    <style:style style:name="co19" style:family="table-column">
      <style:table-column-properties fo:break-before="auto" style:column-width="1.4917in"/>
    </style:style>
    <style:style style:name="co20" style:family="table-column">
      <style:table-column-properties fo:break-before="auto" style:column-width="1.0335in"/>
    </style:style>
    <style:style style:name="co21" style:family="table-column">
      <style:table-column-properties fo:break-before="auto" style:column-width="0.9in"/>
    </style:style>
    <style:style style:name="co22" style:family="table-column">
      <style:table-column-properties fo:break-before="auto" style:column-width="1.3083in"/>
    </style:style>
    <style:style style:name="co23" style:family="table-column">
      <style:table-column-properties fo:break-before="auto" style:column-width="1.3752in"/>
    </style:style>
    <style:style style:name="co24" style:family="table-column">
      <style:table-column-properties fo:break-before="auto" style:column-width="1.528in"/>
    </style:style>
    <style:style style:name="co25" style:family="table-column">
      <style:table-column-properties fo:break-before="auto" style:column-width="1.4835in"/>
    </style:style>
    <style:style style:name="co26" style:family="table-column">
      <style:table-column-properties fo:break-before="auto" style:column-width="2.2335in"/>
    </style:style>
    <style:style style:name="co27" style:family="table-column">
      <style:table-column-properties fo:break-before="auto" style:column-width="8.9835in"/>
    </style:style>
    <style:style style:name="ro1" style:family="table-row">
      <style:table-row-properties style:row-height="0.1917in" fo:break-before="auto" style:use-optimal-row-height="true"/>
    </style:style>
    <style:style style:name="ro2" style:family="table-row">
      <style:table-row-properties style:row-height="0.6854in" fo:break-before="auto" style:use-optimal-row-height="true"/>
    </style:style>
    <style:style style:name="ro3" style:family="table-row">
      <style:table-row-properties style:row-height="0.3516in" fo:break-before="auto" style:use-optimal-row-height="true"/>
    </style:style>
    <style:style style:name="ro4" style:family="table-row">
      <style:table-row-properties style:row-height="1.1874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1.3547in" fo:break-before="auto" style:use-optimal-row-height="true"/>
    </style:style>
    <style:style style:name="ro7" style:family="table-row">
      <style:table-row-properties style:row-height="1.8571in" fo:break-before="auto" style:use-optimal-row-height="true"/>
    </style:style>
    <style:style style:name="ro8" style:family="table-row">
      <style:table-row-properties style:row-height="1.522in" fo:break-before="auto" style:use-optimal-row-height="true"/>
    </style:style>
    <style:style style:name="ro9" style:family="table-row">
      <style:table-row-properties style:row-height="2.5264in" fo:break-before="auto" style:use-optimal-row-height="true"/>
    </style:style>
    <style:style style:name="ro10" style:family="table-row">
      <style:table-row-properties style:row-height="1.0201in" fo:break-before="auto" style:use-optimal-row-height="true"/>
    </style:style>
    <style:style style:name="ro11" style:family="table-row">
      <style:table-row-properties style:row-height="0.6874in" fo:break-before="auto" style:use-optimal-row-height="false"/>
    </style:style>
    <style:style style:name="ro12" style:family="table-row">
      <style:table-row-properties style:row-height="0.8528in" fo:break-before="auto" style:use-optimal-row-height="true"/>
    </style:style>
    <style:style style:name="ro13" style:family="table-row">
      <style:table-row-properties style:row-height="0.8543in" fo:break-before="auto" style:use-optimal-row-height="false"/>
    </style:style>
    <style:style style:name="ro14" style:family="table-row">
      <style:table-row-properties style:row-height="1.6898in" fo:break-before="auto" style:use-optimal-row-height="true"/>
    </style:style>
    <style:style style:name="ro15" style:family="table-row">
      <style:table-row-properties style:row-height="2.0244in" fo:break-before="auto" style:use-optimal-row-height="true"/>
    </style:style>
    <style:style style:name="ro16" style:family="table-row">
      <style:table-row-properties style:row-height="0.2189in" fo:break-before="auto" style:use-optimal-row-height="false"/>
    </style:style>
    <style:style style:name="ro17" style:family="table-row">
      <style:table-row-properties style:row-height="0.3425in" fo:break-before="auto" style:use-optimal-row-height="false"/>
    </style:style>
    <style:style style:name="ro18" style:family="table-row">
      <style:table-row-properties style:row-height="1.3547in" fo:break-before="auto" style:use-optimal-row-height="false"/>
    </style:style>
    <style:style style:name="ro19" style:family="table-row">
      <style:table-row-properties style:row-height="0.6772in" fo:break-before="auto" style:use-optimal-row-height="false"/>
    </style:style>
    <style:style style:name="ro20" style:family="table-row">
      <style:table-row-properties style:row-height="0.861in" fo:break-before="auto" style:use-optimal-row-height="false"/>
    </style:style>
    <style:style style:name="ro21" style:family="table-row">
      <style:table-row-properties style:row-height="0.552in" fo:break-before="auto" style:use-optimal-row-height="false"/>
    </style:style>
    <style:style style:name="ro22" style:family="table-row">
      <style:table-row-properties style:row-height="0.7445in" fo:break-before="auto" style:use-optimal-row-height="false"/>
    </style:style>
    <style:style style:name="ro23" style:family="table-row">
      <style:table-row-properties style:row-height="0.7193in" fo:break-before="auto" style:use-optimal-row-height="false"/>
    </style:style>
    <style:style style:name="ro24" style:family="table-row">
      <style:table-row-properties style:row-height="0.4016in" fo:break-before="auto" style:use-optimal-row-height="false"/>
    </style:style>
    <style:style style:name="ro25" style:family="table-row">
      <style:table-row-properties style:row-height="0.6689in" fo:break-before="auto" style:use-optimal-row-height="false"/>
    </style:style>
    <style:style style:name="ro26" style:family="table-row">
      <style:table-row-properties style:row-height="0.5201in" fo:break-before="auto" style:use-optimal-row-height="false"/>
    </style:style>
    <style:style style:name="ro27" style:family="table-row">
      <style:table-row-properties style:row-height="0.3807in" fo:break-before="auto" style:use-optimal-row-height="false"/>
    </style:style>
    <style:style style:name="ro28" style:family="table-row">
      <style:table-row-properties style:row-height="0.4547in" fo:break-before="auto" style:use-optimal-row-height="false"/>
    </style:style>
    <style:style style:name="ro29" style:family="table-row">
      <style:table-row-properties style:row-height="0.3528in" fo:break-before="auto" style:use-optimal-row-height="false"/>
    </style:style>
    <style:style style:name="ro30" style:family="table-row">
      <style:table-row-properties style:row-height="0.3902in" fo:break-before="auto" style:use-optimal-row-height="false"/>
    </style:style>
    <style:style style:name="ro31" style:family="table-row">
      <style:table-row-properties style:row-height="0.3992in" fo:break-before="auto" style:use-optimal-row-height="false"/>
    </style:style>
    <style:style style:name="ro32" style:family="table-row">
      <style:table-row-properties style:row-height="0.4181in" fo:break-before="auto" style:use-optimal-row-height="false"/>
    </style:style>
    <style:style style:name="ro33" style:family="table-row">
      <style:table-row-properties style:row-height="0.4366in" fo:break-before="auto" style:use-optimal-row-height="false"/>
    </style:style>
    <style:style style:name="ro34" style:family="table-row">
      <style:table-row-properties style:row-height="0.1772in" fo:break-before="auto" style:use-optimal-row-height="false"/>
    </style:style>
    <style:style style:name="ro35" style:family="table-row">
      <style:table-row-properties style:row-height="0.178in" fo:break-before="auto" style:use-optimal-row-height="false"/>
    </style:style>
    <style:style style:name="ro36" style:family="table-row">
      <style:table-row-properties style:row-height="0.2256in" fo:break-before="auto" style:use-optimal-row-height="fals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number-style style:name="N2">
      <number:number number:decimal-places="2" number:min-decimal-places="2" number:min-integer-digits="1"/>
    </number:number-style>
    <number:date-style style:name="N37" number:automatic-order="true">
      <number:month number:style="long"/>
      <number:text>/</number:text>
      <number:day number:style="long"/>
      <number:text>/</number:text>
      <number:year/>
    </number:date-style>
    <number:boolean-style style:name="N99">
      <number:boolean/>
    </number:boolean-style>
    <number:text-style style:name="N100">
      <number:text-content/>
    </number:text-style>
    <style:style style:name="ce1" style:family="table-cell" style:parent-style-name="Default" style:data-style-name="N0">
      <style:table-cell-properties fo:background-color="#ffff00" style:vertical-align="automatic"/>
      <style:text-properties style:font-name="Calibri" fo:font-weight="bold" style:font-name-asian="Calibri" style:font-weight-asian="bold" style:font-name-complex="Calibri" style:font-weight-complex="bold"/>
    </style:style>
    <style:style style:name="ce67" style:family="table-cell" style:parent-style-name="Default" style:data-style-name="N0">
      <style:table-cell-properties fo:wrap-option="wrap" style:vertical-align="automatic"/>
    </style:style>
    <style:style style:name="ce68" style:family="table-cell" style:parent-style-name="Default" style:data-style-name="N0"/>
    <style:style style:name="ce27" style:family="table-cell" style:parent-style-name="Default" style:data-style-name="N0">
      <style:table-cell-properties fo:wrap-option="wrap" style:vertical-align="automatic"/>
      <style:map style:condition="cell-content()=&quot;TRUE&quot;" style:apply-style-name="cf2" style:base-cell-address="Liste.B2"/>
    </style:style>
    <style:style style:name="ce32" style:family="table-cell" style:parent-style-name="Default" style:data-style-name="N99">
      <style:table-cell-properties fo:wrap-option="wrap" style:vertical-align="automatic"/>
      <style:map style:condition="cell-content()=&quot;TRUE&quot;" style:apply-style-name="cf2" style:base-cell-address="Liste.B2"/>
    </style:style>
    <style:style style:name="ce8" style:family="table-cell" style:parent-style-name="Default" style:data-style-name="N99"/>
    <style:style style:name="ce34" style:family="table-cell" style:parent-style-name="Default" style:data-style-name="N0">
      <style:table-cell-properties fo:wrap-option="wrap" style:vertical-align="automatic"/>
      <style:map style:condition="cell-content()=&quot;akt&quot;" style:apply-style-name="cf1" style:base-cell-address="Liste.C2"/>
    </style:style>
    <style:style style:name="ce36" style:family="table-cell" style:parent-style-name="Default" style:data-style-name="N0">
      <style:table-cell-properties fo:wrap-option="wrap" style:vertical-align="automatic"/>
      <style:map style:condition="cell-content()=&quot;akt&quot;" style:apply-style-name="cf1" style:base-cell-address="Liste.C2"/>
    </style:style>
    <style:style style:name="ce76" style:family="table-cell" style:parent-style-name="Default" style:data-style-name="N0">
      <style:table-cell-properties style:vertical-align="automatic"/>
    </style:style>
    <style:style style:name="ce77" style:family="table-cell" style:parent-style-name="Default">
      <style:table-cell-properties fo:wrap-option="wrap"/>
    </style:style>
    <style:style style:name="ce21" style:family="table-cell" style:parent-style-name="Default" style:data-style-name="N0">
      <style:table-cell-properties fo:wrap-option="wrap"/>
    </style:style>
    <style:style style:name="ce6" style:family="table-cell" style:parent-style-name="Default" style:data-style-name="N100">
      <style:table-cell-properties fo:wrap-option="wrap" style:vertical-align="automatic"/>
    </style:style>
    <style:style style:name="ce83"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data-style-name="N0">
      <style:table-cell-properties fo:wrap-option="wrap" style:vertical-align="automatic"/>
      <style:map style:condition="cell-content()=&quot;TRUE&quot;" style:apply-style-name="cf2" style:base-cell-address="Liste.B2"/>
    </style:style>
    <style:style style:name="ce3" style:family="table-cell" style:parent-style-name="Default" style:data-style-name="N100">
      <style:table-cell-properties fo:background-color="#ffff00" style:vertical-align="automatic"/>
      <style:text-properties style:font-name="Calibri" fo:font-weight="bold" style:font-name-asian="Calibri" style:font-weight-asian="bold" style:font-name-complex="Calibri" style:font-weight-complex="bold"/>
    </style:style>
    <style:style style:name="ce90" style:family="table-cell" style:parent-style-name="Default" style:data-style-name="N100"/>
    <style:style style:name="ce93" style:family="table-cell" style:parent-style-name="Default" style:data-style-name="N100">
      <style:table-cell-properties style:vertical-align="automatic"/>
    </style:style>
    <style:style style:name="ce20" style:family="table-cell" style:parent-style-name="Default">
      <style:table-cell-properties fo:wrap-option="wrap" style:vertical-align="automatic"/>
    </style:style>
    <style:style style:name="ce11" style:family="table-cell" style:parent-style-name="Default" style:data-style-name="N0">
      <style:table-cell-properties fo:wrap-option="wrap" style:vertical-align="automatic"/>
      <style:text-properties fo:font-style="italic" style:font-style-asian="italic" style:font-style-complex="italic"/>
    </style:style>
    <style:style style:name="ce22" style:family="table-cell" style:parent-style-name="Default" style:data-style-name="N0">
      <style:table-cell-properties fo:wrap-option="wrap" style:vertical-align="automatic"/>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0">
      <style:table-cell-properties style:text-align-source="fix" style:repeat-content="false" fo:wrap-option="wrap" fo:padding-bottom="0.0138in" fo:padding-left="0.0138in" fo:padding-right="0in" fo:padding-top="0.0138in" style:vertical-align="automatic"/>
      <style:paragraph-properties fo:text-align="end"/>
      <style:text-properties fo:font-weight="bold" style:font-weight-asian="bold" style:font-weight-complex="bold"/>
    </style:style>
    <style:style style:name="ce10" style:family="table-cell" style:parent-style-name="Default" style:data-style-name="N0">
      <style:table-cell-properties fo:wrap-option="wrap" style:vertical-align="automatic"/>
      <style:text-properties fo:font-weight="bold" style:font-weight-asian="bold" style:font-weight-complex="bold"/>
    </style:style>
    <style:style style:name="ce31" style:family="table-cell" style:parent-style-name="Default" style:data-style-name="N0">
      <style:table-cell-properties fo:wrap-option="wrap" style:vertical-align="automatic"/>
      <style:text-properties fo:font-style="normal" style:font-style-asian="normal" style:font-style-complex="normal"/>
    </style:style>
    <style:style style:name="ce23" style:family="table-cell" style:parent-style-name="Default" style:data-style-name="N100">
      <style:table-cell-properties fo:background-color="#ffdbb6" style:vertical-align="automatic"/>
      <style:text-properties style:font-name="Calibri" fo:font-weight="bold" style:font-name-asian="Calibri" style:font-weight-asian="bold" style:font-name-complex="Calibri" style:font-weight-complex="bold"/>
    </style:style>
    <style:style style:name="ce24" style:family="table-cell" style:parent-style-name="Default" style:data-style-name="N100">
      <style:table-cell-properties fo:background-color="#ffdbb6" fo:wrap-option="wrap" style:vertical-align="automatic"/>
    </style:style>
    <style:style style:name="ce25" style:family="table-cell" style:parent-style-name="Default" style:data-style-name="N100">
      <style:table-cell-properties fo:background-color="#ffdbb6" fo:wrap-option="wrap" style:vertical-align="automatic"/>
      <style:text-properties fo:font-style="italic" style:font-style-asian="italic" style:font-style-complex="italic"/>
    </style:style>
    <style:style style:name="ce26" style:family="table-cell" style:parent-style-name="Default" style:data-style-name="N100">
      <style:table-cell-properties fo:background-color="#ffdbb6" style:vertical-align="automatic"/>
    </style:style>
    <style:style style:name="ce28" style:family="table-cell" style:parent-style-name="Default" style:data-style-name="N100">
      <style:table-cell-properties fo:background-color="#ffdbb6"/>
    </style:style>
    <style:style style:name="ce49" style:family="table-cell" style:parent-style-name="Default" style:data-style-name="N0">
      <style:table-cell-properties fo:background-color="#ffff00" style:vertical-align="automatic"/>
      <style:text-properties fo:font-weight="bold" style:font-weight-asian="bold" style:font-weight-complex="bold"/>
      <style:map style:condition="cell-content()=0" style:apply-style-name="cf3" style:base-cell-address="Liste.Q1"/>
    </style:style>
    <style:style style:name="ce50" style:family="table-cell" style:parent-style-name="Default" style:data-style-name="N0">
      <style:table-cell-properties style:vertical-align="automatic"/>
      <style:map style:condition="cell-content()=0" style:apply-style-name="cf3" style:base-cell-address="Liste.Q1"/>
    </style:style>
    <style:style style:name="ce51" style:family="table-cell" style:parent-style-name="Default">
      <style:map style:condition="cell-content()=0" style:apply-style-name="cf3" style:base-cell-address="Liste.Q1"/>
    </style:style>
    <style:style style:name="ce110" style:family="table-cell" style:parent-style-name="Default">
      <style:table-cell-properties fo:background-color="#ff0000"/>
    </style:style>
    <style:style style:name="ce111" style:family="table-cell" style:parent-style-name="Default">
      <style:table-cell-properties fo:background-color="#ffff00"/>
    </style:style>
    <style:style style:name="ce112" style:family="table-cell" style:parent-style-name="Default">
      <style:table-cell-properties fo:background-color="#ff0000"/>
      <style:text-properties fo:color="#c9211e"/>
    </style:style>
    <style:style style:name="ce113" style:family="table-cell" style:parent-style-name="Default" style:data-style-name="N100">
      <style:table-cell-properties fo:background-color="#ff0000"/>
    </style:style>
    <style:style style:name="ce114" style:family="table-cell" style:parent-style-name="Default" style:data-style-name="N100">
      <style:table-cell-properties fo:background-color="#ffff00"/>
    </style:style>
    <style:style style:name="ce115" style:family="table-cell" style:parent-style-name="Default" style:data-style-name="N100">
      <style:table-cell-properties fo:background-color="#ff0000"/>
      <style:text-properties fo:color="#c9211e"/>
    </style:style>
    <style:style style:name="ce116" style:family="table-cell" style:parent-style-name="Default">
      <style:table-cell-properties fo:background-color="#ff0000" fo:wrap-option="wrap"/>
    </style:style>
    <style:style style:name="ce117" style:family="table-cell" style:parent-style-name="Default">
      <style:table-cell-properties fo:background-color="#ffff00" fo:wrap-option="wrap"/>
    </style:style>
    <style:style style:name="ce118" style:family="table-cell" style:parent-style-name="Default">
      <style:table-cell-properties fo:background-color="#ff0000" style:text-align-source="fix" style:repeat-content="false" fo:wrap-option="wrap"/>
      <style:paragraph-properties fo:text-align="start" fo:margin-left="0in"/>
    </style:style>
    <style:style style:name="ce119" style:family="table-cell" style:parent-style-name="Default">
      <style:table-cell-properties fo:background-color="#ff0000" fo:wrap-option="wrap"/>
      <style:text-properties fo:color="#c9211e"/>
    </style:style>
    <style:style style:name="ce120" style:family="table-cell" style:parent-style-name="Default" style:data-style-name="N0">
      <style:table-cell-properties fo:background-color="#ff0000" fo:wrap-option="wrap" style:vertical-align="automatic"/>
    </style:style>
    <style:style style:name="ce121" style:family="table-cell" style:parent-style-name="Default" style:data-style-name="N0">
      <style:table-cell-properties fo:background-color="#ffff00" fo:wrap-option="wrap" style:vertical-align="automatic"/>
    </style:style>
    <style:style style:name="ce122" style:family="table-cell" style:parent-style-name="Default" style:data-style-name="N0">
      <style:table-cell-properties fo:background-color="#ff0000" fo:wrap-option="wrap" style:vertical-align="automatic"/>
      <style:text-properties fo:color="#c9211e"/>
    </style:style>
    <style:style style:name="ce123" style:family="table-cell" style:parent-style-name="Default" style:data-style-name="N0">
      <style:table-cell-properties style:vertical-align="automatic"/>
      <style:text-properties fo:font-weight="bold" style:font-weight-asian="bold" style:font-weight-complex="bold"/>
    </style:style>
    <style:style style:name="ce124" style:family="table-cell" style:parent-style-name="Default" style:data-style-name="N0">
      <style:table-cell-properties style:vertical-align="automatic"/>
      <style:text-properties fo:font-weight="bold" style:font-weight-asian="bold" style:font-weight-complex="bold"/>
      <style:map style:condition="cell-content()=0" style:apply-style-name="cf3" style:base-cell-address="Druck.C1"/>
    </style:style>
    <style:style style:name="ce125" style:family="table-cell" style:parent-style-name="Default" style:data-style-name="N0">
      <style:map style:condition="cell-content()=0" style:apply-style-name="cf3" style:base-cell-address="Druck.C1"/>
    </style:style>
    <style:style style:name="ce126" style:family="table-cell" style:parent-style-name="Default" style:data-style-name="N0">
      <style:table-cell-properties style:vertical-align="automatic"/>
      <style:map style:condition="cell-content()=0" style:apply-style-name="cf3" style:base-cell-address="Druck.C1"/>
    </style:style>
    <style:style style:name="ce127" style:family="table-cell" style:parent-style-name="Default">
      <style:map style:condition="cell-content()=0" style:apply-style-name="cf3" style:base-cell-address="Druck.C1"/>
    </style:style>
    <style:style style:name="ce128" style:family="table-cell" style:parent-style-name="Default" style:data-style-name="N0">
      <style:table-cell-properties style:vertical-align="automatic"/>
      <style:text-properties style:font-name="Calibri" style:font-name-asian="Calibri" style:font-name-complex="Calibri"/>
    </style:style>
    <style:style style:name="ce129"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30"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style>
    <style:style style:name="ce131" style:family="table-cell" style:parent-style-name="Default" style:data-style-name="N0">
      <style:table-cell-properties style:text-align-source="fix" style:repeat-content="false" style:vertical-align="automatic"/>
      <style:paragraph-properties fo:text-align="start" fo:margin-left="0in"/>
      <style:text-properties style:font-name="Calibri" style:font-name-asian="Calibri" style:font-name-complex="Calibri"/>
    </style:style>
    <style:style style:name="ce132" style:family="table-cell" style:parent-style-name="Default" style:data-style-name="N99">
      <style:table-cell-properties style:text-align-source="fix" style:repeat-content="false" style:vertical-align="automatic"/>
      <style:paragraph-properties fo:text-align="start" fo:margin-left="0in"/>
      <style:text-properties style:font-name="Calibri" style:font-name-asian="Calibri" style:font-name-complex="Calibri"/>
    </style:style>
    <style:style style:name="ce133" style:family="table-cell" style:parent-style-name="Default" style:data-style-name="N0">
      <style:table-cell-properties style:text-align-source="fix" style:repeat-content="false" style:vertical-align="automatic"/>
      <style:paragraph-properties fo:text-align="start" fo:margin-left="0in"/>
    </style:style>
    <style:style style:name="ce134" style:family="table-cell" style:parent-style-name="Default" style:data-style-name="N0">
      <style:text-properties fo:font-size="9pt" style:font-size-asian="9pt" style:font-size-complex="9pt"/>
    </style:style>
    <style:style style:name="ce135" style:family="table-cell" style:parent-style-name="Default" style:data-style-name="N0">
      <style:table-cell-properties style:vertical-align="automatic"/>
      <style:text-properties style:font-name="Calibri" fo:font-weight="bold" style:font-name-asian="Calibri" style:font-weight-asian="bold" style:font-name-complex="Calibri" style:font-weight-complex="bold"/>
    </style:style>
    <style:style style:name="ce136" style:family="table-cell" style:parent-style-name="Default" style:data-style-name="N0">
      <style:table-cell-properties fo:border="0.06pt solid #000000"/>
    </style:style>
    <style:style style:name="ce137" style:family="table-cell" style:parent-style-name="Default" style:data-style-name="N0">
      <style:table-cell-properties fo:border="0.06pt solid #000000" style:vertical-align="automatic"/>
      <style:text-properties fo:font-weight="bold" style:font-weight-asian="bold" style:font-weight-complex="bold"/>
    </style:style>
    <style:style style:name="ce138" style:family="table-cell" style:parent-style-name="Default" style:data-style-name="N0">
      <style:table-cell-properties fo:background-color="#81d41a" style:vertical-align="automatic"/>
    </style:style>
    <style:style style:name="ce179" style:family="table-cell" style:parent-style-name="Default" style:data-style-name="N0">
      <style:table-cell-properties fo:background-color="transparent" fo:border="0.06pt solid #000000" style:vertical-align="automatic"/>
      <style:text-properties fo:font-weight="bold" style:font-weight-asian="bold" style:font-weight-complex="bold"/>
    </style:style>
    <style:style style:name="ce139" style:family="table-cell" style:parent-style-name="Default" style:data-style-name="N0">
      <style:table-cell-properties fo:background-color="#00ff00" fo:border="0.06pt solid #000000"/>
    </style:style>
    <style:style style:name="ce158" style:family="table-cell" style:parent-style-name="Default" style:data-style-name="N100">
      <style:table-cell-properties style:text-align-source="fix" style:repeat-content="false" style:vertical-align="automatic"/>
      <style:paragraph-properties fo:text-align="start" fo:margin-left="0in"/>
    </style:style>
    <style:style style:name="ce159" style:family="table-cell" style:parent-style-name="Default" style:data-style-name="N0">
      <style:table-cell-properties fo:background-color="#81d41a"/>
    </style:style>
    <style:style style:name="ce160" style:family="table-cell" style:parent-style-name="Default" style:data-style-name="N100">
      <style:table-cell-properties fo:background-color="#81d41a" style:vertical-align="automatic"/>
    </style:style>
    <style:style style:name="ce85" style:family="table-cell" style:parent-style-name="Default" style:data-style-name="N0">
      <style:table-cell-properties style:text-align-source="fix" style:repeat-content="false"/>
      <style:paragraph-properties fo:text-align="start" fo:margin-left="0in"/>
    </style:style>
    <style:style style:name="ce161" style:family="table-cell" style:parent-style-name="Default" style:data-style-name="N0">
      <style:table-cell-properties fo:background-color="#ffff00" fo:border="0.06pt solid #000000"/>
    </style:style>
    <style:style style:name="ce140" style:family="table-cell" style:parent-style-name="Default" style:data-style-name="N100">
      <style:table-cell-properties fo:background-color="transparent"/>
    </style:style>
    <style:style style:name="ce141" style:family="table-cell" style:parent-style-name="Default" style:data-style-name="N100">
      <style:table-cell-properties fo:background-color="transparent" style:vertical-align="automatic"/>
    </style:style>
    <style:style style:name="ce142" style:family="table-cell" style:parent-style-name="Default" style:data-style-name="N0">
      <style:table-cell-properties fo:background-color="transparent"/>
    </style:style>
    <style:style style:name="ce103" style:family="table-cell" style:parent-style-name="Default">
      <style:table-cell-properties fo:border="0.74pt solid #000000"/>
      <style:text-properties fo:font-weight="bold" style:font-weight-asian="bold" style:font-weight-complex="bold"/>
    </style:style>
    <style:style style:name="ce144" style:family="table-cell" style:parent-style-name="Default">
      <style:table-cell-properties fo:background-color="transparent"/>
    </style:style>
    <style:style style:name="ce145" style:family="table-cell" style:parent-style-name="Default" style:data-style-name="N0">
      <style:table-cell-properties fo:background-color="transparent" fo:border="none"/>
    </style:style>
    <style:style style:name="ce146" style:family="table-cell" style:parent-style-name="Default" style:data-style-name="N0">
      <style:table-cell-properties fo:background-color="transparent" fo:border="none" style:vertical-align="automatic"/>
      <style:text-properties fo:font-weight="bold" style:font-weight-asian="bold" style:font-weight-complex="bold"/>
    </style:style>
    <style:style style:name="ce104" style:family="table-cell" style:parent-style-name="Default" style:data-style-name="N0">
      <style:table-cell-properties fo:background-color="#81d41a" fo:border="0.06pt solid #000000"/>
    </style:style>
    <style:style style:name="ce105" style:family="table-cell" style:parent-style-name="Default" style:data-style-name="N0">
      <style:table-cell-properties fo:background-color="transparent" fo:border="0.06pt solid #000000"/>
    </style:style>
    <style:style style:name="ce106" style:family="table-cell" style:parent-style-name="Default">
      <style:table-cell-properties fo:border="0.74pt solid #000000"/>
    </style:style>
    <style:style style:name="ce107" style:family="table-cell" style:parent-style-name="Default">
      <style:table-cell-properties fo:background-color="#81d41a" fo:border="0.74pt solid #000000"/>
    </style:style>
    <style:style style:name="ce108" style:family="table-cell" style:parent-style-name="Default">
      <style:table-cell-properties fo:background-color="#ffff00" fo:border="0.74pt solid #000000"/>
    </style:style>
    <style:style style:name="ce86"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87" style:family="table-cell" style:parent-style-name="Default" style:data-style-name="N2">
      <style:table-cell-properties style:text-align-source="fix" style:repeat-content="false"/>
      <style:paragraph-properties fo:text-align="start" fo:margin-left="0in"/>
    </style:style>
    <style:style style:name="ce88" style:family="table-cell" style:parent-style-name="Default" style:data-style-name="N0">
      <style:table-cell-properties style:text-align-source="fix" style:repeat-content="false"/>
      <style:paragraph-properties fo:text-align="start" fo:margin-left="0in"/>
      <style:text-properties fo:color="#808080"/>
    </style:style>
    <style:style style:name="ce89" style:family="table-cell" style:parent-style-name="Default" style:data-style-name="N0">
      <style:table-cell-properties style:text-align-source="fix" style:repeat-content="false"/>
      <style:paragraph-properties fo:text-align="start" fo:margin-left="0.139in"/>
    </style:style>
    <style:style style:name="ce94" style:family="table-cell" style:parent-style-name="Default" style:data-style-name="N37">
      <style:table-cell-properties style:text-align-source="fix" style:repeat-content="false"/>
      <style:paragraph-properties fo:text-align="start" fo:margin-left="0in"/>
    </style:style>
    <style:style style:name="ce187" style:family="table-cell" style:parent-style-name="Default" style:data-style-name="N0">
      <style:table-cell-properties fo:background-color="#00ff00" style:vertical-align="automatic"/>
    </style:style>
    <style:style style:name="T1"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size="11pt" fo:font-weight="bold" style:text-underline-style="none" style:text-underline-color="font-color" style:text-line-through-type="none" fo:font-style="normal" style:text-outline="false" fo:text-shadow="none" style:font-name-asian="Arial" style:font-name-complex="Arial" style:font-size-asian="11pt" style:font-size-complex="11pt" style:font-weight-asian="bold" style:font-weight-complex="bold" style:font-style-asian="normal" style:font-style-complex="normal"/>
    </style:style>
    <style:style style:name="T4" style:family="text">
      <style:text-properties fo:color="#000000" fo:font-size="11pt" fo:font-weight="normal" style:text-underline-style="none" style:text-underline-color="font-color" style:text-line-through-type="none" fo:font-style="italic" style:text-outline="false" fo:text-shadow="none" style:font-name-asian="Arial" style:font-name-complex="Arial" style:font-size-asian="11pt" style:font-size-complex="11pt" style:font-weight-asian="normal" style:font-weight-complex="normal" style:font-style-asian="italic" style:font-style-complex="italic"/>
    </style:style>
    <style:style style:name="T5"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Arial"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fo:color="#000000" style:font-name="Arial"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elle.$B$2:.$B$3])" table:allow-empty-cell="true" table:display-list="unsorted" table:base-cell-address="Liste.B2">
          <table:error-message table:message-type="stop" table:display="true"/>
        </table:content-validation>
        <table:content-validation table:name="val2" table:condition="of:cell-content-is-in-list([Quelle.$C$2:.$C$22])" table:allow-empty-cell="true" table:display-list="unsorted" table:base-cell-address="Liste.C2">
          <table:error-message table:message-type="stop" table:display="true"/>
        </table:content-validation>
        <table:content-validation table:name="val3" table:condition="of:cell-content-is-in-list([Quelle.$E$2:.$E$26])" table:allow-empty-cell="true" table:display-list="unsorted" table:base-cell-address="Liste.E2">
          <table:error-message table:message-type="stop" table:display="true"/>
        </table:content-validation>
        <table:content-validation table:name="val4" table:condition="of:cell-content-is-in-list([Quelle.$G$2:.$G$3])" table:allow-empty-cell="true" table:display-list="unsorted" table:base-cell-address="Liste.F2">
          <table:error-message table:message-type="stop" table:display="true"/>
        </table:content-validation>
        <table:content-validation table:name="val5" table:condition="of:cell-content-is-in-list([Quelle.$H$2:.$H$17])" table:allow-empty-cell="true" table:display-list="unsorted" table:base-cell-address="Liste.G2">
          <table:error-message table:message-type="stop" table:display="true"/>
        </table:content-validation>
        <table:content-validation table:name="val6" table:base-cell-address="Liste.L28">
          <table:error-message table:message-type="stop" table:display="true"/>
        </table:content-validation>
        <table:content-validation table:name="val7" table:condition="of:cell-content-is-in-list([Quelle.$M$2:.$M$9])" table:allow-empty-cell="true" table:display-list="unsorted" table:base-cell-address="Liste.M2">
          <table:error-message table:message-type="stop" table:display="true"/>
        </table:content-validation>
      </table:content-validations>
      <table:table table:name="Liste" table:style-name="ta1">
        <office:forms form:automatic-focus="false" form:apply-design-mode="false"/>
        <table:table-column table:style-name="co1" table:number-columns-repeated="3" table:default-cell-style-name="ce68"/>
        <table:table-column table:style-name="co2" table:default-cell-style-name="ce68"/>
        <table:table-column table:style-name="co3" table:default-cell-style-name="ce68"/>
        <table:table-column table:style-name="co1" table:default-cell-style-name="ce68"/>
        <table:table-column table:style-name="co4" table:default-cell-style-name="ce68"/>
        <table:table-column table:style-name="co5" table:default-cell-style-name="ce90"/>
        <table:table-column table:style-name="co6" table:default-cell-style-name="ce90"/>
        <table:table-column table:style-name="co6" table:default-cell-style-name="ce68"/>
        <table:table-column table:style-name="co7" table:default-cell-style-name="ce68"/>
        <table:table-column table:style-name="co1" table:number-columns-repeated="2" table:default-cell-style-name="ce68"/>
        <table:table-column table:style-name="co8" table:number-columns-repeated="2" table:default-cell-style-name="ce68"/>
        <table:table-column table:style-name="co9" table:default-cell-style-name="ce28"/>
        <table:table-column table:style-name="co1" table:number-columns-repeated="48" table:default-cell-style-name="ce68"/>
        <table:table-row table:style-name="ro1">
          <table:table-cell table:style-name="ce1" office:value-type="string" calcext:value-type="string">
            <text:p>Struktur</text:p>
          </table:table-cell>
          <table:table-cell table:style-name="ce1" office:value-type="string" calcext:value-type="string">
            <text:p>Extradeck</text:p>
          </table:table-cell>
          <table:table-cell table:style-name="ce1" office:value-type="string" calcext:value-type="string">
            <text:p>Typ</text:p>
          </table:table-cell>
          <table:table-cell table:style-name="ce1" office:value-type="string" calcext:value-type="string">
            <text:p>Name</text:p>
          </table:table-cell>
          <table:table-cell table:style-name="ce1" office:value-type="string" calcext:value-type="string">
            <text:p>Untertyp</text:p>
          </table:table-cell>
          <table:table-cell table:style-name="ce1" office:value-type="string" calcext:value-type="string">
            <text:p>Zweihändig</text:p>
          </table:table-cell>
          <table:table-cell table:style-name="ce1" office:value-type="string" calcext:value-type="string">
            <text:p>Bedingung</text:p>
          </table:table-cell>
          <table:table-cell table:style-name="ce3" office:value-type="string" calcext:value-type="string">
            <text:p>Stats</text:p>
          </table:table-cell>
          <table:table-cell table:style-name="ce3" office:value-type="string" calcext:value-type="string">
            <text:p>CenterText</text:p>
          </table:table-cell>
          <table:table-cell table:style-name="ce1" office:value-type="string" calcext:value-type="string">
            <text:p>Text</text:p>
          </table:table-cell>
          <table:table-cell table:style-name="ce1" office:value-type="string" calcext:value-type="string">
            <text:p>Flavor_text</text:p>
          </table:table-cell>
          <table:table-cell table:style-name="ce1" table:content-validation-name="val6" office:value-type="string" calcext:value-type="string">
            <text:p>Stufe</text:p>
          </table:table-cell>
          <table:table-cell table:style-name="ce1" office:value-type="string" calcext:value-type="string">
            <text:p>Rasse</text:p>
          </table:table-cell>
          <table:table-cell table:style-name="ce1" office:value-type="string" calcext:value-type="string">
            <text:p>Win</text:p>
          </table:table-cell>
          <table:table-cell table:style-name="ce1" office:value-type="string" calcext:value-type="string">
            <text:p>Lose</text:p>
          </table:table-cell>
          <table:table-cell table:style-name="ce23" office:value-type="string" calcext:value-type="string">
            <text:p>Scrapped</text:p>
          </table:table-cell>
          <table:table-cell table:style-name="ce49" office:value-type="string" calcext:value-type="string">
            <text:p>Druck1</text:p>
          </table:table-cell>
          <table:table-cell table:style-name="ce49" office:value-type="string" calcext:value-type="string">
            <text:p>Druck2</text:p>
          </table:table-cell>
          <table:table-cell office:value-type="string" calcext:value-type="string">
            <text:p>Druck3</text:p>
          </table:table-cell>
          <table:table-cell office:value-type="string" calcext:value-type="string">
            <text:p>Druck4</text:p>
          </table:table-cell>
          <table:table-cell table:number-columns-repeated="44"/>
        </table:table-row>
        <table:table-row table:style-name="ro2">
          <table:table-cell table:style-name="ce67" table:formula="of:=IF(ISBLANK([.C2]);&quot;&quot;;IF(OR(IF([.C2]=&quot;Monster1&quot;;1;0);IF([.C2]=&quot;Monster2&quot;;1;0);IF([.C2]=&quot;Monster3&quot;;1;0);IF([.C2]=&quot;Monster4&quot;;1;0);IF([.C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Arm ab oder arm dra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wirst vor die Wahl gestellt.</text:p>
            <text:p>Entweder verlierst du alle bis auf 1 Ausrüstungskarte (mindestens eine) oder deinen rechten Arm.</text:p>
            <text:p>Solltest du deinen Arm verlieren so erhälst du "Armlos" (Extra Deck).</text:p>
          </table:table-cell>
          <table:table-cell table:style-name="ce67" office:value-type="string" calcext:value-type="string">
            <text:p>Du solltest dir nächstes mal zweimal überlegen ob du in die Suppe der Königs...</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3]);&quot;&quot;;IF(OR(IF([.C3]=&quot;Monster1&quot;;1;0);IF([.C3]=&quot;Monster2&quot;;1;0);IF([.C3]=&quot;Monster3&quot;;1;0);IF([.C3]=&quot;Monster4&quot;;1;0);IF([.C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Berge von Gold</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Ziehe 4 Zauberkart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quot;&quot;;IF(OR(IF([.C4]=&quot;Monster1&quot;;1;0);IF([.C4]=&quot;Monster2&quot;;1;0);IF([.C4]=&quot;Monster3&quot;;1;0);IF([.C4]=&quot;Monster4&quot;;1;0);IF([.C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Bier für Tim</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läufst in Schlangenlinien, wodurch du für die nächsten 3 Zügen 0/-2 <text:s/>ha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4">
          <table:table-cell table:style-name="ce67" table:formula="of:=IF(ISBLANK([.C5]);&quot;&quot;;IF(OR(IF([.C5]=&quot;Monster1&quot;;1;0);IF([.C5]=&quot;Monster2&quot;;1;0);IF([.C5]=&quot;Monster3&quot;;1;0);IF([.C5]=&quot;Monster4&quot;;1;0);IF([.C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Brennender Busch</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ein Bush brennt!</text:p>
            <text:p>Ein Zeichen Gottes?</text:p>
            <text:p>Würfel mit einen D6.</text:p>
            <text:p>Solltest du eine 6 würfeln erhälst du "Auserwählt" (Extra Deck).</text:p>
            <text:p>Werfe einen weitere D6 für jedes Faith, das du besitzt.</text:p>
            <text:p>Solltest du es nicht schaffen setzt du eine Runde aus, um das Feuer zu lösch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6]);&quot;&quot;;IF(OR(IF([.C6]=&quot;Monster1&quot;;1;0);IF([.C6]=&quot;Monster2&quot;;1;0);IF([.C6]=&quot;Monster3&quot;;1;0);IF([.C6]=&quot;Monster4&quot;;1;0);IF([.C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Deal or No Deal</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alle deine Handkarten abwerfen, um 4 neue Zauberkarten nachzuzieh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7]);&quot;&quot;;IF(OR(IF([.C7]=&quot;Monster1&quot;;1;0);IF([.C7]=&quot;Monster2&quot;;1;0);IF([.C7]=&quot;Monster3&quot;;1;0);IF([.C7]=&quot;Monster4&quot;;1;0);IF([.C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Der Garten Ede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erblickst den schönsten aller Gärten und willst verweilen.</text:p>
            <text:p>Setze eine Runde aus und Ziehe "Apfel"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8]);&quot;&quot;;IF(OR(IF([.C8]=&quot;Monster1&quot;;1;0);IF([.C8]=&quot;Monster2&quot;;1;0);IF([.C8]=&quot;Monster3&quot;;1;0);IF([.C8]=&quot;Monster4&quot;;1;0);IF([.C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Eingebung</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u Priester bist hast du in der nächsten Runde Faith+2.</text:p>
            <text:p>Wenn nicht, kannst du eine Karte von deiner Hand als Opfer abwerfen, um Faith+2 für die nächste Runde zu erhalt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9]);&quot;&quot;;IF(OR(IF([.C9]=&quot;Monster1&quot;;1;0);IF([.C9]=&quot;Monster2&quot;;1;0);IF([.C9]=&quot;Monster3&quot;;1;0);IF([.C9]=&quot;Monster4&quot;;1;0);IF([.C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Erdrutsch</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im führenden Areal setzen eine Runde aus.</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6">
          <table:table-cell table:style-name="ce67" table:formula="of:=IF(ISBLANK([.C10]);&quot;&quot;;IF(OR(IF([.C10]=&quot;Monster1&quot;;1;0);IF([.C10]=&quot;Monster2&quot;;1;0);IF([.C10]=&quot;Monster3&quot;;1;0);IF([.C10]=&quot;Monster4&quot;;1;0);IF([.C1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Fallgrub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fällst in eine Grube!</text:p>
            <text:p>Zu deinem Glück findest du am Boden 4 Zauberkarten. Sollte dir ein Spieler anbieten dir zu helfen, entkommst du der Grube und kannst auch die 4 Zauberkarten bergen.</text:p>
            <text:p>Du kannst dabei mit den anderen Spieler handeln.</text:p>
            <text:p/>
            <text:p>Sollte dir aber niemand helfen wollen, setzt du 1 Runde aus, um mit leeren Händen der Grube zu entkomm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1]);&quot;&quot;;IF(OR(IF([.C11]=&quot;Monster1&quot;;1;0);IF([.C11]=&quot;Monster2&quot;;1;0);IF([.C11]=&quot;Monster3&quot;;1;0);IF([.C11]=&quot;Monster4&quot;;1;0);IF([.C1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Fundort des Heiligen Würfels Quartus</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Füge "Heiliger Würfel Quartus Die Welt" deiner Hand hinzu (Extra Deck).</text:p>
            <text:p>Ganz egal wo er sich gerade befinde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2]);&quot;&quot;;IF(OR(IF([.C12]=&quot;Monster1&quot;;1;0);IF([.C12]=&quot;Monster2&quot;;1;0);IF([.C12]=&quot;Monster3&quot;;1;0);IF([.C12]=&quot;Monster4&quot;;1;0);IF([.C1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Fusio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iese Karte betrifft nur die letzten beiden Spieler.</text:p>
            <text:p>Sie könen beide zu einem Spieler fusionieren, wobei sie alle ihre Karten zusammenführen.</text:p>
            <text:p>Sie spielen mit der Spielfigur ihrer Wahl weit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7">
          <table:table-cell table:style-name="ce67" table:formula="of:=IF(ISBLANK([.C13]);&quot;&quot;;IF(OR(IF([.C13]=&quot;Monster1&quot;;1;0);IF([.C13]=&quot;Monster2&quot;;1;0);IF([.C13]=&quot;Monster3&quot;;1;0);IF([.C13]=&quot;Monster4&quot;;1;0);IF([.C1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Götterdämmerung</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Falls die folgenen Karten im Ablagestapel liegen:</text:p>
            <text:p>Heiliger Würfel Primus, Heiliger Würfel Tertium, Heiliger Würfel Quintus: Mische diese Karten, 20 Karten tief in den Zauberkartenstapel.</text:p>
            <text:p>Fundort des Heiligen Würfels Quartus: Mische diese Karte in die obersten 20 Karten des Aktionskartenstapel.</text:p>
            <text:p>Fundort des Heiligen Würfels Tandem: Mische diese Karte in den Katastrophenstapel.</text:p>
            <text:p>Der Lord der Stößt: Mische diese Karte in den Monster Tier 3 Stapel.</text:p>
            <text:p>Die Lady die zieht: Mische diese Karte in den Monster Tier 2 Stapel.</text:p>
            <text:p>Diese Karte: Schiebe sie verdeckt ungefährt in die Mitte des Aktionskartenstapels.</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4]);&quot;&quot;;IF(OR(IF([.C14]=&quot;Monster1&quot;;1;0);IF([.C14]=&quot;Monster2&quot;;1;0);IF([.C14]=&quot;Monster3&quot;;1;0);IF([.C14]=&quot;Monster4&quot;;1;0);IF([.C1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Großbrand</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müssen 4 Handkarten abwerf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15]);&quot;&quot;;IF(OR(IF([.C15]=&quot;Monster1&quot;;1;0);IF([.C15]=&quot;Monster2&quot;;1;0);IF([.C15]=&quot;Monster3&quot;;1;0);IF([.C15]=&quot;Monster4&quot;;1;0);IF([.C1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Hochwass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dürfen am Ende ihres nächsten Zuges nur maximal 2 Karten auf der Hand halten.</text:p>
            <text:p>Den Rest müssen sie abwerf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16]);&quot;&quot;;IF(OR(IF([.C16]=&quot;Monster1&quot;;1;0);IF([.C16]=&quot;Monster2&quot;;1;0);IF([.C16]=&quot;Monster3&quot;;1;0);IF([.C16]=&quot;Monster4&quot;;1;0);IF([.C1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Höhentrainingslag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die nächsten 2 Runden aussetzen, um durch das Training deine Kondition zu verbessern, wodurch du dauerhaft 0/+2 erhälst. Ziehe dafür "Höhentraining"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4">
          <table:table-cell table:style-name="ce67" table:formula="of:=IF(ISBLANK([.C17]);&quot;&quot;;IF(OR(IF([.C17]=&quot;Monster1&quot;;1;0);IF([.C17]=&quot;Monster2&quot;;1;0);IF([.C17]=&quot;Monster3&quot;;1;0);IF([.C17]=&quot;Monster4&quot;;1;0);IF([.C1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Im Auge eines Gottes</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würfeln mit einem D20.</text:p>
            <text:p/>
            <text:p>Für den, der das höchste Ergebnis erzielt, zählt dieses für seine nächste Runde als Würfelergebnis.</text:p>
            <text:p>Dieses gilt sowohl für jeglichen Kampf, als auch für seine Bewegung.</text:p>
            <text:p/>
            <text:p>Du würfelst mit zwei D20, der höhere zähl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8]);&quot;&quot;;IF(OR(IF([.C18]=&quot;Monster1&quot;;1;0);IF([.C18]=&quot;Monster2&quot;;1;0);IF([.C18]=&quot;Monster3&quot;;1;0);IF([.C18]=&quot;Monster4&quot;;1;0);IF([.C1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Kaer Morthe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1 Ausrüstungskarte von deiner Hand abwerfen, um dich zum "Hexer" (Extra Deck) ausbilden zu lass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9]);&quot;&quot;;IF(OR(IF([.C19]=&quot;Monster1&quot;;1;0);IF([.C19]=&quot;Monster2&quot;;1;0);IF([.C19]=&quot;Monster3&quot;;1;0);IF([.C19]=&quot;Monster4&quot;;1;0);IF([.C1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Magie Bannkreis</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Extra Deck Karten, die Spieler auf der Hand halten, werden zurück ins Extra Deck geleg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20]);&quot;&quot;;IF(OR(IF([.C20]=&quot;Monster1&quot;;1;0);IF([.C20]=&quot;Monster2&quot;;1;0);IF([.C20]=&quot;Monster3&quot;;1;0);IF([.C20]=&quot;Monster4&quot;;1;0);IF([.C2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Massenschlägerei</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Jeder Spieler kämpft gegen Jeden. Dazu würfeln alle gleichzeitig ihre Kampfstärke aus. Der stärkste Spieler gewinnt und zieht von jedem eine Handkart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1]);&quot;&quot;;IF(OR(IF([.C21]=&quot;Monster1&quot;;1;0);IF([.C21]=&quot;Monster2&quot;;1;0);IF([.C21]=&quot;Monster3&quot;;1;0);IF([.C21]=&quot;Monster4&quot;;1;0);IF([.C2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Pissbaum</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vergisst die Waffe, die dir den höchsten Kampfbonus gibt am Pissbaum.</text:p>
            <text:p>Bei Gleichstand darfst du entscheid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2]);&quot;&quot;;IF(OR(IF([.C22]=&quot;Monster1&quot;;1;0);IF([.C22]=&quot;Monster2&quot;;1;0);IF([.C22]=&quot;Monster3&quot;;1;0);IF([.C22]=&quot;Monster4&quot;;1;0);IF([.C2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Pyjama-Party</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deine Klasse zu einer beliebigen anderen wechsel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3]);&quot;&quot;;IF(OR(IF([.C23]=&quot;Monster1&quot;;1;0);IF([.C23]=&quot;Monster2&quot;;1;0);IF([.C23]=&quot;Monster3&quot;;1;0);IF([.C23]=&quot;Monster4&quot;;1;0);IF([.C2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Schwarzmark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können jetzt miteinader handeln.</text:p>
            <text:p>Das Spiel geht erst weiter, wenn alle Verhandlungen abgeschlossen sind.</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24]);&quot;&quot;;IF(OR(IF([.C24]=&quot;Monster1&quot;;1;0);IF([.C24]=&quot;Monster2&quot;;1;0);IF([.C24]=&quot;Monster3&quot;;1;0);IF([.C24]=&quot;Monster4&quot;;1;0);IF([.C2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Schwarzmarkt Händl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jeweils 2 Handkarten abwerfen, um eine neue Zauberkarte nachzuiehen.</text:p>
            <text:p>Lobbyisten erhalten das einmalige Angebot 4 Handkarten abzuwerfen um 3 Zauberkarten nachzuzieh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5]);&quot;&quot;;IF(OR(IF([.C25]=&quot;Monster1&quot;;1;0);IF([.C25]=&quot;Monster2&quot;;1;0);IF([.C25]=&quot;Monster3&quot;;1;0);IF([.C25]=&quot;Monster4&quot;;1;0);IF([.C2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Strumwind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haben in ihrer nächsten Runde 0/+4.</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6]);&quot;&quot;;IF(OR(IF([.C26]=&quot;Monster1&quot;;1;0);IF([.C26]=&quot;Monster2&quot;;1;0);IF([.C26]=&quot;Monster3&quot;;1;0);IF([.C26]=&quot;Monster4&quot;;1;0);IF([.C2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Stunde der Wahrhei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Öffne oder schließe eine Katastroph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8">
          <table:table-cell table:style-name="ce67" table:formula="of:=IF(ISBLANK([.C27]);&quot;&quot;;IF(OR(IF([.C27]=&quot;Monster1&quot;;1;0);IF([.C27]=&quot;Monster2&quot;;1;0);IF([.C27]=&quot;Monster3&quot;;1;0);IF([.C27]=&quot;Monster4&quot;;1;0);IF([.C2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Action</text:p>
          </table:table-cell>
          <table:table-cell table:style-name="ce67" office:value-type="string" calcext:value-type="string">
            <text:p>Umherziehende Fangemeind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trifft auf eine umherziehede Fangemeide. Sie sagen dir, dass sie zum Grand Tournament unterwegs sind. Du führst ihnen ein paar deiner Kampfkünste vor, mit denen du sie beeindruckst. Sie versprechen dir dich im Tunier anzufeuern.</text:p>
            <text:p/>
            <text:p>Erhalte "Fangemeinde".</text:p>
            <text:p/>
            <text:p>Mische abschließend "Ticketverkäufer" in die obersten 20 Karten des Aktionskartenstapels.</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7">
          <table:table-cell table:style-name="ce67" table:formula="of:=IF(ISBLANK([.C28]);&quot;&quot;;IF(OR(IF([.C28]=&quot;Monster1&quot;;1;0);IF([.C28]=&quot;Monster2&quot;;1;0);IF([.C28]=&quot;Monster3&quot;;1;0);IF([.C28]=&quot;Monster4&quot;;1;0);IF([.C28]=&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Action</text:p>
          </table:table-cell>
          <table:table-cell table:style-name="ce67" office:value-type="string" calcext:value-type="string">
            <text:p>Ticketverkäuf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triffst auf einen freundlichen Ticketverkäufer. Er ist gerade dabei Tickets an eine vielzahl von Leuten zu verkaufen, die mitlerweile alle das Grand Tournament sehen wollen. Er ruft durch die Massen, dass du sein Favorit seist und er schon all sein Gold auf dich gesetzt habe. Die anwesenden Leute lassen sich von seinen motivierenden Worten mitreißen und versprechen dir dich im Tunier anzufeuern.</text:p>
            <text:p/>
            <text:p>Erhalte "Fangemeinde".</text:p>
            <text:p/>
            <text:p>Mische abschließend "The Grand Tournament" in die obersten 20 Karten des Aktionskartenstapels.</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9">
          <table:table-cell table:style-name="ce67" table:formula="of:=IF(ISBLANK([.C29]);&quot;&quot;;IF(OR(IF([.C29]=&quot;Monster1&quot;;1;0);IF([.C29]=&quot;Monster2&quot;;1;0);IF([.C29]=&quot;Monster3&quot;;1;0);IF([.C29]=&quot;Monster4&quot;;1;0);IF([.C29]=&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Action</text:p>
          </table:table-cell>
          <table:table-cell table:style-name="ce67" office:value-type="string" calcext:value-type="string">
            <text:p>The Grand Tournament</text:p>
          </table:table-cell>
          <table:table-cell table:style-name="ce67" table:content-validation-name="val3"/>
          <table:table-cell table:style-name="ce41" table:content-validation-name="val4"/>
          <table:table-cell table:style-name="ce67" table:content-validation-name="val5"/>
          <table:table-cell table:number-columns-repeated="2"/>
          <table:table-cell table:style-name="ce67" office:value-type="string" calcext:value-type="string">
            <text:p>Das größte aller Tuniere wird in 5 Tagen beginnen und ihr alle werdet in der Arena stehen.</text:p>
            <text:p>Nutzt die Zeit weise um euch vorzubereiten.</text:p>
            <text:p>Lege 5 Zählmarken auf diese Karte und entferne am Anfang jeder neuen Runde, nachdem diese Karte aufgedeckt wurde, 1 Zählmarke von dieser Karte.</text:p>
            <text:p>Wenn keine Zählmarken mehr auf dieser Karte liegen startet der Kampf:</text:p>
            <text:p>Alle Spielfieguren werden auf die Arena gelegt.</text:p>
            <text:p>Alle Spieler kämpfen gleichzeitig nach den Regeln des Mehrfachkampfes gegeneinander.</text:p>
            <text:p>In jeder Runde verlässt der schwächste Spieler von allen die Arena.</text:p>
            <text:p>Sollte es mehere schwächste Spieler geben, kämpfen diese sofort noch einmal gegenander bis einer verliert.</text:p>
            <text:p>Diese Kämpfe werden so lange wiederholt bis es einen Sieger gibt.</text:p>
            <text:p>Der Sieger des Grand Tournaments erhält "König der Arena" (Extra Deck).</text:p>
          </table:table-cell>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office:value-type="string" calcext:value-type="string">
            <text:p>monster</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Action</text:p>
          </table:table-cell>
          <table:table-cell table:style-name="ce76" office:value-type="string" calcext:value-type="string">
            <text:p>Königliche Wache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Sie greifen sofort den Spieler, der für den Tod von König Jim Beam verantwortlich gemacht wird, an.</text:p>
            <text:p>Solltest du es schaffen vor ihnen zu fliehen, wird diese Karte erneut in die obersten 20 Karten des Aktionskartenstapels gemischt.</text:p>
            <text:p>Solltest du den "Ring der Medici" besitzen, so lassen sie dich ziehen, nachdem du ihn vorzeigtest.</text:p>
          </table:table-cell>
          <table:table-cell table:style-name="ce67" office:value-type="string" calcext:value-type="string">
            <text:p>Du elender Wischt, verberennst einfach unseren geliebten König! Dir soll es an den Kragen gehen, endlich haben wir dich!!!</text:p>
          </table:table-cell>
          <table:table-cell table:style-name="ce67" table:content-validation-name="val6" office:value-type="float" office:value="26" calcext:value-type="float">
            <text:p>26</text:p>
          </table:table-cell>
          <table:table-cell table:style-name="ce67" table:content-validation-name="val7" office:value-type="string" calcext:value-type="string">
            <text:p>Soldier</text:p>
          </table:table-cell>
          <table:table-cell table:style-name="ce67" office:value-type="string" calcext:value-type="string">
            <text:p>Du bist sie los!</text:p>
          </table:table-cell>
          <table:table-cell table:style-name="ce67" office:value-type="string" calcext:value-type="string">
            <text:p>Ziehe "Armlos"</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8">
          <table:table-cell table:style-name="ce67" table:formula="of:=IF(ISBLANK([.C31]);&quot;&quot;;IF(OR(IF([.C31]=&quot;Monster1&quot;;1;0);IF([.C31]=&quot;Monster2&quot;;1;0);IF([.C31]=&quot;Monster3&quot;;1;0);IF([.C31]=&quot;Monster4&quot;;1;0);IF([.C31]=&quot;Monster5&quot;;1;0));&quot;monster&quot;;&quot;normal&quot;))" office:value-type="string" office:string-value="normal" calcext:value-type="string">
            <text:p>normal</text:p>
          </table:table-cell>
          <table:table-cell table:style-name="ce27" table:content-validation-name="val1"/>
          <table:table-cell table:style-name="ce36" office:value-type="string" calcext:value-type="string">
            <text:p>Bar</text:p>
          </table:table-cell>
          <table:table-cell table:style-name="ce67" office:value-type="string" calcext:value-type="string">
            <text:p>Tavernenrund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iese Karte liegt während des gesamten Spiels offen aus.</text:p>
            <text:p/>
            <text:p>Lege Zählmarken gleich der Spieler auf diese Karte.</text:p>
            <text:p/>
            <text:p>Immer wenn eine Duellkarte gezogen wird, entferne nach dem Duell eine Zählmarke von dieser Karte.</text:p>
            <text:p/>
            <text:p>Sollten keine Zählmarken auf dieser Karte liegen, ziehe eine Tavernenkarte und lege neue Zählmarken auf diese Kart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32]);&quot;&quot;;IF(OR(IF([.C32]=&quot;Monster1&quot;;1;0);IF([.C32]=&quot;Monster2&quot;;1;0);IF([.C32]=&quot;Monster3&quot;;1;0);IF([.C32]=&quot;Monster4&quot;;1;0);IF([.C3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Ass im Ärmel</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8"/>
          <table:table-cell table:style-name="ce6" office:value-type="string" calcext:value-type="string">
            <text:p>Ziehe sofort eine Zauberkarte</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33]);&quot;&quot;;IF(OR(IF([.C33]=&quot;Monster1&quot;;1;0);IF([.C33]=&quot;Monster2&quot;;1;0);IF([.C33]=&quot;Monster3&quot;;1;0);IF([.C33]=&quot;Monster4&quot;;1;0);IF([.C3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Ausharren</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2 / +2</text:p>
          </table:table-cell>
          <table:table-cell table:style-name="ce6" office:value-type="string" calcext:value-type="string">
            <text:p>Im nächsten Zug, wenn du diesen Kampf verlier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34]);&quot;&quot;;IF(OR(IF([.C34]=&quot;Monster1&quot;;1;0);IF([.C34]=&quot;Monster2&quot;;1;0);IF([.C34]=&quot;Monster3&quot;;1;0);IF([.C34]=&quot;Monster4&quot;;1;0);IF([.C3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Den ersten Stein werfen</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Hat stattdessen +3 / 0, wenn du eine Freie Hand ha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35]);&quot;&quot;;IF(OR(IF([.C35]=&quot;Monster1&quot;;1;0);IF([.C35]=&quot;Monster2&quot;;1;0);IF([.C35]=&quot;Monster3&quot;;1;0);IF([.C35]=&quot;Monster4&quot;;1;0);IF([.C3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Den falschen gesegnet</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0 / 0</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6]);&quot;&quot;;IF(OR(IF([.C36]=&quot;Monster1&quot;;1;0);IF([.C36]=&quot;Monster2&quot;;1;0);IF([.C36]=&quot;Monster3&quot;;1;0);IF([.C36]=&quot;Monster4&quot;;1;0);IF([.C3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Ein Funken Hoffnung</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Hat stattdessen +4 / 0, wenn du zum Anfang des Kampfes keine Handkarten auf deiner Hand hatte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7">
          <table:table-cell table:style-name="ce67" table:formula="of:=IF(ISBLANK([.C37]);&quot;&quot;;IF(OR(IF([.C37]=&quot;Monster1&quot;;1;0);IF([.C37]=&quot;Monster2&quot;;1;0);IF([.C37]=&quot;Monster3&quot;;1;0);IF([.C37]=&quot;Monster4&quot;;1;0);IF([.C3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Glaube</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Du triffst auf einen freundlichen Ticketverkäufer. Er ist gerade dabei Tickets an eine vielzahl von Leuten zu verkaufen, die mitlerweile alle das Grand Tournament sehen wollen. Er ruft durch die Massen, dass du sein Favorit seist und er schon all sein Gold auf dich gesetzt habe. Die anwesenden Leute lassen sich von seinen motivierenden Worten mitreißen und versprechen dir dich im Tunier anzufeuern.</text:p>
            <text:p/>
            <text:p>Erhalte "Fangemeinde".</text:p>
            <text:p/>
            <text:p>Mische abschließend "The Grand Tournament" in die obersten 20 Karten des Aktionskartenstapels.</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38]);&quot;&quot;;IF(OR(IF([.C38]=&quot;Monster1&quot;;1;0);IF([.C38]=&quot;Monster2&quot;;1;0);IF([.C38]=&quot;Monster3&quot;;1;0);IF([.C38]=&quot;Monster4&quot;;1;0);IF([.C3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Glaubensprobe</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3 / 0</text:p>
          </table:table-cell>
          <table:table-cell table:style-name="ce6" office:value-type="string" calcext:value-type="string">
            <text:p>Wenn du diesen Kampf gewinnst erhälst du "Auserwählt" (Extra Deck)</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39]);&quot;&quot;;IF(OR(IF([.C39]=&quot;Monster1&quot;;1;0);IF([.C39]=&quot;Monster2&quot;;1;0);IF([.C39]=&quot;Monster3&quot;;1;0);IF([.C39]=&quot;Monster4&quot;;1;0);IF([.C3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Glück</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8"/>
          <table:table-cell table:style-name="ce6" office:value-type="string" calcext:value-type="string">
            <text:p>Die Karte zählt für andere Karten als Kampfesglück.</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0]);&quot;&quot;;IF(OR(IF([.C40]=&quot;Monster1&quot;;1;0);IF([.C40]=&quot;Monster2&quot;;1;0);IF([.C40]=&quot;Monster3&quot;;1;0);IF([.C40]=&quot;Monster4&quot;;1;0);IF([.C4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Großer Segen</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1]);&quot;&quot;;IF(OR(IF([.C41]=&quot;Monster1&quot;;1;0);IF([.C41]=&quot;Monster2&quot;;1;0);IF([.C41]=&quot;Monster3&quot;;1;0);IF([.C41]=&quot;Monster4&quot;;1;0);IF([.C4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Hochmütig</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3 / 0</text:p>
          </table:table-cell>
          <table:table-cell table:style-name="ce6" office:value-type="string" calcext:value-type="string">
            <text:p>Wenn du diesen Kampf verlierst musst du alle deine Handkarten abwerfen.</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2]);&quot;&quot;;IF(OR(IF([.C42]=&quot;Monster1&quot;;1;0);IF([.C42]=&quot;Monster2&quot;;1;0);IF([.C42]=&quot;Monster3&quot;;1;0);IF([.C42]=&quot;Monster4&quot;;1;0);IF([.C4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Kleiner Segen</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3]);&quot;&quot;;IF(OR(IF([.C43]=&quot;Monster1&quot;;1;0);IF([.C43]=&quot;Monster2&quot;;1;0);IF([.C43]=&quot;Monster3&quot;;1;0);IF([.C43]=&quot;Monster4&quot;;1;0);IF([.C4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Leichtfüßigkeit</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0 / +3</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4]);&quot;&quot;;IF(OR(IF([.C44]=&quot;Monster1&quot;;1;0);IF([.C44]=&quot;Monster2&quot;;1;0);IF([.C44]=&quot;Monster3&quot;;1;0);IF([.C44]=&quot;Monster4&quot;;1;0);IF([.C4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Magische Aura</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Wenn du in diesen Kampf 2 oder mehr Zauberkarten einsetz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5]);&quot;&quot;;IF(OR(IF([.C45]=&quot;Monster1&quot;;1;0);IF([.C45]=&quot;Monster2&quot;;1;0);IF([.C45]=&quot;Monster3&quot;;1;0);IF([.C45]=&quot;Monster4&quot;;1;0);IF([.C4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Mitleid</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Hat stattdessen +4 / 0, wenn du "Pest" hast oder "Armlos" bi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6]);&quot;&quot;;IF(OR(IF([.C46]=&quot;Monster1&quot;;1;0);IF([.C46]=&quot;Monster2&quot;;1;0);IF([.C46]=&quot;Monster3&quot;;1;0);IF([.C46]=&quot;Monster4&quot;;1;0);IF([.C4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Öl Regen</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Hat stattdessen +4 / 0, wenn du einen Gegenstand trägst der das Wort "Flammen", "Flammt", "Feuer" oder "Fackel" enthäl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7]);&quot;&quot;;IF(OR(IF([.C47]=&quot;Monster1&quot;;1;0);IF([.C47]=&quot;Monster2&quot;;1;0);IF([.C47]=&quot;Monster3&quot;;1;0);IF([.C47]=&quot;Monster4&quot;;1;0);IF([.C4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Opfergaben</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Wenn du 2 Handkarten abwirf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table:style-name="Default"/>
          <table:table-cell table:number-columns-repeated="44"/>
        </table:table-row>
        <table:table-row table:style-name="ro1">
          <table:table-cell table:style-name="ce67" table:formula="of:=IF(ISBLANK([.C48]);&quot;&quot;;IF(OR(IF([.C48]=&quot;Monster1&quot;;1;0);IF([.C48]=&quot;Monster2&quot;;1;0);IF([.C48]=&quot;Monster3&quot;;1;0);IF([.C48]=&quot;Monster4&quot;;1;0);IF([.C4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Reichtum</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8"/>
          <table:table-cell table:style-name="ce6" office:value-type="string" calcext:value-type="string">
            <text:p>Du erhälst 2 Zauberkarten, wenn du diesen Kampf gewinn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table:style-name="Default"/>
          <table:table-cell table:number-columns-repeated="44"/>
        </table:table-row>
        <table:table-row table:style-name="ro1">
          <table:table-cell table:style-name="ce67" table:formula="of:=IF(ISBLANK([.C49]);&quot;&quot;;IF(OR(IF([.C49]=&quot;Monster1&quot;;1;0);IF([.C49]=&quot;Monster2&quot;;1;0);IF([.C49]=&quot;Monster3&quot;;1;0);IF([.C49]=&quot;Monster4&quot;;1;0);IF([.C4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Schattenblitz</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Wenn die Sonne bereits untergegangen i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table:style-name="Default"/>
          <table:table-cell table:number-columns-repeated="44"/>
        </table:table-row>
        <table:table-row table:style-name="ro1">
          <table:table-cell table:style-name="ce67" table:formula="of:=IF(ISBLANK([.C50]);&quot;&quot;;IF(OR(IF([.C50]=&quot;Monster1&quot;;1;0);IF([.C50]=&quot;Monster2&quot;;1;0);IF([.C50]=&quot;Monster3&quot;;1;0);IF([.C50]=&quot;Monster4&quot;;1;0);IF([.C5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Treue</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4 / 0</text:p>
          </table:table-cell>
          <table:table-cell table:style-name="ce6" office:value-type="string" calcext:value-type="string">
            <text:p>Wenn du Priester bi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51]);&quot;&quot;;IF(OR(IF([.C51]=&quot;Monster1&quot;;1;0);IF([.C51]=&quot;Monster2&quot;;1;0);IF([.C51]=&quot;Monster3&quot;;1;0);IF([.C51]=&quot;Monster4&quot;;1;0);IF([.C5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Überrumpeln</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Wenn dein Gegner von keinen anderen Spieler unterstützt wir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52]);&quot;&quot;;IF(OR(IF([.C52]=&quot;Monster1&quot;;1;0);IF([.C52]=&quot;Monster2&quot;;1;0);IF([.C52]=&quot;Monster3&quot;;1;0);IF([.C52]=&quot;Monster4&quot;;1;0);IF([.C5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Überwältigend</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Ziehe ein weiteren Segen</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53]);&quot;&quot;;IF(OR(IF([.C53]=&quot;Monster1&quot;;1;0);IF([.C53]=&quot;Monster2&quot;;1;0);IF([.C53]=&quot;Monster3&quot;;1;0);IF([.C53]=&quot;Monster4&quot;;1;0);IF([.C5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Unterstüzungs Trupp</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Gegen Monster</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54]);&quot;&quot;;IF(OR(IF([.C54]=&quot;Monster1&quot;;1;0);IF([.C54]=&quot;Monster2&quot;;1;0);IF([.C54]=&quot;Monster3&quot;;1;0);IF([.C54]=&quot;Monster4&quot;;1;0);IF([.C5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Zurückhaltung</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Wenn du in diesen Kampf keine Zauberkarten benutz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55]);&quot;&quot;;IF(OR(IF([.C55]=&quot;Monster1&quot;;1;0);IF([.C55]=&quot;Monster2&quot;;1;0);IF([.C55]=&quot;Monster3&quot;;1;0);IF([.C55]=&quot;Monster4&quot;;1;0);IF([.C5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Blessing</text:p>
          </table:table-cell>
          <table:table-cell table:style-name="ce67" office:value-type="string" calcext:value-type="string">
            <text:p>Übergroßer Segen</text:p>
          </table:table-cell>
          <table:table-cell table:style-name="ce67" table:content-validation-name="val3" office:value-type="string" calcext:value-type="string">
            <text:p>Blessing</text:p>
          </table:table-cell>
          <table:table-cell table:style-name="ce41" table:content-validation-name="val4"/>
          <table:table-cell table:style-name="ce67" table:content-validation-name="val5"/>
          <table:table-cell table:style-name="ce6" office:value-type="string" calcext:value-type="string">
            <text:p>+3 / 0</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56]);&quot;&quot;;IF(OR(IF([.C56]=&quot;Monster1&quot;;1;0);IF([.C56]=&quot;Monster2&quot;;1;0);IF([.C56]=&quot;Monster3&quot;;1;0);IF([.C56]=&quot;Monster4&quot;;1;0);IF([.C5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lass</text:p>
          </table:table-cell>
          <table:table-cell table:style-name="ce67" office:value-type="string" calcext:value-type="string">
            <text:p>Bodybuilder</text:p>
          </table:table-cell>
          <table:table-cell table:style-name="ce67" table:content-validation-name="val3" office:value-type="string" calcext:value-type="string">
            <text:p>Class</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roße Muskeln: +2/0 gegen Spieler</text:p>
            <text:p/>
            <text:p>Nichts dahinter: -1/0 gegen Monst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57]);&quot;&quot;;IF(OR(IF([.C57]=&quot;Monster1&quot;;1;0);IF([.C57]=&quot;Monster2&quot;;1;0);IF([.C57]=&quot;Monster3&quot;;1;0);IF([.C57]=&quot;Monster4&quot;;1;0);IF([.C5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lass</text:p>
          </table:table-cell>
          <table:table-cell table:style-name="ce67" office:value-type="string" calcext:value-type="string">
            <text:p>Bürokrat</text:p>
          </table:table-cell>
          <table:table-cell table:style-name="ce67" table:content-validation-name="val3" office:value-type="string" calcext:value-type="string">
            <text:p>Class</text:p>
          </table:table-cell>
          <table:table-cell table:style-name="ce41" table:content-validation-name="val4"/>
          <table:table-cell table:style-name="ce67" table:content-validation-name="val5"/>
          <table:table-cell table:style-name="ce6" office:value-type="string" calcext:value-type="string">
            <text:p>+1 / -1</text:p>
          </table:table-cell>
          <table:table-cell table:style-name="ce6"/>
          <table:table-cell table:style-name="ce67" office:value-type="string" calcext:value-type="string">
            <text:p>Deine Bewegung ist immer mindestens 1.</text:p>
          </table:table-cell>
          <table:table-cell table:style-name="ce67" office:value-type="string" calcext:value-type="string">
            <text:p>Nichts schneidet tiefer, als eine scharf formulierte Abmahnung.</text:p>
            <text:p>Nur alles braucht seine Zeit...</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58]);&quot;&quot;;IF(OR(IF([.C58]=&quot;Monster1&quot;;1;0);IF([.C58]=&quot;Monster2&quot;;1;0);IF([.C58]=&quot;Monster3&quot;;1;0);IF([.C58]=&quot;Monster4&quot;;1;0);IF([.C5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lass</text:p>
          </table:table-cell>
          <table:table-cell table:style-name="ce67" office:value-type="string" calcext:value-type="string">
            <text:p>Lobbyist</text:p>
          </table:table-cell>
          <table:table-cell table:style-name="ce67" table:content-validation-name="val3" office:value-type="string" calcext:value-type="string">
            <text:p>Class</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gegen Spieler</text:p>
          </table:table-cell>
          <table:table-cell table:style-name="ce67" office:value-type="string" calcext:value-type="string">
            <text:p>Intressen: Einmal pro Zug kannst du zwei Zauberkarten abwerfen, um eine Zauberkarte vom Stapel zu ziehen,</text:p>
            <text:p>Oder zwei gleichwerte Ausrüstungskarten abwerfen, um eine Ausrüstungskarte der gleichen Wertigkeit vom Stapel zu zieh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59]);&quot;&quot;;IF(OR(IF([.C59]=&quot;Monster1&quot;;1;0);IF([.C59]=&quot;Monster2&quot;;1;0);IF([.C59]=&quot;Monster3&quot;;1;0);IF([.C59]=&quot;Monster4&quot;;1;0);IF([.C5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lass</text:p>
          </table:table-cell>
          <table:table-cell table:style-name="ce67" office:value-type="string" calcext:value-type="string">
            <text:p>Priester</text:p>
          </table:table-cell>
          <table:table-cell table:style-name="ce67" table:content-validation-name="val3" office:value-type="string" calcext:value-type="string">
            <text:p>Class</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gewinnst bei Gleichstand.</text:p>
          </table:table-cell>
          <table:table-cell table:style-name="ce67" office:value-type="string" calcext:value-type="string">
            <text:p>Haut dich einer rechts, gib ihn links...Ähm, also ich meine, gib ihm deine linke Wange ne, immer geschmeidig bleiben.</text:p>
            <text:p/>
            <text:p>Jebus, Luka Evangolium 12.12</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60]);&quot;&quot;;IF(OR(IF([.C60]=&quot;Monster1&quot;;1;0);IF([.C60]=&quot;Monster2&quot;;1;0);IF([.C60]=&quot;Monster3&quot;;1;0);IF([.C60]=&quot;Monster4&quot;;1;0);IF([.C6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lass</text:p>
          </table:table-cell>
          <table:table-cell table:style-name="ce67" office:value-type="string" calcext:value-type="string">
            <text:p>Veganer</text:p>
          </table:table-cell>
          <table:table-cell table:style-name="ce67" table:content-validation-name="val3" office:value-type="string" calcext:value-type="string">
            <text:p>Class</text:p>
          </table:table-cell>
          <table:table-cell table:style-name="ce41" table:content-validation-name="val4"/>
          <table:table-cell table:style-name="Default"/>
          <table:table-cell table:style-name="ce6"/>
          <table:table-cell table:style-name="ce6" office:value-type="string" calcext:value-type="string">
            <text:p>0 / +1</text:p>
          </table:table-cell>
          <table:table-cell table:style-name="ce67" office:value-type="string" calcext:value-type="string">
            <text:p>Tierfreund:</text:p>
            <text:p>Verliere sofort gegen Monster Typ Ti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61]);&quot;&quot;;IF(OR(IF([.C61]=&quot;Monster1&quot;;1;0);IF([.C61]=&quot;Monster2&quot;;1;0);IF([.C61]=&quot;Monster3&quot;;1;0);IF([.C61]=&quot;Monster4&quot;;1;0);IF([.C6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ompanion</text:p>
          </table:table-cell>
          <table:table-cell table:style-name="ce67" office:value-type="string" calcext:value-type="string">
            <text:p>Bernd der Pillenschieber</text:p>
          </table:table-cell>
          <table:table-cell table:style-name="ce67" table:content-validation-name="val3" office:value-type="string" calcext:value-type="string">
            <text:p>Companion</text:p>
          </table:table-cell>
          <table:table-cell table:style-name="ce41" table:content-validation-name="val4"/>
          <table:table-cell table:style-name="Default"/>
          <table:table-cell table:style-name="ce6" office:value-type="string" calcext:value-type="string">
            <text:p>+3 / +3</text:p>
          </table:table-cell>
          <table:table-cell table:style-name="ce6" office:value-type="string" calcext:value-type="string">
            <text:p>Kosten: 11</text:p>
          </table:table-cell>
          <table:table-cell table:style-name="ce67" office:value-type="string" calcext:value-type="string">
            <text:p>Heroin: Wenn du einen Kampf verlierst, hat Bernd nächste Runde stattdessen +6/+6.</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table:number-columns-repeated="2" office:value-type="float" office:value="1" calcext:value-type="float">
            <text:p>1</text:p>
          </table:table-cell>
          <table:table-cell table:number-columns-repeated="44"/>
        </table:table-row>
        <table:table-row table:style-name="ro3">
          <table:table-cell table:style-name="ce67" table:formula="of:=IF(ISBLANK([.C62]);&quot;&quot;;IF(OR(IF([.C62]=&quot;Monster1&quot;;1;0);IF([.C62]=&quot;Monster2&quot;;1;0);IF([.C62]=&quot;Monster3&quot;;1;0);IF([.C62]=&quot;Monster4&quot;;1;0);IF([.C6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ompanion</text:p>
          </table:table-cell>
          <table:table-cell table:style-name="ce67" office:value-type="string" calcext:value-type="string">
            <text:p>Brünhild die Kellnerin</text:p>
          </table:table-cell>
          <table:table-cell table:style-name="ce67" table:content-validation-name="val3" office:value-type="string" calcext:value-type="string">
            <text:p>Companion</text:p>
          </table:table-cell>
          <table:table-cell table:style-name="ce41" table:content-validation-name="val4"/>
          <table:table-cell table:style-name="Default"/>
          <table:table-cell table:style-name="ce6" office:value-type="string" calcext:value-type="string">
            <text:p>+6 / 0</text:p>
          </table:table-cell>
          <table:table-cell table:style-name="ce6" office:value-type="string" calcext:value-type="string">
            <text:p>Kosten: 12</text:p>
          </table:table-cell>
          <table:table-cell table:style-name="ce67" office:value-type="string" calcext:value-type="string">
            <text:p>Drink aufs Haus: Du ziehst einen Segen, wenn du in diesen Kampf einen oder mehrere Flüche ziehen musste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table:number-columns-repeated="2" office:value-type="float" office:value="1" calcext:value-type="float">
            <text:p>1</text:p>
          </table:table-cell>
          <table:table-cell table:number-columns-repeated="44"/>
        </table:table-row>
        <table:table-row table:style-name="ro2">
          <table:table-cell table:style-name="ce67" table:formula="of:=IF(ISBLANK([.C63]);&quot;&quot;;IF(OR(IF([.C63]=&quot;Monster1&quot;;1;0);IF([.C63]=&quot;Monster2&quot;;1;0);IF([.C63]=&quot;Monster3&quot;;1;0);IF([.C63]=&quot;Monster4&quot;;1;0);IF([.C6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ompanion</text:p>
          </table:table-cell>
          <table:table-cell table:style-name="ce67" office:value-type="string" calcext:value-type="string">
            <text:p>Hedwig die Reisende</text:p>
          </table:table-cell>
          <table:table-cell table:style-name="ce67" table:content-validation-name="val3" office:value-type="string" calcext:value-type="string">
            <text:p>Companion</text:p>
          </table:table-cell>
          <table:table-cell table:style-name="ce41" table:content-validation-name="val4"/>
          <table:table-cell table:style-name="Default"/>
          <table:table-cell table:style-name="ce6"/>
          <table:table-cell table:style-name="ce6" office:value-type="string" calcext:value-type="string">
            <text:p>Kosten: 5</text:p>
          </table:table-cell>
          <table:table-cell table:style-name="ce67" office:value-type="string" calcext:value-type="string">
            <text:p>Leistungsträger: Lege diese Karte unter einen Ausrüstungsgegenstand.</text:p>
            <text:p>Dieser gibt keine negative bewegnung mehr. Du verlierst diesen Begleiter nicht wenn du die Ausrüstungskarte verlierst.</text:p>
            <text:p>Du kannst Hedwig jede Runde bewegen. </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table:number-columns-repeated="2" office:value-type="float" office:value="1" calcext:value-type="float">
            <text:p>1</text:p>
          </table:table-cell>
          <table:table-cell table:number-columns-repeated="44"/>
        </table:table-row>
        <table:table-row table:style-name="ro1">
          <table:table-cell table:style-name="ce67" table:formula="of:=IF(ISBLANK([.C64]);&quot;&quot;;IF(OR(IF([.C64]=&quot;Monster1&quot;;1;0);IF([.C64]=&quot;Monster2&quot;;1;0);IF([.C64]=&quot;Monster3&quot;;1;0);IF([.C64]=&quot;Monster4&quot;;1;0);IF([.C6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ompanion</text:p>
          </table:table-cell>
          <table:table-cell table:style-name="ce67" office:value-type="string" calcext:value-type="string">
            <text:p>Jäger scheues Reh</text:p>
          </table:table-cell>
          <table:table-cell table:style-name="ce67" table:content-validation-name="val3" office:value-type="string" calcext:value-type="string">
            <text:p>Companion</text:p>
          </table:table-cell>
          <table:table-cell table:style-name="ce41" table:content-validation-name="val4"/>
          <table:table-cell table:style-name="Default"/>
          <table:table-cell table:style-name="ce6" office:value-type="string" calcext:value-type="string">
            <text:p>+4 / 0</text:p>
          </table:table-cell>
          <table:table-cell table:style-name="ce6" office:value-type="string" calcext:value-type="string">
            <text:p>Kosten: 7</text:p>
          </table:table-cell>
          <table:table-cell table:style-name="ce67" office:value-type="string" calcext:value-type="string">
            <text:p>Wilderer: Hedwig hat stattdessen +7 / 0 wenn du gegen ein Tier kämpf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table:number-columns-repeated="2" office:value-type="float" office:value="1" calcext:value-type="float">
            <text:p>1</text:p>
          </table:table-cell>
          <table:table-cell table:number-columns-repeated="44"/>
        </table:table-row>
        <table:table-row table:style-name="ro3">
          <table:table-cell table:style-name="ce67" table:formula="of:=IF(ISBLANK([.C65]);&quot;&quot;;IF(OR(IF([.C65]=&quot;Monster1&quot;;1;0);IF([.C65]=&quot;Monster2&quot;;1;0);IF([.C65]=&quot;Monster3&quot;;1;0);IF([.C65]=&quot;Monster4&quot;;1;0);IF([.C6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ompanion</text:p>
          </table:table-cell>
          <table:table-cell table:style-name="ce67" office:value-type="string" calcext:value-type="string">
            <text:p>Johannes der Täufer</text:p>
          </table:table-cell>
          <table:table-cell table:style-name="ce67" table:content-validation-name="val3" office:value-type="string" calcext:value-type="string">
            <text:p>Companion</text:p>
          </table:table-cell>
          <table:table-cell table:style-name="ce41" table:content-validation-name="val4"/>
          <table:table-cell table:style-name="Default"/>
          <table:table-cell table:style-name="ce6" office:value-type="string" calcext:value-type="string">
            <text:p>+1 / 0</text:p>
          </table:table-cell>
          <table:table-cell table:style-name="ce6" office:value-type="string" calcext:value-type="string">
            <text:p>Kosten: 3</text:p>
          </table:table-cell>
          <table:table-cell table:style-name="ce67" office:value-type="string" calcext:value-type="string">
            <text:p>Anarchist: Mische "Zeichen der Wut", "Zeichen der Angst" und "Zeichen des Sturms" (Extra Deck) in den Katastrophen Stapel.</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table:number-columns-repeated="2" office:value-type="float" office:value="1" calcext:value-type="float">
            <text:p>1</text:p>
          </table:table-cell>
          <table:table-cell table:number-columns-repeated="44"/>
        </table:table-row>
        <table:table-row table:style-name="ro1">
          <table:table-cell table:style-name="ce67" table:formula="of:=IF(ISBLANK([.C66]);&quot;&quot;;IF(OR(IF([.C66]=&quot;Monster1&quot;;1;0);IF([.C66]=&quot;Monster2&quot;;1;0);IF([.C66]=&quot;Monster3&quot;;1;0);IF([.C66]=&quot;Monster4&quot;;1;0);IF([.C6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ompanion</text:p>
          </table:table-cell>
          <table:table-cell table:style-name="ce67" office:value-type="string" calcext:value-type="string">
            <text:p>Kathleen die Kneipenschlägerin</text:p>
          </table:table-cell>
          <table:table-cell table:style-name="ce67" table:content-validation-name="val3" office:value-type="string" calcext:value-type="string">
            <text:p>Companion</text:p>
          </table:table-cell>
          <table:table-cell table:style-name="ce41" table:content-validation-name="val4"/>
          <table:table-cell table:style-name="Default"/>
          <table:table-cell table:style-name="ce6"/>
          <table:table-cell table:style-name="ce6" office:value-type="string" calcext:value-type="string">
            <text:p>Kosten: 3</text:p>
          </table:table-cell>
          <table:table-cell table:style-name="ce67" office:value-type="string" calcext:value-type="string">
            <text:p>+2/0 In Duellen oder Mehrfachkämpf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table:number-columns-repeated="2" office:value-type="float" office:value="1" calcext:value-type="float">
            <text:p>1</text:p>
          </table:table-cell>
          <table:table-cell table:number-columns-repeated="44"/>
        </table:table-row>
        <table:table-row table:style-name="ro1">
          <table:table-cell table:style-name="ce67" table:formula="of:=IF(ISBLANK([.C67]);&quot;&quot;;IF(OR(IF([.C67]=&quot;Monster1&quot;;1;0);IF([.C67]=&quot;Monster2&quot;;1;0);IF([.C67]=&quot;Monster3&quot;;1;0);IF([.C67]=&quot;Monster4&quot;;1;0);IF([.C6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ompanion</text:p>
          </table:table-cell>
          <table:table-cell table:style-name="ce67" office:value-type="string" calcext:value-type="string">
            <text:p>Marek der Auserwählte</text:p>
          </table:table-cell>
          <table:table-cell table:style-name="ce67" table:content-validation-name="val3" office:value-type="string" calcext:value-type="string">
            <text:p>Companion</text:p>
          </table:table-cell>
          <table:table-cell table:style-name="ce41" table:content-validation-name="val4"/>
          <table:table-cell table:style-name="Default"/>
          <table:table-cell office:value-type="string" calcext:value-type="string">
            <text:p>Faith+1</text:p>
          </table:table-cell>
          <table:table-cell table:style-name="ce6" office:value-type="string" calcext:value-type="string">
            <text:p>Kosten: 3</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table:number-columns-repeated="2" office:value-type="float" office:value="1" calcext:value-type="float">
            <text:p>1</text:p>
          </table:table-cell>
          <table:table-cell table:number-columns-repeated="44"/>
        </table:table-row>
        <table:table-row table:style-name="ro1">
          <table:table-cell table:style-name="ce67" table:formula="of:=IF(ISBLANK([.C68]);&quot;&quot;;IF(OR(IF([.C68]=&quot;Monster1&quot;;1;0);IF([.C68]=&quot;Monster2&quot;;1;0);IF([.C68]=&quot;Monster3&quot;;1;0);IF([.C68]=&quot;Monster4&quot;;1;0);IF([.C6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ompanion</text:p>
          </table:table-cell>
          <table:table-cell table:style-name="ce67" office:value-type="string" calcext:value-type="string">
            <text:p>Olaf der Lastesel</text:p>
          </table:table-cell>
          <table:table-cell table:style-name="ce67" table:content-validation-name="val3" office:value-type="string" calcext:value-type="string">
            <text:p>Companion</text:p>
          </table:table-cell>
          <table:table-cell table:style-name="ce41" table:content-validation-name="val4"/>
          <table:table-cell table:style-name="Default"/>
          <table:table-cell table:style-name="ce6" office:value-type="string" calcext:value-type="string">
            <text:p>+5 / +1</text:p>
          </table:table-cell>
          <table:table-cell table:style-name="ce6" office:value-type="string" calcext:value-type="string">
            <text:p>Kosten: 9</text:p>
          </table:table-cell>
          <table:table-cell table:style-name="ce67" office:value-type="string" calcext:value-type="string">
            <text:p>Horten: Du kannst 2 weitere Handkarten halt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table:number-columns-repeated="2" office:value-type="float" office:value="1" calcext:value-type="float">
            <text:p>1</text:p>
          </table:table-cell>
          <table:table-cell table:number-columns-repeated="44"/>
        </table:table-row>
        <table:table-row table:style-name="ro3">
          <table:table-cell table:style-name="ce67" table:formula="of:=IF(ISBLANK([.C69]);&quot;&quot;;IF(OR(IF([.C69]=&quot;Monster1&quot;;1;0);IF([.C69]=&quot;Monster2&quot;;1;0);IF([.C69]=&quot;Monster3&quot;;1;0);IF([.C69]=&quot;Monster4&quot;;1;0);IF([.C6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ompanion</text:p>
          </table:table-cell>
          <table:table-cell table:style-name="ce67" office:value-type="string" calcext:value-type="string">
            <text:p>Paplo der Puppenspieler</text:p>
          </table:table-cell>
          <table:table-cell table:style-name="ce67" table:content-validation-name="val3" office:value-type="string" calcext:value-type="string">
            <text:p>Companion</text:p>
          </table:table-cell>
          <table:table-cell table:style-name="ce41" table:content-validation-name="val4"/>
          <table:table-cell table:style-name="Default"/>
          <table:table-cell table:style-name="ce6" office:value-type="string" calcext:value-type="string">
            <text:p>+2 / 0</text:p>
          </table:table-cell>
          <table:table-cell table:style-name="ce6" office:value-type="string" calcext:value-type="string">
            <text:p>Kosten: 4</text:p>
          </table:table-cell>
          <table:table-cell table:style-name="ce20" office:value-type="string" calcext:value-type="string">
            <text:p><text:span text:style-name="T1">Puppenspiel:</text:span><text:span text:style-name="T2"> Einmal pro Runde kannst du, in einem</text:span> Kampf an dem du nicht beteiligt bist, einer Seite +1/0 geb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table:number-columns-repeated="2" office:value-type="float" office:value="1" calcext:value-type="float">
            <text:p>1</text:p>
          </table:table-cell>
          <table:table-cell table:number-columns-repeated="44"/>
        </table:table-row>
        <table:table-row table:style-name="ro3">
          <table:table-cell table:style-name="ce67" table:formula="of:=IF(ISBLANK([.C70]);&quot;&quot;;IF(OR(IF([.C70]=&quot;Monster1&quot;;1;0);IF([.C70]=&quot;Monster2&quot;;1;0);IF([.C70]=&quot;Monster3&quot;;1;0);IF([.C70]=&quot;Monster4&quot;;1;0);IF([.C7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ompanion</text:p>
          </table:table-cell>
          <table:table-cell table:style-name="ce67" office:value-type="string" calcext:value-type="string">
            <text:p>Petrus der Leichtgläubige</text:p>
          </table:table-cell>
          <table:table-cell table:style-name="ce67" table:content-validation-name="val3" office:value-type="string" calcext:value-type="string">
            <text:p>Companion</text:p>
          </table:table-cell>
          <table:table-cell table:style-name="ce41" table:content-validation-name="val4"/>
          <table:table-cell table:style-name="Default"/>
          <table:table-cell table:style-name="ce6" office:value-type="string" calcext:value-type="string">
            <text:p>+3 / 0</text:p>
          </table:table-cell>
          <table:table-cell table:style-name="ce6" office:value-type="string" calcext:value-type="string">
            <text:p>Kosten: 6</text:p>
          </table:table-cell>
          <table:table-cell table:style-name="ce67" office:value-type="string" calcext:value-type="string">
            <text:p>Glaube: Solage du von Petrus begleitet wirst, kannst du Priestergegenstände trag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table:number-columns-repeated="2" office:value-type="float" office:value="1" calcext:value-type="float">
            <text:p>1</text:p>
          </table:table-cell>
          <table:table-cell table:number-columns-repeated="44"/>
        </table:table-row>
        <table:table-row table:style-name="ro1">
          <table:table-cell table:style-name="ce67" table:formula="of:=IF(ISBLANK([.C71]);&quot;&quot;;IF(OR(IF([.C71]=&quot;Monster1&quot;;1;0);IF([.C71]=&quot;Monster2&quot;;1;0);IF([.C71]=&quot;Monster3&quot;;1;0);IF([.C71]=&quot;Monster4&quot;;1;0);IF([.C7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ompanion</text:p>
          </table:table-cell>
          <table:table-cell table:style-name="ce67" office:value-type="string" calcext:value-type="string">
            <text:p>Ruth die Söldnerin</text:p>
          </table:table-cell>
          <table:table-cell table:style-name="ce67" table:content-validation-name="val3" office:value-type="string" calcext:value-type="string">
            <text:p>Companion</text:p>
          </table:table-cell>
          <table:table-cell table:style-name="ce41" table:content-validation-name="val4"/>
          <table:table-cell table:style-name="Default"/>
          <table:table-cell table:style-name="ce6" office:value-type="string" calcext:value-type="string">
            <text:p>+4 / +4</text:p>
          </table:table-cell>
          <table:table-cell table:style-name="ce6" office:value-type="string" calcext:value-type="string">
            <text:p>Kosten: 10</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table:number-columns-repeated="2" office:value-type="float" office:value="1" calcext:value-type="float">
            <text:p>1</text:p>
          </table:table-cell>
          <table:table-cell table:number-columns-repeated="44"/>
        </table:table-row>
        <table:table-row table:style-name="ro3">
          <table:table-cell table:style-name="ce67" table:formula="of:=IF(ISBLANK([.C72]);&quot;&quot;;IF(OR(IF([.C72]=&quot;Monster1&quot;;1;0);IF([.C72]=&quot;Monster2&quot;;1;0);IF([.C72]=&quot;Monster3&quot;;1;0);IF([.C72]=&quot;Monster4&quot;;1;0);IF([.C7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ompanion</text:p>
          </table:table-cell>
          <table:table-cell table:style-name="ce67" office:value-type="string" calcext:value-type="string">
            <text:p>Timothy der Barkeeper</text:p>
          </table:table-cell>
          <table:table-cell table:style-name="ce67" table:content-validation-name="val3" office:value-type="string" calcext:value-type="string">
            <text:p>Companion</text:p>
          </table:table-cell>
          <table:table-cell table:style-name="ce41" table:content-validation-name="val4"/>
          <table:table-cell table:style-name="Default"/>
          <table:table-cell table:style-name="ce6" office:value-type="string" calcext:value-type="string">
            <text:p>+5 / 0</text:p>
          </table:table-cell>
          <table:table-cell table:style-name="ce6" office:value-type="string" calcext:value-type="string">
            <text:p>Kosten: 8</text:p>
          </table:table-cell>
          <table:table-cell table:style-name="ce67" office:value-type="string" calcext:value-type="string">
            <text:p>Trinkgeld: Jedes mal, wenn eine Tavernenrunde beginnt, ziehst du 4 Zauberkarten.</text:p>
          </table:table-cell>
          <table:table-cell table:style-name="ce67" office:value-type="string" calcext:value-type="string">
            <text:p>Außerdem bist du verpflichtet an diesen Spieleabend die Drinks auszuschenken.</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table:number-columns-repeated="2" office:value-type="float" office:value="1" calcext:value-type="float">
            <text:p>1</text:p>
          </table:table-cell>
          <table:table-cell table:number-columns-repeated="44"/>
        </table:table-row>
        <table:table-row table:style-name="ro3">
          <table:table-cell table:style-name="ce67" table:formula="of:=IF(ISBLANK([.C73]);&quot;&quot;;IF(OR(IF([.C73]=&quot;Monster1&quot;;1;0);IF([.C73]=&quot;Monster2&quot;;1;0);IF([.C73]=&quot;Monster3&quot;;1;0);IF([.C73]=&quot;Monster4&quot;;1;0);IF([.C73]=&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Companion</text:p>
          </table:table-cell>
          <table:table-cell table:style-name="ce67" office:value-type="string" calcext:value-type="string">
            <text:p>2.5 Promille Gaul</text:p>
          </table:table-cell>
          <table:table-cell table:style-name="ce67" table:content-validation-name="val3" office:value-type="string" calcext:value-type="string">
            <text:p>Companion</text:p>
          </table:table-cell>
          <table:table-cell table:style-name="ce41" table:content-validation-name="val4"/>
          <table:table-cell table:style-name="ce67" table:content-validation-name="val5"/>
          <table:table-cell table:style-name="ce6" office:value-type="string" calcext:value-type="string">
            <text:p>0 / +2</text:p>
          </table:table-cell>
          <table:table-cell table:style-name="ce6"/>
          <table:table-cell table:style-name="ce67"/>
          <table:table-cell table:style-name="ce67" office:value-type="string" calcext:value-type="string">
            <text:p>Du wärest sogar noch schneller, wenn du nicht in Schlangenlinien reiten würdest.</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74]);&quot;&quot;;IF(OR(IF([.C74]=&quot;Monster1&quot;;1;0);IF([.C74]=&quot;Monster2&quot;;1;0);IF([.C74]=&quot;Monster3&quot;;1;0);IF([.C74]=&quot;Monster4&quot;;1;0);IF([.C74]=&quot;Monster5&quot;;1;0));&quot;monster&quot;;&quot;normal&quot;))" office:value-type="string" office:string-value="normal" calcext:value-type="string">
            <text:p>normal</text:p>
          </table:table-cell>
          <table:table-cell table:style-name="ce32" table:content-validation-name="val1"/>
          <table:table-cell table:style-name="ce34" table:content-validation-name="val2" office:value-type="string" calcext:value-type="string">
            <text:p>Companion</text:p>
          </table:table-cell>
          <table:table-cell table:style-name="ce67" office:value-type="string" calcext:value-type="string">
            <text:p>Arena Ticket</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style-name="ce6"/>
          <table:table-cell table:style-name="ce6" office:value-type="string" calcext:value-type="string">
            <text:p>Kosten: 6</text:p>
          </table:table-cell>
          <table:table-cell table:style-name="ce67" office:value-type="string" calcext:value-type="string">
            <text:p>Du kannst die Arena passieren.</text:p>
            <text:p>Du kannst nur ein Ticket haben. Es kann dir nicht gestohlen werd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75]);&quot;&quot;;IF(OR(IF([.C75]=&quot;Monster1&quot;;1;0);IF([.C75]=&quot;Monster2&quot;;1;0);IF([.C75]=&quot;Monster3&quot;;1;0);IF([.C75]=&quot;Monster4&quot;;1;0);IF([.C75]=&quot;Monster5&quot;;1;0));&quot;monster&quot;;&quot;normal&quot;))" office:value-type="string" office:string-value="normal" calcext:value-type="string">
            <text:p>normal</text:p>
          </table:table-cell>
          <table:table-cell table:style-name="ce32" table:content-validation-name="val1"/>
          <table:table-cell table:style-name="ce34" table:content-validation-name="val2" office:value-type="string" calcext:value-type="string">
            <text:p>Curse</text:p>
          </table:table-cell>
          <table:table-cell table:style-name="ce67" office:value-type="string" calcext:value-type="string">
            <text:p>Armbruch</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Wenn du den Kampf verlierst bricht dir das Monster zusätzlich deinen Arm. Ziehe “Gebrochender Arm” (Extra Deck)</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76]);&quot;&quot;;IF(OR(IF([.C76]=&quot;Monster1&quot;;1;0);IF([.C76]=&quot;Monster2&quot;;1;0);IF([.C76]=&quot;Monster3&quot;;1;0);IF([.C76]=&quot;Monster4&quot;;1;0);IF([.C76]=&quot;Monster5&quot;;1;0));&quot;monster&quot;;&quot;normal&quot;))" office:value-type="string" office:string-value="normal" calcext:value-type="string">
            <text:p>normal</text:p>
          </table:table-cell>
          <table:table-cell table:style-name="ce32" table:content-validation-name="val1"/>
          <table:table-cell table:style-name="ce34" table:content-validation-name="val2" office:value-type="string" calcext:value-type="string">
            <text:p>Curse</text:p>
          </table:table-cell>
          <table:table-cell table:style-name="ce67" office:value-type="string" calcext:value-type="string">
            <text:p>Hunger</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Ziehe “Ausgehungert” (Extra Deck)</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77]);&quot;&quot;;IF(OR(IF([.C77]=&quot;Monster1&quot;;1;0);IF([.C77]=&quot;Monster2&quot;;1;0);IF([.C77]=&quot;Monster3&quot;;1;0);IF([.C77]=&quot;Monster4&quot;;1;0);IF([.C7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Armut</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Werfe alle Zauberkarten ab, wenn du diesen Kampf verlier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78]);&quot;&quot;;IF(OR(IF([.C78]=&quot;Monster1&quot;;1;0);IF([.C78]=&quot;Monster2&quot;;1;0);IF([.C78]=&quot;Monster3&quot;;1;0);IF([.C78]=&quot;Monster4&quot;;1;0);IF([.C7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Beste Freunde</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4 / 0</text:p>
          </table:table-cell>
          <table:table-cell table:style-name="ce6" office:value-type="string" calcext:value-type="string">
            <text:p>Wenn dein Gegner von einem anderen Spieler unterstützt wird</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79]);&quot;&quot;;IF(OR(IF([.C79]=&quot;Monster1&quot;;1;0);IF([.C79]=&quot;Monster2&quot;;1;0);IF([.C79]=&quot;Monster3&quot;;1;0);IF([.C79]=&quot;Monster4&quot;;1;0);IF([.C7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Brut</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4 / 0</text:p>
          </table:table-cell>
          <table:table-cell table:style-name="ce6" office:value-type="string" calcext:value-type="string">
            <text:p>Gegen Monster</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80]);&quot;&quot;;IF(OR(IF([.C80]=&quot;Monster1&quot;;1;0);IF([.C80]=&quot;Monster2&quot;;1;0);IF([.C80]=&quot;Monster3&quot;;1;0);IF([.C80]=&quot;Monster4&quot;;1;0);IF([.C8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Den falschen verflucht</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0 / 0</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81]);&quot;&quot;;IF(OR(IF([.C81]=&quot;Monster1&quot;;1;0);IF([.C81]=&quot;Monster2&quot;;1;0);IF([.C81]=&quot;Monster3&quot;;1;0);IF([.C81]=&quot;Monster4&quot;;1;0);IF([.C8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Festgefroren</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3 / -3</text:p>
          </table:table-cell>
          <table:table-cell table:style-name="ce6" office:value-type="string" calcext:value-type="string">
            <text:p>Im nächsten Zug, wenn du diesen Kampf verlier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82]);&quot;&quot;;IF(OR(IF([.C82]=&quot;Monster1&quot;;1;0);IF([.C82]=&quot;Monster2&quot;;1;0);IF([.C82]=&quot;Monster3&quot;;1;0);IF([.C82]=&quot;Monster4&quot;;1;0);IF([.C8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Feuertaufe</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5 / 0</text:p>
          </table:table-cell>
          <table:table-cell table:style-name="ce6" office:value-type="string" calcext:value-type="string">
            <text:p>Wenn du diesen Kampf gewinnst erhälst du "Auserwählt" (Extra Deck)</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83]);&quot;&quot;;IF(OR(IF([.C83]=&quot;Monster1&quot;;1;0);IF([.C83]=&quot;Monster2&quot;;1;0);IF([.C83]=&quot;Monster3&quot;;1;0);IF([.C83]=&quot;Monster4&quot;;1;0);IF([.C8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Finsternis</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4 / 0</text:p>
          </table:table-cell>
          <table:table-cell table:style-name="ce6" office:value-type="string" calcext:value-type="string">
            <text:p>Wenn du keinen Gegenstand trägst, der das Wort "Flammen", "Flammt", "Feuer" oder "Fackel" enthäl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84]);&quot;&quot;;IF(OR(IF([.C84]=&quot;Monster1&quot;;1;0);IF([.C84]=&quot;Monster2&quot;;1;0);IF([.C84]=&quot;Monster3&quot;;1;0);IF([.C84]=&quot;Monster4&quot;;1;0);IF([.C8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Gläubig</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8"/>
          <table:table-cell table:style-name="ce6" office:value-type="string" calcext:value-type="string">
            <text:p>Ziehe "Ehrfürchtig", wenn du diesen Kampf verlier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85]);&quot;&quot;;IF(OR(IF([.C85]=&quot;Monster1&quot;;1;0);IF([.C85]=&quot;Monster2&quot;;1;0);IF([.C85]=&quot;Monster3&quot;;1;0);IF([.C85]=&quot;Monster4&quot;;1;0);IF([.C8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Großer Fluch</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4 / 0</text:p>
          </table:table-cell>
          <table:table-cell table:style-name="ce68"/>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86]);&quot;&quot;;IF(OR(IF([.C86]=&quot;Monster1&quot;;1;0);IF([.C86]=&quot;Monster2&quot;;1;0);IF([.C86]=&quot;Monster3&quot;;1;0);IF([.C86]=&quot;Monster4&quot;;1;0);IF([.C8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Mittlerer Fluch</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3 / 0</text:p>
          </table:table-cell>
          <table:table-cell table:style-name="ce68"/>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87]);&quot;&quot;;IF(OR(IF([.C87]=&quot;Monster1&quot;;1;0);IF([.C87]=&quot;Monster2&quot;;1;0);IF([.C87]=&quot;Monster3&quot;;1;0);IF([.C87]=&quot;Monster4&quot;;1;0);IF([.C8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76" office:value-type="string" calcext:value-type="string">
            <text:p>Kleiner Fluch</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8"/>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88]);&quot;&quot;;IF(OR(IF([.C88]=&quot;Monster1&quot;;1;0);IF([.C88]=&quot;Monster2&quot;;1;0);IF([.C88]=&quot;Monster3&quot;;1;0);IF([.C88]=&quot;Monster4&quot;;1;0);IF([.C8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Magie Verbot</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4 / 0</text:p>
          </table:table-cell>
          <table:table-cell table:style-name="ce6" office:value-type="string" calcext:value-type="string">
            <text:p>Wenn du in diesem Kampf 2 oder mehr Zauberkarten einsetz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89]);&quot;&quot;;IF(OR(IF([.C89]=&quot;Monster1&quot;;1;0);IF([.C89]=&quot;Monster2&quot;;1;0);IF([.C89]=&quot;Monster3&quot;;1;0);IF([.C89]=&quot;Monster4&quot;;1;0);IF([.C8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Opfer</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3 / 0</text:p>
          </table:table-cell>
          <table:table-cell table:style-name="ce6" office:value-type="string" calcext:value-type="string">
            <text:p>Wenn du keine 3 Handkarten abwirf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90]);&quot;&quot;;IF(OR(IF([.C90]=&quot;Monster1&quot;;1;0);IF([.C90]=&quot;Monster2&quot;;1;0);IF([.C90]=&quot;Monster3&quot;;1;0);IF([.C90]=&quot;Monster4&quot;;1;0);IF([.C9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Pestratte</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8"/>
          <table:table-cell table:style-name="ce6" office:value-type="string" calcext:value-type="string">
            <text:p>Du wirst von einer Ratte gebissen</text:p>
            <text:p>Erhalte nach dem Kampf "Pe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91]);&quot;&quot;;IF(OR(IF([.C91]=&quot;Monster1&quot;;1;0);IF([.C91]=&quot;Monster2&quot;;1;0);IF([.C91]=&quot;Monster3&quot;;1;0);IF([.C91]=&quot;Monster4&quot;;1;0);IF([.C9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Stadtwachen</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Hat stattdessen -5 / 0, wenn du Vampir oder Soldat bi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92]);&quot;&quot;;IF(OR(IF([.C92]=&quot;Monster1&quot;;1;0);IF([.C92]=&quot;Monster2&quot;;1;0);IF([.C92]=&quot;Monster3&quot;;1;0);IF([.C92]=&quot;Monster4&quot;;1;0);IF([.C9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Steinschlag</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8"/>
          <table:table-cell table:style-name="ce6" office:value-type="string" calcext:value-type="string">
            <text:p>Ein "Lebender Stein" (Extra Deck) tritt deinem Kampf bei.</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93]);&quot;&quot;;IF(OR(IF([.C93]=&quot;Monster1&quot;;1;0);IF([.C93]=&quot;Monster2&quot;;1;0);IF([.C93]=&quot;Monster3&quot;;1;0);IF([.C93]=&quot;Monster4&quot;;1;0);IF([.C9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Treibsand</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0 / -6</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94]);&quot;&quot;;IF(OR(IF([.C94]=&quot;Monster1&quot;;1;0);IF([.C94]=&quot;Monster2&quot;;1;0);IF([.C94]=&quot;Monster3&quot;;1;0);IF([.C94]=&quot;Monster4&quot;;1;0);IF([.C9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Teufelstränen</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4 / 0</text:p>
          </table:table-cell>
          <table:table-cell table:style-name="ce6" office:value-type="string" calcext:value-type="string">
            <text:p>Hat stattdessen +2 / 0 wenn du "Pest" hast oder "Armlos" bi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95]);&quot;&quot;;IF(OR(IF([.C95]=&quot;Monster1&quot;;1;0);IF([.C95]=&quot;Monster2&quot;;1;0);IF([.C95]=&quot;Monster3&quot;;1;0);IF([.C95]=&quot;Monster4&quot;;1;0);IF([.C9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Teufelsneid</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8"/>
          <table:table-cell table:style-name="ce6" office:value-type="string" calcext:value-type="string">
            <text:p>Wenn du diesen Kampf gewinnst, hast du im nächten Zug -4/-4.</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96]);&quot;&quot;;IF(OR(IF([.C96]=&quot;Monster1&quot;;1;0);IF([.C96]=&quot;Monster2&quot;;1;0);IF([.C96]=&quot;Monster3&quot;;1;0);IF([.C96]=&quot;Monster4&quot;;1;0);IF([.C9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Vergifteter Sieg</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8"/>
          <table:table-cell table:style-name="ce6" office:value-type="string" calcext:value-type="string">
            <text:p>Wenn du diesen Kampf gewinnst, musst du alle deine Handkarten abwerfen.</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97]);&quot;&quot;;IF(OR(IF([.C97]=&quot;Monster1&quot;;1;0);IF([.C97]=&quot;Monster2&quot;;1;0);IF([.C97]=&quot;Monster3&quot;;1;0);IF([.C97]=&quot;Monster4&quot;;1;0);IF([.C9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Missgeschick</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8"/>
          <table:table-cell table:style-name="ce6" office:value-type="string" calcext:value-type="string">
            <text:p>Werfe sofort 2 Handkarten ab</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98]);&quot;&quot;;IF(OR(IF([.C98]=&quot;Monster1&quot;;1;0);IF([.C98]=&quot;Monster2&quot;;1;0);IF([.C98]=&quot;Monster3&quot;;1;0);IF([.C98]=&quot;Monster4&quot;;1;0);IF([.C9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Verflucht</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text:s/>-2 / 0 Für jeden weiteren Fluch in diesem Kampf.</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99]);&quot;&quot;;IF(OR(IF([.C99]=&quot;Monster1&quot;;1;0);IF([.C99]=&quot;Monster2&quot;;1;0);IF([.C99]=&quot;Monster3&quot;;1;0);IF([.C99]=&quot;Monster4&quot;;1;0);IF([.C9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Verlaufen</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Hat stattdessen -4/0, wenn die Sonne bereits untergegangen i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00]);&quot;&quot;;IF(OR(IF([.C100]=&quot;Monster1&quot;;1;0);IF([.C100]=&quot;Monster2&quot;;1;0);IF([.C100]=&quot;Monster3&quot;;1;0);IF([.C100]=&quot;Monster4&quot;;1;0);IF([.C10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Verstauchter Arm</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8"/>
          <table:table-cell table:style-name="ce6" office:value-type="string" calcext:value-type="string">
            <text:p>Du kannst in diesem Kampf deinen rechten Arm nicht benutzen.</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01]);&quot;&quot;;IF(OR(IF([.C101]=&quot;Monster1&quot;;1;0);IF([.C101]=&quot;Monster2&quot;;1;0);IF([.C101]=&quot;Monster3&quot;;1;0);IF([.C101]=&quot;Monster4&quot;;1;0);IF([.C10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Vom Regen in die Traufe</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Ziehe ein weiteren Fluch</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02]);&quot;&quot;;IF(OR(IF([.C102]=&quot;Monster1&quot;;1;0);IF([.C102]=&quot;Monster2&quot;;1;0);IF([.C102]=&quot;Monster3&quot;;1;0);IF([.C102]=&quot;Monster4&quot;;1;0);IF([.C10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Von Gott verlassen</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 office:value-type="string" calcext:value-type="string">
            <text:p>-4 / 0</text:p>
          </table:table-cell>
          <table:table-cell table:style-name="ce6" office:value-type="string" calcext:value-type="string">
            <text:p>Wenn du kein Priester bi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03]);&quot;&quot;;IF(OR(IF([.C103]=&quot;Monster1&quot;;1;0);IF([.C103]=&quot;Monster2&quot;;1;0);IF([.C103]=&quot;Monster3&quot;;1;0);IF([.C103]=&quot;Monster4&quot;;1;0);IF([.C10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urse</text:p>
          </table:table-cell>
          <table:table-cell table:style-name="ce67" office:value-type="string" calcext:value-type="string">
            <text:p>Überraschungsangriff</text:p>
          </table:table-cell>
          <table:table-cell table:style-name="ce67" table:content-validation-name="val3" office:value-type="string" calcext:value-type="string">
            <text:p>Curse</text:p>
          </table:table-cell>
          <table:table-cell table:style-name="ce41" table:content-validation-name="val4"/>
          <table:table-cell table:style-name="ce67" table:content-validation-name="val5"/>
          <table:table-cell table:style-name="ce68"/>
          <table:table-cell table:style-name="ce6" office:value-type="string" calcext:value-type="string">
            <text:p>Du kannst in diesem Kampf keine Handkarten benutzen.</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4">
          <table:table-cell table:style-name="ce67" table:formula="of:=IF(ISBLANK([.C104]);&quot;&quot;;IF(OR(IF([.C104]=&quot;Monster1&quot;;1;0);IF([.C104]=&quot;Monster2&quot;;1;0);IF([.C104]=&quot;Monster3&quot;;1;0);IF([.C104]=&quot;Monster4&quot;;1;0);IF([.C10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isaster</text:p>
          </table:table-cell>
          <table:table-cell table:style-name="ce67" office:value-type="string" calcext:value-type="string">
            <text:p>Einseitiger Seelenbund</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ie Spieler in der Ersten und Letzten Position stehen in übernatürlicher Verbindung zueinander.</text:p>
            <text:p/>
            <text:p>Verliert der letzte Spieler einen Kampf, so muss der Erste eine Handkarte abwerfen.</text:p>
            <text:p/>
            <text:p>Gewinnt der Erste Spieler einen Kampf, erhält der Letzte eine Zauberkarte.</text:p>
          </table:table-cell>
          <table:table-cell table:style-name="ce67" office:value-type="string" calcext:value-type="string">
            <text:p>Ein perfektes Dream-Team.</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105]);&quot;&quot;;IF(OR(IF([.C105]=&quot;Monster1&quot;;1;0);IF([.C105]=&quot;Monster2&quot;;1;0);IF([.C105]=&quot;Monster3&quot;;1;0);IF([.C105]=&quot;Monster4&quot;;1;0);IF([.C10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isaster</text:p>
          </table:table-cell>
          <table:table-cell table:style-name="ce67" office:value-type="string" calcext:value-type="string">
            <text:p>Florierender Karawanenhandel</text:p>
          </table:table-cell>
          <table:table-cell table:style-name="ce67" table:content-validation-name="val3"/>
          <table:table-cell table:style-name="ce41" table:content-validation-name="val4"/>
          <table:table-cell table:style-name="ce67" table:content-validation-name="val5"/>
          <table:table-cell table:style-name="ce6" office:value-type="string" calcext:value-type="string">
            <text:p>-1 für Monster</text:p>
          </table:table-cell>
          <table:table-cell table:style-name="ce68"/>
          <table:table-cell table:style-name="ce67" office:value-type="string" calcext:value-type="string">
            <text:p>Beute:</text:p>
            <text:p>Sollte "Vermehrte Überfälle" offen liegen, erhält jeder Spieler 1 zusätzliche Zauberkarte, wenn er ein Monster besieg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106]);&quot;&quot;;IF(OR(IF([.C106]=&quot;Monster1&quot;;1;0);IF([.C106]=&quot;Monster2&quot;;1;0);IF([.C106]=&quot;Monster3&quot;;1;0);IF([.C106]=&quot;Monster4&quot;;1;0);IF([.C10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isaster</text:p>
          </table:table-cell>
          <table:table-cell table:style-name="ce67" office:value-type="string" calcext:value-type="string">
            <text:p>Fundort des Heiligen Würfels Tandem</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Anstatt eine Katastrophe zu öffnen, fügst du "Heiliger Würfel Tandem Das Ende" deiner Hand hinzu (Extra Deck).</text:p>
            <text:p>Ganz egal wo er sich gerade befinde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07]);&quot;&quot;;IF(OR(IF([.C107]=&quot;Monster1&quot;;1;0);IF([.C107]=&quot;Monster2&quot;;1;0);IF([.C107]=&quot;Monster3&quot;;1;0);IF([.C107]=&quot;Monster4&quot;;1;0);IF([.C10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isaster</text:p>
          </table:table-cell>
          <table:table-cell table:style-name="ce67" office:value-type="string" calcext:value-type="string">
            <text:p>Gegenwind</text:p>
          </table:table-cell>
          <table:table-cell table:style-name="ce67" table:content-validation-name="val3"/>
          <table:table-cell table:style-name="ce41" table:content-validation-name="val4"/>
          <table:table-cell table:style-name="ce67" table:content-validation-name="val5"/>
          <table:table-cell table:style-name="ce6" office:value-type="string" calcext:value-type="string">
            <text:p>0 / -2</text:p>
          </table:table-cell>
          <table:table-cell table:style-name="ce6"/>
          <table:table-cell table:style-name="ce67" office:value-type="string" calcext:value-type="string">
            <text:p>Windstille:</text:p>
            <text:p>Sollte "Rückenwind" offen liegen, läuft jeder Spieler sein komplettes Würfelergebnis aus, solange er alle Monsterkämpfe auf seinem Weg gewinn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108]);&quot;&quot;;IF(OR(IF([.C108]=&quot;Monster1&quot;;1;0);IF([.C108]=&quot;Monster2&quot;;1;0);IF([.C108]=&quot;Monster3&quot;;1;0);IF([.C108]=&quot;Monster4&quot;;1;0);IF([.C10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isaster</text:p>
          </table:table-cell>
          <table:table-cell table:style-name="ce67" office:value-type="string" calcext:value-type="string">
            <text:p>Gomorra</text:p>
          </table:table-cell>
          <table:table-cell table:style-name="ce67" table:content-validation-name="val3"/>
          <table:table-cell table:style-name="ce41" table:content-validation-name="val4"/>
          <table:table-cell table:style-name="ce67" table:content-validation-name="val5"/>
          <table:table-cell table:style-name="ce6" office:value-type="string" calcext:value-type="string">
            <text:p>Faith-1</text:p>
          </table:table-cell>
          <table:table-cell table:style-name="ce6"/>
          <table:table-cell table:style-name="ce67" office:value-type="string" calcext:value-type="string">
            <text:p>Apokalypse:</text:p>
            <text:p>Sollte "Sodem" offen liegen, so mische die vier apokalyptischen Reiter aus den Extra Deck oder dem Ablagstapel in die zugehörigen Stapel.</text:p>
          </table:table-cell>
          <table:table-cell table:style-name="ce67" office:value-type="string" calcext:value-type="string">
            <text:p>Und Gott sah die Schlechtheit der Menschen und Zorn überkam ihn!</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09]);&quot;&quot;;IF(OR(IF([.C109]=&quot;Monster1&quot;;1;0);IF([.C109]=&quot;Monster2&quot;;1;0);IF([.C109]=&quot;Monster3&quot;;1;0);IF([.C109]=&quot;Monster4&quot;;1;0);IF([.C10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isaster</text:p>
          </table:table-cell>
          <table:table-cell table:style-name="ce67" office:value-type="string" calcext:value-type="string">
            <text:p>Harzen</text:p>
          </table:table-cell>
          <table:table-cell table:style-name="ce67" table:content-validation-name="val3"/>
          <table:table-cell table:style-name="ce41" table:content-validation-name="val4"/>
          <table:table-cell table:style-name="ce67" table:content-validation-name="val5"/>
          <table:table-cell table:style-name="ce6" office:value-type="string" calcext:value-type="string">
            <text:p>Der letzte Spieler hat 0 / +4</text:p>
          </table:table-cell>
          <table:table-cell table:style-name="ce68"/>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10]);&quot;&quot;;IF(OR(IF([.C110]=&quot;Monster1&quot;;1;0);IF([.C110]=&quot;Monster2&quot;;1;0);IF([.C110]=&quot;Monster3&quot;;1;0);IF([.C110]=&quot;Monster4&quot;;1;0);IF([.C11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isaster</text:p>
          </table:table-cell>
          <table:table-cell table:style-name="ce67" office:value-type="string" calcext:value-type="string">
            <text:p>Monster Party</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Jedes Monster, dass einen Kampf gewinnt, wird zurück in den Nachziehstapel gemisch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table:formula="of:=IF(ISBLANK([.C111]);&quot;&quot;;IF(OR(IF([.C111]=&quot;Monster1&quot;;1;0);IF([.C111]=&quot;Monster2&quot;;1;0);IF([.C111]=&quot;Monster3&quot;;1;0);IF([.C111]=&quot;Monster4&quot;;1;0);IF([.C11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isaster</text:p>
          </table:table-cell>
          <table:table-cell table:style-name="ce67" office:value-type="string" calcext:value-type="string">
            <text:p>Nacht</text:p>
          </table:table-cell>
          <table:table-cell table:style-name="ce67" table:content-validation-name="val3"/>
          <table:table-cell table:style-name="ce41" table:content-validation-name="val4"/>
          <table:table-cell table:style-name="ce67" table:content-validation-name="val5"/>
          <table:table-cell table:style-name="ce6" office:value-type="string" calcext:value-type="string">
            <text:p>-4</text:p>
            <text:p>Auf den Fluchtwurf</text:p>
          </table:table-cell>
          <table:table-cell table:style-name="ce6"/>
          <table:table-cell table:style-name="ce67" office:value-type="string" calcext:value-type="string">
            <text:p>Spieler, die mit einem D4 würfeln oder einen Gegenstand tragen, der das Wort "Flammen", "Flammt", "Feuer" oder "Fackel" enthält, sind von dieser Karte nicht betroffen.</text:p>
            <text:p/>
            <text:p>Gleich des tatsächlichen Sonnenstandes zählt die Sonne als bereits untergegang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112]);&quot;&quot;;IF(OR(IF([.C112]=&quot;Monster1&quot;;1;0);IF([.C112]=&quot;Monster2&quot;;1;0);IF([.C112]=&quot;Monster3&quot;;1;0);IF([.C112]=&quot;Monster4&quot;;1;0);IF([.C11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isaster</text:p>
          </table:table-cell>
          <table:table-cell table:style-name="ce67" office:value-type="string" calcext:value-type="string">
            <text:p>Nieder mit den Reichen!</text:p>
          </table:table-cell>
          <table:table-cell table:style-name="ce67" table:content-validation-name="val3"/>
          <table:table-cell table:style-name="ce41" table:content-validation-name="val4"/>
          <table:table-cell table:style-name="ce67" table:content-validation-name="val5"/>
          <table:table-cell table:style-name="ce6" office:value-type="string" calcext:value-type="string">
            <text:p>Der führende Spieler hat</text:p>
            <text:p>0 / -2</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13]);&quot;&quot;;IF(OR(IF([.C113]=&quot;Monster1&quot;;1;0);IF([.C113]=&quot;Monster2&quot;;1;0);IF([.C113]=&quot;Monster3&quot;;1;0);IF([.C113]=&quot;Monster4&quot;;1;0);IF([.C11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isaster</text:p>
          </table:table-cell>
          <table:table-cell table:style-name="ce76" office:value-type="string" calcext:value-type="string">
            <text:p>Ragnarök</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Öffne 2 Katastrophen und lege "Ragnarök" auf den Ablagestapel</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14]);&quot;&quot;;IF(OR(IF([.C114]=&quot;Monster1&quot;;1;0);IF([.C114]=&quot;Monster2&quot;;1;0);IF([.C114]=&quot;Monster3&quot;;1;0);IF([.C114]=&quot;Monster4&quot;;1;0);IF([.C11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isaster</text:p>
          </table:table-cell>
          <table:table-cell table:style-name="ce67" office:value-type="string" calcext:value-type="string">
            <text:p>Rückenwind</text:p>
          </table:table-cell>
          <table:table-cell table:style-name="ce67" table:content-validation-name="val3"/>
          <table:table-cell table:style-name="ce41" table:content-validation-name="val4"/>
          <table:table-cell table:style-name="ce67" table:content-validation-name="val5"/>
          <table:table-cell table:style-name="ce6" office:value-type="string" calcext:value-type="string">
            <text:p>0 / +2</text:p>
          </table:table-cell>
          <table:table-cell table:style-name="ce6"/>
          <table:table-cell table:style-name="ce67" office:value-type="string" calcext:value-type="string">
            <text:p>Windstille:</text:p>
            <text:p>Sollte "Gegenwind" offen liegen, läuft jeder Spieler sein komplettes Würfelergebnis aus, solange er alle Monsterkämpfe auf seinem Weg gewinn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115]);&quot;&quot;;IF(OR(IF([.C115]=&quot;Monster1&quot;;1;0);IF([.C115]=&quot;Monster2&quot;;1;0);IF([.C115]=&quot;Monster3&quot;;1;0);IF([.C115]=&quot;Monster4&quot;;1;0);IF([.C11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isaster</text:p>
          </table:table-cell>
          <table:table-cell table:style-name="ce67" office:value-type="string" calcext:value-type="string">
            <text:p>Sodom</text:p>
          </table:table-cell>
          <table:table-cell table:style-name="ce67" table:content-validation-name="val3"/>
          <table:table-cell table:style-name="ce41" table:content-validation-name="val4"/>
          <table:table-cell table:style-name="ce67" table:content-validation-name="val5"/>
          <table:table-cell table:style-name="ce6" office:value-type="string" calcext:value-type="string">
            <text:p>Faith+1</text:p>
          </table:table-cell>
          <table:table-cell table:style-name="ce6"/>
          <table:table-cell table:style-name="ce67" office:value-type="string" calcext:value-type="string">
            <text:p>Apokalypse:</text:p>
            <text:p>Sollte "Gomorra" offen liegen, so mische die vier apokalyptischen Reiter aus den Extra Deck oder dem Ablagstapel in die zugehörigen Stapel.</text:p>
          </table:table-cell>
          <table:table-cell table:style-name="ce67" office:value-type="string" calcext:value-type="string">
            <text:p>Und Gott sah die Schlechtheit der Menschen und Zorn überkam ihn!</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16]);&quot;&quot;;IF(OR(IF([.C116]=&quot;Monster1&quot;;1;0);IF([.C116]=&quot;Monster2&quot;;1;0);IF([.C116]=&quot;Monster3&quot;;1;0);IF([.C116]=&quot;Monster4&quot;;1;0);IF([.C11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isaster</text:p>
          </table:table-cell>
          <table:table-cell table:style-name="ce67" office:value-type="string" calcext:value-type="string">
            <text:p>Taschenspielertrick</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Solange Taschenspielertrick ausliegt, kann jeder Spieler ∞ Karten auf der Hand halten.</text:p>
            <text:p>Schließt sich Taschenspielertrick wieder, so muss jeder Spieler für jede überzählige Handkarte zwei Karten abwerf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117]);&quot;&quot;;IF(OR(IF([.C117]=&quot;Monster1&quot;;1;0);IF([.C117]=&quot;Monster2&quot;;1;0);IF([.C117]=&quot;Monster3&quot;;1;0);IF([.C117]=&quot;Monster4&quot;;1;0);IF([.C11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isaster</text:p>
          </table:table-cell>
          <table:table-cell table:style-name="ce67" office:value-type="string" calcext:value-type="string">
            <text:p>Vermehrte Überfälle</text:p>
          </table:table-cell>
          <table:table-cell table:style-name="ce67" table:content-validation-name="val3"/>
          <table:table-cell table:style-name="ce41" table:content-validation-name="val4"/>
          <table:table-cell table:style-name="ce67" table:content-validation-name="val5"/>
          <table:table-cell table:style-name="ce6" office:value-type="string" calcext:value-type="string">
            <text:p>+1 für Monster</text:p>
          </table:table-cell>
          <table:table-cell table:style-name="ce6"/>
          <table:table-cell table:style-name="ce67" office:value-type="string" calcext:value-type="string">
            <text:p>Beute:</text:p>
            <text:p>Sollte "Florierender Karawanenhandel" offen liegen, erhält jeder Spieler 1 zusätzliche Zauberkarte, wenn er ein Monster besieg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18]);&quot;&quot;;IF(OR(IF([.C118]=&quot;Monster1&quot;;1;0);IF([.C118]=&quot;Monster2&quot;;1;0);IF([.C118]=&quot;Monster3&quot;;1;0);IF([.C118]=&quot;Monster4&quot;;1;0);IF([.C118]=&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Disaster</text:p>
          </table:table-cell>
          <table:table-cell table:style-name="ce67" office:value-type="string" calcext:value-type="string">
            <text:p>Der Anfang vom End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Katastrophenfelder öffnen keine Katastrophen mehr.</text:p>
            <text:p>Immer wenn ein Spieler ein Katastrophenfeld betritt, hat der Tod 0/-3.</text:p>
            <text:p>Immer wenn der Tod ein Katastrophenfeld betritt, setzt ein Spieler seiner Wahl eine Runde aus.</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119]);&quot;&quot;;IF(OR(IF([.C119]=&quot;Monster1&quot;;1;0);IF([.C119]=&quot;Monster2&quot;;1;0);IF([.C119]=&quot;Monster3&quot;;1;0);IF([.C119]=&quot;Monster4&quot;;1;0);IF([.C119]=&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Disaster</text:p>
          </table:table-cell>
          <table:table-cell table:style-name="ce67" office:value-type="string" calcext:value-type="string">
            <text:p>Hunger</text:p>
          </table:table-cell>
          <table:table-cell table:style-name="ce67" table:content-validation-name="val3" office:value-type="string" calcext:value-type="string">
            <text:p>SpellDisaster</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anderen Spieler haben 0/-3 bist zum Ende deiner nächsten Runde.</text:p>
            <text:p>Am Ende deiner Runde zu spielen.</text:p>
            <text:p>Der Effekt hält eine Runde lang a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20]);&quot;&quot;;IF(OR(IF([.C120]=&quot;Monster1&quot;;1;0);IF([.C120]=&quot;Monster2&quot;;1;0);IF([.C120]=&quot;Monster3&quot;;1;0);IF([.C120]=&quot;Monster4&quot;;1;0);IF([.C120]=&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Disaster</text:p>
          </table:table-cell>
          <table:table-cell table:style-name="ce67" office:value-type="string" calcext:value-type="string">
            <text:p>Krieg</text:p>
          </table:table-cell>
          <table:table-cell table:style-name="ce67" table:content-validation-name="val3" office:value-type="string" calcext:value-type="string">
            <text:p>SpellDisaster</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Monster haben +2 bis zum Ende deiner nächsten Runde.</text:p>
            <text:p>Am Ende der Runde zu spiel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121]);&quot;&quot;;IF(OR(IF([.C121]=&quot;Monster1&quot;;1;0);IF([.C121]=&quot;Monster2&quot;;1;0);IF([.C121]=&quot;Monster3&quot;;1;0);IF([.C121]=&quot;Monster4&quot;;1;0);IF([.C121]=&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Disaster</text:p>
          </table:table-cell>
          <table:table-cell table:style-name="ce67" office:value-type="string" calcext:value-type="string">
            <text:p>Pestilenz</text:p>
          </table:table-cell>
          <table:table-cell table:style-name="ce67" table:content-validation-name="val3" office:value-type="string" calcext:value-type="string">
            <text:p>SpellDisaster</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anderen Spieler haben -2/0 gegen dich, bis zum Ende deiner nächsten Runde.</text:p>
            <text:p>Am Ende der Runde zu Spiel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22]);&quot;&quot;;IF(OR(IF([.C122]=&quot;Monster1&quot;;1;0);IF([.C122]=&quot;Monster2&quot;;1;0);IF([.C122]=&quot;Monster3&quot;;1;0);IF([.C122]=&quot;Monster4&quot;;1;0);IF([.C122]=&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Disaster</text:p>
          </table:table-cell>
          <table:table-cell table:style-name="ce67" office:value-type="string" calcext:value-type="string">
            <text:p>Tod</text:p>
          </table:table-cell>
          <table:table-cell table:style-name="ce67" table:content-validation-name="val3" office:value-type="string" calcext:value-type="string">
            <text:p>SpellDisaster</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Nur einmal spielbar!</text:p>
            <text:p>Im Tod summieren sich alle Katastrophen. Alle anderen Spieler haben -2/-3 bis zum Ende deiner nächsten Runde.</text:p>
            <text:p>Am Ende der Runde zu Spielen. Der Effekt hält eine Runde lang a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123]);&quot;&quot;;IF(OR(IF([.C123]=&quot;Monster1&quot;;1;0);IF([.C123]=&quot;Monster2&quot;;1;0);IF([.C123]=&quot;Monster3&quot;;1;0);IF([.C123]=&quot;Monster4&quot;;1;0);IF([.C123]=&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Disaster</text:p>
          </table:table-cell>
          <table:table-cell table:style-name="ce76" office:value-type="string" calcext:value-type="string">
            <text:p>Zeichen der Wut</text:p>
          </table:table-cell>
          <table:table-cell table:style-name="ce67" table:content-validation-name="val3"/>
          <table:table-cell table:style-name="ce41" table:content-validation-name="val4"/>
          <table:table-cell table:style-name="ce67" table:content-validation-name="val5"/>
          <table:table-cell table:style-name="ce6" office:value-type="string" calcext:value-type="string">
            <text:p>+3 / 0</text:p>
          </table:table-cell>
          <table:table-cell table:style-name="ce6" office:value-type="string" calcext:value-type="string">
            <text:p>Für Johannes der Teufer</text:p>
          </table:table-cell>
          <table:table-cell table:style-name="ce67" office:value-type="string" calcext:value-type="string">
            <text:p>Sollten "Zeichen der Wut", "Zeichen der Angst" und "Zeichen des Strums" auf den Ablagestapel liegen erhält der Spieler der "Johannes der Teufer" als Begleiter hat "Unsterblich".</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4">
          <table:table-cell table:style-name="ce67" table:formula="of:=IF(ISBLANK([.C124]);&quot;&quot;;IF(OR(IF([.C124]=&quot;Monster1&quot;;1;0);IF([.C124]=&quot;Monster2&quot;;1;0);IF([.C124]=&quot;Monster3&quot;;1;0);IF([.C124]=&quot;Monster4&quot;;1;0);IF([.C124]=&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Disaster</text:p>
          </table:table-cell>
          <table:table-cell table:style-name="ce76" office:value-type="string" calcext:value-type="string">
            <text:p>Zeichen der Angs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ziehen in jeden Kampf 1 Fluch Karte.</text:p>
            <text:p>Der Spieler der "Johannes der Teufer" als Begleiter hat ist davon nicht betroffen.</text:p>
            <text:p/>
            <text:p>Sollten "Zeichen der Wut", "Zeichen der Angst" und "Zeichen des Strums" auf den Ablagestapel liegen erhält der Spieler der "Johannes der Teufer" als Begleiter hat "Unsterblich".</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125]);&quot;&quot;;IF(OR(IF([.C125]=&quot;Monster1&quot;;1;0);IF([.C125]=&quot;Monster2&quot;;1;0);IF([.C125]=&quot;Monster3&quot;;1;0);IF([.C125]=&quot;Monster4&quot;;1;0);IF([.C125]=&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Disaster</text:p>
          </table:table-cell>
          <table:table-cell table:style-name="ce76" office:value-type="string" calcext:value-type="string">
            <text:p>Zeichen des Strums</text:p>
          </table:table-cell>
          <table:table-cell table:style-name="ce67" table:content-validation-name="val3"/>
          <table:table-cell table:style-name="ce41" table:content-validation-name="val4"/>
          <table:table-cell table:style-name="ce67" table:content-validation-name="val5"/>
          <table:table-cell table:style-name="ce6" office:value-type="string" calcext:value-type="string">
            <text:p>0 / +6</text:p>
          </table:table-cell>
          <table:table-cell table:style-name="ce6" office:value-type="string" calcext:value-type="string">
            <text:p>Für Johannes der Teufer</text:p>
          </table:table-cell>
          <table:table-cell table:style-name="ce67" office:value-type="string" calcext:value-type="string">
            <text:p>Sollten "Zeichen der Wut", "Zeichen der Angst" und "Zeichen des Strums" auf den Ablagestapel liegen erhält der Spieler der "Johannes der Teufer" als Begleiter hat "Unsterblich".</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table:formula="of:=IF(ISBLANK([.C126]);&quot;&quot;;IF(OR(IF([.C126]=&quot;Monster1&quot;;1;0);IF([.C126]=&quot;Monster2&quot;;1;0);IF([.C126]=&quot;Monster3&quot;;1;0);IF([.C126]=&quot;Monster4&quot;;1;0);IF([.C12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Bier über den Zwerg ausgießen</text:p>
          </table:table-cell>
          <table:table-cell table:style-name="ce67" table:content-validation-name="val3" office:value-type="string" calcext:value-type="string">
            <text:p>Dwarf</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Kämpfe gegen den Zwerg</text:p>
          </table:table-cell>
          <table:table-cell table:style-name="ce67" office:value-type="string" calcext:value-type="string">
            <text:p>Falls du selber der Zwerg sein solltest, kämpfst du mit den selbem Kampfbonus gegen einen anderen Spieler deiner Wahl.</text:p>
            <text:p/>
            <text:p>Entferne eine Zählmarke von "Tavernenrunde".</text:p>
          </table:table-cell>
          <table:table-cell table:style-name="ce67" office:value-type="string" calcext:value-type="string">
            <text:p>Du schüttest "Ausversehen" dein Bier über den Zwerg aus. Er ist darüber nicht sehr glücklich und verlangt dafür ein Duell aus Rache, das ihr natürlich wie zi­vi­li­sierte Raufbolde im Brettspiel austragt. Sich noch das Bier aus den Haaren wischend bekommt der Zwerg nicht mit wie du dir dreiter weise zwei Kampfstärke mehr gibst als du tatsächlich besitzt.</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27]);&quot;&quot;;IF(OR(IF([.C127]=&quot;Monster1&quot;;1;0);IF([.C127]=&quot;Monster2&quot;;1;0);IF([.C127]=&quot;Monster3&quot;;1;0);IF([.C127]=&quot;Monster4&quot;;1;0);IF([.C12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Das Bier vom Zwerg verschütten</text:p>
          </table:table-cell>
          <table:table-cell table:style-name="ce67" table:content-validation-name="val3" office:value-type="string" calcext:value-type="string">
            <text:p>Dwarf</text:p>
          </table:table-cell>
          <table:table-cell table:style-name="ce41" table:content-validation-name="val4"/>
          <table:table-cell table:style-name="ce67" table:content-validation-name="val5"/>
          <table:table-cell table:style-name="ce6"/>
          <table:table-cell table:style-name="ce6" office:value-type="string" calcext:value-type="string">
            <text:p>Dein Gegner zieht einen Fluch.</text:p>
            <text:p>Kämpfe gegen den Zwerg.</text:p>
          </table:table-cell>
          <table:table-cell table:style-name="ce67" office:value-type="string" calcext:value-type="string">
            <text:p>Falls du selber der Zwerg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28]);&quot;&quot;;IF(OR(IF([.C128]=&quot;Monster1&quot;;1;0);IF([.C128]=&quot;Monster2&quot;;1;0);IF([.C128]=&quot;Monster3&quot;;1;0);IF([.C128]=&quot;Monster4&quot;;1;0);IF([.C12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Vor Wut den Zwerg hauen</text:p>
          </table:table-cell>
          <table:table-cell table:style-name="ce67" table:content-validation-name="val3" office:value-type="string" calcext:value-type="string">
            <text:p>Dwarf</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Kämpfe gegen den Zwerg</text:p>
          </table:table-cell>
          <table:table-cell table:style-name="ce67" office:value-type="string" calcext:value-type="string">
            <text:p>Falls du selber der Zwerg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29]);&quot;&quot;;IF(OR(IF([.C129]=&quot;Monster1&quot;;1;0);IF([.C129]=&quot;Monster2&quot;;1;0);IF([.C129]=&quot;Monster3&quot;;1;0);IF([.C129]=&quot;Monster4&quot;;1;0);IF([.C12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Bier über den Elf ausgießen</text:p>
          </table:table-cell>
          <table:table-cell table:style-name="ce6" office:value-type="string" calcext:value-type="string">
            <text:p>Elf</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Kämpfe gegen den Elf</text:p>
          </table:table-cell>
          <table:table-cell table:style-name="ce67" office:value-type="string" calcext:value-type="string">
            <text:p>Falls du selber der Elf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30]);&quot;&quot;;IF(OR(IF([.C130]=&quot;Monster1&quot;;1;0);IF([.C130]=&quot;Monster2&quot;;1;0);IF([.C130]=&quot;Monster3&quot;;1;0);IF([.C130]=&quot;Monster4&quot;;1;0);IF([.C13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Das Bier vom Elf verschütten</text:p>
          </table:table-cell>
          <table:table-cell table:style-name="ce6" office:value-type="string" calcext:value-type="string">
            <text:p>Elf</text:p>
          </table:table-cell>
          <table:table-cell table:style-name="ce41" table:content-validation-name="val4"/>
          <table:table-cell table:style-name="ce67" table:content-validation-name="val5"/>
          <table:table-cell table:style-name="ce6"/>
          <table:table-cell table:style-name="ce6" office:value-type="string" calcext:value-type="string">
            <text:p>Dein Gegner zieht einen Fluch.</text:p>
            <text:p>Kämpfe gegen den Elf.</text:p>
          </table:table-cell>
          <table:table-cell table:style-name="ce67" office:value-type="string" calcext:value-type="string">
            <text:p>Falls du selber der Elf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31]);&quot;&quot;;IF(OR(IF([.C131]=&quot;Monster1&quot;;1;0);IF([.C131]=&quot;Monster2&quot;;1;0);IF([.C131]=&quot;Monster3&quot;;1;0);IF([.C131]=&quot;Monster4&quot;;1;0);IF([.C13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Vor Wut den Elf hauen</text:p>
          </table:table-cell>
          <table:table-cell table:style-name="ce6" office:value-type="string" calcext:value-type="string">
            <text:p>Elf</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Kämpfe gegen den Elf</text:p>
          </table:table-cell>
          <table:table-cell table:style-name="ce67" office:value-type="string" calcext:value-type="string">
            <text:p>Falls du selber der Elf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32]);&quot;&quot;;IF(OR(IF([.C132]=&quot;Monster1&quot;;1;0);IF([.C132]=&quot;Monster2&quot;;1;0);IF([.C132]=&quot;Monster3&quot;;1;0);IF([.C132]=&quot;Monster4&quot;;1;0);IF([.C13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Bier über den Ork ausgießen</text:p>
          </table:table-cell>
          <table:table-cell table:style-name="ce83" office:value-type="string" calcext:value-type="string">
            <text:p>Ork</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Kämpfe gegen den Ork</text:p>
          </table:table-cell>
          <table:table-cell table:style-name="ce67" office:value-type="string" calcext:value-type="string">
            <text:p>Falls du selber der Ork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33]);&quot;&quot;;IF(OR(IF([.C133]=&quot;Monster1&quot;;1;0);IF([.C133]=&quot;Monster2&quot;;1;0);IF([.C133]=&quot;Monster3&quot;;1;0);IF([.C133]=&quot;Monster4&quot;;1;0);IF([.C13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Das Bier vom Ork verschütten</text:p>
          </table:table-cell>
          <table:table-cell table:style-name="ce83" office:value-type="string" calcext:value-type="string">
            <text:p>Ork</text:p>
          </table:table-cell>
          <table:table-cell table:style-name="ce41" table:content-validation-name="val4"/>
          <table:table-cell table:style-name="ce67" table:content-validation-name="val5"/>
          <table:table-cell table:style-name="ce68"/>
          <table:table-cell table:style-name="ce6" office:value-type="string" calcext:value-type="string">
            <text:p>Dein Gegner zieht einen Fluch.</text:p>
            <text:p>Kämpfe gegen den Ork</text:p>
          </table:table-cell>
          <table:table-cell table:style-name="ce67" office:value-type="string" calcext:value-type="string">
            <text:p>Falls du selber der Ork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34]);&quot;&quot;;IF(OR(IF([.C134]=&quot;Monster1&quot;;1;0);IF([.C134]=&quot;Monster2&quot;;1;0);IF([.C134]=&quot;Monster3&quot;;1;0);IF([.C134]=&quot;Monster4&quot;;1;0);IF([.C13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Vor Wut den Ork hauen</text:p>
          </table:table-cell>
          <table:table-cell table:style-name="ce83" office:value-type="string" calcext:value-type="string">
            <text:p>Ork</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Kämpfe gegen den Ork</text:p>
          </table:table-cell>
          <table:table-cell table:style-name="ce67" office:value-type="string" calcext:value-type="string">
            <text:p>Falls du selber der Ork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35]);&quot;&quot;;IF(OR(IF([.C135]=&quot;Monster1&quot;;1;0);IF([.C135]=&quot;Monster2&quot;;1;0);IF([.C135]=&quot;Monster3&quot;;1;0);IF([.C135]=&quot;Monster4&quot;;1;0);IF([.C13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Bier über den Homunkulus ausgießen</text:p>
          </table:table-cell>
          <table:table-cell table:style-name="ce67" table:content-validation-name="val3" office:value-type="string" calcext:value-type="string">
            <text:p>Homunculus</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Kämpfe gegen den Homunkulus</text:p>
          </table:table-cell>
          <table:table-cell table:style-name="ce67" office:value-type="string" calcext:value-type="string">
            <text:p>Falls du selber der Homunkulus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36]);&quot;&quot;;IF(OR(IF([.C136]=&quot;Monster1&quot;;1;0);IF([.C136]=&quot;Monster2&quot;;1;0);IF([.C136]=&quot;Monster3&quot;;1;0);IF([.C136]=&quot;Monster4&quot;;1;0);IF([.C13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Das Bier vom Homunkulus verschütten</text:p>
          </table:table-cell>
          <table:table-cell table:style-name="ce67" table:content-validation-name="val3" office:value-type="string" calcext:value-type="string">
            <text:p>Homunculus</text:p>
          </table:table-cell>
          <table:table-cell table:style-name="ce41" table:content-validation-name="val4"/>
          <table:table-cell table:style-name="ce67" table:content-validation-name="val5"/>
          <table:table-cell table:style-name="ce68"/>
          <table:table-cell table:style-name="ce6" office:value-type="string" calcext:value-type="string">
            <text:p>Dein Gegner zieht einen Fluch.</text:p>
            <text:p>Kämpfe gegen den Homunkulus</text:p>
          </table:table-cell>
          <table:table-cell table:style-name="ce67" office:value-type="string" calcext:value-type="string">
            <text:p>Falls du selber der Homunkulus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37]);&quot;&quot;;IF(OR(IF([.C137]=&quot;Monster1&quot;;1;0);IF([.C137]=&quot;Monster2&quot;;1;0);IF([.C137]=&quot;Monster3&quot;;1;0);IF([.C137]=&quot;Monster4&quot;;1;0);IF([.C13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Vor Wut den Homunculus hauen</text:p>
          </table:table-cell>
          <table:table-cell table:style-name="ce67" table:content-validation-name="val3" office:value-type="string" calcext:value-type="string">
            <text:p>Homunculus</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Kämpfe gegen den Homunkulus</text:p>
          </table:table-cell>
          <table:table-cell table:style-name="ce67" office:value-type="string" calcext:value-type="string">
            <text:p>Falls du selber der Homunkulus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38]);&quot;&quot;;IF(OR(IF([.C138]=&quot;Monster1&quot;;1;0);IF([.C138]=&quot;Monster2&quot;;1;0);IF([.C138]=&quot;Monster3&quot;;1;0);IF([.C138]=&quot;Monster4&quot;;1;0);IF([.C13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Bier über den Goblin ausgießen</text:p>
          </table:table-cell>
          <table:table-cell table:style-name="ce67" table:content-validation-name="val3" office:value-type="string" calcext:value-type="string">
            <text:p>Goblin</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Kämpfe gegen den Goblin</text:p>
          </table:table-cell>
          <table:table-cell table:style-name="ce67" office:value-type="string" calcext:value-type="string">
            <text:p>Falls du selber der Goblin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39]);&quot;&quot;;IF(OR(IF([.C139]=&quot;Monster1&quot;;1;0);IF([.C139]=&quot;Monster2&quot;;1;0);IF([.C139]=&quot;Monster3&quot;;1;0);IF([.C139]=&quot;Monster4&quot;;1;0);IF([.C13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Das Bier vom Goblin verschütten</text:p>
          </table:table-cell>
          <table:table-cell table:style-name="ce67" table:content-validation-name="val3" office:value-type="string" calcext:value-type="string">
            <text:p>Goblin</text:p>
          </table:table-cell>
          <table:table-cell table:style-name="ce41" table:content-validation-name="val4"/>
          <table:table-cell table:style-name="ce67" table:content-validation-name="val5"/>
          <table:table-cell table:style-name="ce68"/>
          <table:table-cell table:style-name="ce6" office:value-type="string" calcext:value-type="string">
            <text:p>Dein Gegner zieht einen Fluch.</text:p>
            <text:p>Kämpfe gegen den Goblin</text:p>
          </table:table-cell>
          <table:table-cell table:style-name="ce67" office:value-type="string" calcext:value-type="string">
            <text:p>Falls du selber der Goblin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40]);&quot;&quot;;IF(OR(IF([.C140]=&quot;Monster1&quot;;1;0);IF([.C140]=&quot;Monster2&quot;;1;0);IF([.C140]=&quot;Monster3&quot;;1;0);IF([.C140]=&quot;Monster4&quot;;1;0);IF([.C14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Vor Wut den Goblin hauen</text:p>
          </table:table-cell>
          <table:table-cell table:style-name="ce67" table:content-validation-name="val3" office:value-type="string" calcext:value-type="string">
            <text:p>Goblin</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Kämpfe gegen den Goblin</text:p>
          </table:table-cell>
          <table:table-cell table:style-name="ce67" office:value-type="string" calcext:value-type="string">
            <text:p>Falls du selber der Goblin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41]);&quot;&quot;;IF(OR(IF([.C141]=&quot;Monster1&quot;;1;0);IF([.C141]=&quot;Monster2&quot;;1;0);IF([.C141]=&quot;Monster3&quot;;1;0);IF([.C141]=&quot;Monster4&quot;;1;0);IF([.C14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Bier über den Riesen ausgießen</text:p>
          </table:table-cell>
          <table:table-cell table:style-name="ce67" table:content-validation-name="val3" office:value-type="string" calcext:value-type="string">
            <text:p>Giant</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Kämpfe gegen den Riesen</text:p>
          </table:table-cell>
          <table:table-cell table:style-name="ce67" office:value-type="string" calcext:value-type="string">
            <text:p>Falls du selber der Riese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42]);&quot;&quot;;IF(OR(IF([.C142]=&quot;Monster1&quot;;1;0);IF([.C142]=&quot;Monster2&quot;;1;0);IF([.C142]=&quot;Monster3&quot;;1;0);IF([.C142]=&quot;Monster4&quot;;1;0);IF([.C14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Das Bier vom Riesen verschütten</text:p>
          </table:table-cell>
          <table:table-cell table:style-name="ce67" table:content-validation-name="val3" office:value-type="string" calcext:value-type="string">
            <text:p>Giant</text:p>
          </table:table-cell>
          <table:table-cell table:style-name="ce41" table:content-validation-name="val4"/>
          <table:table-cell table:style-name="ce67" table:content-validation-name="val5"/>
          <table:table-cell table:style-name="ce68"/>
          <table:table-cell table:style-name="ce6" office:value-type="string" calcext:value-type="string">
            <text:p>Dein Gegner zieht einen Fluch.</text:p>
            <text:p>Kämpfe gegen den Riesen</text:p>
          </table:table-cell>
          <table:table-cell table:style-name="ce67" office:value-type="string" calcext:value-type="string">
            <text:p>Falls du selber der Riese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43]);&quot;&quot;;IF(OR(IF([.C143]=&quot;Monster1&quot;;1;0);IF([.C143]=&quot;Monster2&quot;;1;0);IF([.C143]=&quot;Monster3&quot;;1;0);IF([.C143]=&quot;Monster4&quot;;1;0);IF([.C14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Vor Wut den Riesen hauen</text:p>
          </table:table-cell>
          <table:table-cell table:style-name="ce67" table:content-validation-name="val3" office:value-type="string" calcext:value-type="string">
            <text:p>Giant</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Kämpfe gegen den Riesen</text:p>
          </table:table-cell>
          <table:table-cell table:style-name="ce67" office:value-type="string" calcext:value-type="string">
            <text:p>Falls du selber der Riese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44]);&quot;&quot;;IF(OR(IF([.C144]=&quot;Monster1&quot;;1;0);IF([.C144]=&quot;Monster2&quot;;1;0);IF([.C144]=&quot;Monster3&quot;;1;0);IF([.C144]=&quot;Monster4&quot;;1;0);IF([.C14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Bier über den Dämon ausgießen</text:p>
          </table:table-cell>
          <table:table-cell table:style-name="ce67" table:content-validation-name="val3" office:value-type="string" calcext:value-type="string">
            <text:p>Demon</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Kämpfe gegen den Dämon</text:p>
          </table:table-cell>
          <table:table-cell table:style-name="ce67" office:value-type="string" calcext:value-type="string">
            <text:p>Falls du selber der Dämon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45]);&quot;&quot;;IF(OR(IF([.C145]=&quot;Monster1&quot;;1;0);IF([.C145]=&quot;Monster2&quot;;1;0);IF([.C145]=&quot;Monster3&quot;;1;0);IF([.C145]=&quot;Monster4&quot;;1;0);IF([.C14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Das Bier vom Dämon verschütten</text:p>
          </table:table-cell>
          <table:table-cell table:style-name="ce67" table:content-validation-name="val3" office:value-type="string" calcext:value-type="string">
            <text:p>Demon</text:p>
          </table:table-cell>
          <table:table-cell table:style-name="ce41" table:content-validation-name="val4"/>
          <table:table-cell table:style-name="ce67" table:content-validation-name="val5"/>
          <table:table-cell table:style-name="ce68"/>
          <table:table-cell table:style-name="ce6" office:value-type="string" calcext:value-type="string">
            <text:p>Dein Gegner zieht einen Fluch.</text:p>
            <text:p>Kämpfe gegen den Dämon</text:p>
          </table:table-cell>
          <table:table-cell table:style-name="ce67" office:value-type="string" calcext:value-type="string">
            <text:p>Falls du selber der Dämon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46]);&quot;&quot;;IF(OR(IF([.C146]=&quot;Monster1&quot;;1;0);IF([.C146]=&quot;Monster2&quot;;1;0);IF([.C146]=&quot;Monster3&quot;;1;0);IF([.C146]=&quot;Monster4&quot;;1;0);IF([.C14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76" office:value-type="string" calcext:value-type="string">
            <text:p>Vor Wut den Dämon hauen</text:p>
          </table:table-cell>
          <table:table-cell table:style-name="ce67" table:content-validation-name="val3" office:value-type="string" calcext:value-type="string">
            <text:p>Demon</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Kämpfe gegen den Dämon</text:p>
          </table:table-cell>
          <table:table-cell table:style-name="ce67" office:value-type="string" calcext:value-type="string">
            <text:p>Falls du selber der Dämon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47]);&quot;&quot;;IF(OR(IF([.C147]=&quot;Monster1&quot;;1;0);IF([.C147]=&quot;Monster2&quot;;1;0);IF([.C147]=&quot;Monster3&quot;;1;0);IF([.C147]=&quot;Monster4&quot;;1;0);IF([.C14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Den Zwerg auf den Fuß Treten</text:p>
          </table:table-cell>
          <table:table-cell table:style-name="ce67" table:content-validation-name="val3" office:value-type="string" calcext:value-type="string">
            <text:p>Dwarf</text:p>
          </table:table-cell>
          <table:table-cell table:style-name="ce41" table:content-validation-name="val4"/>
          <table:table-cell table:style-name="ce67" table:content-validation-name="val5"/>
          <table:table-cell table:style-name="ce68"/>
          <table:table-cell table:style-name="ce6" office:value-type="string" calcext:value-type="string">
            <text:p>-3 auf den Fluchtwurf deines Gegners</text:p>
            <text:p>Kämpfe gegen den Zwerg</text:p>
          </table:table-cell>
          <table:table-cell table:style-name="ce67" office:value-type="string" calcext:value-type="string">
            <text:p>Falls du selber der Zwerg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48]);&quot;&quot;;IF(OR(IF([.C148]=&quot;Monster1&quot;;1;0);IF([.C148]=&quot;Monster2&quot;;1;0);IF([.C148]=&quot;Monster3&quot;;1;0);IF([.C148]=&quot;Monster4&quot;;1;0);IF([.C14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Den Zwerg beim Anstoßen nicht in die Augen schauen</text:p>
          </table:table-cell>
          <table:table-cell table:style-name="ce67" table:content-validation-name="val3" office:value-type="string" calcext:value-type="string">
            <text:p>Dwarf</text:p>
          </table:table-cell>
          <table:table-cell table:style-name="ce41" table:content-validation-name="val4"/>
          <table:table-cell table:style-name="ce67" table:content-validation-name="val5"/>
          <table:table-cell table:style-name="ce68"/>
          <table:table-cell table:style-name="ce6" office:value-type="string" calcext:value-type="string">
            <text:p>Du ziehst einen Segen.</text:p>
            <text:p>Kämpfe gegen den Zwerg</text:p>
          </table:table-cell>
          <table:table-cell table:style-name="ce67" office:value-type="string" calcext:value-type="string">
            <text:p>Falls du selber der Zwerg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49]);&quot;&quot;;IF(OR(IF([.C149]=&quot;Monster1&quot;;1;0);IF([.C149]=&quot;Monster2&quot;;1;0);IF([.C149]=&quot;Monster3&quot;;1;0);IF([.C149]=&quot;Monster4&quot;;1;0);IF([.C14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Heimlich Karten vom Stapel klauen während der Zwerg wegschaut</text:p>
          </table:table-cell>
          <table:table-cell table:style-name="ce67" table:content-validation-name="val3" office:value-type="string" calcext:value-type="string">
            <text:p>Dwarf</text:p>
          </table:table-cell>
          <table:table-cell table:style-name="ce41" table:content-validation-name="val4"/>
          <table:table-cell table:style-name="ce67" table:content-validation-name="val5"/>
          <table:table-cell table:style-name="ce68"/>
          <table:table-cell table:style-name="ce6" office:value-type="string" calcext:value-type="string">
            <text:p>Ziehe 2 Zauberkarten</text:p>
            <text:p>Kämpfe gegen den Zwerg</text:p>
          </table:table-cell>
          <table:table-cell table:style-name="ce67" office:value-type="string" calcext:value-type="string">
            <text:p>Falls du selber der Zwerg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50]);&quot;&quot;;IF(OR(IF([.C150]=&quot;Monster1&quot;;1;0);IF([.C150]=&quot;Monster2&quot;;1;0);IF([.C150]=&quot;Monster3&quot;;1;0);IF([.C150]=&quot;Monster4&quot;;1;0);IF([.C15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Den Elf auf den Fuß Treten</text:p>
          </table:table-cell>
          <table:table-cell table:style-name="ce6" office:value-type="string" calcext:value-type="string">
            <text:p>Elf</text:p>
          </table:table-cell>
          <table:table-cell table:style-name="ce41" table:content-validation-name="val4"/>
          <table:table-cell table:style-name="ce67" table:content-validation-name="val5"/>
          <table:table-cell table:style-name="ce68"/>
          <table:table-cell table:style-name="ce6" office:value-type="string" calcext:value-type="string">
            <text:p>-3 auf den Fluchtwurf deines Gegners</text:p>
            <text:p>Kämpfe gegen den Elf</text:p>
          </table:table-cell>
          <table:table-cell table:style-name="ce67" office:value-type="string" calcext:value-type="string">
            <text:p>Falls du selber der Zwerg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51]);&quot;&quot;;IF(OR(IF([.C151]=&quot;Monster1&quot;;1;0);IF([.C151]=&quot;Monster2&quot;;1;0);IF([.C151]=&quot;Monster3&quot;;1;0);IF([.C151]=&quot;Monster4&quot;;1;0);IF([.C15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Den Elf beim Anstoßen nicht in die Augen schauen</text:p>
          </table:table-cell>
          <table:table-cell table:style-name="ce6" office:value-type="string" calcext:value-type="string">
            <text:p>Elf</text:p>
          </table:table-cell>
          <table:table-cell table:style-name="ce41" table:content-validation-name="val4"/>
          <table:table-cell table:style-name="ce67" table:content-validation-name="val5"/>
          <table:table-cell table:style-name="ce68"/>
          <table:table-cell table:style-name="ce6" office:value-type="string" calcext:value-type="string">
            <text:p>Du ziehst einen Segen.</text:p>
            <text:p>Kämpfe gegen den Elf</text:p>
          </table:table-cell>
          <table:table-cell table:style-name="ce67" office:value-type="string" calcext:value-type="string">
            <text:p>Falls du selber der Zwerg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52]);&quot;&quot;;IF(OR(IF([.C152]=&quot;Monster1&quot;;1;0);IF([.C152]=&quot;Monster2&quot;;1;0);IF([.C152]=&quot;Monster3&quot;;1;0);IF([.C152]=&quot;Monster4&quot;;1;0);IF([.C15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Heimlich Karten vom Stapel klauen während der Elf wegschaut</text:p>
          </table:table-cell>
          <table:table-cell table:style-name="ce6" office:value-type="string" calcext:value-type="string">
            <text:p>Elf</text:p>
          </table:table-cell>
          <table:table-cell table:style-name="ce41" table:content-validation-name="val4"/>
          <table:table-cell table:style-name="ce67" table:content-validation-name="val5"/>
          <table:table-cell table:style-name="ce68"/>
          <table:table-cell table:style-name="ce6" office:value-type="string" calcext:value-type="string">
            <text:p>Ziehe 2 Zauberkarten</text:p>
            <text:p>Kämpfe gegen den Elf</text:p>
          </table:table-cell>
          <table:table-cell table:style-name="ce67" office:value-type="string" calcext:value-type="string">
            <text:p>Falls du selber der Zwerg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53]);&quot;&quot;;IF(OR(IF([.C153]=&quot;Monster1&quot;;1;0);IF([.C153]=&quot;Monster2&quot;;1;0);IF([.C153]=&quot;Monster3&quot;;1;0);IF([.C153]=&quot;Monster4&quot;;1;0);IF([.C15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Den Ork auf den Fuß Treten</text:p>
          </table:table-cell>
          <table:table-cell table:style-name="ce83" office:value-type="string" calcext:value-type="string">
            <text:p>Ork</text:p>
          </table:table-cell>
          <table:table-cell table:style-name="ce41" table:content-validation-name="val4"/>
          <table:table-cell table:style-name="ce67" table:content-validation-name="val5"/>
          <table:table-cell table:style-name="ce68"/>
          <table:table-cell table:style-name="ce6" office:value-type="string" calcext:value-type="string">
            <text:p>-3 auf den Fluchtwurf deines Gegners</text:p>
            <text:p>Kämpfe gegen den Ork</text:p>
          </table:table-cell>
          <table:table-cell table:style-name="ce67" office:value-type="string" calcext:value-type="string">
            <text:p>Falls du selber der Ork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54]);&quot;&quot;;IF(OR(IF([.C154]=&quot;Monster1&quot;;1;0);IF([.C154]=&quot;Monster2&quot;;1;0);IF([.C154]=&quot;Monster3&quot;;1;0);IF([.C154]=&quot;Monster4&quot;;1;0);IF([.C15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Den Ork beim Anstoßen nicht in die Augen schauen</text:p>
          </table:table-cell>
          <table:table-cell table:style-name="ce83" office:value-type="string" calcext:value-type="string">
            <text:p>Ork</text:p>
          </table:table-cell>
          <table:table-cell table:style-name="ce41" table:content-validation-name="val4"/>
          <table:table-cell table:style-name="ce67" table:content-validation-name="val5"/>
          <table:table-cell table:style-name="ce68"/>
          <table:table-cell table:style-name="ce6" office:value-type="string" calcext:value-type="string">
            <text:p>Du ziehst einen Segen.</text:p>
            <text:p>Kämpfe gegen den Ork</text:p>
          </table:table-cell>
          <table:table-cell table:style-name="ce67" office:value-type="string" calcext:value-type="string">
            <text:p>Falls du selber der Ork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55]);&quot;&quot;;IF(OR(IF([.C155]=&quot;Monster1&quot;;1;0);IF([.C155]=&quot;Monster2&quot;;1;0);IF([.C155]=&quot;Monster3&quot;;1;0);IF([.C155]=&quot;Monster4&quot;;1;0);IF([.C15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Heimlich Karten vom Stapel klauen während der Ork wegschaut</text:p>
          </table:table-cell>
          <table:table-cell table:style-name="ce83" office:value-type="string" calcext:value-type="string">
            <text:p>Ork</text:p>
          </table:table-cell>
          <table:table-cell table:style-name="ce41" table:content-validation-name="val4"/>
          <table:table-cell table:style-name="ce67" table:content-validation-name="val5"/>
          <table:table-cell table:style-name="ce68"/>
          <table:table-cell table:style-name="ce6" office:value-type="string" calcext:value-type="string">
            <text:p>Ziehe 2 Zauberkarten</text:p>
            <text:p>Kämpfe gegen den Ork</text:p>
          </table:table-cell>
          <table:table-cell table:style-name="ce67" office:value-type="string" calcext:value-type="string">
            <text:p>Falls du selber der Ork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56]);&quot;&quot;;IF(OR(IF([.C156]=&quot;Monster1&quot;;1;0);IF([.C156]=&quot;Monster2&quot;;1;0);IF([.C156]=&quot;Monster3&quot;;1;0);IF([.C156]=&quot;Monster4&quot;;1;0);IF([.C15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Den Homunkulus auf den Fuß Treten</text:p>
          </table:table-cell>
          <table:table-cell table:style-name="ce67" table:content-validation-name="val3" office:value-type="string" calcext:value-type="string">
            <text:p>Homunculus</text:p>
          </table:table-cell>
          <table:table-cell table:style-name="ce41" table:content-validation-name="val4"/>
          <table:table-cell table:style-name="ce67" table:content-validation-name="val5"/>
          <table:table-cell table:style-name="ce68"/>
          <table:table-cell table:style-name="ce6" office:value-type="string" calcext:value-type="string">
            <text:p>-3 auf den Fluchtwurf deines Gegners</text:p>
            <text:p>Kämpfe gegen den Homunkulus</text:p>
          </table:table-cell>
          <table:table-cell table:style-name="ce67" office:value-type="string" calcext:value-type="string">
            <text:p>Falls du selber der Homunkulus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57]);&quot;&quot;;IF(OR(IF([.C157]=&quot;Monster1&quot;;1;0);IF([.C157]=&quot;Monster2&quot;;1;0);IF([.C157]=&quot;Monster3&quot;;1;0);IF([.C157]=&quot;Monster4&quot;;1;0);IF([.C15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Den Homunkulus beim Anstoßen nicht in die Augen schauen</text:p>
          </table:table-cell>
          <table:table-cell table:style-name="ce67" table:content-validation-name="val3" office:value-type="string" calcext:value-type="string">
            <text:p>Homunculus</text:p>
          </table:table-cell>
          <table:table-cell table:style-name="ce41" table:content-validation-name="val4"/>
          <table:table-cell table:style-name="ce67" table:content-validation-name="val5"/>
          <table:table-cell table:style-name="ce68"/>
          <table:table-cell table:style-name="ce6" office:value-type="string" calcext:value-type="string">
            <text:p>Du ziehst einen Segen.</text:p>
            <text:p>Kämpfe gegen den Homunkulus</text:p>
          </table:table-cell>
          <table:table-cell table:style-name="ce67" office:value-type="string" calcext:value-type="string">
            <text:p>Falls du selber der Homunkulus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58]);&quot;&quot;;IF(OR(IF([.C158]=&quot;Monster1&quot;;1;0);IF([.C158]=&quot;Monster2&quot;;1;0);IF([.C158]=&quot;Monster3&quot;;1;0);IF([.C158]=&quot;Monster4&quot;;1;0);IF([.C15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Heimlich Karten vom Stapel klauen während der Homunculus wegschaut</text:p>
          </table:table-cell>
          <table:table-cell table:style-name="ce67" table:content-validation-name="val3" office:value-type="string" calcext:value-type="string">
            <text:p>Homunculus</text:p>
          </table:table-cell>
          <table:table-cell table:style-name="ce41" table:content-validation-name="val4"/>
          <table:table-cell table:style-name="ce67" table:content-validation-name="val5"/>
          <table:table-cell table:style-name="ce68"/>
          <table:table-cell table:style-name="ce6" office:value-type="string" calcext:value-type="string">
            <text:p>Ziehe 2 Zauberkarten</text:p>
            <text:p>Kämpfe gegen den Homunkulus</text:p>
          </table:table-cell>
          <table:table-cell table:style-name="ce67" office:value-type="string" calcext:value-type="string">
            <text:p>Falls du selber der Homunkulus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59]);&quot;&quot;;IF(OR(IF([.C159]=&quot;Monster1&quot;;1;0);IF([.C159]=&quot;Monster2&quot;;1;0);IF([.C159]=&quot;Monster3&quot;;1;0);IF([.C159]=&quot;Monster4&quot;;1;0);IF([.C15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Den Goblin auf den Fuß Treten</text:p>
          </table:table-cell>
          <table:table-cell table:style-name="ce67" table:content-validation-name="val3" office:value-type="string" calcext:value-type="string">
            <text:p>Goblin</text:p>
          </table:table-cell>
          <table:table-cell table:style-name="ce41" table:content-validation-name="val4"/>
          <table:table-cell table:style-name="ce67" table:content-validation-name="val5"/>
          <table:table-cell table:style-name="ce68"/>
          <table:table-cell table:style-name="ce6" office:value-type="string" calcext:value-type="string">
            <text:p>-3 auf den Fluchtwurf deines Gegners</text:p>
            <text:p>Kämpfe gegen den Goblin</text:p>
          </table:table-cell>
          <table:table-cell table:style-name="ce67" office:value-type="string" calcext:value-type="string">
            <text:p>Falls du selber der Goblin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60]);&quot;&quot;;IF(OR(IF([.C160]=&quot;Monster1&quot;;1;0);IF([.C160]=&quot;Monster2&quot;;1;0);IF([.C160]=&quot;Monster3&quot;;1;0);IF([.C160]=&quot;Monster4&quot;;1;0);IF([.C16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Den Goblin beim Anstoßen nicht in die Augen schauen</text:p>
          </table:table-cell>
          <table:table-cell table:style-name="ce67" table:content-validation-name="val3" office:value-type="string" calcext:value-type="string">
            <text:p>Goblin</text:p>
          </table:table-cell>
          <table:table-cell table:style-name="ce41" table:content-validation-name="val4"/>
          <table:table-cell table:style-name="ce67" table:content-validation-name="val5"/>
          <table:table-cell table:style-name="ce68"/>
          <table:table-cell table:style-name="ce6" office:value-type="string" calcext:value-type="string">
            <text:p>Du ziehst einen Segen.</text:p>
            <text:p>Kämpfe gegen den Goblin</text:p>
          </table:table-cell>
          <table:table-cell table:style-name="ce67" office:value-type="string" calcext:value-type="string">
            <text:p>Falls du selber der Goblin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61]);&quot;&quot;;IF(OR(IF([.C161]=&quot;Monster1&quot;;1;0);IF([.C161]=&quot;Monster2&quot;;1;0);IF([.C161]=&quot;Monster3&quot;;1;0);IF([.C161]=&quot;Monster4&quot;;1;0);IF([.C16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Heimlich Karten vom Stapel klauen während der Goblin wegschaut</text:p>
          </table:table-cell>
          <table:table-cell table:style-name="ce67" table:content-validation-name="val3" office:value-type="string" calcext:value-type="string">
            <text:p>Goblin</text:p>
          </table:table-cell>
          <table:table-cell table:style-name="ce41" table:content-validation-name="val4"/>
          <table:table-cell table:style-name="ce67" table:content-validation-name="val5"/>
          <table:table-cell table:style-name="ce68"/>
          <table:table-cell table:style-name="ce6" office:value-type="string" calcext:value-type="string">
            <text:p>Ziehe 2 Zauberkarten</text:p>
            <text:p>Kämpfe gegen den Goblin</text:p>
          </table:table-cell>
          <table:table-cell table:style-name="ce67" office:value-type="string" calcext:value-type="string">
            <text:p>Falls du selber der Goblin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62]);&quot;&quot;;IF(OR(IF([.C162]=&quot;Monster1&quot;;1;0);IF([.C162]=&quot;Monster2&quot;;1;0);IF([.C162]=&quot;Monster3&quot;;1;0);IF([.C162]=&quot;Monster4&quot;;1;0);IF([.C16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Den Riesen auf den Fuß Treten</text:p>
          </table:table-cell>
          <table:table-cell table:style-name="ce67" table:content-validation-name="val3" office:value-type="string" calcext:value-type="string">
            <text:p>Giant</text:p>
          </table:table-cell>
          <table:table-cell table:style-name="ce41" table:content-validation-name="val4"/>
          <table:table-cell table:style-name="ce67" table:content-validation-name="val5"/>
          <table:table-cell table:style-name="ce68"/>
          <table:table-cell table:style-name="ce6" office:value-type="string" calcext:value-type="string">
            <text:p>-3 auf den Fluchtwurf deines Gegners</text:p>
            <text:p>Kämpfe gegen den Riesen</text:p>
          </table:table-cell>
          <table:table-cell table:style-name="ce67" office:value-type="string" calcext:value-type="string">
            <text:p>Falls du selber der Riese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63]);&quot;&quot;;IF(OR(IF([.C163]=&quot;Monster1&quot;;1;0);IF([.C163]=&quot;Monster2&quot;;1;0);IF([.C163]=&quot;Monster3&quot;;1;0);IF([.C163]=&quot;Monster4&quot;;1;0);IF([.C16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Den Riesen beim Anstoßen nicht in die Augen schauen</text:p>
          </table:table-cell>
          <table:table-cell table:style-name="ce67" table:content-validation-name="val3" office:value-type="string" calcext:value-type="string">
            <text:p>Giant</text:p>
          </table:table-cell>
          <table:table-cell table:style-name="ce41" table:content-validation-name="val4"/>
          <table:table-cell table:style-name="ce67" table:content-validation-name="val5"/>
          <table:table-cell table:style-name="ce68"/>
          <table:table-cell table:style-name="ce6" office:value-type="string" calcext:value-type="string">
            <text:p>Du ziehst einen Segen.</text:p>
            <text:p>Kämpfe gegen den Riesen</text:p>
          </table:table-cell>
          <table:table-cell table:style-name="ce67" office:value-type="string" calcext:value-type="string">
            <text:p>Falls du selber der Riese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64]);&quot;&quot;;IF(OR(IF([.C164]=&quot;Monster1&quot;;1;0);IF([.C164]=&quot;Monster2&quot;;1;0);IF([.C164]=&quot;Monster3&quot;;1;0);IF([.C164]=&quot;Monster4&quot;;1;0);IF([.C16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Heimlich Karten vom Stapel klauen während der Riese wegschaut</text:p>
          </table:table-cell>
          <table:table-cell table:style-name="ce67" table:content-validation-name="val3" office:value-type="string" calcext:value-type="string">
            <text:p>Giant</text:p>
          </table:table-cell>
          <table:table-cell table:style-name="ce41" table:content-validation-name="val4"/>
          <table:table-cell table:style-name="ce67" table:content-validation-name="val5"/>
          <table:table-cell table:style-name="ce68"/>
          <table:table-cell table:style-name="ce6" office:value-type="string" calcext:value-type="string">
            <text:p>Ziehe 2 Zauberkarten</text:p>
            <text:p>Kämpfe gegen den Riesen</text:p>
          </table:table-cell>
          <table:table-cell table:style-name="ce67" office:value-type="string" calcext:value-type="string">
            <text:p>Falls du selber der Riese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65]);&quot;&quot;;IF(OR(IF([.C165]=&quot;Monster1&quot;;1;0);IF([.C165]=&quot;Monster2&quot;;1;0);IF([.C165]=&quot;Monster3&quot;;1;0);IF([.C165]=&quot;Monster4&quot;;1;0);IF([.C16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Den Dämon auf den Fuß Treten</text:p>
          </table:table-cell>
          <table:table-cell table:style-name="ce67" table:content-validation-name="val3" office:value-type="string" calcext:value-type="string">
            <text:p>Demon</text:p>
          </table:table-cell>
          <table:table-cell table:style-name="ce41" table:content-validation-name="val4"/>
          <table:table-cell table:style-name="ce67" table:content-validation-name="val5"/>
          <table:table-cell table:style-name="ce68"/>
          <table:table-cell table:style-name="ce6" office:value-type="string" calcext:value-type="string">
            <text:p>-3 auf den Fluchtwurf deines Gegners</text:p>
            <text:p>Kämpfe gegen den Dämon</text:p>
          </table:table-cell>
          <table:table-cell table:style-name="ce67" office:value-type="string" calcext:value-type="string">
            <text:p>Falls du selber der Dämon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66]);&quot;&quot;;IF(OR(IF([.C166]=&quot;Monster1&quot;;1;0);IF([.C166]=&quot;Monster2&quot;;1;0);IF([.C166]=&quot;Monster3&quot;;1;0);IF([.C166]=&quot;Monster4&quot;;1;0);IF([.C16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Den Dämon beim Anstoßen nicht in die Augen schauen</text:p>
          </table:table-cell>
          <table:table-cell table:style-name="ce67" table:content-validation-name="val3" office:value-type="string" calcext:value-type="string">
            <text:p>Demon</text:p>
          </table:table-cell>
          <table:table-cell table:style-name="ce41" table:content-validation-name="val4"/>
          <table:table-cell table:style-name="ce67" table:content-validation-name="val5"/>
          <table:table-cell table:style-name="ce68"/>
          <table:table-cell table:style-name="ce6" office:value-type="string" calcext:value-type="string">
            <text:p>Du ziehst einen Segen.</text:p>
            <text:p>Kämpfe gegen den Dämon</text:p>
          </table:table-cell>
          <table:table-cell table:style-name="ce67" office:value-type="string" calcext:value-type="string">
            <text:p>Falls du selber der Dämon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67]);&quot;&quot;;IF(OR(IF([.C167]=&quot;Monster1&quot;;1;0);IF([.C167]=&quot;Monster2&quot;;1;0);IF([.C167]=&quot;Monster3&quot;;1;0);IF([.C167]=&quot;Monster4&quot;;1;0);IF([.C16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Duell</text:p>
          </table:table-cell>
          <table:table-cell table:style-name="ce67" office:value-type="string" calcext:value-type="string">
            <text:p>Heimlich Karten vom Stapel klauen während der Dämon wegschaut</text:p>
          </table:table-cell>
          <table:table-cell table:style-name="ce67" table:content-validation-name="val3" office:value-type="string" calcext:value-type="string">
            <text:p>Demon</text:p>
          </table:table-cell>
          <table:table-cell table:style-name="ce41" table:content-validation-name="val4"/>
          <table:table-cell table:style-name="ce67" table:content-validation-name="val5"/>
          <table:table-cell table:style-name="ce68"/>
          <table:table-cell table:style-name="ce6" office:value-type="string" calcext:value-type="string">
            <text:p>Ziehe 2 Zauberkarten</text:p>
            <text:p>Kämpfe gegen den Dämon</text:p>
          </table:table-cell>
          <table:table-cell table:style-name="ce67" office:value-type="string" calcext:value-type="string">
            <text:p>Falls du selber der Dämon sein solltest, kämpfst du mit den selbem Kampfbonus gegen einen anderen Spieler deiner Wahl.</text:p>
            <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68]);&quot;&quot;;IF(OR(IF([.C168]=&quot;Monster1&quot;;1;0);IF([.C168]=&quot;Monster2&quot;;1;0);IF([.C168]=&quot;Monster3&quot;;1;0);IF([.C168]=&quot;Monster4&quot;;1;0);IF([.C168]=&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1</text:p>
          </table:table-cell>
          <table:table-cell table:style-name="ce67" office:value-type="string" calcext:value-type="string">
            <text:p>Belebte Rüstung</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table:table-cell table:style-name="ce6" office:value-type="string" calcext:value-type="string">
            <text:p>+3 / +1</text:p>
          </table:table-cell>
          <table:table-cell table:style-name="ce6"/>
          <table:table-cell table:style-name="ce67"/>
          <table:table-cell table:style-name="ce67" office:value-type="string" calcext:value-type="string">
            <text:p>Best friends forever.</text:p>
          </table:table-cell>
          <table:table-cell table:style-name="ce67" table:content-validation-name="val6"/>
          <table:table-cell table:style-name="ce67" table:content-validation-name="val7"/>
          <table:table-cell table:style-name="ce67" table:number-columns-repeated="2"/>
          <table:table-cell table:style-name="ce90" office:value-type="string" calcext:value-type="string">
            <text:p>Extra schwer, extra sicher:</text:p>
            <text:p>+1/-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169]);&quot;&quot;;IF(OR(IF([.C169]=&quot;Monster1&quot;;1;0);IF([.C169]=&quot;Monster2&quot;;1;0);IF([.C169]=&quot;Monster3&quot;;1;0);IF([.C169]=&quot;Monster4&quot;;1;0);IF([.C169]=&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1</text:p>
          </table:table-cell>
          <table:table-cell table:style-name="ce67" office:value-type="string" calcext:value-type="string">
            <text:p>Tomahawk</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1 / +1</text:p>
          </table:table-cell>
          <table:table-cell table:style-name="ce6"/>
          <table:table-cell table:style-name="ce67" office:value-type="string" calcext:value-type="string">
            <text:p>Du kannst dich auch entscheiden den Tomahawk vor dem Auswürfeln deiner Kampfstärke zu werfen. Wenn du dies tust, hat diese Karte +3/+1, aber du verlierst sie, falls du den Kampf verlier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Risikoberechnung:</text:p>
            <text:p>+2/0, aber du verlierst die Waffe, falls du den Kampf verlierst.</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70]);&quot;&quot;;IF(OR(IF([.C170]=&quot;Monster1&quot;;1;0);IF([.C170]=&quot;Monster2&quot;;1;0);IF([.C170]=&quot;Monster3&quot;;1;0);IF([.C170]=&quot;Monster4&quot;;1;0);IF([.C17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Degen</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table:table-cell table:style-name="ce67" office:value-type="string" calcext:value-type="string">
            <text:p>Hat stattdessen +3/0, wenn du keine andere Waffe tragen sollte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90" office:value-type="string" calcext:value-type="string">
            <text:p>+1/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71]);&quot;&quot;;IF(OR(IF([.C171]=&quot;Monster1&quot;;1;0);IF([.C171]=&quot;Monster2&quot;;1;0);IF([.C171]=&quot;Monster3&quot;;1;0);IF([.C171]=&quot;Monster4&quot;;1;0);IF([.C17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Glücksklinge</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table:table-cell table:style-name="ce67" office:value-type="string" calcext:value-type="string">
            <text:p>Wenn du eine 1 würfelst, hat diese Waffe stattdessen +5/0.</text:p>
          </table:table-cell>
          <table:table-cell table:style-name="ce67" office:value-type="string" calcext:value-type="string">
            <text:p>Glückstreffer sind die Spezialität dieser Waffe.</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Wenn du eine 1 würfelst, hat die verstärkte Waffe stattdessen +5/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72]);&quot;&quot;;IF(OR(IF([.C172]=&quot;Monster1&quot;;1;0);IF([.C172]=&quot;Monster2&quot;;1;0);IF([.C172]=&quot;Monster3&quot;;1;0);IF([.C172]=&quot;Monster4&quot;;1;0);IF([.C17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Rostiges Schwert</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table:table-cell table:style-name="ce67" office:value-type="string" calcext:value-type="string">
            <text:p>Wenn du mit dieser Waffe einen Spieler im Kampf besiegst, würfelt dieser mit einem D4.</text:p>
            <text:p>Wenn er keine 4 Würfelt, hat er eine Blutvergiftung und muss in seinen nächsten beiden Zügen mit deinem D4 würfel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Wenn du einen anderen Spieler besiegst, bekommt er eine Blutvergiftung nach den Regeln des Rostiges Schwertes</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73]);&quot;&quot;;IF(OR(IF([.C173]=&quot;Monster1&quot;;1;0);IF([.C173]=&quot;Monster2&quot;;1;0);IF([.C173]=&quot;Monster3&quot;;1;0);IF([.C173]=&quot;Monster4&quot;;1;0);IF([.C17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Fackel</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1 / +1</text:p>
          </table:table-cell>
          <table:table-cell table:style-name="ce6"/>
          <table:table-cell table:style-name="ce67" office:value-type="string" calcext:value-type="string">
            <text:p>Hat stattdessen +2/+1, wenn die Sonne bereits untergegangen i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0/+1</text:p>
            <text:p>Sie leuchtet dir den Weg.</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74]);&quot;&quot;;IF(OR(IF([.C174]=&quot;Monster1&quot;;1;0);IF([.C174]=&quot;Monster2&quot;;1;0);IF([.C174]=&quot;Monster3&quot;;1;0);IF([.C174]=&quot;Monster4&quot;;1;0);IF([.C17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Schmiedehammer</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2 / -2</text:p>
          </table:table-cell>
          <table:table-cell table:style-name="ce6"/>
          <table:table-cell table:style-name="ce67"/>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1/+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75]);&quot;&quot;;IF(OR(IF([.C175]=&quot;Monster1&quot;;1;0);IF([.C175]=&quot;Monster2&quot;;1;0);IF([.C175]=&quot;Monster3&quot;;1;0);IF([.C175]=&quot;Monster4&quot;;1;0);IF([.C17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Edle Ritterrüstung</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table:table-cell table:style-name="ce6" office:value-type="string" calcext:value-type="string">
            <text:p>+2 / -1</text:p>
          </table:table-cell>
          <table:table-cell table:style-name="ce6"/>
          <table:table-cell table:style-name="ce67" office:value-type="string" calcext:value-type="string">
            <text:p>Hat stattdessen +3/-1, wenn du gegen einen Menschen kämpfst.</text:p>
          </table:table-cell>
          <table:table-cell table:style-name="ce67" office:value-type="string" calcext:value-type="string">
            <text:p>Ehre leitet dir den Weg.</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1/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176]);&quot;&quot;;IF(OR(IF([.C176]=&quot;Monster1&quot;;1;0);IF([.C176]=&quot;Monster2&quot;;1;0);IF([.C176]=&quot;Monster3&quot;;1;0);IF([.C176]=&quot;Monster4&quot;;1;0);IF([.C17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Flammenschwert</text:p>
          </table:table-cell>
          <table:table-cell table:style-name="ce67" table:content-validation-name="val3" office:value-type="string" calcext:value-type="string">
            <text:p>Weapon</text:p>
          </table:table-cell>
          <table:table-cell table:style-name="ce41" table:content-validation-name="val4" office:value-type="string" calcext:value-type="string">
            <text:p>Zweihändig</text:p>
          </table:table-cell>
          <table:table-cell table:style-name="ce67" table:content-validation-name="val5"/>
          <table:table-cell table:style-name="ce6" office:value-type="string" calcext:value-type="string">
            <text:p>+4 / 0</text:p>
          </table:table-cell>
          <table:table-cell table:style-name="ce6"/>
          <table:table-cell table:style-name="ce67" office:value-type="string" calcext:value-type="string">
            <text:p>Du kannst die "Flasche Dämonenfeuer" auf das Flammenschwert ausrüsten.</text:p>
            <text:p>Dadurch hat diese Waffe von nun an +6/0.</text:p>
          </table:table-cell>
          <table:table-cell table:style-name="ce67" office:value-type="string" calcext:value-type="string">
            <text:p>Es ist kein Glück, sondern Können.</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2/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77]);&quot;&quot;;IF(OR(IF([.C177]=&quot;Monster1&quot;;1;0);IF([.C177]=&quot;Monster2&quot;;1;0);IF([.C177]=&quot;Monster3&quot;;1;0);IF([.C177]=&quot;Monster4&quot;;1;0);IF([.C17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Handtasche</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office:value-type="string" calcext:value-type="string">
            <text:p>NotBodybuilder</text:p>
          </table:table-cell>
          <table:table-cell table:style-name="ce6" table:number-columns-repeated="2"/>
          <table:table-cell table:style-name="ce67" office:value-type="string" calcext:value-type="string">
            <text:p>Du kannst 8 statt 6 Karten auf der Hand halt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78]);&quot;&quot;;IF(OR(IF([.C178]=&quot;Monster1&quot;;1;0);IF([.C178]=&quot;Monster2&quot;;1;0);IF([.C178]=&quot;Monster3&quot;;1;0);IF([.C178]=&quot;Monster4&quot;;1;0);IF([.C17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Heilige Handschuhe des Windes</text:p>
          </table:table-cell>
          <table:table-cell table:style-name="ce67" table:content-validation-name="val3" office:value-type="string" calcext:value-type="string">
            <text:p>Weapon</text:p>
          </table:table-cell>
          <table:table-cell table:style-name="ce41" table:content-validation-name="val4" office:value-type="string" calcext:value-type="string">
            <text:p>Zweihändig</text:p>
          </table:table-cell>
          <table:table-cell table:style-name="ce67" table:content-validation-name="val5"/>
          <table:table-cell table:style-name="ce6" office:value-type="string" calcext:value-type="string">
            <text:p>0 / +3</text:p>
            <text:p>Faith+2</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office:value-type="string" calcext:value-type="string">
            <text:p>Faith +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79]);&quot;&quot;;IF(OR(IF([.C179]=&quot;Monster1&quot;;1;0);IF([.C179]=&quot;Monster2&quot;;1;0);IF([.C179]=&quot;Monster3&quot;;1;0);IF([.C179]=&quot;Monster4&quot;;1;0);IF([.C17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Knoblauch</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gegen Vampire</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80]);&quot;&quot;;IF(OR(IF([.C180]=&quot;Monster1&quot;;1;0);IF([.C180]=&quot;Monster2&quot;;1;0);IF([.C180]=&quot;Monster3&quot;;1;0);IF([.C180]=&quot;Monster4&quot;;1;0);IF([.C18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Lederhelm</text:p>
          </table:table-cell>
          <table:table-cell table:style-name="ce67" table:content-validation-name="val3" office:value-type="string" calcext:value-type="string">
            <text:p>Helmet</text:p>
          </table:table-cell>
          <table:table-cell table:style-name="ce41" table:content-validation-name="val4"/>
          <table:table-cell table:style-name="ce67" table:content-validation-name="val5" office:value-type="string" calcext:value-type="string">
            <text:p>NotVegan</text:p>
          </table:table-cell>
          <table:table-cell table:style-name="ce6" office:value-type="string" calcext:value-type="string">
            <text:p>+1 / 0</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office:value-type="string" calcext:value-type="string">
            <text:p>+1/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81]);&quot;&quot;;IF(OR(IF([.C181]=&quot;Monster1&quot;;1;0);IF([.C181]=&quot;Monster2&quot;;1;0);IF([.C181]=&quot;Monster3&quot;;1;0);IF([.C181]=&quot;Monster4&quot;;1;0);IF([.C18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Lederrucksack</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office:value-type="string" calcext:value-type="string">
            <text:p>NotVegan</text:p>
          </table:table-cell>
          <table:table-cell table:style-name="ce6" table:number-columns-repeated="2"/>
          <table:table-cell table:style-name="ce76" office:value-type="string" calcext:value-type="string">
            <text:p>Du kannst 8 statt 6 Karten auf der Hand halten.</text:p>
          </table:table-cell>
          <table:table-cell table:style-name="ce67"/>
          <table:table-cell table:style-name="ce67" table:content-validation-name="val6"/>
          <table:table-cell table:style-name="ce67" table:content-validation-name="val7"/>
          <table:table-cell table:style-name="ce67" table:number-columns-repeated="2"/>
          <table:table-cell table:style-name="Default"/>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82]);&quot;&quot;;IF(OR(IF([.C182]=&quot;Monster1&quot;;1;0);IF([.C182]=&quot;Monster2&quot;;1;0);IF([.C182]=&quot;Monster3&quot;;1;0);IF([.C182]=&quot;Monster4&quot;;1;0);IF([.C18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Linker Schuh</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table:table-cell table:style-name="ce6" office:value-type="string" calcext:value-type="string">
            <text:p>0 / +2</text:p>
          </table:table-cell>
          <table:table-cell table:style-name="ce6"/>
          <table:table-cell table:style-name="ce67" office:value-type="string" calcext:value-type="string">
            <text:p>Auch in Kombination mit "Rechter Schuh" tragbar.</text:p>
            <text:p>Die Bewegung summiert sich.</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0/+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83]);&quot;&quot;;IF(OR(IF([.C183]=&quot;Monster1&quot;;1;0);IF([.C183]=&quot;Monster2&quot;;1;0);IF([.C183]=&quot;Monster3&quot;;1;0);IF([.C183]=&quot;Monster4&quot;;1;0);IF([.C18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Radieschen Schuhe</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office:value-type="string" calcext:value-type="string">
            <text:p>OnlyVegan</text:p>
          </table:table-cell>
          <table:table-cell table:style-name="ce6" office:value-type="string" calcext:value-type="string">
            <text:p>0 / +3</text:p>
          </table:table-cell>
          <table:table-cell table:style-name="ce6"/>
          <table:table-cell table:style-name="ce67" office:value-type="string" calcext:value-type="string">
            <text:p>Wenn du gegen ein Tier kämpfst, hast du +6 auf deinen Fluchtwurf.</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3 auf deinen Fluchtwurf.</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84]);&quot;&quot;;IF(OR(IF([.C184]=&quot;Monster1&quot;;1;0);IF([.C184]=&quot;Monster2&quot;;1;0);IF([.C184]=&quot;Monster3&quot;;1;0);IF([.C184]=&quot;Monster4&quot;;1;0);IF([.C18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Rechter Schuh</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table:table-cell table:style-name="ce6" office:value-type="string" calcext:value-type="string">
            <text:p>0 / +2</text:p>
          </table:table-cell>
          <table:table-cell table:style-name="ce6"/>
          <table:table-cell table:style-name="ce67" office:value-type="string" calcext:value-type="string">
            <text:p>Auch in Kombination mit "Linker Schuh" tragbar.</text:p>
            <text:p>Die Bewegung summiert sich.</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0/+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185]);&quot;&quot;;IF(OR(IF([.C185]=&quot;Monster1&quot;;1;0);IF([.C185]=&quot;Monster2&quot;;1;0);IF([.C185]=&quot;Monster3&quot;;1;0);IF([.C185]=&quot;Monster4&quot;;1;0);IF([.C18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Schattenumhang</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table:table-cell table:style-name="ce6" office:value-type="string" calcext:value-type="string">
            <text:p>+1 / +2</text:p>
          </table:table-cell>
          <table:table-cell table:style-name="ce6"/>
          <table:table-cell table:style-name="ce67" office:value-type="string" calcext:value-type="string">
            <text:p>Der Kampf mit anderen Spielern zählt immer als ein Kampf in deinem Zug.</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0/+1</text:p>
            <text:p>Der Kampf mit anderen Spielern zählt immer als ein Kampf in deinem Zug.</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1">
          <table:table-cell table:style-name="ce67" table:formula="of:=IF(ISBLANK([.C186]);&quot;&quot;;IF(OR(IF([.C186]=&quot;Monster1&quot;;1;0);IF([.C186]=&quot;Monster2&quot;;1;0);IF([.C186]=&quot;Monster3&quot;;1;0);IF([.C186]=&quot;Monster4&quot;;1;0);IF([.C18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Schulranzen</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office:value-type="string" calcext:value-type="string">
            <text:p>NotPrist</text:p>
          </table:table-cell>
          <table:table-cell table:style-name="ce6" table:number-columns-repeated="2"/>
          <table:table-cell table:style-name="ce76" office:value-type="string" calcext:value-type="string">
            <text:p>Du kannst 8 statt 6 Karten auf der Hand halt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1">
          <table:table-cell table:style-name="ce67" table:formula="of:=IF(ISBLANK([.C187]);&quot;&quot;;IF(OR(IF([.C187]=&quot;Monster1&quot;;1;0);IF([.C187]=&quot;Monster2&quot;;1;0);IF([.C187]=&quot;Monster3&quot;;1;0);IF([.C187]=&quot;Monster4&quot;;1;0);IF([.C187]=&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Equipment1</text:p>
          </table:table-cell>
          <table:table-cell table:style-name="ce67" office:value-type="string" calcext:value-type="string">
            <text:p>Ring der Medici</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style-name="ce6" table:number-columns-repeated="2"/>
          <table:table-cell table:style-name="ce76"/>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6">
          <table:table-cell table:style-name="ce67" table:formula="of:=IF(ISBLANK([.C188]);&quot;&quot;;IF(OR(IF([.C188]=&quot;Monster1&quot;;1;0);IF([.C188]=&quot;Monster2&quot;;1;0);IF([.C188]=&quot;Monster3&quot;;1;0);IF([.C188]=&quot;Monster4&quot;;1;0);IF([.C18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Übungsschwert</text:p>
          </table:table-cell>
          <table:table-cell table:style-name="ce67" table:content-validation-name="val3" office:value-type="string" calcext:value-type="string">
            <text:p>Weapon</text:p>
          </table:table-cell>
          <table:table-cell table:style-name="ce41" table:content-validation-name="val4" office:value-type="string" calcext:value-type="string">
            <text:p>Zweihändig</text:p>
          </table:table-cell>
          <table:table-cell table:style-name="ce67" table:content-validation-name="val5"/>
          <table:table-cell table:style-name="ce6" office:value-type="string" calcext:value-type="string">
            <text:p>+2 / 0</text:p>
          </table:table-cell>
          <table:table-cell table:style-name="ce6"/>
          <table:table-cell table:style-name="ce67" office:value-type="string" calcext:value-type="string">
            <text:p>Wenn du mit dieser Waffe einen Spieler im Duell besiegst, lege eine Zählmarke auf diese Karte.</text:p>
            <text:p>Lege außerdem ein Zählmarke auf diese Karte wenn du als stärkster Spieler einen Mehrfachkampf gewinnst.</text:p>
            <text:p>Du verlierst keine Zählmarken, wenn du einen Spielerkampf verlierst.</text:p>
            <text:p/>
            <text:p>Das Übungsschwert hat +1/0 für jede Zählmarke.</text:p>
            <text:p>(Maximal 11 Zählmark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Transferiere alle gesammelten Zählmarken auf die neue Waffe.</text:p>
            <text:p>Sie erhält +1/0 für jede Zählmarke.</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89]);&quot;&quot;;IF(OR(IF([.C189]=&quot;Monster1&quot;;1;0);IF([.C189]=&quot;Monster2&quot;;1;0);IF([.C189]=&quot;Monster3&quot;;1;0);IF([.C189]=&quot;Monster4&quot;;1;0);IF([.C18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Gespaltene Persönlichkeit</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2 Charaktereigenschaften hab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90]);&quot;&quot;;IF(OR(IF([.C190]=&quot;Monster1&quot;;1;0);IF([.C190]=&quot;Monster2&quot;;1;0);IF([.C190]=&quot;Monster3&quot;;1;0);IF([.C190]=&quot;Monster4&quot;;1;0);IF([.C19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Wolfs Amulett</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gegen Tiere</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91]);&quot;&quot;;IF(OR(IF([.C191]=&quot;Monster1&quot;;1;0);IF([.C191]=&quot;Monster2&quot;;1;0);IF([.C191]=&quot;Monster3&quot;;1;0);IF([.C191]=&quot;Monster4&quot;;1;0);IF([.C19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Raketenstiefel</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table:table-cell table:style-name="ce6" office:value-type="string" calcext:value-type="string">
            <text:p>0 / +2</text:p>
          </table:table-cell>
          <table:table-cell table:style-name="ce6"/>
          <table:table-cell table:style-name="ce67" office:value-type="string" calcext:value-type="string">
            <text:p>Solltest du ohne Schuhe 0/+3 haben, haben die Raketenstiefel stattdessen 0/+5.</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0/+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92]);&quot;&quot;;IF(OR(IF([.C192]=&quot;Monster1&quot;;1;0);IF([.C192]=&quot;Monster2&quot;;1;0);IF([.C192]=&quot;Monster3&quot;;1;0);IF([.C192]=&quot;Monster4&quot;;1;0);IF([.C19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Rollschuhe</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table:table-cell table:style-name="ce6" office:value-type="string" calcext:value-type="string">
            <text:p>0 / +3</text:p>
          </table:table-cell>
          <table:table-cell table:style-name="ce6"/>
          <table:table-cell table:style-name="ce67" office:value-type="string" calcext:value-type="string">
            <text:p>Setze eine Runde aus, um die Rollschuhe aus- oder abzurüsten.</text:p>
          </table:table-cell>
          <table:table-cell table:style-name="ce67" office:value-type="string" calcext:value-type="string">
            <text:p>Endlich drin! Festziehen, schnüren, schnüren, Klettverschluss. Hää, Klettverschluss? Wo soll die Scheiße überhaupt hin?</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0/+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93]);&quot;&quot;;IF(OR(IF([.C193]=&quot;Monster1&quot;;1;0);IF([.C193]=&quot;Monster2&quot;;1;0);IF([.C193]=&quot;Monster3&quot;;1;0);IF([.C193]=&quot;Monster4&quot;;1;0);IF([.C19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Kettenhemd</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table:table-cell table:style-name="ce67"/>
          <table:table-cell table:style-name="ce67" office:value-type="string" calcext:value-type="string">
            <text:p>Einfach, aber effektiv.</text:p>
          </table:table-cell>
          <table:table-cell table:style-name="ce67" table:content-validation-name="val6"/>
          <table:table-cell table:style-name="ce67" table:content-validation-name="val7"/>
          <table:table-cell table:style-name="ce67" table:number-columns-repeated="2"/>
          <table:table-cell table:style-name="ce90" office:value-type="string" calcext:value-type="string">
            <text:p>Extra schwer, extra sicher:</text:p>
            <text:p>+1/-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94]);&quot;&quot;;IF(OR(IF([.C194]=&quot;Monster1&quot;;1;0);IF([.C194]=&quot;Monster2&quot;;1;0);IF([.C194]=&quot;Monster3&quot;;1;0);IF([.C194]=&quot;Monster4&quot;;1;0);IF([.C19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Lehm-Helm</text:p>
          </table:table-cell>
          <table:table-cell table:style-name="ce67" table:content-validation-name="val3" office:value-type="string" calcext:value-type="string">
            <text:p>Helmet</text:p>
          </table:table-cell>
          <table:table-cell table:style-name="ce41" table:content-validation-name="val4"/>
          <table:table-cell table:style-name="ce67" table:content-validation-name="val5"/>
          <table:table-cell table:style-name="ce6" office:value-type="string" calcext:value-type="string">
            <text:p>Faith+1</text:p>
          </table:table-cell>
          <table:table-cell table:style-name="ce6"/>
          <table:table-cell table:style-name="ce67" office:value-type="string" calcext:value-type="string">
            <text:p>Wenn du Flüche ziehst, musst du doppelt so viele ziehen.</text:p>
          </table:table-cell>
          <table:table-cell table:style-name="ce67" office:value-type="string" calcext:value-type="string">
            <text:p>"Staub zu Staub".</text:p>
          </table:table-cell>
          <table:table-cell table:style-name="ce67" table:content-validation-name="val6"/>
          <table:table-cell table:style-name="ce67" table:content-validation-name="val7"/>
          <table:table-cell table:style-name="ce67" table:number-columns-repeated="2"/>
          <table:table-cell table:style-name="ce6" office:value-type="string" calcext:value-type="string">
            <text:p>Faith+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195]);&quot;&quot;;IF(OR(IF([.C195]=&quot;Monster1&quot;;1;0);IF([.C195]=&quot;Monster2&quot;;1;0);IF([.C195]=&quot;Monster3&quot;;1;0);IF([.C195]=&quot;Monster4&quot;;1;0);IF([.C19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Wasser-Robe</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office:value-type="string" calcext:value-type="string">
            <text:p>OnlyPrist</text:p>
          </table:table-cell>
          <table:table-cell table:style-name="ce6" office:value-type="string" calcext:value-type="string">
            <text:p>Faith+1</text:p>
          </table:table-cell>
          <table:table-cell table:style-name="ce6"/>
          <table:table-cell table:style-name="ce67" office:value-type="string" calcext:value-type="string">
            <text:p>Du kannst 1 weitere Karte auf der Hand halten.</text:p>
            <text:p>Du kannst 1 weitere Karte auf der Hand halten, wenn du den "Wasser-Helm" ausgerüstet hast.</text:p>
          </table:table-cell>
          <table:table-cell table:style-name="ce67" office:value-type="string" calcext:value-type="string">
            <text:p>Wer das Leben blickt, der sieht:</text:p>
            <text:p>Alles fließt</text:p>
          </table:table-cell>
          <table:table-cell table:style-name="ce67" table:content-validation-name="val6"/>
          <table:table-cell table:style-name="ce67" table:content-validation-name="val7"/>
          <table:table-cell table:style-name="ce67" table:number-columns-repeated="2"/>
          <table:table-cell table:style-name="ce6" office:value-type="string" calcext:value-type="string">
            <text:p>Faith+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96]);&quot;&quot;;IF(OR(IF([.C196]=&quot;Monster1&quot;;1;0);IF([.C196]=&quot;Monster2&quot;;1;0);IF([.C196]=&quot;Monster3&quot;;1;0);IF([.C196]=&quot;Monster4&quot;;1;0);IF([.C19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Reißzahn</text:p>
          </table:table-cell>
          <table:table-cell table:style-name="ce67" table:content-validation-name="val3" office:value-type="string" calcext:value-type="string">
            <text:p>Weapon</text:p>
          </table:table-cell>
          <table:table-cell table:style-name="ce41" table:content-validation-name="val4" office:value-type="string" calcext:value-type="string">
            <text:p>Zweihändig</text:p>
          </table:table-cell>
          <table:table-cell table:style-name="ce67" table:content-validation-name="val5"/>
          <table:table-cell table:style-name="ce6" office:value-type="string" calcext:value-type="string">
            <text:p>+3 / +1</text:p>
          </table:table-cell>
          <table:table-cell table:style-name="ce6"/>
          <table:table-cell table:style-name="ce67" office:value-type="string" calcext:value-type="string">
            <text:p>Hat stattdessen +5/+1 gegen Ungeheu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3/0 gegen Ungeheuer</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197]);&quot;&quot;;IF(OR(IF([.C197]=&quot;Monster1&quot;;1;0);IF([.C197]=&quot;Monster2&quot;;1;0);IF([.C197]=&quot;Monster3&quot;;1;0);IF([.C197]=&quot;Monster4&quot;;1;0);IF([.C19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SK4-Weste</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Wenn du ausgebildet bist, hat sie stattdessen +3 /0</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90" office:value-type="string" calcext:value-type="string">
            <text:p>Extra schwer, extra sicher:</text:p>
            <text:p>+1/-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98]);&quot;&quot;;IF(OR(IF([.C198]=&quot;Monster1&quot;;1;0);IF([.C198]=&quot;Monster2&quot;;1;0);IF([.C198]=&quot;Monster3&quot;;1;0);IF([.C198]=&quot;Monster4&quot;;1;0);IF([.C19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Zeremoniendolch</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1 / +1</text:p>
          </table:table-cell>
          <table:table-cell table:style-name="ce6"/>
          <table:table-cell table:style-name="ce67" office:value-type="string" calcext:value-type="string">
            <text:p>Hat stattdessen +5/+1, wenn du gegen einen Gott kämpf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4/0 gegen Götter</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199]);&quot;&quot;;IF(OR(IF([.C199]=&quot;Monster1&quot;;1;0);IF([.C199]=&quot;Monster2&quot;;1;0);IF([.C199]=&quot;Monster3&quot;;1;0);IF([.C199]=&quot;Monster4&quot;;1;0);IF([.C19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Wasser-Helm</text:p>
          </table:table-cell>
          <table:table-cell table:style-name="ce67" table:content-validation-name="val3" office:value-type="string" calcext:value-type="string">
            <text:p>Helmet</text:p>
          </table:table-cell>
          <table:table-cell table:style-name="ce41" table:content-validation-name="val4"/>
          <table:table-cell table:style-name="ce67" table:content-validation-name="val5"/>
          <table:table-cell table:style-name="ce6" office:value-type="string" calcext:value-type="string">
            <text:p>Faith+1</text:p>
          </table:table-cell>
          <table:table-cell table:style-name="ce6"/>
          <table:table-cell table:style-name="ce67" office:value-type="string" calcext:value-type="string">
            <text:p>Du musst 2 Handkarten abwerfen, um diese Karte ausrüsten zu können.</text:p>
          </table:table-cell>
          <table:table-cell table:style-name="ce67" office:value-type="string" calcext:value-type="string">
            <text:p>Auch als Helm des Waterboardings bekannt.</text:p>
          </table:table-cell>
          <table:table-cell table:style-name="ce67" table:content-validation-name="val6"/>
          <table:table-cell table:style-name="ce67" table:content-validation-name="val7"/>
          <table:table-cell table:style-name="ce67" table:number-columns-repeated="2"/>
          <table:table-cell table:style-name="ce6" office:value-type="string" calcext:value-type="string">
            <text:p>Faith+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00]);&quot;&quot;;IF(OR(IF([.C200]=&quot;Monster1&quot;;1;0);IF([.C200]=&quot;Monster2&quot;;1;0);IF([.C200]=&quot;Monster3&quot;;1;0);IF([.C200]=&quot;Monster4&quot;;1;0);IF([.C20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1</text:p>
          </table:table-cell>
          <table:table-cell table:style-name="ce67" office:value-type="string" calcext:value-type="string">
            <text:p>Kampfeimer</text:p>
          </table:table-cell>
          <table:table-cell table:style-name="ce67" table:content-validation-name="val3" office:value-type="string" calcext:value-type="string">
            <text:p>Helmet</text:p>
          </table:table-cell>
          <table:table-cell table:style-name="ce41" table:content-validation-name="val4"/>
          <table:table-cell table:style-name="ce67" table:content-validation-name="val5"/>
          <table:table-cell table:style-name="ce6" office:value-type="string" calcext:value-type="string">
            <text:p>+1 / +1</text:p>
          </table:table-cell>
          <table:table-cell table:style-name="ce6"/>
          <table:table-cell table:style-name="ce67" office:value-type="string" calcext:value-type="string">
            <text:p>Hat stattdessen -1/-1, wenn es nicht dein Zug ist.</text:p>
          </table:table-cell>
          <table:table-cell table:style-name="ce67" office:value-type="string" calcext:value-type="string">
            <text:p>Du hättest vielleicht doch Löcher für die Augen bohren sollen.</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1/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01]);&quot;&quot;;IF(OR(IF([.C201]=&quot;Monster1&quot;;1;0);IF([.C201]=&quot;Monster2&quot;;1;0);IF([.C201]=&quot;Monster3&quot;;1;0);IF([.C201]=&quot;Monster4&quot;;1;0);IF([.C201]=&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2</text:p>
          </table:table-cell>
          <table:table-cell table:style-name="ce67" office:value-type="string" calcext:value-type="string">
            <text:p>Antiker Ring</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Gegen Götter</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02]);&quot;&quot;;IF(OR(IF([.C202]=&quot;Monster1&quot;;1;0);IF([.C202]=&quot;Monster2&quot;;1;0);IF([.C202]=&quot;Monster3&quot;;1;0);IF([.C202]=&quot;Monster4&quot;;1;0);IF([.C202]=&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2</text:p>
          </table:table-cell>
          <table:table-cell table:style-name="ce67" office:value-type="string" calcext:value-type="string">
            <text:p>Apfel</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den Apfel in einem Kampf essen, um während des Kampfes +3/0 zu erhalt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03]);&quot;&quot;;IF(OR(IF([.C203]=&quot;Monster1&quot;;1;0);IF([.C203]=&quot;Monster2&quot;;1;0);IF([.C203]=&quot;Monster3&quot;;1;0);IF([.C203]=&quot;Monster4&quot;;1;0);IF([.C203]=&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2</text:p>
          </table:table-cell>
          <table:table-cell table:style-name="ce67" office:value-type="string" calcext:value-type="string">
            <text:p>Schuhe des Meistertänzers</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table:table-cell table:style-name="ce6" office:value-type="string" calcext:value-type="string">
            <text:p>0 / +6</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office:value-type="string" calcext:value-type="string">
            <text:p>0/+2</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04]);&quot;&quot;;IF(OR(IF([.C204]=&quot;Monster1&quot;;1;0);IF([.C204]=&quot;Monster2&quot;;1;0);IF([.C204]=&quot;Monster3&quot;;1;0);IF([.C204]=&quot;Monster4&quot;;1;0);IF([.C20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Bumerang</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3 / +1</text:p>
          </table:table-cell>
          <table:table-cell table:style-name="ce6"/>
          <table:table-cell table:style-name="ce67" office:value-type="string" calcext:value-type="string">
            <text:p>Kommt immer zu dir zurück!</text:p>
            <text:p>Er kann weder gestohlen, vergessen, noch verloren werd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Die Waffe kann weder gestohlen, vergessen, noch verloren werden.</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05]);&quot;&quot;;IF(OR(IF([.C205]=&quot;Monster1&quot;;1;0);IF([.C205]=&quot;Monster2&quot;;1;0);IF([.C205]=&quot;Monster3&quot;;1;0);IF([.C205]=&quot;Monster4&quot;;1;0);IF([.C20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Schwertscheide</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0 / +5</text:p>
          </table:table-cell>
          <table:table-cell table:style-name="ce6"/>
          <table:table-cell table:style-name="ce67" office:value-type="string" calcext:value-type="string">
            <text:p>Diese Karte nimmt keinen Waffenslot ein, wenn du "Armlos" bi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0/+2</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4">
          <table:table-cell table:style-name="ce67" table:formula="of:=IF(ISBLANK([.C206]);&quot;&quot;;IF(OR(IF([.C206]=&quot;Monster1&quot;;1;0);IF([.C206]=&quot;Monster2&quot;;1;0);IF([.C206]=&quot;Monster3&quot;;1;0);IF([.C206]=&quot;Monster4&quot;;1;0);IF([.C20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Duelldegen</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3 / +1</text:p>
          </table:table-cell>
          <table:table-cell table:style-name="ce6"/>
          <table:table-cell table:style-name="ce67" office:value-type="string" calcext:value-type="string">
            <text:p>Wenn du eine Duellkarte ziehst, kannst du dir aussuchen gegen welchen Spieler du kämpfst.</text:p>
            <text:p>Der Effekt der Duellkarte bleibt erhalten.</text:p>
            <text:p>Lege für jeden Spieler, den du zum ersten Mal mit dieser Waffe in einem Duell besiegst, eine Zählmarke auf diese Karte.</text:p>
            <text:p>Der "Duelldegen" erhält 0/+1 für jede Zählmarke auf dieser Karte (maximal 5)</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Transferiere alle gesammelten Zählmarken auf die neue Waffe.</text:p>
            <text:p>Sie erhält 0/+1 für jede Zählmarke.</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207]);&quot;&quot;;IF(OR(IF([.C207]=&quot;Monster1&quot;;1;0);IF([.C207]=&quot;Monster2&quot;;1;0);IF([.C207]=&quot;Monster3&quot;;1;0);IF([.C207]=&quot;Monster4&quot;;1;0);IF([.C20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Karottenbogen</text:p>
          </table:table-cell>
          <table:table-cell table:style-name="ce67" table:content-validation-name="val3" office:value-type="string" calcext:value-type="string">
            <text:p>Weapon</text:p>
          </table:table-cell>
          <table:table-cell table:style-name="ce41" table:content-validation-name="val4" office:value-type="string" calcext:value-type="string">
            <text:p>Zweihändig</text:p>
          </table:table-cell>
          <table:table-cell table:style-name="ce67" table:content-validation-name="val5" office:value-type="string" calcext:value-type="string">
            <text:p>OnlyVegan</text:p>
          </table:table-cell>
          <table:table-cell table:style-name="ce6" office:value-type="string" calcext:value-type="string">
            <text:p>+8 / +1</text:p>
          </table:table-cell>
          <table:table-cell table:style-name="ce6"/>
          <table:table-cell table:style-name="ce67" office:value-type="string" calcext:value-type="string">
            <text:p>Einmal im Spiel, wenn du gegen ein Monster Typ Tier kämpfst, kannst du es mit einem gezielten Schuss ablenken.</text:p>
            <text:p>Kämpfe sofort gegen das nächste Monst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2/+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08]);&quot;&quot;;IF(OR(IF([.C208]=&quot;Monster1&quot;;1;0);IF([.C208]=&quot;Monster2&quot;;1;0);IF([.C208]=&quot;Monster3&quot;;1;0);IF([.C208]=&quot;Monster4&quot;;1;0);IF([.C20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Lauch</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office:value-type="string" calcext:value-type="string">
            <text:p>OnlyVegan</text:p>
          </table:table-cell>
          <table:table-cell table:style-name="ce6" office:value-type="string" calcext:value-type="string">
            <text:p>+5/ 0</text:p>
          </table:table-cell>
          <table:table-cell table:style-name="ce6"/>
          <table:table-cell table:style-name="ce67" office:value-type="string" calcext:value-type="string">
            <text:p>Wenn du einem Tier begegnest und es nicht schaffst zu fliehen, frisst es deinen Lauch.</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1/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09]);&quot;&quot;;IF(OR(IF([.C209]=&quot;Monster1&quot;;1;0);IF([.C209]=&quot;Monster2&quot;;1;0);IF([.C209]=&quot;Monster3&quot;;1;0);IF([.C209]=&quot;Monster4&quot;;1;0);IF([.C20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Meuchelmesser</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office:value-type="string" calcext:value-type="string">
            <text:p>OnlyLobbyist</text:p>
          </table:table-cell>
          <table:table-cell table:style-name="ce6" office:value-type="string" calcext:value-type="string">
            <text:p>+2 / +3</text:p>
          </table:table-cell>
          <table:table-cell table:style-name="ce6"/>
          <table:table-cell table:style-name="ce67" office:value-type="string" calcext:value-type="string">
            <text:p>Hat +7/+3, wenn du gegen einen anderen Spieler kämpfst und es dein Zug ist.</text:p>
          </table:table-cell>
          <table:table-cell table:style-name="ce67" office:value-type="string" calcext:value-type="string">
            <text:p>Die perfekte Waffe für all die, die keine Freunde suchen.</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2/0 in Spielerkämpfen, wenn es dein Zug ist.</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10]);&quot;&quot;;IF(OR(IF([.C210]=&quot;Monster1&quot;;1;0);IF([.C210]=&quot;Monster2&quot;;1;0);IF([.C210]=&quot;Monster3&quot;;1;0);IF([.C210]=&quot;Monster4&quot;;1;0);IF([.C21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Silberklinge</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3 / 0</text:p>
          </table:table-cell>
          <table:table-cell table:style-name="ce6"/>
          <table:table-cell table:style-name="ce67" office:value-type="string" calcext:value-type="string">
            <text:p>Hat stattdessen +5/0, wenn du gegen ein Monster Typ Ungeheuer kämpfst.</text:p>
          </table:table-cell>
          <table:table-cell table:style-name="ce67" office:value-type="string" calcext:value-type="string">
            <text:p>Eignet sich auch hervorragend, um die Hecke zu schneiden.</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2/0 gegen Ungeheuer</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11]);&quot;&quot;;IF(OR(IF([.C211]=&quot;Monster1&quot;;1;0);IF([.C211]=&quot;Monster2&quot;;1;0);IF([.C211]=&quot;Monster3&quot;;1;0);IF([.C211]=&quot;Monster4&quot;;1;0);IF([.C21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Erd-Robe</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office:value-type="string" calcext:value-type="string">
            <text:p>OnlyPrist</text:p>
          </table:table-cell>
          <table:table-cell table:style-name="ce6" office:value-type="string" calcext:value-type="string">
            <text:p>0/+1</text:p>
            <text:p>Faith+2</text:p>
          </table:table-cell>
          <table:table-cell table:style-name="ce6"/>
          <table:table-cell table:style-name="ce67" office:value-type="string" calcext:value-type="string">
            <text:p>Hat +1/0, wenn du den "Lehm-Helm" ausgerüstet hast.</text:p>
          </table:table-cell>
          <table:table-cell table:style-name="ce67" office:value-type="string" calcext:value-type="string">
            <text:p>Aus Erde geboren, kehrt alles zu seinen Ursprüngen zurück.</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Faith+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12]);&quot;&quot;;IF(OR(IF([.C212]=&quot;Monster1&quot;;1;0);IF([.C212]=&quot;Monster2&quot;;1;0);IF([.C212]=&quot;Monster3&quot;;1;0);IF([.C212]=&quot;Monster4&quot;;1;0);IF([.C21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Federrüstung</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office:value-type="string" calcext:value-type="string">
            <text:p>NotVegan</text:p>
          </table:table-cell>
          <table:table-cell table:style-name="ce6" office:value-type="string" calcext:value-type="string">
            <text:p>+1 / +5</text:p>
          </table:table-cell>
          <table:table-cell table:style-name="ce6"/>
          <table:table-cell table:style-name="ce67"/>
          <table:table-cell table:style-name="ce67" office:value-type="string" calcext:value-type="string">
            <text:p>Der Bau dieser Rüstung hat fast zur Ausrottung der lokalen Hühnerpopulation geführt.</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0/+2</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213]);&quot;&quot;;IF(OR(IF([.C213]=&quot;Monster1&quot;;1;0);IF([.C213]=&quot;Monster2&quot;;1;0);IF([.C213]=&quot;Monster3&quot;;1;0);IF([.C213]=&quot;Monster4&quot;;1;0);IF([.C21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Feuer-Robe</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office:value-type="string" calcext:value-type="string">
            <text:p>OnlyPrist</text:p>
          </table:table-cell>
          <table:table-cell table:style-name="ce6" office:value-type="string" calcext:value-type="string">
            <text:p>+4 / 0</text:p>
          </table:table-cell>
          <table:table-cell table:style-name="ce6"/>
          <table:table-cell table:style-name="ce67" office:value-type="string" calcext:value-type="string">
            <text:p>Wenn du den "Flammen-Helm" ausgerüstet hast, aktiviert sich sein Effekt schon bei 1 Fluch.</text:p>
          </table:table-cell>
          <table:table-cell table:style-name="ce67" office:value-type="string" calcext:value-type="string">
            <text:p>"Leuchtfeuer des Glaubens"</text:p>
            <text:p>In Flammen gekleidet, kann nur der der glaubt, Schmerzen zu einer Rüstung formen.</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Faith-1</text:p>
            <text:p>+4/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14]);&quot;&quot;;IF(OR(IF([.C214]=&quot;Monster1&quot;;1;0);IF([.C214]=&quot;Monster2&quot;;1;0);IF([.C214]=&quot;Monster3&quot;;1;0);IF([.C214]=&quot;Monster4&quot;;1;0);IF([.C21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Flammen-Helm</text:p>
          </table:table-cell>
          <table:table-cell table:style-name="ce67" table:content-validation-name="val3" office:value-type="string" calcext:value-type="string">
            <text:p>Helmet</text:p>
          </table:table-cell>
          <table:table-cell table:style-name="ce41" table:content-validation-name="val4"/>
          <table:table-cell table:style-name="ce67" table:content-validation-name="val5"/>
          <table:table-cell table:style-name="ce6" office:value-type="string" calcext:value-type="string">
            <text:p>Faith+1</text:p>
          </table:table-cell>
          <table:table-cell table:style-name="ce6"/>
          <table:table-cell table:style-name="ce67" office:value-type="string" calcext:value-type="string">
            <text:p>Du hast zusätzlich +5/0, wenn du in einem Kampf 2 oder mehr Flüche ziehen musst.</text:p>
          </table:table-cell>
          <table:table-cell table:style-name="ce67" office:value-type="string" calcext:value-type="string">
            <text:p>Die Ironie der Götter.</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Faith+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15]);&quot;&quot;;IF(OR(IF([.C215]=&quot;Monster1&quot;;1;0);IF([.C215]=&quot;Monster2&quot;;1;0);IF([.C215]=&quot;Monster3&quot;;1;0);IF([.C215]=&quot;Monster4&quot;;1;0);IF([.C21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Stachelschwein Rüstung</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table:table-cell table:style-name="ce6" office:value-type="string" calcext:value-type="string">
            <text:p>+3 / 0</text:p>
          </table:table-cell>
          <table:table-cell table:style-name="ce6"/>
          <table:table-cell table:style-name="ce67" office:value-type="string" calcext:value-type="string">
            <text:p>Hat stattdessen +5/0, wenn es nicht dein Zug ist, oder in Mehrfachkämpfen.</text:p>
          </table:table-cell>
          <table:table-cell table:style-name="ce67" office:value-type="string" calcext:value-type="string">
            <text:p>Eine gute Verteidigung ist der beste Angriff!</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Noch schwerer, noch sicherer:</text:p>
            <text:p>+2/-2</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16]);&quot;&quot;;IF(OR(IF([.C216]=&quot;Monster1&quot;;1;0);IF([.C216]=&quot;Monster2&quot;;1;0);IF([.C216]=&quot;Monster3&quot;;1;0);IF([.C216]=&quot;Monster4&quot;;1;0);IF([.C21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Hausschuhe</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table:table-cell table:style-name="ce6" office:value-type="string" calcext:value-type="string">
            <text:p>0 / +4</text:p>
          </table:table-cell>
          <table:table-cell table:style-name="ce6"/>
          <table:table-cell table:style-name="ce67" office:value-type="string" calcext:value-type="string">
            <text:p>Du kannst sie im Kampf abwerfen, um +10 auf deinen Fluchtwurf zu erhalt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5 auf deinen Fluchtwurf</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17]);&quot;&quot;;IF(OR(IF([.C217]=&quot;Monster1&quot;;1;0);IF([.C217]=&quot;Monster2&quot;;1;0);IF([.C217]=&quot;Monster3&quot;;1;0);IF([.C217]=&quot;Monster4&quot;;1;0);IF([.C21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Jutebeutel</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office:value-type="string" calcext:value-type="string">
            <text:p>NotBureaucrat</text:p>
          </table:table-cell>
          <table:table-cell table:style-name="ce6" table:number-columns-repeated="2"/>
          <table:table-cell table:style-name="ce76" office:value-type="string" calcext:value-type="string">
            <text:p>Du kannst 8 statt 6 Karten auf der Hand halt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18]);&quot;&quot;;IF(OR(IF([.C218]=&quot;Monster1&quot;;1;0);IF([.C218]=&quot;Monster2&quot;;1;0);IF([.C218]=&quot;Monster3&quot;;1;0);IF([.C218]=&quot;Monster4&quot;;1;0);IF([.C21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Ring des Windes</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style-name="ce6" office:value-type="string" calcext:value-type="string">
            <text:p>0 / +1</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19]);&quot;&quot;;IF(OR(IF([.C219]=&quot;Monster1&quot;;1;0);IF([.C219]=&quot;Monster2&quot;;1;0);IF([.C219]=&quot;Monster3&quot;;1;0);IF([.C219]=&quot;Monster4&quot;;1;0);IF([.C21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Transparenter Rucksack</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office:value-type="string" calcext:value-type="string">
            <text:p>NotLobbyist</text:p>
          </table:table-cell>
          <table:table-cell table:style-name="ce6" table:number-columns-repeated="2"/>
          <table:table-cell table:style-name="ce76" office:value-type="string" calcext:value-type="string">
            <text:p>Du kannst 8 statt 6 Karten auf der Hand halt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20]);&quot;&quot;;IF(OR(IF([.C220]=&quot;Monster1&quot;;1;0);IF([.C220]=&quot;Monster2&quot;;1;0);IF([.C220]=&quot;Monster3&quot;;1;0);IF([.C220]=&quot;Monster4&quot;;1;0);IF([.C22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Turnschuhe</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table:table-cell table:style-name="ce6" office:value-type="string" calcext:value-type="string">
            <text:p>0 / +5</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office:value-type="string" calcext:value-type="string">
            <text:p>0/+2</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221]);&quot;&quot;;IF(OR(IF([.C221]=&quot;Monster1&quot;;1;0);IF([.C221]=&quot;Monster2&quot;;1;0);IF([.C221]=&quot;Monster3&quot;;1;0);IF([.C221]=&quot;Monster4&quot;;1;0);IF([.C22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Badelatschen</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table:table-cell table:style-name="ce6" office:value-type="string" calcext:value-type="string">
            <text:p>0 / +4</text:p>
          </table:table-cell>
          <table:table-cell table:style-name="ce6"/>
          <table:table-cell table:style-name="ce67" office:value-type="string" calcext:value-type="string">
            <text:p>Wenn du einen Monsterkampf verlierst, kannst du auf dem Monsterfeld stehenbleiben, außer bei Endbossen.</text:p>
            <text:p>Wenn du dies machst, musst du nächste Runde erneut kämpfen.</text:p>
          </table:table-cell>
          <table:table-cell table:style-name="ce67" office:value-type="string" calcext:value-type="string">
            <text:p>Wasserdicht und rutschfest</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0/+2</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22]);&quot;&quot;;IF(OR(IF([.C222]=&quot;Monster1&quot;;1;0);IF([.C222]=&quot;Monster2&quot;;1;0);IF([.C222]=&quot;Monster3&quot;;1;0);IF([.C222]=&quot;Monster4&quot;;1;0);IF([.C22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Glückskappe</text:p>
          </table:table-cell>
          <table:table-cell table:style-name="ce67" table:content-validation-name="val3" office:value-type="string" calcext:value-type="string">
            <text:p>Helmet</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table:table-cell table:style-name="ce67" office:value-type="string" calcext:value-type="string">
            <text:p>Die Karte zählt für andere Karten als Kampfesglü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1/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23]);&quot;&quot;;IF(OR(IF([.C223]=&quot;Monster1&quot;;1;0);IF([.C223]=&quot;Monster2&quot;;1;0);IF([.C223]=&quot;Monster3&quot;;1;0);IF([.C223]=&quot;Monster4&quot;;1;0);IF([.C22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Helm der Voraussicht</text:p>
          </table:table-cell>
          <table:table-cell table:style-name="ce67" table:content-validation-name="val3" office:value-type="string" calcext:value-type="string">
            <text:p>Helmet</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table:table-cell table:style-name="ce67" office:value-type="string" calcext:value-type="string">
            <text:p>Hat stattdessen +3/0, wenn es nicht dein Zug i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1/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24]);&quot;&quot;;IF(OR(IF([.C224]=&quot;Monster1&quot;;1;0);IF([.C224]=&quot;Monster2&quot;;1;0);IF([.C224]=&quot;Monster3&quot;;1;0);IF([.C224]=&quot;Monster4&quot;;1;0);IF([.C22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Maßgeschneiderter Anzug</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office:value-type="string" calcext:value-type="string">
            <text:p>OnlyLobbyist</text:p>
          </table:table-cell>
          <table:table-cell table:style-name="ce6" office:value-type="string" calcext:value-type="string">
            <text:p>+4 / 0</text:p>
          </table:table-cell>
          <table:table-cell table:style-name="ce6"/>
          <table:table-cell table:style-name="ce67" office:value-type="string" calcext:value-type="string">
            <text:p>Hat stattdessen +5/+0 gegen Spieler.</text:p>
          </table:table-cell>
          <table:table-cell table:style-name="ce67" office:value-type="string" calcext:value-type="string">
            <text:p>Sie sind von deinem Antlitz beeindruckt.</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1/+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25]);&quot;&quot;;IF(OR(IF([.C225]=&quot;Monster1&quot;;1;0);IF([.C225]=&quot;Monster2&quot;;1;0);IF([.C225]=&quot;Monster3&quot;;1;0);IF([.C225]=&quot;Monster4&quot;;1;0);IF([.C22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Springerstiefel</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table:table-cell table:style-name="ce6" office:value-type="string" calcext:value-type="string">
            <text:p>+1 / +1</text:p>
          </table:table-cell>
          <table:table-cell table:style-name="ce6" office:value-type="string" calcext:value-type="string">
            <text:p>Wenn du ausgebildet bist, haben sie stattdessen +2 / 0</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office:value-type="string" calcext:value-type="string">
            <text:p>+1/0, wenn du ausgebildet bist</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26]);&quot;&quot;;IF(OR(IF([.C226]=&quot;Monster1&quot;;1;0);IF([.C226]=&quot;Monster2&quot;;1;0);IF([.C226]=&quot;Monster3&quot;;1;0);IF([.C226]=&quot;Monster4&quot;;1;0);IF([.C22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Tanzschuhe</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table:table-cell table:style-name="ce6" office:value-type="string" calcext:value-type="string">
            <text:p>-1 / +8</text:p>
          </table:table-cell>
          <table:table-cell table:style-name="ce6"/>
          <table:table-cell table:style-name="ce67"/>
          <table:table-cell table:style-name="ce67" office:value-type="string" calcext:value-type="string">
            <text:p>Ein Gefühl als würdest du schweben.</text:p>
            <text:p>Leichtigkeit umhüllt jeden deiner Schritte.</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1/+5</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227]);&quot;&quot;;IF(OR(IF([.C227]=&quot;Monster1&quot;;1;0);IF([.C227]=&quot;Monster2&quot;;1;0);IF([.C227]=&quot;Monster3&quot;;1;0);IF([.C227]=&quot;Monster4&quot;;1;0);IF([.C22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Verfluchtes Schwert</text:p>
          </table:table-cell>
          <table:table-cell table:style-name="ce67" table:content-validation-name="val3" office:value-type="string" calcext:value-type="string">
            <text:p>Weapon</text:p>
          </table:table-cell>
          <table:table-cell table:style-name="ce41" table:content-validation-name="val4" office:value-type="string" calcext:value-type="string">
            <text:p>Zweihändig</text:p>
          </table:table-cell>
          <table:table-cell table:style-name="ce67" table:content-validation-name="val5"/>
          <table:table-cell table:style-name="ce6" office:value-type="string" calcext:value-type="string">
            <text:p>0 / 0</text:p>
          </table:table-cell>
          <table:table-cell table:style-name="ce6"/>
          <table:table-cell table:style-name="ce67" office:value-type="string" calcext:value-type="string">
            <text:p>Diese Karte kann nicht abgerüstet werden!</text:p>
            <text:p/>
            <text:p><text:span text:style-name="T3">Opfern:</text:span> Wirf vor einem Kampf eine Handkarte ab, für diesen hat diese Karte nun +11/0.</text:p>
          </table:table-cell>
          <table:table-cell table:style-name="ce67" office:value-type="string" calcext:value-type="string">
            <text:p>Wag gar nicht erst es anzufassen!</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3/+1</text:p>
            <text:p>Die verstärkte Karte kann nicht abgerüstet werden!</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28]);&quot;&quot;;IF(OR(IF([.C228]=&quot;Monster1&quot;;1;0);IF([.C228]=&quot;Monster2&quot;;1;0);IF([.C228]=&quot;Monster3&quot;;1;0);IF([.C228]=&quot;Monster4&quot;;1;0);IF([.C22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Fledermaus Form</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office:value-type="string" calcext:value-type="string">
            <text:p>OnlyVampire</text:p>
          </table:table-cell>
          <table:table-cell table:style-name="ce6" office:value-type="string" calcext:value-type="string">
            <text:p>0 / +2</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229]);&quot;&quot;;IF(OR(IF([.C229]=&quot;Monster1&quot;;1;0);IF([.C229]=&quot;Monster2&quot;;1;0);IF([.C229]=&quot;Monster3&quot;;1;0);IF([.C229]=&quot;Monster4&quot;;1;0);IF([.C22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Paprika Granaten</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office:value-type="string" calcext:value-type="string">
            <text:p>OnlyVegan</text:p>
          </table:table-cell>
          <table:table-cell table:style-name="ce6" table:number-columns-repeated="2"/>
          <table:table-cell table:style-name="ce67" office:value-type="string" calcext:value-type="string">
            <text:p>Wenn diese Karte zum ersten Mal ausgerüstet wird, erhälst sie 3 Zählmarken.</text:p>
            <text:p>Du kannst vor einem beliebigen Kampf eine Zählmarke von dieser Karte entfernen, um in diesem Kampf +3/0 zu erhalt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8">
          <table:table-cell table:style-name="ce67" table:formula="of:=IF(ISBLANK([.C230]);&quot;&quot;;IF(OR(IF([.C230]=&quot;Monster1&quot;;1;0);IF([.C230]=&quot;Monster2&quot;;1;0);IF([.C230]=&quot;Monster3&quot;;1;0);IF([.C230]=&quot;Monster4&quot;;1;0);IF([.C230]=&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Equipment2</text:p>
          </table:table-cell>
          <table:table-cell table:style-name="ce67" office:value-type="string" calcext:value-type="string">
            <text:p>Oesiderh Mei Desideraias</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Kann nur im Kampf anderer Spieler benutzt werden.</text:p>
            <text:p>Wenn du das Ritual einmal beginnst kann es nur vollendet oder abgebrochen werden, wobei du diese Ritualkarte ebenfalls verlierst.</text:p>
            <text:p>Das Oesiderh Mei Desideraias, im Volksmund auch als das Opfern des Arms an den Verfluchten bekannt, verkrüppelt nicht nur sein Opfer, sondern auch seinen Anwender, weswegen es nur in einem Akt purer Verzweiflung benutzt werden sollte.</text:p>
            <text:p>Willst du den Schrecken beginnen, so ziehe “Opferritual” und “Opfergaben an das Medium” und werfe diese Karte ab.</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31]);&quot;&quot;;IF(OR(IF([.C231]=&quot;Monster1&quot;;1;0);IF([.C231]=&quot;Monster2&quot;;1;0);IF([.C231]=&quot;Monster3&quot;;1;0);IF([.C231]=&quot;Monster4&quot;;1;0);IF([.C23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Plattenschuhe</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table:table-cell table:style-name="ce6" office:value-type="string" calcext:value-type="string">
            <text:p>+2 / -1</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office:value-type="string" calcext:value-type="string">
            <text:p>Extra schwer, extra sicher:</text:p>
            <text:p>+1/-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32]);&quot;&quot;;IF(OR(IF([.C232]=&quot;Monster1&quot;;1;0);IF([.C232]=&quot;Monster2&quot;;1;0);IF([.C232]=&quot;Monster3&quot;;1;0);IF([.C232]=&quot;Monster4&quot;;1;0);IF([.C23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Des Königs Krone</text:p>
          </table:table-cell>
          <table:table-cell table:style-name="ce67" table:content-validation-name="val3" office:value-type="string" calcext:value-type="string">
            <text:p>Helmet</text:p>
          </table:table-cell>
          <table:table-cell table:style-name="ce41" table:content-validation-name="val4"/>
          <table:table-cell table:style-name="ce67" table:content-validation-name="val5"/>
          <table:table-cell table:style-name="ce6" office:value-type="string" calcext:value-type="string">
            <text:p>+1 / +1</text:p>
          </table:table-cell>
          <table:table-cell table:style-name="ce6"/>
          <table:table-cell table:style-name="ce67" office:value-type="string" calcext:value-type="string">
            <text:p>Hat stattdessen +3/+1, solange du der führende Spieler bist.</text:p>
          </table:table-cell>
          <table:table-cell table:style-name="ce67" office:value-type="string" calcext:value-type="string">
            <text:p>Geboren um zu Herrschen.</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2/0, solange du der letzte Spieler bist.</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33]);&quot;&quot;;IF(OR(IF([.C233]=&quot;Monster1&quot;;1;0);IF([.C233]=&quot;Monster2&quot;;1;0);IF([.C233]=&quot;Monster3&quot;;1;0);IF([.C233]=&quot;Monster4&quot;;1;0);IF([.C23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Kriegshammer</text:p>
          </table:table-cell>
          <table:table-cell table:style-name="ce67" table:content-validation-name="val3" office:value-type="string" calcext:value-type="string">
            <text:p>Weapon</text:p>
          </table:table-cell>
          <table:table-cell table:style-name="ce41" table:content-validation-name="val4" office:value-type="string" calcext:value-type="string">
            <text:p>Zweihändig</text:p>
          </table:table-cell>
          <table:table-cell table:style-name="ce67" table:content-validation-name="val5"/>
          <table:table-cell table:style-name="ce6" office:value-type="string" calcext:value-type="string">
            <text:p>+9 / -2</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office:value-type="string" calcext:value-type="string">
            <text:p>+3/-2</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34]);&quot;&quot;;IF(OR(IF([.C234]=&quot;Monster1&quot;;1;0);IF([.C234]=&quot;Monster2&quot;;1;0);IF([.C234]=&quot;Monster3&quot;;1;0);IF([.C234]=&quot;Monster4&quot;;1;0);IF([.C23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Plattenhelm</text:p>
          </table:table-cell>
          <table:table-cell table:style-name="ce67" table:content-validation-name="val3" office:value-type="string" calcext:value-type="string">
            <text:p>Helmet</text:p>
          </table:table-cell>
          <table:table-cell table:style-name="ce41" table:content-validation-name="val4"/>
          <table:table-cell table:style-name="ce67" table:content-validation-name="val5"/>
          <table:table-cell table:style-name="ce6" office:value-type="string" calcext:value-type="string">
            <text:p>+3 / -2</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office:value-type="string" calcext:value-type="string">
            <text:p>Extra schwer, extra sicher:</text:p>
            <text:p>+1/-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35]);&quot;&quot;;IF(OR(IF([.C235]=&quot;Monster1&quot;;1;0);IF([.C235]=&quot;Monster2&quot;;1;0);IF([.C235]=&quot;Monster3&quot;;1;0);IF([.C235]=&quot;Monster4&quot;;1;0);IF([.C23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Plattenrüstung</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table:table-cell table:style-name="ce6" office:value-type="string" calcext:value-type="string">
            <text:p>+5 / -2</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office:value-type="string" calcext:value-type="string">
            <text:p>Noch schwerer, noch sicherer:</text:p>
            <text:p>+2/-2</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236]);&quot;&quot;;IF(OR(IF([.C236]=&quot;Monster1&quot;;1;0);IF([.C236]=&quot;Monster2&quot;;1;0);IF([.C236]=&quot;Monster3&quot;;1;0);IF([.C236]=&quot;Monster4&quot;;1;0);IF([.C23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Spiegelrüstung</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table:table-cell table:style-name="ce6" office:value-type="string" calcext:value-type="string">
            <text:p>+5 / 0</text:p>
          </table:table-cell>
          <table:table-cell table:style-name="ce6"/>
          <table:table-cell table:style-name="ce67" office:value-type="string" calcext:value-type="string">
            <text:p>Hat stattdessen 0/0, wenn es nicht dein Zug ist.</text:p>
          </table:table-cell>
          <table:table-cell table:style-name="ce67" office:value-type="string" calcext:value-type="string">
            <text:p>Wenn du den Kampf initiierst, kommt der wahre Vorteil der Rüstung zum Tragen:</text:p>
            <text:p>Die Sonnenseite ausnutzen, um deinen Gegner fatal zu blenden.</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1/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37]);&quot;&quot;;IF(OR(IF([.C237]=&quot;Monster1&quot;;1;0);IF([.C237]=&quot;Monster2&quot;;1;0);IF([.C237]=&quot;Monster3&quot;;1;0);IF([.C237]=&quot;Monster4&quot;;1;0);IF([.C23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Wind-Helm</text:p>
          </table:table-cell>
          <table:table-cell table:style-name="ce67" table:content-validation-name="val3" office:value-type="string" calcext:value-type="string">
            <text:p>Helmet</text:p>
          </table:table-cell>
          <table:table-cell table:style-name="ce41" table:content-validation-name="val4"/>
          <table:table-cell table:style-name="ce67" table:content-validation-name="val5"/>
          <table:table-cell table:style-name="ce6" office:value-type="string" calcext:value-type="string">
            <text:p>Faith+1</text:p>
          </table:table-cell>
          <table:table-cell table:style-name="ce6"/>
          <table:table-cell table:style-name="ce67" office:value-type="string" calcext:value-type="string">
            <text:p>Du hast +3 auf deinen Fluchtwurf.</text:p>
          </table:table-cell>
          <table:table-cell table:style-name="ce67" office:value-type="string" calcext:value-type="string">
            <text:p>Du spürst den Fahrtwind beim laufen.</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5 auf deinen Fluchtwurf</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238]);&quot;&quot;;IF(OR(IF([.C238]=&quot;Monster1&quot;;1;0);IF([.C238]=&quot;Monster2&quot;;1;0);IF([.C238]=&quot;Monster3&quot;;1;0);IF([.C238]=&quot;Monster4&quot;;1;0);IF([.C23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Anderthalbhänder</text:p>
          </table:table-cell>
          <table:table-cell table:style-name="ce67" table:content-validation-name="val3" office:value-type="string" calcext:value-type="string">
            <text:p>Weapon</text:p>
          </table:table-cell>
          <table:table-cell table:style-name="ce41" table:content-validation-name="val4" office:value-type="string" calcext:value-type="string">
            <text:p>Zweihändig</text:p>
          </table:table-cell>
          <table:table-cell table:style-name="ce67" table:content-validation-name="val5"/>
          <table:table-cell table:style-name="ce6" office:value-type="string" calcext:value-type="string">
            <text:p>+7 / -1</text:p>
          </table:table-cell>
          <table:table-cell table:style-name="ce6"/>
          <table:table-cell table:style-name="ce67" office:value-type="string" calcext:value-type="string">
            <text:p>Kann als eine einhändige Waffe ausgerüstet werden, wenn deine andere Waffe dir ohne Effekt maximal +1 Kampfstärke gibt oder du "Armlos" bi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Die ausgerüste Waffe kann unter den selben Bedingungen als Einhandwaffe benutzt werden.</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239]);&quot;&quot;;IF(OR(IF([.C239]=&quot;Monster1&quot;;1;0);IF([.C239]=&quot;Monster2&quot;;1;0);IF([.C239]=&quot;Monster3&quot;;1;0);IF([.C239]=&quot;Monster4&quot;;1;0);IF([.C23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Vollkommene Illusion</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Spiegelt deine andere ausgerüstete Waffe in all seinen Aspekten.</text:p>
            <text:p>Auch Armlose können "Vollkommene Illiusion" auf ihren fehlenden Waffenarm ausrüsten.</text:p>
          </table:table-cell>
          <table:table-cell table:style-name="ce67" office:value-type="string" calcext:value-type="string">
            <text:p>Sie ist..., ist sie? Ja sie ist!</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Kann nicht…</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40]);&quot;&quot;;IF(OR(IF([.C240]=&quot;Monster1&quot;;1;0);IF([.C240]=&quot;Monster2&quot;;1;0);IF([.C240]=&quot;Monster3&quot;;1;0);IF([.C240]=&quot;Monster4&quot;;1;0);IF([.C24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2</text:p>
          </table:table-cell>
          <table:table-cell table:style-name="ce67" office:value-type="string" calcext:value-type="string">
            <text:p>Wurfstern</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5 / 0</text:p>
          </table:table-cell>
          <table:table-cell table:style-name="ce6"/>
          <table:table-cell table:style-name="ce67" office:value-type="string" calcext:value-type="string">
            <text:p>Wenn du einen Kampf verlierst, dann verlierst du auch diese Waff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2/0, du verlierst die Waffe, wenn du den Kampf verlierst.</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241]);&quot;&quot;;IF(OR(IF([.C241]=&quot;Monster1&quot;;1;0);IF([.C241]=&quot;Monster2&quot;;1;0);IF([.C241]=&quot;Monster3&quot;;1;0);IF([.C241]=&quot;Monster4&quot;;1;0);IF([.C241]=&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table:style-name="ce67" office:value-type="string" calcext:value-type="string">
            <text:p>Des Todes Maske</text:p>
          </table:table-cell>
          <table:table-cell table:style-name="ce67" table:content-validation-name="val3" office:value-type="string" calcext:value-type="string">
            <text:p>Helmet</text:p>
          </table:table-cell>
          <table:table-cell table:style-name="ce41" table:content-validation-name="val4"/>
          <table:table-cell table:style-name="ce67" table:content-validation-name="val5"/>
          <table:table-cell table:style-name="ce93" office:value-type="string" calcext:value-type="string">
            <text:p>+6 / 0</text:p>
          </table:table-cell>
          <table:table-cell table:style-name="ce93"/>
          <table:table-cell table:style-name="ce67" office:value-type="string" calcext:value-type="string">
            <text:p>Wenn du gegen zwei oder mehr Spieler kämpfst, zählt ihre höchste Kampfstärke für alle.</text:p>
            <text:p>Du kannst diesen Helm nicht verlieren.</text:p>
          </table:table-cell>
          <table:table-cell table:style-name="ce76"/>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242]);&quot;&quot;;IF(OR(IF([.C242]=&quot;Monster1&quot;;1;0);IF([.C242]=&quot;Monster2&quot;;1;0);IF([.C242]=&quot;Monster3&quot;;1;0);IF([.C242]=&quot;Monster4&quot;;1;0);IF([.C242]=&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table:style-name="ce67" office:value-type="string" calcext:value-type="string">
            <text:p>Ewiges Gewand</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table:table-cell table:style-name="ce93" office:value-type="string" calcext:value-type="string">
            <text:p>+9 / 0</text:p>
          </table:table-cell>
          <table:table-cell table:style-name="ce93"/>
          <table:table-cell table:style-name="ce67" office:value-type="string" calcext:value-type="string">
            <text:p>Du ignorierst die Effekte aller Felder, außer die von Katastrophenfeldern. Auch über Monsterfelder läufst du hinweg.</text:p>
            <text:p>Du kannst diese Rüstung nicht verlieren.</text:p>
          </table:table-cell>
          <table:table-cell table:style-name="ce76"/>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43]);&quot;&quot;;IF(OR(IF([.C243]=&quot;Monster1&quot;;1;0);IF([.C243]=&quot;Monster2&quot;;1;0);IF([.C243]=&quot;Monster3&quot;;1;0);IF([.C243]=&quot;Monster4&quot;;1;0);IF([.C243]=&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table:style-name="ce67" office:value-type="string" calcext:value-type="string">
            <text:p>Geduld</text:p>
          </table:table-cell>
          <table:table-cell table:style-name="ce67" table:content-validation-name="val3" office:value-type="string" calcext:value-type="string">
            <text:p>CharacterTrai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u einen Kampf verlierst, musst du deinen nächsten Zug aussetzen.</text:p>
            <text:p>Du kannst diese Charaktereigenschaft nicht verlier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44]);&quot;&quot;;IF(OR(IF([.C244]=&quot;Monster1&quot;;1;0);IF([.C244]=&quot;Monster2&quot;;1;0);IF([.C244]=&quot;Monster3&quot;;1;0);IF([.C244]=&quot;Monster4&quot;;1;0);IF([.C244]=&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table:style-name="ce67" office:value-type="string" calcext:value-type="string">
            <text:p>Havels Amulett</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Gegen Monster</text:p>
          </table:table-cell>
          <table:table-cell table:style-name="ce76"/>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45]);&quot;&quot;;IF(OR(IF([.C245]=&quot;Monster1&quot;;1;0);IF([.C245]=&quot;Monster2&quot;;1;0);IF([.C245]=&quot;Monster3&quot;;1;0);IF([.C245]=&quot;Monster4&quot;;1;0);IF([.C245]=&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table:style-name="ce67" office:value-type="string" calcext:value-type="string">
            <text:p>Havels Helm</text:p>
          </table:table-cell>
          <table:table-cell table:style-name="ce67" table:content-validation-name="val3" office:value-type="string" calcext:value-type="string">
            <text:p>Helmet</text:p>
          </table:table-cell>
          <table:table-cell table:style-name="ce41" table:content-validation-name="val4"/>
          <table:table-cell table:style-name="ce67" table:content-validation-name="val5"/>
          <table:table-cell table:style-name="ce93" office:value-type="string" calcext:value-type="string">
            <text:p>+3 / -1</text:p>
          </table:table-cell>
          <table:table-cell table:style-name="ce93"/>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2/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46]);&quot;&quot;;IF(OR(IF([.C246]=&quot;Monster1&quot;;1;0);IF([.C246]=&quot;Monster2&quot;;1;0);IF([.C246]=&quot;Monster3&quot;;1;0);IF([.C246]=&quot;Monster4&quot;;1;0);IF([.C246]=&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table:style-name="ce67" office:value-type="string" calcext:value-type="string">
            <text:p>Havels Rüstung</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table:table-cell table:style-name="ce93" office:value-type="string" calcext:value-type="string">
            <text:p>+5 / -2</text:p>
          </table:table-cell>
          <table:table-cell table:style-name="ce93"/>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Noch schwerer, noch sicherer:</text:p>
            <text:p>+2/-2</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47]);&quot;&quot;;IF(OR(IF([.C247]=&quot;Monster1&quot;;1;0);IF([.C247]=&quot;Monster2&quot;;1;0);IF([.C247]=&quot;Monster3&quot;;1;0);IF([.C247]=&quot;Monster4&quot;;1;0);IF([.C247]=&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table:style-name="ce67" office:value-type="string" calcext:value-type="string">
            <text:p>Havels Schuhe</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table:table-cell table:style-name="ce93" office:value-type="string" calcext:value-type="string">
            <text:p>+1 / +5</text:p>
          </table:table-cell>
          <table:table-cell table:style-name="ce93"/>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0/+3</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48]);&quot;&quot;;IF(OR(IF([.C248]=&quot;Monster1&quot;;1;0);IF([.C248]=&quot;Monster2&quot;;1;0);IF([.C248]=&quot;Monster3&quot;;1;0);IF([.C248]=&quot;Monster4&quot;;1;0);IF([.C248]=&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table:style-name="ce67" office:value-type="string" calcext:value-type="string">
            <text:p>Havels Zweihänder</text:p>
          </table:table-cell>
          <table:table-cell table:style-name="ce67" table:content-validation-name="val3" office:value-type="string" calcext:value-type="string">
            <text:p>Weapon</text:p>
          </table:table-cell>
          <table:table-cell table:style-name="ce41" table:content-validation-name="val4" office:value-type="string" calcext:value-type="string">
            <text:p>Zweihändig</text:p>
          </table:table-cell>
          <table:table-cell table:style-name="ce67" table:content-validation-name="val5"/>
          <table:table-cell table:style-name="ce93" office:value-type="string" calcext:value-type="string">
            <text:p>+11 / -3</text:p>
          </table:table-cell>
          <table:table-cell table:style-name="ce93"/>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2/+2</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49]);&quot;&quot;;IF(OR(IF([.C249]=&quot;Monster1&quot;;1;0);IF([.C249]=&quot;Monster2&quot;;1;0);IF([.C249]=&quot;Monster3&quot;;1;0);IF([.C249]=&quot;Monster4&quot;;1;0);IF([.C249]=&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table:style-name="ce67" office:value-type="string" calcext:value-type="string">
            <text:p>Pflock</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office:value-type="string" calcext:value-type="string">
            <text:p>NotVampire</text:p>
          </table:table-cell>
          <table:table-cell table:style-name="ce6" office:value-type="string" calcext:value-type="string">
            <text:p>+5 / +2</text:p>
          </table:table-cell>
          <table:table-cell table:style-name="ce6"/>
          <table:table-cell table:style-name="ce67" office:value-type="string" calcext:value-type="string">
            <text:p>Hat stattdessen +8/+2, wenn du gegen einen Vampir kämpfst.</text:p>
          </table:table-cell>
          <table:table-cell table:style-name="ce67" office:value-type="string" calcext:value-type="string">
            <text:p>Das perfekte Hausmittel gegen Ungeziefer.</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1/+2</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50]);&quot;&quot;;IF(OR(IF([.C250]=&quot;Monster1&quot;;1;0);IF([.C250]=&quot;Monster2&quot;;1;0);IF([.C250]=&quot;Monster3&quot;;1;0);IF([.C250]=&quot;Monster4&quot;;1;0);IF([.C250]=&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table:style-name="ce67" office:value-type="string" calcext:value-type="string">
            <text:p>Säbelzahn</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office:value-type="string" calcext:value-type="string">
            <text:p>NotVegan</text:p>
          </table:table-cell>
          <table:table-cell table:style-name="ce6" office:value-type="string" calcext:value-type="string">
            <text:p>+7 / 0</text:p>
          </table:table-cell>
          <table:table-cell table:style-name="ce6"/>
          <table:table-cell table:style-name="ce67" office:value-type="string" calcext:value-type="string">
            <text:p>Hat stattdessen 0/+1, wenn du gegen einen Veganer kämpfst.</text:p>
          </table:table-cell>
          <table:table-cell table:style-name="ce67" office:value-type="string" calcext:value-type="string">
            <text:p>Aus Zorn, da du den König der Tiere getötet hast.</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2/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251]);&quot;&quot;;IF(OR(IF([.C251]=&quot;Monster1&quot;;1;0);IF([.C251]=&quot;Monster2&quot;;1;0);IF([.C251]=&quot;Monster3&quot;;1;0);IF([.C251]=&quot;Monster4&quot;;1;0);IF([.C251]=&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table:style-name="ce67" office:value-type="string" calcext:value-type="string">
            <text:p>Sanduhr</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Immer wenn du an einem Spieler vorbeilaufen würdest, betrittst du stattdessen sein Feld und kämpfst gegen die Spieler auf diesem Feld.</text:p>
            <text:p/>
            <text:p>Du kannst dieses Artifact nicht verlier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252]);&quot;&quot;;IF(OR(IF([.C252]=&quot;Monster1&quot;;1;0);IF([.C252]=&quot;Monster2&quot;;1;0);IF([.C252]=&quot;Monster3&quot;;1;0);IF([.C252]=&quot;Monster4&quot;;1;0);IF([.C252]=&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table:style-name="ce67" office:value-type="string" calcext:value-type="string">
            <text:p>Seelenfänger</text:p>
          </table:table-cell>
          <table:table-cell table:style-name="ce67" table:content-validation-name="val3" office:value-type="string" calcext:value-type="string">
            <text:p>Weapon</text:p>
          </table:table-cell>
          <table:table-cell table:style-name="ce41" table:content-validation-name="val4" office:value-type="string" calcext:value-type="string">
            <text:p>Zweihändig</text:p>
          </table:table-cell>
          <table:table-cell table:style-name="ce67" table:content-validation-name="val5"/>
          <table:table-cell table:style-name="ce93" office:value-type="string" calcext:value-type="string">
            <text:p>+13/ 0</text:p>
          </table:table-cell>
          <table:table-cell table:style-name="ce93"/>
          <table:table-cell table:style-name="ce67" office:value-type="string" calcext:value-type="string">
            <text:p>Immer wenn du einen Spieler im Kampf besiegst, stirbt dieser und tritt dem Tod bei. Sie spielen als ein Spieler weiter.</text:p>
            <text:p>Der Tod erhält +1/+2 für jeden getöteten Spieler.</text:p>
            <text:p>Du kannst diese Waffe nicht verlieren.</text:p>
          </table:table-cell>
          <table:table-cell table:style-name="ce76"/>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253]);&quot;&quot;;IF(OR(IF([.C253]=&quot;Monster1&quot;;1;0);IF([.C253]=&quot;Monster2&quot;;1;0);IF([.C253]=&quot;Monster3&quot;;1;0);IF([.C253]=&quot;Monster4&quot;;1;0);IF([.C253]=&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table:style-name="ce67" office:value-type="string" calcext:value-type="string">
            <text:p>Weltenwanderer</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table:table-cell table:style-name="ce6" office:value-type="string" calcext:value-type="string">
            <text:p>D12 || D12</text:p>
          </table:table-cell>
          <table:table-cell table:style-name="ce6"/>
          <table:table-cell table:style-name="ce67" office:value-type="string" calcext:value-type="string">
            <text:p>Am Anfang deines Zuges würfelst du mit zwei D12. deine Bewegung entspricht dem höheren Wurfergebnis.</text:p>
            <text:p>Du kannst diese Schuhe nicht verlier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54]);&quot;&quot;;IF(OR(IF([.C254]=&quot;Monster1&quot;;1;0);IF([.C254]=&quot;Monster2&quot;;1;0);IF([.C254]=&quot;Monster3&quot;;1;0);IF([.C254]=&quot;Monster4&quot;;1;0);IF([.C25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3</text:p>
          </table:table-cell>
          <table:table-cell table:style-name="ce67" office:value-type="string" calcext:value-type="string">
            <text:p>Die Hand Gottes</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1 / 0</text:p>
            <text:p>Faith+3</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office:value-type="string" calcext:value-type="string">
            <text:p>-1/0</text:p>
            <text:p>Faith+2</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55]);&quot;&quot;;IF(OR(IF([.C255]=&quot;Monster1&quot;;1;0);IF([.C255]=&quot;Monster2&quot;;1;0);IF([.C255]=&quot;Monster3&quot;;1;0);IF([.C255]=&quot;Monster4&quot;;1;0);IF([.C25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3</text:p>
          </table:table-cell>
          <table:table-cell table:style-name="ce67" office:value-type="string" calcext:value-type="string">
            <text:p>Die Hand des Teufels</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13 / 0</text:p>
            <text:p>Faith-3</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office:value-type="string" calcext:value-type="string">
            <text:p>+7/0</text:p>
            <text:p>Faith-2</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56]);&quot;&quot;;IF(OR(IF([.C256]=&quot;Monster1&quot;;1;0);IF([.C256]=&quot;Monster2&quot;;1;0);IF([.C256]=&quot;Monster3&quot;;1;0);IF([.C256]=&quot;Monster4&quot;;1;0);IF([.C25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3</text:p>
          </table:table-cell>
          <table:table-cell table:style-name="ce67" office:value-type="string" calcext:value-type="string">
            <text:p>Helm des Antichristen</text:p>
          </table:table-cell>
          <table:table-cell table:style-name="ce67" table:content-validation-name="val3" office:value-type="string" calcext:value-type="string">
            <text:p>Helmet</text:p>
          </table:table-cell>
          <table:table-cell table:style-name="ce41" table:content-validation-name="val4"/>
          <table:table-cell table:style-name="ce67" table:content-validation-name="val5"/>
          <table:table-cell table:style-name="ce6" office:value-type="string" calcext:value-type="string">
            <text:p>+4 / +2</text:p>
            <text:p>Faith-1</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office:value-type="string" calcext:value-type="string">
            <text:p>+2/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57]);&quot;&quot;;IF(OR(IF([.C257]=&quot;Monster1&quot;;1;0);IF([.C257]=&quot;Monster2&quot;;1;0);IF([.C257]=&quot;Monster3&quot;;1;0);IF([.C257]=&quot;Monster4&quot;;1;0);IF([.C25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3</text:p>
          </table:table-cell>
          <table:table-cell table:style-name="ce67" office:value-type="string" calcext:value-type="string">
            <text:p>Windklinge</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4 / +4</text:p>
          </table:table-cell>
          <table:table-cell table:style-name="ce6"/>
          <table:table-cell table:style-name="ce67"/>
          <table:table-cell table:style-name="ce67" office:value-type="string" calcext:value-type="string">
            <text:p>Schnell wie der Blitz.</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1/+3</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258]);&quot;&quot;;IF(OR(IF([.C258]=&quot;Monster1&quot;;1;0);IF([.C258]=&quot;Monster2&quot;;1;0);IF([.C258]=&quot;Monster3&quot;;1;0);IF([.C258]=&quot;Monster4&quot;;1;0);IF([.C25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3</text:p>
          </table:table-cell>
          <table:table-cell table:style-name="ce67" office:value-type="string" calcext:value-type="string">
            <text:p>Amulett des Wirbelsturms</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iese Karte zum ersten mal ausgerüstet wird, erhälst sie 5 Zählmarken.</text:p>
            <text:p>Du kannst pro Runde eine Zählmarke vor deinem Bewegungswurf von dieser Karte entfernen, um für deinen Zug 0/+3 zu erhalt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table:formula="of:=IF(ISBLANK([.C259]);&quot;&quot;;IF(OR(IF([.C259]=&quot;Monster1&quot;;1;0);IF([.C259]=&quot;Monster2&quot;;1;0);IF([.C259]=&quot;Monster3&quot;;1;0);IF([.C259]=&quot;Monster4&quot;;1;0);IF([.C25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3</text:p>
          </table:table-cell>
          <table:table-cell table:style-name="ce67" office:value-type="string" calcext:value-type="string">
            <text:p>7 Meilen Stiefel</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table:table-cell table:style-name="ce6" office:value-type="string" calcext:value-type="string">
            <text:p>+1 / -2</text:p>
          </table:table-cell>
          <table:table-cell table:style-name="ce6"/>
          <table:table-cell table:style-name="ce67" office:value-type="string" calcext:value-type="string">
            <text:p>Lege an Ende jeder Runde, in der du keinen Kampf verloren hast, eine Zählmarke auf diese Karte. Du erhälst 0/+2 für jede Zählmarke.</text:p>
            <text:p/>
            <text:p>Solltest du einen Kampf verlieren und nicht fliehen können, entferne 5 Zählmarken von dieser Karte.</text:p>
            <text:p>(Maximal 7 Zählmark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Transferiere alle gesammelten Zählmarken auf die neuen Schuhe.</text:p>
            <text:p>Sie erhalten 0/+1 für jede Zählmarke.</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60]);&quot;&quot;;IF(OR(IF([.C260]=&quot;Monster1&quot;;1;0);IF([.C260]=&quot;Monster2&quot;;1;0);IF([.C260]=&quot;Monster3&quot;;1;0);IF([.C260]=&quot;Monster4&quot;;1;0);IF([.C26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3</text:p>
          </table:table-cell>
          <table:table-cell table:style-name="ce67" office:value-type="string" calcext:value-type="string">
            <text:p>Cowboy Stiefel</text:p>
          </table:table-cell>
          <table:table-cell table:style-name="ce67" table:content-validation-name="val3" office:value-type="string" calcext:value-type="string">
            <text:p>Shoes</text:p>
          </table:table-cell>
          <table:table-cell table:style-name="ce41" table:content-validation-name="val4"/>
          <table:table-cell table:style-name="ce67" table:content-validation-name="val5"/>
          <table:table-cell table:style-name="ce6" office:value-type="string" calcext:value-type="string">
            <text:p>+1 / +5</text:p>
          </table:table-cell>
          <table:table-cell table:style-name="ce6"/>
          <table:table-cell table:style-name="ce67" office:value-type="string" calcext:value-type="string">
            <text:p>Kavellerieangriff: Haben stattdessem +4/+5, wenn du den "2.5 Promille Gaul" reitest.</text:p>
          </table:table-cell>
          <table:table-cell table:style-name="ce67" office:value-type="string" calcext:value-type="string">
            <text:p>Hüh hot mein braves Pferd!</text:p>
            <text:p>Auf, auf in den Kampf!</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0/+3</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261]);&quot;&quot;;IF(OR(IF([.C261]=&quot;Monster1&quot;;1;0);IF([.C261]=&quot;Monster2&quot;;1;0);IF([.C261]=&quot;Monster3&quot;;1;0);IF([.C261]=&quot;Monster4&quot;;1;0);IF([.C26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3</text:p>
          </table:table-cell>
          <table:table-cell table:style-name="ce67" office:value-type="string" calcext:value-type="string">
            <text:p>Das Siegel des Propheten</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iese Karte zum ersten Mal ausgerüstet wird, erhält sie 3 Zählmarken.</text:p>
            <text:p>Du kannst am Anfang deines Zuges eine Zählmarke von dieser Karte entfernen, um in diesem Zug Faith+2 zu erhalten.</text:p>
          </table:table-cell>
          <table:table-cell table:style-name="ce67" office:value-type="string" calcext:value-type="string">
            <text:p>Höre mich Mos...äh Entschuldigung!</text:p>
            <text:p>Also Jesu...ah fuck warte.</text:p>
            <text:p>Moham...ne, auch falsch.</text:p>
            <text:p>Egal wer du bist, glaube! Glaube und bete. Und wer lange genug betet, der wird erhört.</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262]);&quot;&quot;;IF(OR(IF([.C262]=&quot;Monster1&quot;;1;0);IF([.C262]=&quot;Monster2&quot;;1;0);IF([.C262]=&quot;Monster3&quot;;1;0);IF([.C262]=&quot;Monster4&quot;;1;0);IF([.C26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3</text:p>
          </table:table-cell>
          <table:table-cell table:style-name="ce67" office:value-type="string" calcext:value-type="string">
            <text:p>Transzendenz</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office:value-type="string" calcext:value-type="string">
            <text:p>OnlyPrist</text:p>
          </table:table-cell>
          <table:table-cell table:style-name="ce6" table:number-columns-repeated="2"/>
          <table:table-cell table:style-name="ce67" office:value-type="string" calcext:value-type="string">
            <text:p>Du wirst zu einen Gott.</text:p>
            <text:p>Du bist kein Mensch mehr.</text:p>
            <text:p>Du hast +2/0, wenn du gegen Menschen kämpfst.</text:p>
          </table:table-cell>
          <table:table-cell table:style-name="ce67" office:value-type="string" calcext:value-type="string">
            <text:p>Kniet vor mir! Und huldigt euren neuen Gott. </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63]);&quot;&quot;;IF(OR(IF([.C263]=&quot;Monster1&quot;;1;0);IF([.C263]=&quot;Monster2&quot;;1;0);IF([.C263]=&quot;Monster3&quot;;1;0);IF([.C263]=&quot;Monster4&quot;;1;0);IF([.C26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3</text:p>
          </table:table-cell>
          <table:table-cell table:style-name="ce67" office:value-type="string" calcext:value-type="string">
            <text:p>Drachentöter Rüstung</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table:table-cell table:style-name="ce6" office:value-type="string" calcext:value-type="string">
            <text:p>+5 / +1</text:p>
          </table:table-cell>
          <table:table-cell table:style-name="ce6"/>
          <table:table-cell table:style-name="ce67"/>
          <table:table-cell table:style-name="ce67" office:value-type="string" calcext:value-type="string">
            <text:p>Das Burgunderrot dieser Drachenschuppen ist recht kleidsam.</text:p>
            <text:p>Perfekt geeignet für den modebewussten Kämpfer.</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1/+2</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64]);&quot;&quot;;IF(OR(IF([.C264]=&quot;Monster1&quot;;1;0);IF([.C264]=&quot;Monster2&quot;;1;0);IF([.C264]=&quot;Monster3&quot;;1;0);IF([.C264]=&quot;Monster4&quot;;1;0);IF([.C26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3</text:p>
          </table:table-cell>
          <table:table-cell table:style-name="ce67" office:value-type="string" calcext:value-type="string">
            <text:p>Heilige Panzerhandschuhe</text:p>
          </table:table-cell>
          <table:table-cell table:style-name="ce67" table:content-validation-name="val3" office:value-type="string" calcext:value-type="string">
            <text:p>Weapon</text:p>
          </table:table-cell>
          <table:table-cell table:style-name="ce41" table:content-validation-name="val4" office:value-type="string" calcext:value-type="string">
            <text:p>Zweihändig</text:p>
          </table:table-cell>
          <table:table-cell table:style-name="ce67" table:content-validation-name="val5"/>
          <table:table-cell table:style-name="ce6" office:value-type="string" calcext:value-type="string">
            <text:p>+8 / -2</text:p>
            <text:p>Faith+2</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office:value-type="string" calcext:value-type="string">
            <text:p>Faith+2</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65]);&quot;&quot;;IF(OR(IF([.C265]=&quot;Monster1&quot;;1;0);IF([.C265]=&quot;Monster2&quot;;1;0);IF([.C265]=&quot;Monster3&quot;;1;0);IF([.C265]=&quot;Monster4&quot;;1;0);IF([.C26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3</text:p>
          </table:table-cell>
          <table:table-cell table:style-name="ce67" office:value-type="string" calcext:value-type="string">
            <text:p>Helm der glücklichen Fügung</text:p>
          </table:table-cell>
          <table:table-cell table:style-name="ce67" table:content-validation-name="val3" office:value-type="string" calcext:value-type="string">
            <text:p>Helmet</text:p>
          </table:table-cell>
          <table:table-cell table:style-name="ce41" table:content-validation-name="val4"/>
          <table:table-cell table:style-name="ce67" table:content-validation-name="val5"/>
          <table:table-cell table:style-name="ce6" office:value-type="string" calcext:value-type="string">
            <text:p>+2 / +2</text:p>
          </table:table-cell>
          <table:table-cell table:style-name="ce6"/>
          <table:table-cell table:style-name="ce67" office:value-type="string" calcext:value-type="string">
            <text:p>Du kannst deinen Fluchtwurf einmal pro Kampf wiederhol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office:value-type="string" calcext:value-type="string">
            <text:p>+2/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66]);&quot;&quot;;IF(OR(IF([.C266]=&quot;Monster1&quot;;1;0);IF([.C266]=&quot;Monster2&quot;;1;0);IF([.C266]=&quot;Monster3&quot;;1;0);IF([.C266]=&quot;Monster4&quot;;1;0);IF([.C26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3</text:p>
          </table:table-cell>
          <table:table-cell table:style-name="ce67" office:value-type="string" calcext:value-type="string">
            <text:p>Steinschwert</text:p>
          </table:table-cell>
          <table:table-cell table:style-name="ce67" table:content-validation-name="val3" office:value-type="string" calcext:value-type="string">
            <text:p>Weapon</text:p>
          </table:table-cell>
          <table:table-cell table:style-name="ce41" table:content-validation-name="val4"/>
          <table:table-cell table:style-name="ce67" table:content-validation-name="val5"/>
          <table:table-cell table:style-name="ce6" office:value-type="string" calcext:value-type="string">
            <text:p>+10 / -10</text:p>
          </table:table-cell>
          <table:table-cell table:style-name="ce6"/>
          <table:table-cell table:style-name="ce67"/>
          <table:table-cell table:style-name="ce67" office:value-type="string" calcext:value-type="string">
            <text:p>Auch bekannt als das "Sehr schwere Schwert".</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3/-3</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67]);&quot;&quot;;IF(OR(IF([.C267]=&quot;Monster1&quot;;1;0);IF([.C267]=&quot;Monster2&quot;;1;0);IF([.C267]=&quot;Monster3&quot;;1;0);IF([.C267]=&quot;Monster4&quot;;1;0);IF([.C26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Equipment3</text:p>
          </table:table-cell>
          <table:table-cell table:style-name="ce67" office:value-type="string" calcext:value-type="string">
            <text:p>Wind-Robe</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office:value-type="string" calcext:value-type="string">
            <text:p>OnlyPrist</text:p>
          </table:table-cell>
          <table:table-cell table:style-name="ce6" office:value-type="string" calcext:value-type="string">
            <text:p>+1 / +2</text:p>
            <text:p>Faith+2</text:p>
          </table:table-cell>
          <table:table-cell table:style-name="ce6"/>
          <table:table-cell table:style-name="ce67" office:value-type="string" calcext:value-type="string">
            <text:p>Gibt zusätzlich Faith+1, wenn du den "Wind-Helm" ausgerüstet hast.</text:p>
          </table:table-cell>
          <table:table-cell table:style-name="ce67" office:value-type="string" calcext:value-type="string">
            <text:p>Im Wind flüstern die Erinnerungen der Zeit.</text:p>
            <text:p>Ist er dein Freund, lässt er dich fliegen.</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Faith+1</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268]);&quot;&quot;;IF(OR(IF([.C268]=&quot;Monster1&quot;;1;0);IF([.C268]=&quot;Monster2&quot;;1;0);IF([.C268]=&quot;Monster3&quot;;1;0);IF([.C268]=&quot;Monster4&quot;;1;0);IF([.C268]=&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table:style-name="ce76" office:value-type="string" calcext:value-type="string">
            <text:p>König der Arena</text:p>
          </table:table-cell>
          <table:table-cell table:style-name="ce67" table:content-validation-name="val3" office:value-type="string" calcext:value-type="string">
            <text:p>Helmet</text:p>
          </table:table-cell>
          <table:table-cell table:style-name="ce41" table:content-validation-name="val4"/>
          <table:table-cell table:style-name="ce67" table:content-validation-name="val5"/>
          <table:table-cell table:style-name="ce6" office:value-type="string" calcext:value-type="string">
            <text:p>+6 / -2</text:p>
          </table:table-cell>
          <table:table-cell table:style-name="ce6"/>
          <table:table-cell table:style-name="ce67"/>
          <table:table-cell table:style-name="ce67" office:value-type="string" calcext:value-type="string">
            <text:p>Ihr hab geschwitz, geschrien und gekämpft..., doch ich habe gesiegt!</text:p>
            <text:p>Verneigt euch ihr Maden!</text:p>
          </table:table-cell>
          <table:table-cell table:style-name="ce67" table:content-validation-name="val6"/>
          <table:table-cell table:style-name="ce67" table:content-validation-name="val7"/>
          <table:table-cell table:style-name="ce67" table:number-columns-repeated="2"/>
          <table:table-cell table:style-name="ce24" office:value-type="string" calcext:value-type="string">
            <text:p>+3/0</text:p>
          </table:table-cell>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69]);&quot;&quot;;IF(OR(IF([.C269]=&quot;Monster1&quot;;1;0);IF([.C269]=&quot;Monster2&quot;;1;0);IF([.C269]=&quot;Monster3&quot;;1;0);IF([.C269]=&quot;Monster4&quot;;1;0);IF([.C269]=&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Equipment3</text:p>
          </table:table-cell>
          <table:table-cell table:style-name="ce76" office:value-type="string" calcext:value-type="string">
            <text:p>Yoga Buch</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style-name="ce6" office:value-type="string" calcext:value-type="string">
            <text:p>+1 / +1</text:p>
          </table:table-cell>
          <table:table-cell table:style-name="ce6"/>
          <table:table-cell table:style-name="ce67" office:value-type="string" calcext:value-type="string">
            <text:p>Du musst eine Runde aussetzen nachdem du das Buch ausgerüsted hast. Gutes Yoga Wissen braucht seine Zei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3">
          <table:table-cell table:style-name="ce67" table:formula="of:=IF(ISBLANK([.C270]);&quot;&quot;;IF(OR(IF([.C270]=&quot;Monster1&quot;;1;0);IF([.C270]=&quot;Monster2&quot;;1;0);IF([.C270]=&quot;Monster3&quot;;1;0);IF([.C270]=&quot;Monster4&quot;;1;0);IF([.C270]=&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Opfergaben an das Medium</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Während der Ritualvorbereitung können dir andere Spieler Karten, die sie besitzen (Hand und Ausrüstung), auf einen Stapel darbieten.</text:p>
            <text:p>Solltest du das Ritual erfolgreich beenden, erhälst du all diese Karten.</text:p>
            <text:p>Solltest du es abbrechen, erhält jeder Spieler seine Opfergaben zurü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8">
          <table:table-cell table:style-name="ce67" table:formula="of:=IF(ISBLANK([.C271]);&quot;&quot;;IF(OR(IF([.C271]=&quot;Monster1&quot;;1;0);IF([.C271]=&quot;Monster2&quot;;1;0);IF([.C271]=&quot;Monster3&quot;;1;0);IF([.C271]=&quot;Monster4&quot;;1;0);IF([.C271]=&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Opferritual</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Jetzt ist die Zeit gekommensich zu entscheiden.</text:p>
            <text:p/>
            <text:p>Das Ritual vollführen:</text:p>
            <text:p>Dein Opfer zieht 7 Fluchkarten und du “Armlos” (Extra Deck).</text:p>
            <text:p/>
            <text:p>Das Ritual abbrechen:</text:p>
            <text:p>Nichts passiert.</text:p>
            <text:p/>
            <text:p>Werfe in beiden fällen “Opfergaben an das Medium” und diese Karte ab.</text:p>
          </table:table-cell>
          <table:table-cell table:style-name="ce67" office:value-type="string" calcext:value-type="string">
            <text:p>Ein weiterer Arm für den Verfluchten Gott, ein weiterer Schritt für seine Rückkehr.</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272]);&quot;&quot;;IF(OR(IF([.C272]=&quot;Monster1&quot;;1;0);IF([.C272]=&quot;Monster2&quot;;1;0);IF([.C272]=&quot;Monster3&quot;;1;0);IF([.C272]=&quot;Monster4&quot;;1;0);IF([.C272]=&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Fluch Mal</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Am Ende jeder Runde lege eine Zählmarke auf diese Karte, und würfel anschließend einen D20.</text:p>
            <text:p>Sind die Augen des Würfels kleiner oder gleich der Summe der Zählmarken auf dieser Karte, werfe diese Karte ab und ziehe “Das Mal breitet sich aus”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273]);&quot;&quot;;IF(OR(IF([.C273]=&quot;Monster1&quot;;1;0);IF([.C273]=&quot;Monster2&quot;;1;0);IF([.C273]=&quot;Monster3&quot;;1;0);IF([.C273]=&quot;Monster4&quot;;1;0);IF([.C273]=&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Das Mal breitet sich aus</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Faith-1</text:p>
          </table:table-cell>
          <table:table-cell table:style-name="ce6"/>
          <table:table-cell table:style-name="ce67" office:value-type="string" calcext:value-type="string">
            <text:p>Am Ende jeder Runde lege eine Zählmarke auf diese Karte, und würfel anschließend einen D20.</text:p>
            <text:p>Sind die Augen des Würfels kleiner oder gleich der Summe der Zählmarken auf dieser Karte, werfe diese Karte ab und ziehe “Fluchgeist”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4">
          <table:table-cell table:style-name="ce67" table:formula="of:=IF(ISBLANK([.C274]);&quot;&quot;;IF(OR(IF([.C274]=&quot;Monster1&quot;;1;0);IF([.C274]=&quot;Monster2&quot;;1;0);IF([.C274]=&quot;Monster3&quot;;1;0);IF([.C274]=&quot;Monster4&quot;;1;0);IF([.C274]=&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Fluchgeis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bist tod und hast das Spiel verloren. Du musst aber nicht der einzige Spieler sein der es verliert.</text:p>
            <text:p>Werfe deine Karten ab, deine Leiche wird gelooted und verlierst deine Spielfigur.</text:p>
            <text:p>Ziehe “Handlanger des Verfluchten” (Extra Deck).</text:p>
            <text:p/>
            <text:p>Ziehe jede Runde bis zu 4 Zauberkarten nach.</text:p>
            <text:p>Dein Handkartenlimit ist 6.</text:p>
            <text:p>Du kannst am Anfang jeder Runde eine beliebige Anzahl von Handkarte abwerfen, befor du neue Karten zieh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275]);&quot;&quot;;IF(OR(IF([.C275]=&quot;Monster1&quot;;1;0);IF([.C275]=&quot;Monster2&quot;;1;0);IF([.C275]=&quot;Monster3&quot;;1;0);IF([.C275]=&quot;Monster4&quot;;1;0);IF([.C275]=&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Handlanger des Verfluchte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ein Spieler einen Kampf mit mehr als 5 Kampfstärke verliert (es dazu nicht schafft zu fliehen) an den du mit mindestens 1 Zauberkarte beteiligt bist erhälst dieser “Fluch Mal” (Extra Deck).</text:p>
            <text:p>Sollte der Spieler bereits ein Fluch Mal haben legt er eine weitere Zählmarke auf dies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4">
          <table:table-cell table:style-name="ce67" table:formula="of:=IF(ISBLANK([.C276]);&quot;&quot;;IF(OR(IF([.C276]=&quot;Monster1&quot;;1;0);IF([.C276]=&quot;Monster2&quot;;1;0);IF([.C276]=&quot;Monster3&quot;;1;0);IF([.C276]=&quot;Monster4&quot;;1;0);IF([.C276]=&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Armlos</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0 / +3</text:p>
          </table:table-cell>
          <table:table-cell table:style-name="ce6"/>
          <table:table-cell table:style-name="ce67" office:value-type="string" calcext:value-type="string">
            <text:p>Du kannst nie wieder eine Waffe mit einem deiner Arme tragen.</text:p>
            <text:p>Ohne deinen Arm bist du aber leichter geworden.</text:p>
            <text:p/>
            <text:p>Solltest du deinen zweiten Arm verlieren, so lege “Armloser Yogi” (Extra Deck) oben auf den Tier 4 Stapel.</text:p>
            <text:p>Du kannst keinen dritten Arm verlieren. Sollte dies passieren ist es nicht möglich oder schlägt fehl.</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2" calcext:value-type="float">
            <text:p>2</text:p>
          </table:table-cell>
          <table:table-cell table:number-columns-repeated="2" office:value-type="float" office:value="1" calcext:value-type="float">
            <text:p>1</text:p>
          </table:table-cell>
          <table:table-cell table:number-columns-repeated="44"/>
        </table:table-row>
        <table:table-row table:style-name="ro1">
          <table:table-cell table:style-name="ce67" table:formula="of:=IF(ISBLANK([.C277]);&quot;&quot;;IF(OR(IF([.C277]=&quot;Monster1&quot;;1;0);IF([.C277]=&quot;Monster2&quot;;1;0);IF([.C277]=&quot;Monster3&quot;;1;0);IF([.C277]=&quot;Monster4&quot;;1;0);IF([.C277]=&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Auserwählt</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Faith+1</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3" calcext:value-type="float">
            <text:p>3</text:p>
          </table:table-cell>
          <table:table-cell table:number-columns-repeated="2" office:value-type="float" office:value="1" calcext:value-type="float">
            <text:p>1</text:p>
          </table:table-cell>
          <table:table-cell table:number-columns-repeated="44"/>
        </table:table-row>
        <table:table-row table:style-name="ro1">
          <table:table-cell table:style-name="ce67" table:formula="of:=IF(ISBLANK([.C278]);&quot;&quot;;IF(OR(IF([.C278]=&quot;Monster1&quot;;1;0);IF([.C278]=&quot;Monster2&quot;;1;0);IF([.C278]=&quot;Monster3&quot;;1;0);IF([.C278]=&quot;Monster4&quot;;1;0);IF([.C278]=&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Ausgebildet</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7" office:value-type="string" calcext:value-type="string">
            <text:p>Du bist Soldat</text:p>
          </table:table-cell>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6" calcext:value-type="float">
            <text:p>6</text:p>
          </table:table-cell>
          <table:table-cell table:number-columns-repeated="2" office:value-type="float" office:value="1" calcext:value-type="float">
            <text:p>1</text:p>
          </table:table-cell>
          <table:table-cell table:number-columns-repeated="44"/>
        </table:table-row>
        <table:table-row table:style-name="ro2">
          <table:table-cell table:style-name="ce67" table:formula="of:=IF(ISBLANK([.C279]);&quot;&quot;;IF(OR(IF([.C279]=&quot;Monster1&quot;;1;0);IF([.C279]=&quot;Monster2&quot;;1;0);IF([.C279]=&quot;Monster3&quot;;1;0);IF([.C279]=&quot;Monster4&quot;;1;0);IF([.C279]=&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Ausgehungert</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u "Ausgehungert" erhältst lege 3 Zählmarken auf diese Karte.</text:p>
            <text:p>Du hast 0/-1 für jede Zählmarke auf dieser Karte.</text:p>
            <text:p>Entferne am Ende jeder Runde eine Zählmarke von dieser Karte.</text:p>
            <text:p>Sollte diese Karte keine Zählarken mehr haben wird sie zerstör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280]);&quot;&quot;;IF(OR(IF([.C280]=&quot;Monster1&quot;;1;0);IF([.C280]=&quot;Monster2&quot;;1;0);IF([.C280]=&quot;Monster3&quot;;1;0);IF([.C280]=&quot;Monster4&quot;;1;0);IF([.C280]=&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Gebrochender Arm</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u "Gebrochender Arm" erhältst lege 3 Zählmarken auf diese Karte.</text:p>
            <text:p>Du kannst einen deiner Arme nicht benutzen solage zählmarken aus dieser Karte liegen.</text:p>
            <text:p>Entferne am Ende jeder Runde eine Zählmarke von dieser Karte.</text:p>
            <text:p>Sollte diese Karte keine Zählarken mehr haben wird sie zerstör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4">
          <table:table-cell table:style-name="ce67" table:formula="of:=IF(ISBLANK([.C281]);&quot;&quot;;IF(OR(IF([.C281]=&quot;Monster1&quot;;1;0);IF([.C281]=&quot;Monster2&quot;;1;0);IF([.C281]=&quot;Monster3&quot;;1;0);IF([.C281]=&quot;Monster4&quot;;1;0);IF([.C281]=&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Dein Begräbnis</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bist tod und wirst begraben.</text:p>
            <text:p>Deine Leiche wird gelooted.</text:p>
            <text:p>Ziehe die Karte "Der Tod" (Extra Deck).</text:p>
            <text:p>Entferne alle Katastrophen vom Spiel und öffne "Der Anfang vom Ende".</text:p>
            <text:p>Ziehe außerdem "Seelenfänger", "Des Todes Maske", "Weltenwanderer", "Ewiges Gewand", "Geduld", "Sanduhr", "Hunger", "Pestilenz", "Krieg" und "Tod" aus dem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282]);&quot;&quot;;IF(OR(IF([.C282]=&quot;Monster1&quot;;1;0);IF([.C282]=&quot;Monster2&quot;;1;0);IF([.C282]=&quot;Monster3&quot;;1;0);IF([.C282]=&quot;Monster4&quot;;1;0);IF([.C282]=&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Der Tod</text:p>
          </table:table-cell>
          <table:table-cell table:style-name="ce67" table:content-validation-name="val3"/>
          <table:table-cell table:style-name="ce41" table:content-validation-name="val4"/>
          <table:table-cell table:style-name="ce67" table:content-validation-name="val5"/>
          <table:table-cell table:style-name="ce6" office:value-type="string" calcext:value-type="string">
            <text:p>(Monster - Mensch)</text:p>
          </table:table-cell>
          <table:table-cell table:style-name="ce6"/>
          <table:table-cell table:style-name="ce67" office:value-type="string" calcext:value-type="string">
            <text:p>Der Tod gewinnt, wenn alle Spieler tot sind. Sie sterben, wenn du im Kampf gegen sie gewinnst. Du zählst weiterhin als Spieler.</text:p>
            <text:p>Öffne am Ende deiner Runde eine Katastrophe (Handkarten).</text:p>
            <text:p>Der Tod gewinnt bei Gleichstand (Außer gegen Priest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83]);&quot;&quot;;IF(OR(IF([.C283]=&quot;Monster1&quot;;1;0);IF([.C283]=&quot;Monster2&quot;;1;0);IF([.C283]=&quot;Monster3&quot;;1;0);IF([.C283]=&quot;Monster4&quot;;1;0);IF([.C283]=&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Ehrfürchtig</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Gegen Götter</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44"/>
        </table:table-row>
        <table:table-row table:style-name="ro1">
          <table:table-cell table:style-name="ce67" table:formula="of:=IF(ISBLANK([.C284]);&quot;&quot;;IF(OR(IF([.C284]=&quot;Monster1&quot;;1;0);IF([.C284]=&quot;Monster2&quot;;1;0);IF([.C284]=&quot;Monster3&quot;;1;0);IF([.C284]=&quot;Monster4&quot;;1;0);IF([.C284]=&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Götterschlächter</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wenn du gegen einen Gott kämpf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85]);&quot;&quot;;IF(OR(IF([.C285]=&quot;Monster1&quot;;1;0);IF([.C285]=&quot;Monster2&quot;;1;0);IF([.C285]=&quot;Monster3&quot;;1;0);IF([.C285]=&quot;Monster4&quot;;1;0);IF([.C285]=&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Hexer</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Gegen Ungeheuer</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86]);&quot;&quot;;IF(OR(IF([.C286]=&quot;Monster1&quot;;1;0);IF([.C286]=&quot;Monster2&quot;;1;0);IF([.C286]=&quot;Monster3&quot;;1;0);IF([.C286]=&quot;Monster4&quot;;1;0);IF([.C286]=&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Höhentraining</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0 / +2</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87]);&quot;&quot;;IF(OR(IF([.C287]=&quot;Monster1&quot;;1;0);IF([.C287]=&quot;Monster2&quot;;1;0);IF([.C287]=&quot;Monster3&quot;;1;0);IF([.C287]=&quot;Monster4&quot;;1;0);IF([.C287]=&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Klingenwirbel</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1 / +1</text:p>
          </table:table-cell>
          <table:table-cell table:style-name="ce6" office:value-type="string" calcext:value-type="string">
            <text:p>Wenn du zwei einhändige Waffen träg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88]);&quot;&quot;;IF(OR(IF([.C288]=&quot;Monster1&quot;;1;0);IF([.C288]=&quot;Monster2&quot;;1;0);IF([.C288]=&quot;Monster3&quot;;1;0);IF([.C288]=&quot;Monster4&quot;;1;0);IF([.C288]=&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Königsmörder</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Gegen "Skelettkrieger" und den führenden Spieler.</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289]);&quot;&quot;;IF(OR(IF([.C289]=&quot;Monster1&quot;;1;0);IF([.C289]=&quot;Monster2&quot;;1;0);IF([.C289]=&quot;Monster3&quot;;1;0);IF([.C289]=&quot;Monster4&quot;;1;0);IF([.C289]=&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Lykanthropie</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0 / -1</text:p>
          </table:table-cell>
          <table:table-cell table:style-name="ce6"/>
          <table:table-cell table:style-name="ce67" office:value-type="string" calcext:value-type="string">
            <text:p>Lege 3 Zählmarken auf diese Karte, wenn du sie erhältst.</text:p>
            <text:p>Entferne am Ende jeder Runde eine Zählmarke von dieser Karte.</text:p>
            <text:p>Sollte diese Karte keine Zählmarken mehr haben, wird sie zerstört und du erhälst "Werwolf"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90]);&quot;&quot;;IF(OR(IF([.C290]=&quot;Monster1&quot;;1;0);IF([.C290]=&quot;Monster2&quot;;1;0);IF([.C290]=&quot;Monster3&quot;;1;0);IF([.C290]=&quot;Monster4&quot;;1;0);IF([.C290]=&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Narben des Krieges</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table:formula="of:=IF(ISBLANK([.C291]);&quot;&quot;;IF(OR(IF([.C291]=&quot;Monster1&quot;;1;0);IF([.C291]=&quot;Monster2&quot;;1;0);IF([.C291]=&quot;Monster3&quot;;1;0);IF([.C291]=&quot;Monster4&quot;;1;0);IF([.C291]=&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Pest</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2 / -2</text:p>
          </table:table-cell>
          <table:table-cell table:style-name="ce6"/>
          <table:table-cell table:style-name="ce67" office:value-type="string" calcext:value-type="string">
            <text:p>Wenn du Pest erhältst oder gegen jemanden mit Pest kämpfst, lege 3 Zählmarken auf diese Karte (Maximal 3).</text:p>
            <text:p>Wenn du gegen einen anderen Spieler kämpfst erhälst dieser nach dem Kampf "Pest" (Extra Deck).</text:p>
            <text:p>Entferne am Ende jeder Runde eine Zählmarke von dieser Karte.</text:p>
            <text:p>Sollte diese Karte keine Zählmarken mehr haben, wird sie zerstör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92]);&quot;&quot;;IF(OR(IF([.C292]=&quot;Monster1&quot;;1;0);IF([.C292]=&quot;Monster2&quot;;1;0);IF([.C292]=&quot;Monster3&quot;;1;0);IF([.C292]=&quot;Monster4&quot;;1;0);IF([.C292]=&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Vampir</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office:value-type="string" calcext:value-type="string">
            <text:p>Gegen Menschen</text:p>
          </table:table-cell>
          <table:table-cell table:style-name="ce67" office:value-type="string" calcext:value-type="string">
            <text:p>Du bist kein Mensch meh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93]);&quot;&quot;;IF(OR(IF([.C293]=&quot;Monster1&quot;;1;0);IF([.C293]=&quot;Monster2&quot;;1;0);IF([.C293]=&quot;Monster3&quot;;1;0);IF([.C293]=&quot;Monster4&quot;;1;0);IF([.C293]=&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Vampirjäger</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3 / 0</text:p>
          </table:table-cell>
          <table:table-cell table:style-name="ce6" office:value-type="string" calcext:value-type="string">
            <text:p>Gegen Vampire</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94]);&quot;&quot;;IF(OR(IF([.C294]=&quot;Monster1&quot;;1;0);IF([.C294]=&quot;Monster2&quot;;1;0);IF([.C294]=&quot;Monster3&quot;;1;0);IF([.C294]=&quot;Monster4&quot;;1;0);IF([.C294]=&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Werwolf</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0 / +4</text:p>
          </table:table-cell>
          <table:table-cell table:style-name="ce6"/>
          <table:table-cell table:style-name="ce67" office:value-type="string" calcext:value-type="string">
            <text:p>Du bist außerdem ein Ungeheu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95]);&quot;&quot;;IF(OR(IF([.C295]=&quot;Monster1&quot;;1;0);IF([.C295]=&quot;Monster2&quot;;1;0);IF([.C295]=&quot;Monster3&quot;;1;0);IF([.C295]=&quot;Monster4&quot;;1;0);IF([.C295]=&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67" office:value-type="string" calcext:value-type="string">
            <text:p>Zerschmettern</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Wenn du eine zweihändige Waffe trägst.</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96]);&quot;&quot;;IF(OR(IF([.C296]=&quot;Monster1&quot;;1;0);IF([.C296]=&quot;Monster2&quot;;1;0);IF([.C296]=&quot;Monster3&quot;;1;0);IF([.C296]=&quot;Monster4&quot;;1;0);IF([.C296]=&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Bruchstück eines Gottes - Erde</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table:table-cell table:style-name="ce6" office:value-type="string" calcext:value-type="string">
            <text:p>Du musst nie wieder Züge aussetzten</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97]);&quot;&quot;;IF(OR(IF([.C297]=&quot;Monster1&quot;;1;0);IF([.C297]=&quot;Monster2&quot;;1;0);IF([.C297]=&quot;Monster3&quot;;1;0);IF([.C297]=&quot;Monster4&quot;;1;0);IF([.C297]=&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Bruchstück eines Gottes - Feuer</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298]);&quot;&quot;;IF(OR(IF([.C298]=&quot;Monster1&quot;;1;0);IF([.C298]=&quot;Monster2&quot;;1;0);IF([.C298]=&quot;Monster3&quot;;1;0);IF([.C298]=&quot;Monster4&quot;;1;0);IF([.C298]=&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Bruchstück eines Gottes - Licht</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table:table-cell table:style-name="ce6" office:value-type="string" calcext:value-type="string">
            <text:p>Ziehe am Anfang jedes Kampfes 1 Segen.</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299]);&quot;&quot;;IF(OR(IF([.C299]=&quot;Monster1&quot;;1;0);IF([.C299]=&quot;Monster2&quot;;1;0);IF([.C299]=&quot;Monster3&quot;;1;0);IF([.C299]=&quot;Monster4&quot;;1;0);IF([.C299]=&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Bruchstück eines Gottes - Wasser</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table:table-cell table:style-name="ce6" office:value-type="string" calcext:value-type="string">
            <text:p>Ziehe bei jeden Zauberkartenfeld 3 Zuaberkarten.</text:p>
            <text:p>Du kannst 4 weitere Handkarten auf der Hand halten.</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300]);&quot;&quot;;IF(OR(IF([.C300]=&quot;Monster1&quot;;1;0);IF([.C300]=&quot;Monster2&quot;;1;0);IF([.C300]=&quot;Monster3&quot;;1;0);IF([.C300]=&quot;Monster4&quot;;1;0);IF([.C300]=&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Bruchstück eines Gottes - Wind</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office:value-type="string" calcext:value-type="string">
            <text:p>0 / +2</text:p>
          </table:table-cell>
          <table:table-cell table:style-name="ce6"/>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01]);&quot;&quot;;IF(OR(IF([.C301]=&quot;Monster1&quot;;1;0);IF([.C301]=&quot;Monster2&quot;;1;0);IF([.C301]=&quot;Monster3&quot;;1;0);IF([.C301]=&quot;Monster4&quot;;1;0);IF([.C301]=&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Fangemeinde</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t dir aussließlich während des "The Grand Tournament" +2/0.</text:p>
            <text:p>Lege diese Karte nach dem Ende des Grad Tournaments auf den Ablagestapel.</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302]);&quot;&quot;;IF(OR(IF([.C302]=&quot;Monster1&quot;;1;0);IF([.C302]=&quot;Monster2&quot;;1;0);IF([.C302]=&quot;Monster3&quot;;1;0);IF([.C302]=&quot;Monster4&quot;;1;0);IF([.C302]=&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Seelenlos</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table:table-cell table:style-name="ce6" office:value-type="string" calcext:value-type="string">
            <text:p>Ziehe am Anfang jedes Kampfes 1 Fluch.</text:p>
          </table:table-cell>
          <table:table-cell table:style-name="ce67" table:number-columns-repeated="2"/>
          <table:table-cell table:style-name="Default"/>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4">
          <table:table-cell table:style-name="ce67" table:formula="of:=IF(ISBLANK([.C303]);&quot;&quot;;IF(OR(IF([.C303]=&quot;Monster1&quot;;1;0);IF([.C303]=&quot;Monster2&quot;;1;0);IF([.C303]=&quot;Monster3&quot;;1;0);IF([.C303]=&quot;Monster4&quot;;1;0);IF([.C303]=&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Verletzter Yogi-Lehr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Ein schwer verletzter Yogi kommt auf dich zu. Als er dich sieht weiten sich seine Augen und du erkennst das er ebenfalls zwei stümpfe hat.</text:p>
            <text:p>Er bricht auf den Weg zusammen.</text:p>
            <text:p>Als du nach ihm schauen willst schreckt er hoch, be­rüh­rt deine Stümpfe mit seinen und faselt dabei etwas unverständliches.</text:p>
            <text:p>Während seiner prädigt beginnt er Blut zu husten und bricht kurz darauf Tod zusammen. Du merkst das deine Stümpfe kribbeln. Er scheint etwas mit ihnen gemacht zu haben, aber so wie es aussah war sein Ritual unvollständig.</text:p>
            <text:p>Ziehe “Kribbelne Stümpfe” (Extra Deck).</text:p>
          </table:table-cell>
          <table:table-cell table:style-name="ce67"/>
          <table:table-cell table:style-name="Default"/>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5">
          <table:table-cell table:style-name="ce67" table:formula="of:=IF(ISBLANK([.C304]);&quot;&quot;;IF(OR(IF([.C304]=&quot;Monster1&quot;;1;0);IF([.C304]=&quot;Monster2&quot;;1;0);IF([.C304]=&quot;Monster3&quot;;1;0);IF([.C304]=&quot;Monster4&quot;;1;0);IF([.C304]=&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Yogi-Lehr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Als du den Weg entlangschreitest begegnest du auf einmal einer seltsamen Gestalt. Als du ihr nährer kommst siehst du das es sich um einen Mönch handelt und mit erstaunen bemerkst du das ihm ebenfalls beide Arme fehlen.</text:p>
            <text:p>Er sieht das Leid das dir wiederfahren ist, lächelt dich aber trotzdem mit Herzensgüte an.</text:p>
            <text:p>Er macht dir das Angebot dir etwas zu lehren. In deiner Misere überlegst du nicht lange und akzeptierst sein Angebot.</text:p>
            <text:p>Mit geisterhaften Armen die aus seinen Stümpfen wachsen berührt der deine Stümpfe und spricht ein Gebet.</text:p>
            <text:p>Wie von zauberhand fangen dir auch an Geisterarme zu wachsen, ziehe “Verkümmerte Geisterhände” (Extra Deck).</text:p>
          </table:table-cell>
          <table:table-cell table:style-name="ce67"/>
          <table:table-cell table:style-name="Default"/>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05]);&quot;&quot;;IF(OR(IF([.C305]=&quot;Monster1&quot;;1;0);IF([.C305]=&quot;Monster2&quot;;1;0);IF([.C305]=&quot;Monster3&quot;;1;0);IF([.C305]=&quot;Monster4&quot;;1;0);IF([.C305]=&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Kribbelne Stümpfe</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Am Anfang deines Zuges lege eine Zählmarke auf diese Karte.</text:p>
            <text:p>Lege außerdem nach jeden Kampf eine Zählmarke auf diese Karte.</text:p>
            <text:p>Bei  4 Zählmarken werfe diese Karte ab und erhalte “Verkümmerte Geisterhände” (Extra Deck).</text:p>
          </table:table-cell>
          <table:table-cell table:style-name="ce67"/>
          <table:table-cell table:style-name="Default"/>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4">
          <table:table-cell table:style-name="ce67" table:formula="of:=IF(ISBLANK([.C306]);&quot;&quot;;IF(OR(IF([.C306]=&quot;Monster1&quot;;1;0);IF([.C306]=&quot;Monster2&quot;;1;0);IF([.C306]=&quot;Monster3&quot;;1;0);IF([.C306]=&quot;Monster4&quot;;1;0);IF([.C306]=&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Verkümmerte Geisterhände</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Gewöhnliche” Waffen mit jedem Arm einhändig tragen.</text:p>
            <text:p/>
            <text:p>Am Anfang deines Zuges lege eine Zählmarke auf diese Karte.</text:p>
            <text:p>Lege außerdem nach jeden Kampf eine Zählmarke auf diese Karte.</text:p>
            <text:p>Bei  4 Zählmarken werfe diese Karte ab und erhalte “Geisterhände” (Extra Deck).</text:p>
            <text:p>Du zählst für andere Karte nicht mehr als Armlos.</text:p>
          </table:table-cell>
          <table:table-cell table:style-name="ce67"/>
          <table:table-cell table:style-name="Default"/>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6">
          <table:table-cell table:style-name="ce67" table:formula="of:=IF(ISBLANK([.C307]);&quot;&quot;;IF(OR(IF([.C307]=&quot;Monster1&quot;;1;0);IF([.C307]=&quot;Monster2&quot;;1;0);IF([.C307]=&quot;Monster3&quot;;1;0);IF([.C307]=&quot;Monster4&quot;;1;0);IF([.C307]=&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Geisterhände</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bis zu “Seltene” Waffen mit jedem Arm einhändig tragen.</text:p>
            <text:p>Du kannst “Gewöhnliche” Waffen mit jedem Arm zweihändig tragen.</text:p>
            <text:p/>
            <text:p>Am Anfang deines Zuges lege eine Zählmarke auf diese Karte.</text:p>
            <text:p>Lege außerdem nach jeden Kampf eine Zählmarke auf diese Karte.</text:p>
            <text:p>Bei  4 Zählmarken werfe diese Karte ab und erhalte “Große Geisterhände” (Extra Deck).</text:p>
            <text:p>Du zählst für andere Karte nicht mehr als Armlos.</text:p>
          </table:table-cell>
          <table:table-cell table:style-name="ce67"/>
          <table:table-cell table:style-name="Default"/>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6">
          <table:table-cell table:style-name="ce67" table:formula="of:=IF(ISBLANK([.C308]);&quot;&quot;;IF(OR(IF([.C308]=&quot;Monster1&quot;;1;0);IF([.C308]=&quot;Monster2&quot;;1;0);IF([.C308]=&quot;Monster3&quot;;1;0);IF([.C308]=&quot;Monster4&quot;;1;0);IF([.C308]=&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Große Geisterhände</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bis zu “Legendäre” Waffen mit jedem Arm einhändig tragen.</text:p>
            <text:p>Du kannst  bis zu “Seltene” Waffen mit jedem Arm zweihändig tragen.</text:p>
            <text:p/>
            <text:p>Am Anfang deines Zuges lege eine Zählmarke auf diese Karte.</text:p>
            <text:p>Lege außerdem nach jeden Kampf eine Zählmarke auf diese Karte.</text:p>
            <text:p>Bei  4 Zählmarken werfe diese Karte ab und erhalte “Vollkommen manifestierte Geisterhände” (Extra Deck).</text:p>
            <text:p>Du zählst für andere Karte nicht mehr als Armlos.</text:p>
          </table:table-cell>
          <table:table-cell table:style-name="ce67"/>
          <table:table-cell table:style-name="Default"/>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09]);&quot;&quot;;IF(OR(IF([.C309]=&quot;Monster1&quot;;1;0);IF([.C309]=&quot;Monster2&quot;;1;0);IF([.C309]=&quot;Monster3&quot;;1;0);IF([.C309]=&quot;Monster4&quot;;1;0);IF([.C309]=&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Library</text:p>
          </table:table-cell>
          <table:table-cell table:style-name="ce76" office:value-type="string" calcext:value-type="string">
            <text:p>Vollkommen manifestierte Geisterhände</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alle Waffen ein und zweihändig mit einen Arm tragen.</text:p>
            <text:p/>
            <text:p>Du zählst für andere Karte nicht mehr als Armlos.</text:p>
          </table:table-cell>
          <table:table-cell table:style-name="ce67"/>
          <table:table-cell table:style-name="Default"/>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10]);&quot;&quot;;IF(OR(IF([.C310]=&quot;Monster1&quot;;1;0);IF([.C310]=&quot;Monster2&quot;;1;0);IF([.C310]=&quot;Monster3&quot;;1;0);IF([.C310]=&quot;Monster4&quot;;1;0);IF([.C310]=&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Betrunkender Gaul</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1, wenn du Schuhe trägst.</text:p>
          </table:table-cell>
          <table:table-cell table:style-name="ce67" office:value-type="string" calcext:value-type="string">
            <text:p>Da er dann auf deine Schuhe kotzt.</text:p>
          </table:table-cell>
          <table:table-cell table:style-name="ce67" table:content-validation-name="val6" office:value-type="float" office:value="5" calcext:value-type="float">
            <text:p>5</text:p>
          </table:table-cell>
          <table:table-cell table:style-name="ce67" table:content-validation-name="val7" office:value-type="string" calcext:value-type="string">
            <text:p>Animal</text:p>
          </table:table-cell>
          <table:table-cell table:style-name="ce67" office:value-type="string" calcext:value-type="string">
            <text:p>Wenn du ihn besiegst kannst du ihn zähmen.</text:p>
            <text:p>Erhalte "2.5 Promille Gaul".</text:p>
          </table:table-cell>
          <table:table-cell table:style-name="ce67" office:value-type="string" calcext:value-type="string">
            <text:p>Er frisst deine Schuhe.</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11]);&quot;&quot;;IF(OR(IF([.C311]=&quot;Monster1&quot;;1;0);IF([.C311]=&quot;Monster2&quot;;1;0);IF([.C311]=&quot;Monster3&quot;;1;0);IF([.C311]=&quot;Monster4&quot;;1;0);IF([.C311]=&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Edward der Lappe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372 gegen Spielerinnen.</text:p>
            <text:p>Vampirismus (Wenn du den Kampf verlierst, wirst du zu einem Vampir (Extra Deck)).</text:p>
          </table:table-cell>
          <table:table-cell table:style-name="ce67" office:value-type="string" calcext:value-type="string">
            <text:p>Nach ausführlicher Maniküre sind seine Nägel spitz. Seine vollen roten Lippen versprechen, leicht geöffnet, den süßesten Kuss - den des Todes.</text:p>
            <text:p>Sage mir junger Sterblicher, lässt du dich verführen?</text:p>
          </table:table-cell>
          <table:table-cell table:style-name="ce67" table:content-validation-name="val6" office:value-type="float" office:value="1" calcext:value-type="float">
            <text:p>1</text:p>
          </table:table-cell>
          <table:table-cell table:style-name="ce67" table:content-validation-name="val7" office:value-type="string" calcext:value-type="string">
            <text:p>Vampire</text:p>
          </table:table-cell>
          <table:table-cell table:style-name="ce67" office:value-type="string" calcext:value-type="string">
            <text:p>1 Ausrüstungskarte (Gewöhnlich)</text:p>
          </table:table-cell>
          <table:table-cell table:style-name="ce67" office:value-type="string" calcext:value-type="string">
            <text:p>Vampirismus</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12]);&quot;&quot;;IF(OR(IF([.C312]=&quot;Monster1&quot;;1;0);IF([.C312]=&quot;Monster2&quot;;1;0);IF([.C312]=&quot;Monster3&quot;;1;0);IF([.C312]=&quot;Monster4&quot;;1;0);IF([.C312]=&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Einfacher Hausdämo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1, für jeden Ausrüstungsgegenstand, den du trägst.</text:p>
          </table:table-cell>
          <table:table-cell table:style-name="ce67" office:value-type="string" calcext:value-type="string">
            <text:p>Der Neid auf all die schönen Sachen, die du trägst, funkelt in seinen Augen.</text:p>
          </table:table-cell>
          <table:table-cell table:style-name="ce67" table:content-validation-name="val6" office:value-type="float" office:value="1" calcext:value-type="float">
            <text:p>1</text:p>
          </table:table-cell>
          <table:table-cell table:style-name="ce67" table:content-validation-name="val7" office:value-type="string" calcext:value-type="string">
            <text:p>Monster</text:p>
          </table:table-cell>
          <table:table-cell table:style-name="ce67" office:value-type="string" calcext:value-type="string">
            <text:p>1 Ausrüstungskarte (Gewöhnlich)</text:p>
          </table:table-cell>
          <table:table-cell table:style-name="ce67"/>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313]);&quot;&quot;;IF(OR(IF([.C313]=&quot;Monster1&quot;;1;0);IF([.C313]=&quot;Monster2&quot;;1;0);IF([.C313]=&quot;Monster3&quot;;1;0);IF([.C313]=&quot;Monster4&quot;;1;0);IF([.C313]=&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Erd-Elementa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die Stufe eines D6.</text:p>
          </table:table-cell>
          <table:table-cell table:style-name="ce67"/>
          <table:table-cell table:style-name="ce67" table:content-validation-name="val6" office:value-type="string" calcext:value-type="string">
            <text:p>D6</text:p>
          </table:table-cell>
          <table:table-cell table:style-name="ce67" table:content-validation-name="val7" office:value-type="string" calcext:value-type="string">
            <text:p>God</text:p>
          </table:table-cell>
          <table:table-cell table:style-name="ce67" office:value-type="string" calcext:value-type="string">
            <text:p>Ziehe 2 Ausrüstungskarten, wähle 1 (Gewöhnlich)</text:p>
          </table:table-cell>
          <table:table-cell table:style-name="ce67" office:value-type="string" calcext:value-type="string">
            <text:p>Setze 1 Runde aus.</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14]);&quot;&quot;;IF(OR(IF([.C314]=&quot;Monster1&quot;;1;0);IF([.C314]=&quot;Monster2&quot;;1;0);IF([.C314]=&quot;Monster3&quot;;1;0);IF([.C314]=&quot;Monster4&quot;;1;0);IF([.C314]=&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Bauer Knollennas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2, wenn du keine Ausrüstung trägst, denn er hat Respekt vor Hinterwäldlern.</text:p>
          </table:table-cell>
          <table:table-cell table:style-name="ce67"/>
          <table:table-cell table:style-name="ce67" table:content-validation-name="val6" office:value-type="float" office:value="3" calcext:value-type="float">
            <text:p>3</text:p>
          </table:table-cell>
          <table:table-cell table:style-name="ce67" table:content-validation-name="val7" office:value-type="string" calcext:value-type="string">
            <text:p>Human</text:p>
          </table:table-cell>
          <table:table-cell table:style-name="ce67" office:value-type="string" calcext:value-type="string">
            <text:p>Erhalte “Zwiebel” (Extra Deck)</text:p>
          </table:table-cell>
          <table:table-cell table:style-name="ce67" office:value-type="string" calcext:value-type="string">
            <text:p>Bleibe auf dem Feld stehen und ziehe eine Katastrophe</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table:number-columns-repeated="46"/>
        </table:table-row>
        <table:table-row table:style-name="ro5">
          <table:table-cell table:style-name="ce67" table:formula="of:=IF(ISBLANK([.C315]);&quot;&quot;;IF(OR(IF([.C315]=&quot;Monster1&quot;;1;0);IF([.C315]=&quot;Monster2&quot;;1;0);IF([.C315]=&quot;Monster3&quot;;1;0);IF([.C315]=&quot;Monster4&quot;;1;0);IF([.C315]=&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Fauler Sack</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2, wenn du keine Bewegung durch Ausrüstung hast.</text:p>
          </table:table-cell>
          <table:table-cell table:style-name="ce67" office:value-type="string" calcext:value-type="string">
            <text:p>Ihm fällt es schwer gegen Gleichgesinnte zu kämpfen.</text:p>
          </table:table-cell>
          <table:table-cell table:style-name="ce67" table:content-validation-name="val6" office:value-type="float" office:value="3" calcext:value-type="float">
            <text:p>3</text:p>
          </table:table-cell>
          <table:table-cell table:style-name="ce67" table:content-validation-name="val7" office:value-type="string" calcext:value-type="string">
            <text:p>Monster</text:p>
          </table:table-cell>
          <table:table-cell table:style-name="ce67" office:value-type="string" calcext:value-type="string">
            <text:p>1 Ausrüstungskarte (Gewöhnlich).</text:p>
            <text:p>Ziehe außerdem aus dem Sack eine Zauber-, Aktions- oder Katastrophenkarte.</text:p>
          </table:table-cell>
          <table:table-cell table:style-name="ce67" office:value-type="string" calcext:value-type="string">
            <text:p>Setze eine Runde aus.</text:p>
            <text:p>Chillen, millen, Bierchen killen.</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16]);&quot;&quot;;IF(OR(IF([.C316]=&quot;Monster1&quot;;1;0);IF([.C316]=&quot;Monster2&quot;;1;0);IF([.C316]=&quot;Monster3&quot;;1;0);IF([.C316]=&quot;Monster4&quot;;1;0);IF([.C316]=&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Feuer-Elementa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1 gegen Spieler, die Menschen sind.</text:p>
            <text:p>D<text:span text:style-name="T4">enn er ist ihr Gott.</text:span></text:p>
            <text:p/>
            <text:p><text:span text:style-name="T4">H</text:span>at die Stufe eines D4.</text:p>
          </table:table-cell>
          <table:table-cell table:style-name="ce67"/>
          <table:table-cell table:style-name="ce67" table:content-validation-name="val6" office:value-type="string" calcext:value-type="string">
            <text:p>D4</text:p>
          </table:table-cell>
          <table:table-cell table:style-name="ce67" table:content-validation-name="val7" office:value-type="string" calcext:value-type="string">
            <text:p>God</text:p>
          </table:table-cell>
          <table:table-cell table:style-name="ce67" office:value-type="string" calcext:value-type="string">
            <text:p>1 Ausrüstungskarte (Gewöhnlich)</text:p>
          </table:table-cell>
          <table:table-cell table:style-name="ce67" office:value-type="string" calcext:value-type="string">
            <text:p>Würfel nächste Runde mit einem D4.</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17]);&quot;&quot;;IF(OR(IF([.C317]=&quot;Monster1&quot;;1;0);IF([.C317]=&quot;Monster2&quot;;1;0);IF([.C317]=&quot;Monster3&quot;;1;0);IF([.C317]=&quot;Monster4&quot;;1;0);IF([.C317]=&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Fremder am Straßenrand</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Er fragt dich, ob du ihm Geld leihen kannst.</text:p>
            <text:p>Er würde dir dafür auch seinen Ring geben.</text:p>
            <text:p>Er sagt, dass der Ring dir eines Tages vielleicht einmal behilflich sein könnte.</text:p>
          </table:table-cell>
          <table:table-cell table:style-name="ce67"/>
          <table:table-cell table:style-name="ce67" table:content-validation-name="val6"/>
          <table:table-cell table:style-name="ce67" table:content-validation-name="val7" office:value-type="string" calcext:value-type="string">
            <text:p>Human</text:p>
          </table:table-cell>
          <table:table-cell table:style-name="ce67" office:value-type="string" calcext:value-type="string">
            <text:p><text:span text:style-name="T3">Helfen:</text:span></text:p>
            <text:p>-2 Handkarten</text:p>
            <text:p>Erhalte "Ring der Medici" (Extra Deck)</text:p>
          </table:table-cell>
          <table:table-cell table:style-name="ce67" office:value-type="string" calcext:value-type="string">
            <text:p><text:span text:style-name="T3">Ausrauben: </text:span>2 Zauberkarten</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18]);&quot;&quot;;IF(OR(IF([.C318]=&quot;Monster1&quot;;1;0);IF([.C318]=&quot;Monster2&quot;;1;0);IF([.C318]=&quot;Monster3&quot;;1;0);IF([.C318]=&quot;Monster4&quot;;1;0);IF([.C318]=&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Gobli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Er sieht schnell, dass er dir unterlegen ist und unterbreitet dir deswegen ein Abgebot:</text:p>
            <text:p>Wenn du sein armseliges Leben verschonst, gibt er dir als Gegenleistung eine "Flasche Dämonenfeuer" (Extra Deck).</text:p>
          </table:table-cell>
          <table:table-cell table:style-name="ce22" office:value-type="string" calcext:value-type="string">
            <text:p>Schwach wie er ist, bettelt er um sein Leben. Findest du Barmherzigkeit?</text:p>
          </table:table-cell>
          <table:table-cell table:style-name="ce67" table:content-validation-name="val6" office:value-type="float" office:value="4" calcext:value-type="float">
            <text:p>4</text:p>
          </table:table-cell>
          <table:table-cell table:style-name="ce67" table:content-validation-name="val7" office:value-type="string" calcext:value-type="string">
            <text:p>Monster</text:p>
          </table:table-cell>
          <table:table-cell table:style-name="ce67" office:value-type="string" calcext:value-type="string">
            <text:p>Ziehe 2 Ausrüstungskarten, wähle 1 (Gewöhnlich).</text:p>
          </table:table-cell>
          <table:table-cell table:style-name="ce31" office:value-type="string" calcext:value-type="string">
            <text:p>Er versteckt sich. Mische den Goblin zurück in seinen Stapel.</text:p>
          </table:table-cell>
          <table:table-cell table:style-name="ce25"/>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19]);&quot;&quot;;IF(OR(IF([.C319]=&quot;Monster1&quot;;1;0);IF([.C319]=&quot;Monster2&quot;;1;0);IF([.C319]=&quot;Monster3&quot;;1;0);IF([.C319]=&quot;Monster4&quot;;1;0);IF([.C319]=&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Has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Er rennt vor dir weg!</text:p>
            <text:p/>
            <text:p>Kämpfe nur mit deiner Bewegung gegen ihn.</text:p>
          </table:table-cell>
          <table:table-cell table:style-name="ce67"/>
          <table:table-cell table:style-name="ce67" table:content-validation-name="val6" office:value-type="float" office:value="3" calcext:value-type="float">
            <text:p>3</text:p>
          </table:table-cell>
          <table:table-cell table:style-name="ce67" table:content-validation-name="val7" office:value-type="string" calcext:value-type="string">
            <text:p>Animal</text:p>
          </table:table-cell>
          <table:table-cell table:style-name="ce67" office:value-type="string" calcext:value-type="string">
            <text:p>Erhalte "Hasenpfote" (Extra Deck).</text:p>
            <text:p>1 Ausrüstungskarte (Gewöhnlich)</text:p>
          </table:table-cell>
          <table:table-cell table:style-name="ce67" office:value-type="string" calcext:value-type="string">
            <text:p>Er rennt vor dir weg, du passierst.</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320]);&quot;&quot;;IF(OR(IF([.C320]=&quot;Monster1&quot;;1;0);IF([.C320]=&quot;Monster2&quot;;1;0);IF([.C320]=&quot;Monster3&quot;;1;0);IF([.C320]=&quot;Monster4&quot;;1;0);IF([.C320]=&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Lebende Rüstung</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text:span text:style-name="T4">Sie sucht nach einem würdigen Träger und fordert dich deswegen zum einem Kampf heraus.</text:span></text:p>
            <text:p/>
            <text:p>Wenn die "Lebende Rüstung" den Kampf gewinnt, wird sie zurück in ihren Stapel gemischt.</text:p>
          </table:table-cell>
          <table:table-cell table:style-name="ce67"/>
          <table:table-cell table:style-name="ce67" table:content-validation-name="val6" office:value-type="float" office:value="6" calcext:value-type="float">
            <text:p>6</text:p>
          </table:table-cell>
          <table:table-cell table:style-name="ce67" table:content-validation-name="val7" office:value-type="string" calcext:value-type="string">
            <text:p>Monster</text:p>
          </table:table-cell>
          <table:table-cell table:style-name="ce67" office:value-type="string" calcext:value-type="string">
            <text:p>Erhalte "Belebte Rüstung" (Extra Deck)</text:p>
          </table:table-cell>
          <table:table-cell table:style-name="ce67"/>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21]);&quot;&quot;;IF(OR(IF([.C321]=&quot;Monster1&quot;;1;0);IF([.C321]=&quot;Monster2&quot;;1;0);IF([.C321]=&quot;Monster3&quot;;1;0);IF([.C321]=&quot;Monster4&quot;;1;0);IF([.C321]=&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Lebende Schatzkist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1, wenn du Schuhe trägst.</text:p>
            <text:p><text:span text:style-name="T4">Sie hasst es getreten zu werden.</text:span></text:p>
            <text:p>Sie will dir ihre Schätze freiwillig geben.</text:p>
            <text:p>Zerstöre sie nicht!</text:p>
          </table:table-cell>
          <table:table-cell table:style-name="ce67"/>
          <table:table-cell table:style-name="ce67" table:content-validation-name="val6" office:value-type="float" office:value="4" calcext:value-type="float">
            <text:p>4</text:p>
          </table:table-cell>
          <table:table-cell table:style-name="ce67" table:content-validation-name="val7" office:value-type="string" calcext:value-type="string">
            <text:p>Monster</text:p>
          </table:table-cell>
          <table:table-cell table:style-name="ce67" office:value-type="string" calcext:value-type="string">
            <text:p>1 Ausrüstungskarte (Gewöhnlich)</text:p>
          </table:table-cell>
          <table:table-cell table:style-name="ce67" office:value-type="string" calcext:value-type="string">
            <text:p>2 Ausrüstungskarten (Gewöhnlich)</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322]);&quot;&quot;;IF(OR(IF([.C322]=&quot;Monster1&quot;;1;0);IF([.C322]=&quot;Monster2&quot;;1;0);IF([.C322]=&quot;Monster3&quot;;1;0);IF([.C322]=&quot;Monster4&quot;;1;0);IF([.C322]=&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Letzter seines Glaubens</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1 für jede offende Katastrophe</text:p>
          </table:table-cell>
          <table:table-cell table:style-name="ce67"/>
          <table:table-cell table:style-name="ce67" table:content-validation-name="val6" office:value-type="float" office:value="0" calcext:value-type="float">
            <text:p>0</text:p>
          </table:table-cell>
          <table:table-cell table:style-name="ce67" table:content-validation-name="val7" office:value-type="string" calcext:value-type="string">
            <text:p>Human</text:p>
          </table:table-cell>
          <table:table-cell table:style-name="ce67" office:value-type="string" calcext:value-type="string">
            <text:p>irgetwas cooles</text:p>
          </table:table-cell>
          <table:table-cell table:style-name="ce67" office:value-type="string" calcext:value-type="string">
            <text:p>alles glaubens karten</text:p>
          </table:table-cell>
          <table:table-cell table:style-name="ce24"/>
          <table:table-cell table:number-columns-repeated="2" table:style-name="ce5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23]);&quot;&quot;;IF(OR(IF([.C323]=&quot;Monster1&quot;;1;0);IF([.C323]=&quot;Monster2&quot;;1;0);IF([.C323]=&quot;Monster3&quot;;1;0);IF([.C323]=&quot;Monster4&quot;;1;0);IF([.C323]=&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Mathematik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gewinnst sofort, wenn deine Kampfstärke eine Primzahl ist.</text:p>
          </table:table-cell>
          <table:table-cell table:style-name="ce67" office:value-type="string" calcext:value-type="string">
            <text:p>Er liebt sie einfach zu sehr.</text:p>
          </table:table-cell>
          <table:table-cell table:style-name="ce67" table:content-validation-name="val6" office:value-type="float" office:value="8" calcext:value-type="float">
            <text:p>8</text:p>
          </table:table-cell>
          <table:table-cell table:style-name="ce67" table:content-validation-name="val7" office:value-type="string" calcext:value-type="string">
            <text:p>Human</text:p>
          </table:table-cell>
          <table:table-cell table:style-name="ce67" office:value-type="string" calcext:value-type="string">
            <text:p>Ziehe 2 Ausrüstungskarten, wähle 1 (Gewöhnlich).</text:p>
            <text:p>Aktiviere eine Aktionskarte</text:p>
          </table:table-cell>
          <table:table-cell table:style-name="ce67" office:value-type="string" calcext:value-type="string">
            <text:p>Öffne eine Katastrophe</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324]);&quot;&quot;;IF(OR(IF([.C324]=&quot;Monster1&quot;;1;0);IF([.C324]=&quot;Monster2&quot;;1;0);IF([.C324]=&quot;Monster3&quot;;1;0);IF([.C324]=&quot;Monster4&quot;;1;0);IF([.C324]=&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Platzhalt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table-cell table:style-name="ce67" office:value-type="string" calcext:value-type="string">
            <text:p>"Text hier einfügen"</text:p>
          </table:table-cell>
          <table:table-cell table:style-name="ce67" table:content-validation-name="val6" office:value-type="float" office:value="2" calcext:value-type="float">
            <text:p>2</text:p>
          </table:table-cell>
          <table:table-cell table:style-name="ce67" table:content-validation-name="val7" office:value-type="string" calcext:value-type="string">
            <text:p>Monster</text:p>
          </table:table-cell>
          <table:table-cell table:style-name="ce67" office:value-type="string" calcext:value-type="string">
            <text:p>1 Ausrüstungskarte (Gewöhnlich)</text:p>
          </table:table-cell>
          <table:table-cell table:style-name="ce67"/>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25]);&quot;&quot;;IF(OR(IF([.C325]=&quot;Monster1&quot;;1;0);IF([.C325]=&quot;Monster2&quot;;1;0);IF([.C325]=&quot;Monster3&quot;;1;0);IF([.C325]=&quot;Monster4&quot;;1;0);IF([.C325]=&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Reicher Schnösel</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u diesen Kampf verlierst, erhalten alle Spieler außer dir 1 Ausrüstungskarte (Gewöhnlich).</text:p>
            <text:p>Diese können sie sofort ausrüsten.</text:p>
          </table:table-cell>
          <table:table-cell table:style-name="ce67" office:value-type="string" calcext:value-type="string">
            <text:p>Das ist meine Gang!</text:p>
            <text:p>Und jetzt rück die Uhr raus!</text:p>
          </table:table-cell>
          <table:table-cell table:style-name="ce67" table:content-validation-name="val6" office:value-type="float" office:value="0" calcext:value-type="float">
            <text:p>0</text:p>
          </table:table-cell>
          <table:table-cell table:style-name="ce67" table:content-validation-name="val7" office:value-type="string" calcext:value-type="string">
            <text:p>Human</text:p>
          </table:table-cell>
          <table:table-cell table:style-name="ce67" office:value-type="string" calcext:value-type="string">
            <text:p>Ziehe 1 Ausrüstungskarte (Selten). </text:p>
          </table:table-cell>
          <table:table-cell table:style-name="ce67" office:value-type="string" calcext:value-type="string">
            <text:p>Werfe 2 Handkarten ab</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26]);&quot;&quot;;IF(OR(IF([.C326]=&quot;Monster1&quot;;1;0);IF([.C326]=&quot;Monster2&quot;;1;0);IF([.C326]=&quot;Monster3&quot;;1;0);IF([.C326]=&quot;Monster4&quot;;1;0);IF([.C326]=&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Späher - Blinder Adl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Ist dein Würfel Ergebnis ungerade, übersieht er dich.</text:p>
            <text:p>Klaue seinen Schatz.</text:p>
          </table:table-cell>
          <table:table-cell table:style-name="ce67" office:value-type="string" calcext:value-type="string">
            <text:p>Er sieht dich... vielleicht.</text:p>
          </table:table-cell>
          <table:table-cell table:style-name="ce67" table:content-validation-name="val6" office:value-type="float" office:value="6" calcext:value-type="float">
            <text:p>6</text:p>
          </table:table-cell>
          <table:table-cell table:style-name="ce67" table:content-validation-name="val7" office:value-type="string" calcext:value-type="string">
            <text:p>Soldier</text:p>
          </table:table-cell>
          <table:table-cell table:style-name="ce67" office:value-type="string" calcext:value-type="string">
            <text:p>Erhalte "Tomahawk" (Extra Deck)</text:p>
          </table:table-cell>
          <table:table-cell table:style-name="ce67" office:value-type="string" calcext:value-type="string">
            <text:p>Deine Augen lassen dich im Stich und du stolperst herum.</text:p>
            <text:p>Du hast in den nächsten zwei Zügen 0/-3.</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27]);&quot;&quot;;IF(OR(IF([.C327]=&quot;Monster1&quot;;1;0);IF([.C327]=&quot;Monster2&quot;;1;0);IF([.C327]=&quot;Monster3&quot;;1;0);IF([.C327]=&quot;Monster4&quot;;1;0);IF([.C327]=&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Verletzter Vampi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2, wenn du keine Ausrüstung trägst.</text:p>
            <text:p>Das gibt ihm Hoffnung den Kampf zu gewinnen.</text:p>
            <text:p>Vampirismus (Wenn du den Kampf verlierst, wirst du zu einem Vampir (Extra Deck)).</text:p>
          </table:table-cell>
          <table:table-cell table:style-name="ce67"/>
          <table:table-cell table:style-name="ce67" table:content-validation-name="val6" office:value-type="float" office:value="2" calcext:value-type="float">
            <text:p>2</text:p>
          </table:table-cell>
          <table:table-cell table:style-name="ce67" table:content-validation-name="val7" office:value-type="string" calcext:value-type="string">
            <text:p>Vampire</text:p>
          </table:table-cell>
          <table:table-cell table:style-name="ce67" office:value-type="string" calcext:value-type="string">
            <text:p>1 Ausrüstungskarte (Gewöhnlich)</text:p>
          </table:table-cell>
          <table:table-cell table:style-name="ce76" office:value-type="string" calcext:value-type="string">
            <text:p>Vampirismus</text:p>
          </table:table-cell>
          <table:table-cell table:style-name="ce26"/>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28]);&quot;&quot;;IF(OR(IF([.C328]=&quot;Monster1&quot;;1;0);IF([.C328]=&quot;Monster2&quot;;1;0);IF([.C328]=&quot;Monster3&quot;;1;0);IF([.C328]=&quot;Monster4&quot;;1;0);IF([.C328]=&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1</text:p>
          </table:table-cell>
          <table:table-cell table:style-name="ce67" office:value-type="string" calcext:value-type="string">
            <text:p>Wandelnder Albtraum</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Sollte der Wandelnde Apltraum diesen Kampf gewinnen, so lege ihn offen oben auf den Stapel zurück.</text:p>
          </table:table-cell>
          <table:table-cell table:style-name="ce67"/>
          <table:table-cell table:style-name="ce67" table:content-validation-name="val6" office:value-type="float" office:value="5" calcext:value-type="float">
            <text:p>5</text:p>
          </table:table-cell>
          <table:table-cell table:style-name="ce67" table:content-validation-name="val7" office:value-type="string" calcext:value-type="string">
            <text:p>Monster</text:p>
          </table:table-cell>
          <table:table-cell table:style-name="ce67" office:value-type="string" calcext:value-type="string">
            <text:p>Erhalte "Wiederkehrender Albtraum" (Extra Deck)</text:p>
          </table:table-cell>
          <table:table-cell table:style-name="ce67" office:value-type="string" calcext:value-type="string">
            <text:p>Werfe eine Karte ab</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29]);&quot;&quot;;IF(OR(IF([.C329]=&quot;Monster1&quot;;1;0);IF([.C329]=&quot;Monster2&quot;;1;0);IF([.C329]=&quot;Monster3&quot;;1;0);IF([.C329]=&quot;Monster4&quot;;1;0);IF([.C329]=&quot;Monster5&quot;;1;0));&quot;monster&quot;;&quot;normal&quot;))" office:value-type="string" office:string-value="monster" calcext:value-type="string">
            <text:p>monster</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Monster1</text:p>
          </table:table-cell>
          <table:table-cell table:style-name="ce67" office:value-type="string" calcext:value-type="string">
            <text:p>Lebender Stei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ämpfst gegen beide Monster zusammen. Sie haben die Summe ihrer Stärke, Typ, Effekt, Win und Lose Eigenschaften)</text:p>
          </table:table-cell>
          <table:table-cell table:style-name="ce67"/>
          <table:table-cell table:style-name="ce67" table:content-validation-name="val6" office:value-type="float" office:value="4" calcext:value-type="float">
            <text:p>4</text:p>
          </table:table-cell>
          <table:table-cell table:style-name="ce67" table:content-validation-name="val7" office:value-type="string" calcext:value-type="string">
            <text:p>Monster</text:p>
          </table:table-cell>
          <table:table-cell table:style-name="ce67" office:value-type="string" calcext:value-type="string">
            <text:p>2 Zauberkarten</text:p>
          </table:table-cell>
          <table:table-cell table:style-name="ce67" office:value-type="string" calcext:value-type="string">
            <text:p>1 Aktionskarte</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44"/>
        </table:table-row>
        <table:table-row table:style-name="ro5">
          <table:table-cell table:style-name="ce67" table:formula="of:=IF(ISBLANK([.C330]);&quot;&quot;;IF(OR(IF([.C330]=&quot;Monster1&quot;;1;0);IF([.C330]=&quot;Monster2&quot;;1;0);IF([.C330]=&quot;Monster3&quot;;1;0);IF([.C330]=&quot;Monster4&quot;;1;0);IF([.C330]=&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Brückentroll</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2 Handkarte abwerfen, um zu passieren.</text:p>
            <text:p>Das Angebot gilt auch, nachdem du deine Kampfstärke ausgewürfelt hast, aber der Preis hast sich dann verdoppelt.</text:p>
          </table:table-cell>
          <table:table-cell table:style-name="ce67"/>
          <table:table-cell table:style-name="ce67" table:content-validation-name="val6" office:value-type="float" office:value="11" calcext:value-type="float">
            <text:p>11</text:p>
          </table:table-cell>
          <table:table-cell table:style-name="ce67" table:content-validation-name="val7" office:value-type="string" calcext:value-type="string">
            <text:p>Monster</text:p>
          </table:table-cell>
          <table:table-cell table:style-name="ce67" office:value-type="string" calcext:value-type="string">
            <text:p>Ziehe 1 Ausrüstungskarten (Legendär)</text:p>
          </table:table-cell>
          <table:table-cell table:style-name="ce67" office:value-type="string" calcext:value-type="string">
            <text:p>Werfe alle Handkarten ab</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331]);&quot;&quot;;IF(OR(IF([.C331]=&quot;Monster1&quot;;1;0);IF([.C331]=&quot;Monster2&quot;;1;0);IF([.C331]=&quot;Monster3&quot;;1;0);IF([.C331]=&quot;Monster4&quot;;1;0);IF([.C331]=&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Chimär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ieses Monster hat den Typ Mensch, Soldat, Vampir, Tier, Gott und Ungeheuer.</text:p>
            <text:p/>
            <text:p>Vampirismus (Wenn du den Kampf verlierst, wirst du zu einem Vampir (Extra Deck)).</text:p>
          </table:table-cell>
          <table:table-cell table:style-name="ce67"/>
          <table:table-cell table:style-name="ce67" table:content-validation-name="val6" office:value-type="float" office:value="8" calcext:value-type="float">
            <text:p>8</text:p>
          </table:table-cell>
          <table:table-cell table:style-name="ce67" table:content-validation-name="val7" office:value-type="string" calcext:value-type="string">
            <text:p>All</text:p>
          </table:table-cell>
          <table:table-cell table:style-name="ce67" office:value-type="string" calcext:value-type="string">
            <text:p>1 Ausrüstungskarte (Selten)</text:p>
            <text:p>1 Zauberkarte</text:p>
          </table:table-cell>
          <table:table-cell table:style-name="ce76" office:value-type="string" calcext:value-type="string">
            <text:p>Vampirismus</text:p>
          </table:table-cell>
          <table:table-cell table:style-name="ce26"/>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32]);&quot;&quot;;IF(OR(IF([.C332]=&quot;Monster1&quot;;1;0);IF([.C332]=&quot;Monster2&quot;;1;0);IF([.C332]=&quot;Monster3&quot;;1;0);IF([.C332]=&quot;Monster4&quot;;1;0);IF([.C332]=&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Der Judoka</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Fairplay: Du kannst gänzlich ohne Ausrüstung und nur mit einem D6 gegen ihn kämpfen um stattdessen bei einem Sieg 2 Ausrüstungskarte (selten) zu erhalten.</text:p>
          </table:table-cell>
          <table:table-cell table:style-name="ce67" office:value-type="string" calcext:value-type="string">
            <text:p>Faul und bräsig ist er doch ein nicht zu unterschätzender Gegner, der sich vor allem kleinere und schwächere zum Opfer sucht.</text:p>
          </table:table-cell>
          <table:table-cell table:style-name="ce67" table:content-validation-name="val6" office:value-type="float" office:value="5" calcext:value-type="float">
            <text:p>5</text:p>
          </table:table-cell>
          <table:table-cell table:style-name="ce67" table:content-validation-name="val7" office:value-type="string" calcext:value-type="string">
            <text:p>Human</text:p>
          </table:table-cell>
          <table:table-cell table:style-name="ce67" office:value-type="string" calcext:value-type="string">
            <text:p>Ziehe 2 Ausrüstungskarten, wähle 1 (Gewöhnlich).</text:p>
          </table:table-cell>
          <table:table-cell table:style-name="ce67" office:value-type="string" calcext:value-type="string">
            <text:p>Werfe einen Ausrüstungsgegenstand deiner Wahl ab</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33]);&quot;&quot;;IF(OR(IF([.C333]=&quot;Monster1&quot;;1;0);IF([.C333]=&quot;Monster2&quot;;1;0);IF([.C333]=&quot;Monster3&quot;;1;0);IF([.C333]=&quot;Monster4&quot;;1;0);IF([.C333]=&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Die Lady die zieh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In diesen Kampf zählt nur dein Würfelergebnis.</text:p>
            <text:p/>
            <text:p>Würfel einen zusätzlichen D4 in diesem Kampf, für jedes Faith, das du besitzt.</text:p>
          </table:table-cell>
          <table:table-cell table:style-name="ce67" office:value-type="string" calcext:value-type="string">
            <text:p>Unbesiegbar?</text:p>
            <text:p>Verzage nicht edler Sterblicher. Setze all dein Glück in deinen Wurf und mit dem Zug der Lady wirst du auch diese überwinden.</text:p>
          </table:table-cell>
          <table:table-cell table:style-name="ce67" table:content-validation-name="val6" office:value-type="float" office:value="7" calcext:value-type="float">
            <text:p>7</text:p>
          </table:table-cell>
          <table:table-cell table:style-name="ce67" table:content-validation-name="val7" office:value-type="string" calcext:value-type="string">
            <text:p>God</text:p>
          </table:table-cell>
          <table:table-cell table:style-name="ce67" office:value-type="string" calcext:value-type="string">
            <text:p>1 Ausrüstungskarte (Selten).</text:p>
            <text:p>Du fügst den "Heiligen Würfel Secundus" deiner Hand hinzu.</text:p>
            <text:p>Ganz egal wo er sich gerade befindet.</text:p>
          </table:table-cell>
          <table:table-cell table:style-name="ce67" office:value-type="string" calcext:value-type="string">
            <text:p>Faith+1 bis zum nächsten Zug.</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4">
          <table:table-cell table:style-name="ce67" table:formula="of:=IF(ISBLANK([.C334]);&quot;&quot;;IF(OR(IF([.C334]=&quot;Monster1&quot;;1;0);IF([.C334]=&quot;Monster2&quot;;1;0);IF([.C334]=&quot;Monster3&quot;;1;0);IF([.C334]=&quot;Monster4&quot;;1;0);IF([.C334]=&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Diebische Elst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Sie klaut dir deine stärkste Waffe und richtet sie gegen dich.</text:p>
            <text:p>(Du kannst sie in diesen Kampf nicht benutzen und sie zählt für die Kampfstärke der Elster)</text:p>
            <text:p/>
            <text:p>Wenn du es schaffst zu fliehen, würfel einen D6. Wenn du eine 6 würfelst, ist die Elster von deiner Tat so verwirrt, dass sie die Waffe einfach liegen lässt und du sie zurückbekommst.</text:p>
          </table:table-cell>
          <table:table-cell table:style-name="ce67"/>
          <table:table-cell table:style-name="ce67" table:content-validation-name="val6" office:value-type="float" office:value="1" calcext:value-type="float">
            <text:p>1</text:p>
          </table:table-cell>
          <table:table-cell table:style-name="ce67" table:content-validation-name="val7" office:value-type="string" calcext:value-type="string">
            <text:p>Animal</text:p>
          </table:table-cell>
          <table:table-cell table:style-name="ce67" office:value-type="string" calcext:value-type="string">
            <text:p>Erhalte "Vogel der Stiehlt"</text:p>
          </table:table-cell>
          <table:table-cell table:style-name="ce67" office:value-type="string" calcext:value-type="string">
            <text:p>Sie bringt deine Waffe zum Pissbaum</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335]);&quot;&quot;;IF(OR(IF([.C335]=&quot;Monster1&quot;;1;0);IF([.C335]=&quot;Monster2&quot;;1;0);IF([.C335]=&quot;Monster3&quot;;1;0);IF([.C335]=&quot;Monster4&quot;;1;0);IF([.C335]=&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Fleischfressende Pflanz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Ich will echtes Fleisch!</text:p>
            <text:p>Hat -2 gegen Veganer.</text:p>
          </table:table-cell>
          <table:table-cell table:style-name="ce67" office:value-type="string" calcext:value-type="string">
            <text:p>Fleisch, Fleisch, Fleisch, Fleisch, Fleisch, Fleisch, Fleisch, Fleisch, Fleisch, Fleisch, Fleisch, Fleisch, Fleisch, Fleisch, Fleisch, Fleisch, Fleisch</text:p>
            <text:p>Ich will Fleiiiiiiiiiiiiiiiiiiiiiiiiiiiiiiiiiiiiiiiiiiiiiiiiiiiiiiiiiiiiiiiiiiiiiiiiiiiiiiiiiiiiiiiiiiiiiiiiiiiiiiiiiisch!!!!!</text:p>
          </table:table-cell>
          <table:table-cell table:style-name="ce67" table:content-validation-name="val6" office:value-type="float" office:value="8" calcext:value-type="float">
            <text:p>8</text:p>
          </table:table-cell>
          <table:table-cell table:style-name="ce67" table:content-validation-name="val7" office:value-type="string" calcext:value-type="string">
            <text:p>Monster</text:p>
          </table:table-cell>
          <table:table-cell table:style-name="ce67" office:value-type="string" calcext:value-type="string">
            <text:p>Ziehe 1 Ausrüstungskarte (Selten)</text:p>
          </table:table-cell>
          <table:table-cell table:style-name="ce67" office:value-type="string" calcext:value-type="string">
            <text:p>Bist du Veganer, so verlierst du deine Klasse</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36]);&quot;&quot;;IF(OR(IF([.C336]=&quot;Monster1&quot;;1;0);IF([.C336]=&quot;Monster2&quot;;1;0);IF([.C336]=&quot;Monster3&quot;;1;0);IF([.C336]=&quot;Monster4&quot;;1;0);IF([.C336]=&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Gargoyle-Nachtform</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ie Sonne noch nicht untergegangen ist, lege diese Karte auf den Ablagestapel und kämpfe stattdessen gegen "Gargoyle Tagform" (Extra Deck).</text:p>
          </table:table-cell>
          <table:table-cell table:style-name="ce67"/>
          <table:table-cell table:style-name="ce67" table:content-validation-name="val6" office:value-type="float" office:value="9" calcext:value-type="float">
            <text:p>9</text:p>
          </table:table-cell>
          <table:table-cell table:style-name="ce67" table:content-validation-name="val7" office:value-type="string" calcext:value-type="string">
            <text:p>Monster</text:p>
          </table:table-cell>
          <table:table-cell table:style-name="ce67" office:value-type="string" calcext:value-type="string">
            <text:p>Ziehe 2 Ausrüstungskarten, wähle 1 (Selten).</text:p>
          </table:table-cell>
          <table:table-cell table:style-name="ce67"/>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37]);&quot;&quot;;IF(OR(IF([.C337]=&quot;Monster1&quot;;1;0);IF([.C337]=&quot;Monster2&quot;;1;0);IF([.C337]=&quot;Monster3&quot;;1;0);IF([.C337]=&quot;Monster4&quot;;1;0);IF([.C337]=&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Gespens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Sollte "Kommunistischer Würfel" zum Zeitpunkt des Kampfes auf dem Ablagstapel liegen, hat das Gespenst +2.</text:p>
          </table:table-cell>
          <table:table-cell table:style-name="ce76" office:value-type="string" calcext:value-type="string">
            <text:p>Es erschrickt dich, schaurig heulend.</text:p>
          </table:table-cell>
          <table:table-cell table:style-name="ce67" table:content-validation-name="val6" office:value-type="float" office:value="7" calcext:value-type="float">
            <text:p>7</text:p>
          </table:table-cell>
          <table:table-cell table:style-name="ce67" table:content-validation-name="val7" office:value-type="string" calcext:value-type="string">
            <text:p>Monster</text:p>
          </table:table-cell>
          <table:table-cell table:style-name="ce67" office:value-type="string" calcext:value-type="string">
            <text:p>Ziehe 1 eine Ausrüstungskarte (Selten)</text:p>
            <text:p>Stattdessen: Ziehe 2 Ausrüstungskarten (Selten) bei "Kommunistischer Würfel"</text:p>
          </table:table-cell>
          <table:table-cell table:style-name="ce67" office:value-type="string" calcext:value-type="string">
            <text:p>Das Würfelergebnis in deiner nächsten Runde ist immer 4.</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38]);&quot;&quot;;IF(OR(IF([.C338]=&quot;Monster1&quot;;1;0);IF([.C338]=&quot;Monster2&quot;;1;0);IF([.C338]=&quot;Monster3&quot;;1;0);IF([.C338]=&quot;Monster4&quot;;1;0);IF([.C338]=&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Graf Zahl</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2, wenn sich deine Kampfstärke ohne Rest durch 2 teilen lässt.</text:p>
            <text:p>Vampirismus (Wenn du den Kampf verlierst, wirst du zu einem Vampir (Extra Deck)).</text:p>
          </table:table-cell>
          <table:table-cell table:style-name="ce67"/>
          <table:table-cell table:style-name="ce67" table:content-validation-name="val6" office:value-type="float" office:value="6" calcext:value-type="float">
            <text:p>6</text:p>
          </table:table-cell>
          <table:table-cell table:style-name="ce67" table:content-validation-name="val7" office:value-type="string" calcext:value-type="string">
            <text:p>Vampire</text:p>
          </table:table-cell>
          <table:table-cell table:style-name="ce67" office:value-type="string" calcext:value-type="string">
            <text:p>Ziehe 1 Ausrüstungskarte (Selten)</text:p>
          </table:table-cell>
          <table:table-cell table:style-name="ce76" office:value-type="string" calcext:value-type="string">
            <text:p>Vampirismus</text:p>
          </table:table-cell>
          <table:table-cell table:style-name="ce26"/>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39]);&quot;&quot;;IF(OR(IF([.C339]=&quot;Monster1&quot;;1;0);IF([.C339]=&quot;Monster2&quot;;1;0);IF([.C339]=&quot;Monster3&quot;;1;0);IF([.C339]=&quot;Monster4&quot;;1;0);IF([.C339]=&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Irrlich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2, wenn du der letzte Spieler in der Rangfolge bist.</text:p>
          </table:table-cell>
          <table:table-cell table:style-name="ce67" office:value-type="string" calcext:value-type="string">
            <text:p>Denn du hast dich schon längst auf den Wegen des Lebens verirrt</text:p>
          </table:table-cell>
          <table:table-cell table:style-name="ce67" table:content-validation-name="val6" office:value-type="float" office:value="8" calcext:value-type="float">
            <text:p>8</text:p>
          </table:table-cell>
          <table:table-cell table:style-name="ce67" table:content-validation-name="val7" office:value-type="string" calcext:value-type="string">
            <text:p>Monster</text:p>
          </table:table-cell>
          <table:table-cell table:style-name="ce67" office:value-type="string" calcext:value-type="string">
            <text:p>1 Ausrüstungskarte (Selten)</text:p>
            <text:p>Erhalte "Irrlicht" (Extra Deck)</text:p>
          </table:table-cell>
          <table:table-cell table:style-name="ce67" office:value-type="string" calcext:value-type="string">
            <text:p>Der Spieler Rechts von dir entscheidet, wo du in der nächsten Runde langläufst.</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40]);&quot;&quot;;IF(OR(IF([.C340]=&quot;Monster1&quot;;1;0);IF([.C340]=&quot;Monster2&quot;;1;0);IF([.C340]=&quot;Monster3&quot;;1;0);IF([.C340]=&quot;Monster4&quot;;1;0);IF([.C340]=&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Alter Nekroman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Bevor er stirbt, will er dir einen Teil seines Vermächtnisses aufzwingen. Kannst du dich wiedersetzen?</text:p>
            <text:p>Du kannst in diesem Kampf nicht fliehen, denn sein Skelettbegleiter betrachtet jeden Schritt, den du machst.</text:p>
          </table:table-cell>
          <table:table-cell table:style-name="ce67" office:value-type="string" calcext:value-type="string">
            <text:p>Er ist nur noch Haut und Knochen und fast so bleich wie das Skelett, das ihn begleitet. Warscheinlich hat er schon angefangen sich selbst zu totenbändigen.</text:p>
          </table:table-cell>
          <table:table-cell table:style-name="ce67" table:content-validation-name="val6" office:value-type="float" office:value="10" calcext:value-type="float">
            <text:p>10</text:p>
          </table:table-cell>
          <table:table-cell table:style-name="ce67" table:content-validation-name="val7" office:value-type="string" calcext:value-type="string">
            <text:p>Human</text:p>
          </table:table-cell>
          <table:table-cell table:style-name="ce67" office:value-type="string" calcext:value-type="string">
            <text:p>Erhalte “Marius der Verschlissene” (Extra Deck) als Begleiter</text:p>
          </table:table-cell>
          <table:table-cell table:style-name="ce67" office:value-type="string" calcext:value-type="string">
            <text:p>Setze eine Runde aus</text:p>
            <text:p>Er lehrt dich das “Oesiderh Mei Desideraias” (Extra Deck)</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41]);&quot;&quot;;IF(OR(IF([.C341]=&quot;Monster1&quot;;1;0);IF([.C341]=&quot;Monster2&quot;;1;0);IF([.C341]=&quot;Monster3&quot;;1;0);IF([.C341]=&quot;Monster4&quot;;1;0);IF([.C341]=&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Knausriger Kobold</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u ihn mit 5 oder mehr Kampfstärke besiegst als du benötigst, erhältst du doppelt so viele Schätze.</text:p>
            <text:p><text:span text:style-name="T4">(Bei Stärke 6 benötigt man z.B. 12 Kampfstärke)</text:span></text:p>
          </table:table-cell>
          <table:table-cell table:style-name="ce67"/>
          <table:table-cell table:style-name="ce67" table:content-validation-name="val6" office:value-type="float" office:value="6" calcext:value-type="float">
            <text:p>6</text:p>
          </table:table-cell>
          <table:table-cell table:style-name="ce67" table:content-validation-name="val7" office:value-type="string" calcext:value-type="string">
            <text:p>Monster</text:p>
          </table:table-cell>
          <table:table-cell table:style-name="ce67" office:value-type="string" calcext:value-type="string">
            <text:p>1 Ausrüstungskarte (Gewöhnlich)</text:p>
            <text:p>2 Zauberkarten</text:p>
          </table:table-cell>
          <table:table-cell table:style-name="ce67" office:value-type="string" calcext:value-type="string">
            <text:p>Werfe alle Ausrüstungskarten aus deiner Hand ab.</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42]);&quot;&quot;;IF(OR(IF([.C342]=&quot;Monster1&quot;;1;0);IF([.C342]=&quot;Monster2&quot;;1;0);IF([.C342]=&quot;Monster3&quot;;1;0);IF([.C342]=&quot;Monster4&quot;;1;0);IF([.C342]=&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Krieger - Weicher Igel</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Willst du nicht kämpfen, so setze dich zu ihm nieder und genieße seinen vorzüglichen Tabak.</text:p>
            <text:p>Setze eine Runde aus, erhalte die Hälfte seines Schatzes und ein einmaliges Erlebnis.</text:p>
          </table:table-cell>
          <table:table-cell table:style-name="ce67" office:value-type="string" calcext:value-type="string">
            <text:p>Er ist begierig zu kämpfen... vielleicht.</text:p>
          </table:table-cell>
          <table:table-cell table:style-name="ce67" table:content-validation-name="val6" office:value-type="float" office:value="9" calcext:value-type="float">
            <text:p>9</text:p>
          </table:table-cell>
          <table:table-cell table:style-name="ce67" table:content-validation-name="val7" office:value-type="string" calcext:value-type="string">
            <text:p>Soldier</text:p>
          </table:table-cell>
          <table:table-cell table:style-name="ce20" office:value-type="string" calcext:value-type="string">
            <text:p>2 Ausrüstungskarten (Selten)</text:p>
            <text:p>2 Zauberkarten</text:p>
          </table:table-cell>
          <table:table-cell table:style-name="ce67" office:value-type="string" calcext:value-type="string">
            <text:p>Er mag keine spitzen Gegenstände.</text:p>
            <text:p>Er nimmt dir die stärkste Waffe weg und bringt sie zu seinem Heiligtum, dem Pissbaum.</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43]);&quot;&quot;;IF(OR(IF([.C343]=&quot;Monster1&quot;;1;0);IF([.C343]=&quot;Monster2&quot;;1;0);IF([.C343]=&quot;Monster3&quot;;1;0);IF([.C343]=&quot;Monster4&quot;;1;0);IF([.C343]=&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Meister der Einhandwafffe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1, wenn du zwei einhändige Waffen trägst.</text:p>
          </table:table-cell>
          <table:table-cell table:style-name="ce67" office:value-type="string" calcext:value-type="string">
            <text:p>Er hat Respekt vor diesem Kampfstil.</text:p>
          </table:table-cell>
          <table:table-cell table:style-name="ce67" table:content-validation-name="val6" office:value-type="float" office:value="8" calcext:value-type="float">
            <text:p>8</text:p>
          </table:table-cell>
          <table:table-cell table:style-name="ce67" table:content-validation-name="val7" office:value-type="string" calcext:value-type="string">
            <text:p>Human</text:p>
          </table:table-cell>
          <table:table-cell table:style-name="ce67" office:value-type="string" calcext:value-type="string">
            <text:p>Er unterrichtet dich in seinem Kampfstil.</text:p>
            <text:p>Erhalte "Klingenwirbel"</text:p>
          </table:table-cell>
          <table:table-cell table:style-name="ce67" office:value-type="string" calcext:value-type="string">
            <text:p>Du verlierst deine Charaktereigenschaft</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table:formula="of:=IF(ISBLANK([.C344]);&quot;&quot;;IF(OR(IF([.C344]=&quot;Monster1&quot;;1;0);IF([.C344]=&quot;Monster2&quot;;1;0);IF([.C344]=&quot;Monster3&quot;;1;0);IF([.C344]=&quot;Monster4&quot;;1;0);IF([.C344]=&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Moderato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er Moderator kündigt sofort den nächsten Kampf an.</text:p>
            <text:p>Ziehe ein weiteres Monster vom Stapel.</text:p>
            <text:p/>
            <text:p>(Du kämpfst gegen beide Monster zusammen.</text:p>
            <text:p>Sie haben die Summe ihrer Stärke, Typ, Effekt, Win und Lose Eigenschaften)</text:p>
          </table:table-cell>
          <table:table-cell table:style-name="ce67"/>
          <table:table-cell table:style-name="ce67" table:content-validation-name="val6" office:value-type="float" office:value="2" calcext:value-type="float">
            <text:p>2</text:p>
          </table:table-cell>
          <table:table-cell table:style-name="ce67" table:content-validation-name="val7" office:value-type="string" calcext:value-type="string">
            <text:p>Human</text:p>
          </table:table-cell>
          <table:table-cell table:style-name="ce67" office:value-type="string" calcext:value-type="string">
            <text:p>1 Zauberkarte</text:p>
          </table:table-cell>
          <table:table-cell table:style-name="ce67" office:value-type="string" calcext:value-type="string">
            <text:p>p web</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45]);&quot;&quot;;IF(OR(IF([.C345]=&quot;Monster1&quot;;1;0);IF([.C345]=&quot;Monster2&quot;;1;0);IF([.C345]=&quot;Monster3&quot;;1;0);IF([.C345]=&quot;Monster4&quot;;1;0);IF([.C345]=&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Riesige Matrjoschka</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2, wenn du keine Handkarten hast.</text:p>
          </table:table-cell>
          <table:table-cell table:style-name="ce67" office:value-type="string" calcext:value-type="string">
            <text:p>Sie kann mit dem Gefühl der Leere nicht umgehen.</text:p>
          </table:table-cell>
          <table:table-cell table:style-name="ce67" table:content-validation-name="val6" office:value-type="float" office:value="8" calcext:value-type="float">
            <text:p>8</text:p>
          </table:table-cell>
          <table:table-cell table:style-name="ce67" table:content-validation-name="val7" office:value-type="string" calcext:value-type="string">
            <text:p>Monster</text:p>
          </table:table-cell>
          <table:table-cell table:style-name="ce67" office:value-type="string" calcext:value-type="string">
            <text:p>Erhalte "Große Matrjoschka" (Extra Deck)</text:p>
          </table:table-cell>
          <table:table-cell table:style-name="ce67" office:value-type="string" calcext:value-type="string">
            <text:p>Schenke einem Spieler deiner Wahl 2 deiner Zauberkarten</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8">
          <table:table-cell table:style-name="ce67" table:formula="of:=IF(ISBLANK([.C346]);&quot;&quot;;IF(OR(IF([.C346]=&quot;Monster1&quot;;1;0);IF([.C346]=&quot;Monster2&quot;;1;0);IF([.C346]=&quot;Monster3&quot;;1;0);IF([.C346]=&quot;Monster4&quot;;1;0);IF([.C346]=&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Selbst ausgedachtes Monst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5 an Montagen. <text:span text:style-name="T4">Es hasst Montage.</text:span></text:p>
            <text:p>Hat +1 an Samstagen. <text:span text:style-name="T4">Da geht es immer gerne ins Kino.</text:span></text:p>
            <text:p>Hat +2, wenn es grade regnet. <text:span text:style-name="T4">Es liebt Regen.</text:span></text:p>
            <text:p>Hat +1 gegen Personen, die heute schon Alkohol getrunken haben. <text:span text:style-name="T4">Da es neidisch ist.</text:span></text:p>
            <text:p>Hat -2, wenn du dich grade zuhause befindest.<text:span text:style-name="T4"> Weil es trotz alle dem gastfreundlich ist.</text:span></text:p>
            <text:p>Hat -1, wenn du das Spiel zum ersten Mal spielst. <text:span text:style-name="T4">Den es ist ein Freund von Anfängern.</text:span></text:p>
          </table:table-cell>
          <table:table-cell table:style-name="ce67"/>
          <table:table-cell table:style-name="ce67" table:content-validation-name="val6" office:value-type="float" office:value="6" calcext:value-type="float">
            <text:p>6</text:p>
          </table:table-cell>
          <table:table-cell table:style-name="ce67" table:content-validation-name="val7" office:value-type="string" calcext:value-type="string">
            <text:p>Monster</text:p>
          </table:table-cell>
          <table:table-cell table:style-name="ce67" office:value-type="string" calcext:value-type="string">
            <text:p>Ziehe 2 Ausrüstungskarten, wähle 1 (Gewöhnlich).</text:p>
            <text:p>+1 Zauberkarte an Samstagen</text:p>
          </table:table-cell>
          <table:table-cell table:style-name="ce67" office:value-type="string" calcext:value-type="string">
            <text:p>Öffne eine Katastrophe</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47]);&quot;&quot;;IF(OR(IF([.C347]=&quot;Monster1&quot;;1;0);IF([.C347]=&quot;Monster2&quot;;1;0);IF([.C347]=&quot;Monster3&quot;;1;0);IF([.C347]=&quot;Monster4&quot;;1;0);IF([.C347]=&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Siren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2, wenn du Soldat bist.</text:p>
          </table:table-cell>
          <table:table-cell table:style-name="ce67"/>
          <table:table-cell table:style-name="ce67" table:content-validation-name="val6" office:value-type="float" office:value="7" calcext:value-type="float">
            <text:p>7</text:p>
          </table:table-cell>
          <table:table-cell table:style-name="ce67" table:content-validation-name="val7" office:value-type="string" calcext:value-type="string">
            <text:p>Monster</text:p>
          </table:table-cell>
          <table:table-cell table:style-name="ce67" office:value-type="string" calcext:value-type="string">
            <text:p>Ziehe 1 Ausrüstungskarte (Selten).</text:p>
            <text:p>+1 Zauberkarte, wenn du Soldat bist</text:p>
          </table:table-cell>
          <table:table-cell table:style-name="ce67" office:value-type="string" calcext:value-type="string">
            <text:p>Sie betören dich.</text:p>
            <text:p>Schenke ihnen eine Ausrüstungskarte einer Wahl</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348]);&quot;&quot;;IF(OR(IF([.C348]=&quot;Monster1&quot;;1;0);IF([.C348]=&quot;Monster2&quot;;1;0);IF([.C348]=&quot;Monster3&quot;;1;0);IF([.C348]=&quot;Monster4&quot;;1;0);IF([.C348]=&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Stadtwach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2, wenn du Vampir oder Soldat bist.</text:p>
            <text:p><text:span text:style-name="T4">Ungeziefer kommt hier nicht rein!</text:span></text:p>
            <text:p/>
            <text:p>Falls du den Ring der Medici hast, lässt er dich passieren und du bekommst 2 Ausrüstungskarten (Selten) geschenkt.</text:p>
          </table:table-cell>
          <table:table-cell table:style-name="ce67"/>
          <table:table-cell table:style-name="ce67" table:content-validation-name="val6" office:value-type="float" office:value="9" calcext:value-type="float">
            <text:p>9</text:p>
          </table:table-cell>
          <table:table-cell table:style-name="ce67" table:content-validation-name="val7" office:value-type="string" calcext:value-type="string">
            <text:p>Soldier</text:p>
          </table:table-cell>
          <table:table-cell table:style-name="ce67" office:value-type="string" calcext:value-type="string">
            <text:p>Ziehe 2 Ausrüstungskarten, wähle 1 (Selten).</text:p>
            <text:p>Ziehe 1 Aktionskarte.</text:p>
          </table:table-cell>
          <table:table-cell table:style-name="ce67" office:value-type="string" calcext:value-type="string">
            <text:p>Setze eine Runde aus.</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49]);&quot;&quot;;IF(OR(IF([.C349]=&quot;Monster1&quot;;1;0);IF([.C349]=&quot;Monster2&quot;;1;0);IF([.C349]=&quot;Monster3&quot;;1;0);IF([.C349]=&quot;Monster4&quot;;1;0);IF([.C349]=&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Stylis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bist in seine Fänge geraten und wirst ihm erst nach einem radikalen Umstyling wieder entkommen.</text:p>
          </table:table-cell>
          <table:table-cell table:style-name="ce67" office:value-type="string" calcext:value-type="string">
            <text:p>Heul nicht, deine Haare sahen eh scheiße aus!!!</text:p>
          </table:table-cell>
          <table:table-cell table:style-name="ce67" table:content-validation-name="val6" office:value-type="float" office:value="6" calcext:value-type="float">
            <text:p>6</text:p>
          </table:table-cell>
          <table:table-cell table:style-name="ce67" table:content-validation-name="val7" office:value-type="string" calcext:value-type="string">
            <text:p>Human</text:p>
          </table:table-cell>
          <table:table-cell table:style-name="ce67" office:value-type="string" calcext:value-type="string">
            <text:p>Ziehe 2 Ausrüstungskarten, wähle 1 (Gewöhnlich).</text:p>
          </table:table-cell>
          <table:table-cell table:style-name="ce67" office:value-type="string" calcext:value-type="string">
            <text:p>Du musst die Klasse wechseln.</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50]);&quot;&quot;;IF(OR(IF([.C350]=&quot;Monster1&quot;;1;0);IF([.C350]=&quot;Monster2&quot;;1;0);IF([.C350]=&quot;Monster3&quot;;1;0);IF([.C350]=&quot;Monster4&quot;;1;0);IF([.C350]=&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Waldgeis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7 gegen Veganer.</text:p>
          </table:table-cell>
          <table:table-cell table:style-name="ce67" office:value-type="string" calcext:value-type="string">
            <text:p>Denn sie sind Freunde des Waldes.</text:p>
          </table:table-cell>
          <table:table-cell table:style-name="ce67" table:content-validation-name="val6" office:value-type="float" office:value="7" calcext:value-type="float">
            <text:p>7</text:p>
          </table:table-cell>
          <table:table-cell table:style-name="ce67" table:content-validation-name="val7" office:value-type="string" calcext:value-type="string">
            <text:p>Monster</text:p>
          </table:table-cell>
          <table:table-cell table:style-name="ce67" office:value-type="string" calcext:value-type="string">
            <text:p>Ziehe 2 Ausrüstungskarten, wähle 1 (Gewöhnlich).</text:p>
            <text:p>Faith+1 im nächsten Zug.</text:p>
          </table:table-cell>
          <table:table-cell table:style-name="ce67" office:value-type="string" calcext:value-type="string">
            <text:p>Faith+2 im nächsten Zug.</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51]);&quot;&quot;;IF(OR(IF([.C351]=&quot;Monster1&quot;;1;0);IF([.C351]=&quot;Monster2&quot;;1;0);IF([.C351]=&quot;Monster3&quot;;1;0);IF([.C351]=&quot;Monster4&quot;;1;0);IF([.C351]=&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Wiedergäng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Solltest du ihn besiegen, kämpfst du sofort ein zweites Mal gegen ihn.</text:p>
            <text:p/>
            <text:p>Du erhältst jedes Mal deine Belohnung.</text:p>
          </table:table-cell>
          <table:table-cell table:style-name="ce67"/>
          <table:table-cell table:style-name="ce67" table:content-validation-name="val6" office:value-type="float" office:value="7" calcext:value-type="float">
            <text:p>7</text:p>
          </table:table-cell>
          <table:table-cell table:style-name="ce67" table:content-validation-name="val7" office:value-type="string" calcext:value-type="string">
            <text:p>Monster</text:p>
          </table:table-cell>
          <table:table-cell table:style-name="ce76" office:value-type="string" calcext:value-type="string">
            <text:p>1 Ausrüstungskarte (Gewöhnlich).</text:p>
            <text:p>1 Zauberkarte.</text:p>
          </table:table-cell>
          <table:table-cell table:style-name="ce67" office:value-type="string" calcext:value-type="string">
            <text:p>Ziehe verdeckt einen Fluch, er aktiviert sich im nächsten Kampf</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4">
          <table:table-cell table:style-name="ce67" table:formula="of:=IF(ISBLANK([.C352]);&quot;&quot;;IF(OR(IF([.C352]=&quot;Monster1&quot;;1;0);IF([.C352]=&quot;Monster2&quot;;1;0);IF([.C352]=&quot;Monster3&quot;;1;0);IF([.C352]=&quot;Monster4&quot;;1;0);IF([.C352]=&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2</text:p>
          </table:table-cell>
          <table:table-cell table:style-name="ce67" office:value-type="string" calcext:value-type="string">
            <text:p>Verhüllte Gestal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Er unterbreitet dir ein großartiges Angebot.</text:p>
            <text:p>Wie durch Zauberrei zieht er 3 mächtige Gegenstände aus seinem Gewand hervor.</text:p>
            <text:p>Er zeigt dir offen 3 Ausrüstungskarten (Legendär).</text:p>
            <text:p>Er bietet dir an dir eine Karte deiner Wahl zu schenken.</text:p>
            <text:p>Als Gegenleistung erwartet er nur eine unwichtige Kleinigkeit.</text:p>
            <text:p>(Mische die anderen beiden Karten zurück in ihren Stapel)</text:p>
          </table:table-cell>
          <table:table-cell table:style-name="ce67"/>
          <table:table-cell table:style-name="ce67" table:content-validation-name="val6" office:value-type="string" calcext:value-type="string">
            <text:p>?</text:p>
          </table:table-cell>
          <table:table-cell table:style-name="ce67" table:content-validation-name="val7" office:value-type="string" calcext:value-type="string">
            <text:p>Human</text:p>
          </table:table-cell>
          <table:table-cell table:style-name="ce20" office:value-type="string" calcext:value-type="string">
            <text:p><text:span text:style-name="T3">Handeln: </text:span>Erhalte den Legendären Ausrüstungsgegenstand deiner Wahl.</text:p>
            <text:p>Ziehe "Seelenlos"</text:p>
          </table:table-cell>
          <table:table-cell table:style-name="ce67" office:value-type="string" calcext:value-type="string">
            <text:p>Er verschwindet wie von Geisterhand.</text:p>
            <text:p>Passiere</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53]);&quot;&quot;;IF(OR(IF([.C353]=&quot;Monster1&quot;;1;0);IF([.C353]=&quot;Monster2&quot;;1;0);IF([.C353]=&quot;Monster3&quot;;1;0);IF([.C353]=&quot;Monster4&quot;;1;0);IF([.C353]=&quot;Monster5&quot;;1;0));&quot;monster&quot;;&quot;normal&quot;))" office:value-type="string" office:string-value="monster" calcext:value-type="string">
            <text:p>monster</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Monster2</text:p>
          </table:table-cell>
          <table:table-cell table:style-name="ce67" office:value-type="string" calcext:value-type="string">
            <text:p>Gargoyle-Tagform</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table:table-cell table:style-name="ce67" office:value-type="string" calcext:value-type="string">
            <text:p>Er verträgt das Sonnenlicht nicht so sehr, er ist schon ganz starr vor Schock.</text:p>
          </table:table-cell>
          <table:table-cell table:style-name="ce67" table:content-validation-name="val6" office:value-type="float" office:value="6" calcext:value-type="float">
            <text:p>6</text:p>
          </table:table-cell>
          <table:table-cell table:style-name="ce67" table:content-validation-name="val7" office:value-type="string" calcext:value-type="string">
            <text:p>Monster</text:p>
          </table:table-cell>
          <table:table-cell table:style-name="ce67" office:value-type="string" calcext:value-type="string">
            <text:p>Ziehe 2 Ausrüstungskarten, wähle 1 (Gewöhnlich).</text:p>
          </table:table-cell>
          <table:table-cell table:style-name="ce67" office:value-type="string" calcext:value-type="string">
            <text:p>Er versperrt dir den Weg. Bleib auf dem Monsterfeld stehen und kämpfe nächste Runde erneut.</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54]);&quot;&quot;;IF(OR(IF([.C354]=&quot;Monster1&quot;;1;0);IF([.C354]=&quot;Monster2&quot;;1;0);IF([.C354]=&quot;Monster3&quot;;1;0);IF([.C354]=&quot;Monster4&quot;;1;0);IF([.C354]=&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Basilisk</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u den Kampf verlierst, wirst du für 1 Runden in Stein verwandelt.</text:p>
            <text:p>Während du in Stein verwandelt bist, kann kein Spieler an dir vorbeilaufen.</text:p>
            <text:p><text:span text:style-name="T4">(Nicht dein Feld betreten)</text:span></text:p>
            <text:p><text:span text:style-name="T4">Du gewinnst automatisch, wenn du die Spiegelrüstung trägst.</text:span></text:p>
          </table:table-cell>
          <table:table-cell table:style-name="ce67"/>
          <table:table-cell table:style-name="ce67" table:content-validation-name="val6" office:value-type="float" office:value="13" calcext:value-type="float">
            <text:p>13</text:p>
          </table:table-cell>
          <table:table-cell table:style-name="ce67" table:content-validation-name="val7" office:value-type="string" calcext:value-type="string">
            <text:p>Monster</text:p>
          </table:table-cell>
          <table:table-cell table:style-name="ce67" office:value-type="string" calcext:value-type="string">
            <text:p>1 Ausrüstungskarte (Selten).</text:p>
            <text:p>1 Zauberkarte.</text:p>
          </table:table-cell>
          <table:table-cell table:style-name="ce67" office:value-type="string" calcext:value-type="string">
            <text:p>In Stein verwandelt.</text:p>
            <text:p>1 Ausrüstungskarte (Selten).</text:p>
            <text:p>1 Zauberkarte.</text:p>
            <text:p><text:span text:style-name="T4">Die hat er einfach liegen lassen</text:span></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55]);&quot;&quot;;IF(OR(IF([.C355]=&quot;Monster1&quot;;1;0);IF([.C355]=&quot;Monster2&quot;;1;0);IF([.C355]=&quot;Monster3&quot;;1;0);IF([.C355]=&quot;Monster4&quot;;1;0);IF([.C355]=&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Der Antichris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hast in diesen Kampf Faith-2.</text:p>
          </table:table-cell>
          <table:table-cell table:style-name="ce67"/>
          <table:table-cell table:style-name="ce67" table:content-validation-name="val6" office:value-type="float" office:value="11" calcext:value-type="float">
            <text:p>11</text:p>
          </table:table-cell>
          <table:table-cell table:style-name="ce67" table:content-validation-name="val7" office:value-type="string" calcext:value-type="string">
            <text:p>Human</text:p>
          </table:table-cell>
          <table:table-cell table:style-name="ce67" office:value-type="string" calcext:value-type="string">
            <text:p>Ziehe 3 Ausrüstungskarten, wähle 1 (Selten).</text:p>
            <text:p>Du hast im nächsten Zug Faith-1</text:p>
          </table:table-cell>
          <table:table-cell table:style-name="ce67" office:value-type="string" calcext:value-type="string">
            <text:p>Du hast im nächsten Zu Faith+1</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56]);&quot;&quot;;IF(OR(IF([.C356]=&quot;Monster1&quot;;1;0);IF([.C356]=&quot;Monster2&quot;;1;0);IF([.C356]=&quot;Monster3&quot;;1;0);IF([.C356]=&quot;Monster4&quot;;1;0);IF([.C356]=&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Der Lord der Stöß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ein Glück hat sich gewendet, dein Würfelergebnis zählt in diesen Kampf gegen dich.</text:p>
          </table:table-cell>
          <table:table-cell table:style-name="ce67" office:value-type="string" calcext:value-type="string">
            <text:p>Zu deinem Unglück</text:p>
            <text:p>… für den Lord.</text:p>
          </table:table-cell>
          <table:table-cell table:style-name="ce67" table:content-validation-name="val6" office:value-type="float" office:value="11" calcext:value-type="float">
            <text:p>11</text:p>
          </table:table-cell>
          <table:table-cell table:style-name="ce67" table:content-validation-name="val7" office:value-type="string" calcext:value-type="string">
            <text:p>God</text:p>
          </table:table-cell>
          <table:table-cell table:style-name="ce67" office:value-type="string" calcext:value-type="string">
            <text:p>Ziehe 2 Ausrüstungskarten, wähle 1 (Selten).</text:p>
            <text:p>Du fügst den "Heiligen Würfel Secundus" deiner Hand hinzu.</text:p>
            <text:p>Ganz egal wo er sich gerade befindet.</text:p>
          </table:table-cell>
          <table:table-cell table:style-name="ce67" office:value-type="string" calcext:value-type="string">
            <text:p>Passiere</text:p>
            <text:p>Faith-1 im nächsten Zug</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table:formula="of:=IF(ISBLANK([.C357]);&quot;&quot;;IF(OR(IF([.C357]=&quot;Monster1&quot;;1;0);IF([.C357]=&quot;Monster2&quot;;1;0);IF([.C357]=&quot;Monster3&quot;;1;0);IF([.C357]=&quot;Monster4&quot;;1;0);IF([.C357]=&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Drachenhor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3 Felder zurückgehen, um zu fliehen, bevor dich einer der Drachen entdeckt.</text:p>
            <text:p/>
            <text:p>Vor ihrem Hort liegt ein Berg aus Gold (1 Legendär). Solltest du diesen Stehlen, wirst du daraufin sofort von den Drachen angegriffen, die ihren Verlust bemerken.</text:p>
          </table:table-cell>
          <table:table-cell table:style-name="ce67"/>
          <table:table-cell table:style-name="ce67" table:content-validation-name="val6" office:value-type="float" office:value="18" calcext:value-type="float">
            <text:p>18</text:p>
          </table:table-cell>
          <table:table-cell table:style-name="ce67" table:content-validation-name="val7" office:value-type="string" calcext:value-type="string">
            <text:p>Monster</text:p>
          </table:table-cell>
          <table:table-cell table:style-name="ce67" office:value-type="string" calcext:value-type="string">
            <text:p>Passiere</text:p>
            <text:p>Du behälst die Ausrüstungskarte.</text:p>
          </table:table-cell>
          <table:table-cell table:style-name="ce67" office:value-type="string" calcext:value-type="string">
            <text:p>Verliere deine Rüstung und Helm.</text:p>
            <text:p>Du behälst die Ausrüstungskarte</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58]);&quot;&quot;;IF(OR(IF([.C358]=&quot;Monster1&quot;;1;0);IF([.C358]=&quot;Monster2&quot;;1;0);IF([.C358]=&quot;Monster3&quot;;1;0);IF([.C358]=&quot;Monster4&quot;;1;0);IF([.C358]=&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Einsamer Krieg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Als letzter Überlebender seines Trupps braucht er Unterstützung, um diesen Kampf zu gewinnen!</text:p>
          </table:table-cell>
          <table:table-cell table:style-name="ce67"/>
          <table:table-cell table:style-name="ce67" table:content-validation-name="val6" office:value-type="float" office:value="10" calcext:value-type="float">
            <text:p>10</text:p>
          </table:table-cell>
          <table:table-cell table:style-name="ce67" table:content-validation-name="val7" office:value-type="string" calcext:value-type="string">
            <text:p>Soldier</text:p>
          </table:table-cell>
          <table:table-cell table:style-name="ce67" office:value-type="string" calcext:value-type="string">
            <text:p>Ziehe 1 Ausrüstungskarte (Selten).</text:p>
          </table:table-cell>
          <table:table-cell table:style-name="ce67" office:value-type="string" calcext:value-type="string">
            <text:p>Setze 2 Runden aus, um ihm Gesellschaft zu leisten</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59]);&quot;&quot;;IF(OR(IF([.C359]=&quot;Monster1&quot;;1;0);IF([.C359]=&quot;Monster2&quot;;1;0);IF([.C359]=&quot;Monster3&quot;;1;0);IF([.C359]=&quot;Monster4&quot;;1;0);IF([.C359]=&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Engel der Apokalyps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Öffne sofort eine Katastrophe!</text:p>
          </table:table-cell>
          <table:table-cell table:style-name="ce67"/>
          <table:table-cell table:style-name="ce67" table:content-validation-name="val6" office:value-type="float" office:value="15" calcext:value-type="float">
            <text:p>15</text:p>
          </table:table-cell>
          <table:table-cell table:style-name="ce67" table:content-validation-name="val7" office:value-type="string" calcext:value-type="string">
            <text:p>God</text:p>
          </table:table-cell>
          <table:table-cell table:style-name="ce67" office:value-type="string" calcext:value-type="string">
            <text:p>Ziehe 1 Ausrüstungskarte (Selten).</text:p>
            <text:p>Ziehe 2 Zauberkarten.</text:p>
            <text:p>Schließe eine Katastrophe.</text:p>
          </table:table-cell>
          <table:table-cell table:style-name="ce67" office:value-type="string" calcext:value-type="string">
            <text:p>Öffne eine weitere Katastrophe</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60]);&quot;&quot;;IF(OR(IF([.C360]=&quot;Monster1&quot;;1;0);IF([.C360]=&quot;Monster2&quot;;1;0);IF([.C360]=&quot;Monster3&quot;;1;0);IF([.C360]=&quot;Monster4&quot;;1;0);IF([.C360]=&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Grabräub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1 für jedes Artifact, das du trägst.</text:p>
          </table:table-cell>
          <table:table-cell table:style-name="ce67"/>
          <table:table-cell table:style-name="ce67" table:content-validation-name="val6" office:value-type="float" office:value="11" calcext:value-type="float">
            <text:p>11</text:p>
          </table:table-cell>
          <table:table-cell table:style-name="ce67" table:content-validation-name="val7" office:value-type="string" calcext:value-type="string">
            <text:p>Human</text:p>
          </table:table-cell>
          <table:table-cell table:style-name="ce76" office:value-type="string" calcext:value-type="string">
            <text:p>Ziehe 2 Zauberkarten.</text:p>
            <text:p>Erhalte "Antiker Ring" (Extra Deck).</text:p>
          </table:table-cell>
          <table:table-cell table:style-name="ce67" office:value-type="string" calcext:value-type="string">
            <text:p>Du verlierst ein Artifact deiner Wahl</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361]);&quot;&quot;;IF(OR(IF([.C361]=&quot;Monster1&quot;;1;0);IF([.C361]=&quot;Monster2&quot;;1;0);IF([.C361]=&quot;Monster3&quot;;1;0);IF([.C361]=&quot;Monster4&quot;;1;0);IF([.C361]=&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Graf Orlok</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2, wenn die Sonne bereits untergegangen ist.</text:p>
            <text:p>(+1 bei Dämmerung)</text:p>
            <text:p/>
            <text:p>Vampirismus (Wenn du den Kampf verlierst, wirst du zu einem Vampir (Extra Deck)).</text:p>
          </table:table-cell>
          <table:table-cell table:style-name="ce67"/>
          <table:table-cell table:style-name="ce67" table:content-validation-name="val6" office:value-type="float" office:value="11" calcext:value-type="float">
            <text:p>11</text:p>
          </table:table-cell>
          <table:table-cell table:style-name="ce67" table:content-validation-name="val7" office:value-type="string" calcext:value-type="string">
            <text:p>Vampire</text:p>
          </table:table-cell>
          <table:table-cell table:style-name="ce67" office:value-type="string" calcext:value-type="string">
            <text:p>Ziehe 2 Zauberkarten.</text:p>
            <text:p>Erhalte "Vampirjäger" (Extra Deck).</text:p>
          </table:table-cell>
          <table:table-cell table:style-name="ce67" office:value-type="string" calcext:value-type="string">
            <text:p>Verliere deine Charaktereigenschaft</text:p>
            <text:p>Vampirismus</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62]);&quot;&quot;;IF(OR(IF([.C362]=&quot;Monster1&quot;;1;0);IF([.C362]=&quot;Monster2&quot;;1;0);IF([.C362]=&quot;Monster3&quot;;1;0);IF([.C362]=&quot;Monster4&quot;;1;0);IF([.C362]=&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Lava-Golem</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die Stufe von vier D4.</text:p>
            <text:p/>
            <text:p>Gegenstände die das Wort "Flammen", "Flammt", "Feuer" oder "Fackel" enthalten, bringen dir in diesem Kampf keinen Bonus.</text:p>
          </table:table-cell>
          <table:table-cell table:style-name="ce67"/>
          <table:table-cell table:style-name="ce67" table:content-validation-name="val6" office:value-type="string" calcext:value-type="string">
            <text:p>4xD4</text:p>
          </table:table-cell>
          <table:table-cell table:style-name="ce67" table:content-validation-name="val7" office:value-type="string" calcext:value-type="string">
            <text:p>Rock</text:p>
          </table:table-cell>
          <table:table-cell table:style-name="ce67" office:value-type="string" calcext:value-type="string">
            <text:p>Ziehe 1 Ausrüstungskarte (Selten).</text:p>
          </table:table-cell>
          <table:table-cell table:style-name="ce67" office:value-type="string" calcext:value-type="string">
            <text:p>Du musst 3 Handkarten abwerfen</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63]);&quot;&quot;;IF(OR(IF([.C363]=&quot;Monster1&quot;;1;0);IF([.C363]=&quot;Monster2&quot;;1;0);IF([.C363]=&quot;Monster3&quot;;1;0);IF([.C363]=&quot;Monster4&quot;;1;0);IF([.C363]=&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Meister der Zweihandwaffe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1, wenn du eine zweihändige Waffe trägst.</text:p>
          </table:table-cell>
          <table:table-cell table:style-name="ce67" office:value-type="string" calcext:value-type="string">
            <text:p>Eine mit der Kraft zweier Arme geführte Waffe zerschmettert und zerstört.</text:p>
            <text:p>Nur Dummköpfe geben diesen Vorteil aus.</text:p>
          </table:table-cell>
          <table:table-cell table:style-name="ce67" table:content-validation-name="val6" office:value-type="float" office:value="12" calcext:value-type="float">
            <text:p>12</text:p>
          </table:table-cell>
          <table:table-cell table:style-name="ce67" table:content-validation-name="val7" office:value-type="string" calcext:value-type="string">
            <text:p>Human</text:p>
          </table:table-cell>
          <table:table-cell table:style-name="ce67" office:value-type="string" calcext:value-type="string">
            <text:p>Ziehe 2 Zauberkarten</text:p>
            <text:p>Er unterrichtet dich in seinem Kampfstil.</text:p>
            <text:p>Erhalte "Zerschmettern" (Extra Deck).</text:p>
          </table:table-cell>
          <table:table-cell table:style-name="ce67" office:value-type="string" calcext:value-type="string">
            <text:p>Verliere deine Waffe.</text:p>
            <text:p>Hast du 2 lässt er dir die Wahl, welche du abwirfst</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364]);&quot;&quot;;IF(OR(IF([.C364]=&quot;Monster1&quot;;1;0);IF([.C364]=&quot;Monster2&quot;;1;0);IF([.C364]=&quot;Monster3&quot;;1;0);IF([.C364]=&quot;Monster4&quot;;1;0);IF([.C364]=&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Meistertänz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Kämpfe nur mit deiner Bewegung gegen ihn.</text:p>
          </table:table-cell>
          <table:table-cell table:style-name="ce67" office:value-type="string" calcext:value-type="string">
            <text:p>Mit dieser mangelhaften Fußbekleidung willst du tanzen können?</text:p>
            <text:p>Gib sie her.</text:p>
            <text:p>Tanz ist Leichtigkeit.</text:p>
            <text:p>Du wirst sehen.</text:p>
          </table:table-cell>
          <table:table-cell table:style-name="ce67" table:content-validation-name="val6" office:value-type="float" office:value="7" calcext:value-type="float">
            <text:p>7</text:p>
          </table:table-cell>
          <table:table-cell table:style-name="ce67" table:content-validation-name="val7" office:value-type="string" calcext:value-type="string">
            <text:p>Human</text:p>
          </table:table-cell>
          <table:table-cell table:style-name="ce67" office:value-type="string" calcext:value-type="string">
            <text:p>Erhalte "Schuhe des Meistertänzers" (Extra Deck).</text:p>
          </table:table-cell>
          <table:table-cell table:style-name="ce67" office:value-type="string" calcext:value-type="string">
            <text:p>Verliere deine Schuhe</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8">
          <table:table-cell table:style-name="ce67" table:formula="of:=IF(ISBLANK([.C365]);&quot;&quot;;IF(OR(IF([.C365]=&quot;Monster1&quot;;1;0);IF([.C365]=&quot;Monster2&quot;;1;0);IF([.C365]=&quot;Monster3&quot;;1;0);IF([.C365]=&quot;Monster4&quot;;1;0);IF([.C365]=&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Die Gild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ie Gilde setzt einen Attentäter auf dich an.</text:p>
            <text:p/>
            <text:p>Ziehe ein weiteres Monster vom Stapel. </text:p>
            <text:p>(Du kämpfst gegen beide Monster zusammen. Sie haben die Summe ihrer Stärke, Typ, Effekt, Win und Lose Eigenschaften)</text:p>
            <text:p/>
            <text:p>Solltest du den “Ring des Medici” tragen sehen sie welchen Fehler sie begannen haben und kämpfen mit statt gegen dich.</text:p>
            <text:p>(Du bekommst trotzdem beide Wins bei Sieg)</text:p>
          </table:table-cell>
          <table:table-cell table:style-name="ce67" office:value-type="string" calcext:value-type="string">
            <text:p>Du bist langsam zu bekannt geworden, zeit dich loszuwerden.</text:p>
          </table:table-cell>
          <table:table-cell table:style-name="ce67" table:content-validation-name="val6" office:value-type="float" office:value="2" calcext:value-type="float">
            <text:p>2</text:p>
          </table:table-cell>
          <table:table-cell table:style-name="ce67" table:content-validation-name="val7" office:value-type="string" calcext:value-type="string">
            <text:p>Human</text:p>
          </table:table-cell>
          <table:table-cell table:style-name="ce67" office:value-type="string" calcext:value-type="string">
            <text:p>Erhalte 1 “Ehre”</text:p>
          </table:table-cell>
          <table:table-cell table:style-name="ce67" office:value-type="string" calcext:value-type="string">
            <text:p>Verliere 1 “Ehre”</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66]);&quot;&quot;;IF(OR(IF([.C366]=&quot;Monster1&quot;;1;0);IF([.C366]=&quot;Monster2&quot;;1;0);IF([.C366]=&quot;Monster3&quot;;1;0);IF([.C366]=&quot;Monster4&quot;;1;0);IF([.C366]=&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Pirate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Sie lassen dich passieren, wenn du eine Ausrüstungskarte, die du ausgerüstet hast, für eine Aktionskarte an sie verkaufst.</text:p>
          </table:table-cell>
          <table:table-cell table:style-name="ce67"/>
          <table:table-cell table:style-name="ce67" table:content-validation-name="val6" office:value-type="float" office:value="17" calcext:value-type="float">
            <text:p>17</text:p>
          </table:table-cell>
          <table:table-cell table:style-name="ce67" table:content-validation-name="val7" office:value-type="string" calcext:value-type="string">
            <text:p>Human</text:p>
          </table:table-cell>
          <table:table-cell table:style-name="ce67" office:value-type="string" calcext:value-type="string">
            <text:p>Ziehe 3 Ausrüstungskarten, wähle 2 (Selten).</text:p>
            <text:p>1 Aktionskarte</text:p>
            <text:p>1 Zauberkarte</text:p>
          </table:table-cell>
          <table:table-cell table:style-name="ce67" office:value-type="string" calcext:value-type="string">
            <text:p>Verliere den Ausrüstungsgegenstand, der dir den größten Bonus verleiht. Ist es eine Waffe, so bringen sie sie zum Pissbaum.</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367]);&quot;&quot;;IF(OR(IF([.C367]=&quot;Monster1&quot;;1;0);IF([.C367]=&quot;Monster2&quot;;1;0);IF([.C367]=&quot;Monster3&quot;;1;0);IF([.C367]=&quot;Monster4&quot;;1;0);IF([.C367]=&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Rattenschwarm</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Zu gewinnen heißt zu überleben, du kannst in diesem Kampf keine Waffen benutzen.</text:p>
          </table:table-cell>
          <table:table-cell table:style-name="ce67"/>
          <table:table-cell table:style-name="ce67" table:content-validation-name="val6" office:value-type="float" office:value="8" calcext:value-type="float">
            <text:p>8</text:p>
          </table:table-cell>
          <table:table-cell table:style-name="ce67" table:content-validation-name="val7" office:value-type="string" calcext:value-type="string">
            <text:p>Animal</text:p>
          </table:table-cell>
          <table:table-cell table:style-name="ce67" office:value-type="string" calcext:value-type="string">
            <text:p>Ziehe 3 Zauberkarten.</text:p>
            <text:p>Sie greifen sofort den von dir am wenigsten Schritte entfernten Spieler an, der noch nicht angegriffen wurde.</text:p>
            <text:p>(Bei Gleichstand den Rang Höheren)</text:p>
          </table:table-cell>
          <table:table-cell table:style-name="ce67" office:value-type="string" calcext:value-type="string">
            <text:p>Ziehe "Pest" (Extra Deck).</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68]);&quot;&quot;;IF(OR(IF([.C368]=&quot;Monster1&quot;;1;0);IF([.C368]=&quot;Monster2&quot;;1;0);IF([.C368]=&quot;Monster3&quot;;1;0);IF([.C368]=&quot;Monster4&quot;;1;0);IF([.C368]=&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Tobender Golem</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Er zerfällt nach dem Kampf in seine Bestandteile. Hebe die obersten 20 Karten des Zauberkartenstapels ab un mische “Der wahre Name eines vergessenden Gottes”, “Jungfreuliche Erde” und “Klares Wasser” in diesen Stapel.</text:p>
          </table:table-cell>
          <table:table-cell table:style-name="ce67"/>
          <table:table-cell table:style-name="ce67" table:content-validation-name="val6" office:value-type="float" office:value="13" calcext:value-type="float">
            <text:p>13</text:p>
          </table:table-cell>
          <table:table-cell table:style-name="ce67" table:content-validation-name="val7" office:value-type="string" calcext:value-type="string">
            <text:p>Rock</text:p>
          </table:table-cell>
          <table:table-cell table:style-name="ce67" office:value-type="string" calcext:value-type="string">
            <text:p>Ziehe nach seinen Verfall Zauberkarten bis deine Hand voll ist</text:p>
          </table:table-cell>
          <table:table-cell table:style-name="ce67" office:value-type="string" calcext:value-type="string">
            <text:p>Er tötet deinen Begleiter.</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369]);&quot;&quot;;IF(OR(IF([.C369]=&quot;Monster1&quot;;1;0);IF([.C369]=&quot;Monster2&quot;;1;0);IF([.C369]=&quot;Monster3&quot;;1;0);IF([.C369]=&quot;Monster4&quot;;1;0);IF([.C369]=&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Schamane - Vertrocknete Pflaum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Er tanzt wild umher und versprüht den Saft seines Lebens - zu Ehren seines Gottes.</text:p>
            <text:p/>
            <text:p>Der sabbernde Alte bitte dich um 3 Zauberkarten um sich zu reviltalisieren. Er bietet dir dafür ein "Totem" (Extra Deck) als Geschenk.</text:p>
          </table:table-cell>
          <table:table-cell table:style-name="ce67" office:value-type="string" calcext:value-type="string">
            <text:p>Er besprüht dich - vielleicht.</text:p>
          </table:table-cell>
          <table:table-cell table:style-name="ce67" table:content-validation-name="val6" office:value-type="float" office:value="16" calcext:value-type="float">
            <text:p>16</text:p>
          </table:table-cell>
          <table:table-cell table:style-name="ce67" table:content-validation-name="val7" office:value-type="string" calcext:value-type="string">
            <text:p>Soldier</text:p>
          </table:table-cell>
          <table:table-cell table:style-name="ce76" office:value-type="string" calcext:value-type="string">
            <text:p>Erhalte "Geisterwanderer" (Extra Deck)</text:p>
          </table:table-cell>
          <table:table-cell table:style-name="ce67" office:value-type="string" calcext:value-type="string">
            <text:p>Werfe 3 Handkarten deiner Wahl ab.</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70]);&quot;&quot;;IF(OR(IF([.C370]=&quot;Monster1&quot;;1;0);IF([.C370]=&quot;Monster2&quot;;1;0);IF([.C370]=&quot;Monster3&quot;;1;0);IF([.C370]=&quot;Monster4&quot;;1;0);IF([.C370]=&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Slifer der Himmelsdrach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Slifer der Himmelsdrache hat +3 für jede Karte die du zum Anfang des Kampfes auf der Hand hälst.</text:p>
            <text:p>Hast du das Limit an Handkarten erreicht, verlierst du sie bei einer Niederlage alle.</text:p>
          </table:table-cell>
          <table:table-cell table:style-name="ce67"/>
          <table:table-cell table:style-name="ce67" table:content-validation-name="val6" office:value-type="float" office:value="0" calcext:value-type="float">
            <text:p>0</text:p>
          </table:table-cell>
          <table:table-cell table:style-name="ce67" table:content-validation-name="val7" office:value-type="string" calcext:value-type="string">
            <text:p>God</text:p>
          </table:table-cell>
          <table:table-cell table:style-name="ce67" office:value-type="string" calcext:value-type="string">
            <text:p>Ziehe 4 Zauberkarten.</text:p>
          </table:table-cell>
          <table:table-cell table:style-name="ce67" office:value-type="string" calcext:value-type="string">
            <text:p>Verliere die Hälfte deiner Handkarten.</text:p>
            <text:p>(abgerundet)</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71]);&quot;&quot;;IF(OR(IF([.C371]=&quot;Monster1&quot;;1;0);IF([.C371]=&quot;Monster2&quot;;1;0);IF([.C371]=&quot;Monster3&quot;;1;0);IF([.C371]=&quot;Monster4&quot;;1;0);IF([.C371]=&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Söldneri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1, für jeden Spieler, der sie in diesem Kampf unterstützt.</text:p>
          </table:table-cell>
          <table:table-cell table:style-name="ce67"/>
          <table:table-cell table:style-name="ce67" table:content-validation-name="val6" office:value-type="float" office:value="11" calcext:value-type="float">
            <text:p>11</text:p>
          </table:table-cell>
          <table:table-cell table:style-name="ce67" table:content-validation-name="val7" office:value-type="string" calcext:value-type="string">
            <text:p>Soldier</text:p>
          </table:table-cell>
          <table:table-cell table:style-name="ce67" office:value-type="string" calcext:value-type="string">
            <text:p>Ziehe 2 Ausrüstungskarten, wähle 1 (Selten).</text:p>
            <text:p>+1 Zauberkarte pro Spieler, der sie in diesen Kampf unterstützt.</text:p>
          </table:table-cell>
          <table:table-cell table:style-name="ce67" office:value-type="string" calcext:value-type="string">
            <text:p>Du verlierst deine Rüstung.</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372]);&quot;&quot;;IF(OR(IF([.C372]=&quot;Monster1&quot;;1;0);IF([.C372]=&quot;Monster2&quot;;1;0);IF([.C372]=&quot;Monster3&quot;;1;0);IF([.C372]=&quot;Monster4&quot;;1;0);IF([.C372]=&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Vetera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1 gegen Soldaten.</text:p>
            <text:p>Er kennt ihre Tricks.</text:p>
            <text:p>Du siehst so Armselig aus, dass er dir anbietet dich für 1 Ausrüstungskarte auszubilden.</text:p>
            <text:p>Setze dafür 1 Runde aus, um "Ausgebildet" (Extra Deck) zu erhalten.</text:p>
          </table:table-cell>
          <table:table-cell table:style-name="ce67" office:value-type="string" calcext:value-type="string">
            <text:p>Zu seinen besten Zeiten war er noch ein Tier 4 Monster</text:p>
          </table:table-cell>
          <table:table-cell table:style-name="ce67" table:content-validation-name="val6" office:value-type="float" office:value="17" calcext:value-type="float">
            <text:p>17</text:p>
          </table:table-cell>
          <table:table-cell table:style-name="ce67" table:content-validation-name="val7" office:value-type="string" calcext:value-type="string">
            <text:p>Soldier</text:p>
          </table:table-cell>
          <table:table-cell table:style-name="ce67" office:value-type="string" calcext:value-type="string">
            <text:p>Ziehe 2 Ausrüstungskarte (Selten).</text:p>
            <text:p>Kampfgestählt:</text:p>
            <text:p>+1/+1 im nächsten Zug</text:p>
          </table:table-cell>
          <table:table-cell table:style-name="ce67" office:value-type="string" calcext:value-type="string">
            <text:p>Er verletzt dich leich:</text:p>
            <text:p>-1/-1 im nächsten Zug</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73]);&quot;&quot;;IF(OR(IF([.C373]=&quot;Monster1&quot;;1;0);IF([.C373]=&quot;Monster2&quot;;1;0);IF([.C373]=&quot;Monster3&quot;;1;0);IF([.C373]=&quot;Monster4&quot;;1;0);IF([.C373]=&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Zotteliger Zwerg</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Er ist zu klein.</text:p>
            <text:p>Dein Helm bringt dir in diesen Kampf keinen Bonus.</text:p>
          </table:table-cell>
          <table:table-cell table:style-name="ce67"/>
          <table:table-cell table:style-name="ce67" table:content-validation-name="val6" office:value-type="float" office:value="15" calcext:value-type="float">
            <text:p>15</text:p>
          </table:table-cell>
          <table:table-cell table:style-name="ce67" table:content-validation-name="val7" office:value-type="string" calcext:value-type="string">
            <text:p>Monster</text:p>
          </table:table-cell>
          <table:table-cell table:style-name="ce67" office:value-type="string" calcext:value-type="string">
            <text:p>Ziehe 2 Ausrüstungskarten, wähle 1 (Selten).</text:p>
          </table:table-cell>
          <table:table-cell table:style-name="ce67" office:value-type="string" calcext:value-type="string">
            <text:p>Er klaut dir deinen Helm.</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374]);&quot;&quot;;IF(OR(IF([.C374]=&quot;Monster1&quot;;1;0);IF([.C374]=&quot;Monster2&quot;;1;0);IF([.C374]=&quot;Monster3&quot;;1;0);IF([.C374]=&quot;Monster4&quot;;1;0);IF([.C374]=&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Zyklop</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3, wenn du mindestens 3 Bewegung durch deine Ausrüstung hast.</text:p>
            <text:p><text:span text:style-name="T4">Er kann deinen schnellen Bewegungen nicht folgen.</text:span></text:p>
            <text:p>Solltest du nur einen Arm haben, erkennt er deine Behinderung an und bringt dich zu seinem versteckten Schatz: Passiere und erhalte 1 Ausrüstungskarte (Legendär).</text:p>
          </table:table-cell>
          <table:table-cell table:style-name="ce67"/>
          <table:table-cell table:style-name="ce67" table:content-validation-name="val6" office:value-type="float" office:value="19" calcext:value-type="float">
            <text:p>19</text:p>
          </table:table-cell>
          <table:table-cell table:style-name="ce67" table:content-validation-name="val7" office:value-type="string" calcext:value-type="string">
            <text:p>Monster</text:p>
          </table:table-cell>
          <table:table-cell table:style-name="ce67" office:value-type="string" calcext:value-type="string">
            <text:p>Ziehe 2 Ausrüstungskarten (Selten).</text:p>
          </table:table-cell>
          <table:table-cell table:style-name="ce67" office:value-type="string" calcext:value-type="string">
            <text:p>Du wirst in den Boden gestampft.</text:p>
            <text:p>-4 Bewegung im nächsten Zug.</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75]);&quot;&quot;;IF(OR(IF([.C375]=&quot;Monster1&quot;;1;0);IF([.C375]=&quot;Monster2&quot;;1;0);IF([.C375]=&quot;Monster3&quot;;1;0);IF([.C375]=&quot;Monster4&quot;;1;0);IF([.C375]=&quot;Monster5&quot;;1;0));&quot;monster&quot;;&quot;normal&quot;))" office:value-type="string" office:string-value="monster" calcext:value-type="string">
            <text:p>monster</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Monster3</text:p>
          </table:table-cell>
          <table:table-cell table:style-name="ce67" office:value-type="string" calcext:value-type="string">
            <text:p>Apokalyptischer Reiter Hung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nicht gegen den Hunger kämpfen.</text:p>
            <text:p>Versuche zu fliehen!</text:p>
          </table:table-cell>
          <table:table-cell table:style-name="ce67" office:value-type="string" calcext:value-type="string">
            <text:p>Hunger geht durch jede Rüstung.</text:p>
          </table:table-cell>
          <table:table-cell table:style-name="ce29" table:content-validation-name="val6" office:value-type="string" calcext:value-type="string">
            <text:p>?</text:p>
          </table:table-cell>
          <table:table-cell table:style-name="ce67" table:content-validation-name="val7" office:value-type="string" calcext:value-type="string">
            <text:p>God</text:p>
          </table:table-cell>
          <table:table-cell table:style-name="ce67" office:value-type="string" calcext:value-type="string">
            <text:p>Erhalte bei Flucht "Entkräftigt" (Extra Deck) und 1 Ausrüstungskarte (Selten).</text:p>
          </table:table-cell>
          <table:table-cell table:style-name="ce67" office:value-type="string" calcext:value-type="string">
            <text:p>Ziehe "Ausgehungert" (Extra Deck).</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76]);&quot;&quot;;IF(OR(IF([.C376]=&quot;Monster1&quot;;1;0);IF([.C376]=&quot;Monster2&quot;;1;0);IF([.C376]=&quot;Monster3&quot;;1;0);IF([.C376]=&quot;Monster4&quot;;1;0);IF([.C376]=&quot;Monster5&quot;;1;0));&quot;monster&quot;;&quot;normal&quot;))" office:value-type="string" office:string-value="monster" calcext:value-type="string">
            <text:p>monster</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Monster3</text:p>
          </table:table-cell>
          <table:table-cell table:style-name="ce67" office:value-type="string" calcext:value-type="string">
            <text:p>Apokalyptischer Reiter Pestilenz</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1 für jeden pestkranken Spieler.</text:p>
          </table:table-cell>
          <table:table-cell table:style-name="ce67" office:value-type="string" calcext:value-type="string">
            <text:p>Und Gott sah die Schlechtheit der Menschen und Zorn überkam ihn!</text:p>
          </table:table-cell>
          <table:table-cell table:style-name="ce67" table:content-validation-name="val6" office:value-type="float" office:value="18" calcext:value-type="float">
            <text:p>18</text:p>
          </table:table-cell>
          <table:table-cell table:style-name="ce67" table:content-validation-name="val7" office:value-type="string" calcext:value-type="string">
            <text:p>God</text:p>
          </table:table-cell>
          <table:table-cell table:style-name="ce67" office:value-type="string" calcext:value-type="string">
            <text:p>Erhalte "Verflucht" (Extra Deck) und 2 Ausrüstungskarten (Selten).</text:p>
          </table:table-cell>
          <table:table-cell table:style-name="ce67" office:value-type="string" calcext:value-type="string">
            <text:p>Ziehe "Pest" (Extra Deck)</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office:value-type="string" calcext:value-type="string">
            <text:p>normal</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Nekroman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Er beschwört seine untoten Diener, die für ihn kämpfen.</text:p>
            <text:p>Mische 3 Skelettkrieger in den Tier 4 Monsterstapel. Lege diese Karte auf den Ablagestapel und ziehe eine neue Monsterkart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6">
          <table:table-cell table:style-name="ce67" table:formula="of:=IF(ISBLANK([.C378]);&quot;&quot;;IF(OR(IF([.C378]=&quot;Monster1&quot;;1;0);IF([.C378]=&quot;Monster2&quot;;1;0);IF([.C378]=&quot;Monster3&quot;;1;0);IF([.C378]=&quot;Monster4&quot;;1;0);IF([.C378]=&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3</text:p>
          </table:table-cell>
          <table:table-cell table:style-name="ce67" office:value-type="string" calcext:value-type="string">
            <text:p>Audienz beim König</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ie "Königliche Wachen" stürzen heran, fliehe schnell!!!</text:p>
            <text:p>Solltest du das Geschenk des Königs (Win), liegen lassen, so hast du +7 auf deinen Fluchtwurf.</text:p>
          </table:table-cell>
          <table:table-cell table:style-name="ce67" office:value-type="string" calcext:value-type="string">
            <text:p>Der große König Jim Beam aus dem Geschlecht der Brandys hat von deinen heldenhaften Abendteuern gehört und möchte dich reich beschenken.</text:p>
            <text:p>Voller Glückseeligkeit zieht er eine Flasche Bourbon unter seinen Gewand hervor und verrät dir ein altes Geheimnis.</text:p>
            <text:p>Den Anlass zu feiern, wollt ihr eine Zigarre rauchen. Du bietest dem König Feuer, doch er - in alkoholgetränkte Klamotten gekleidet- geht zum Unglück in Flammen auf und verstirbt.</text:p>
          </table:table-cell>
          <table:table-cell table:style-name="ce67" table:content-validation-name="val6" office:value-type="float" office:value="1" calcext:value-type="float">
            <text:p>1</text:p>
          </table:table-cell>
          <table:table-cell table:style-name="ce67" table:content-validation-name="val7" office:value-type="string" calcext:value-type="string">
            <text:p>Human</text:p>
          </table:table-cell>
          <table:table-cell table:style-name="ce67" office:value-type="string" calcext:value-type="string">
            <text:p>Ziehe "Cocktail des Molotows"</text:p>
          </table:table-cell>
          <table:table-cell table:style-name="ce67" office:value-type="string" calcext:value-type="string">
            <text:p>Mische "Königliche Wachen" in die obersten 20 Karten des Aktionskartenstapel.</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79]);&quot;&quot;;IF(OR(IF([.C379]=&quot;Monster1&quot;;1;0);IF([.C379]=&quot;Monster2&quot;;1;0);IF([.C379]=&quot;Monster3&quot;;1;0);IF([.C379]=&quot;Monster4&quot;;1;0);IF([.C379]=&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4</text:p>
          </table:table-cell>
          <table:table-cell table:style-name="ce67" office:value-type="string" calcext:value-type="string">
            <text:p>Cthulhu</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hast Faith-3 in diesen Kampf.</text:p>
          </table:table-cell>
          <table:table-cell table:style-name="ce67" office:value-type="string" calcext:value-type="string">
            <text:p>Hab Ehrfurcht vor deinem einzig Wahren Gott.</text:p>
          </table:table-cell>
          <table:table-cell table:style-name="ce67" table:content-validation-name="val6" office:value-type="float" office:value="16" calcext:value-type="float">
            <text:p>16</text:p>
          </table:table-cell>
          <table:table-cell table:style-name="ce67" table:content-validation-name="val7" office:value-type="string" calcext:value-type="string">
            <text:p>God</text:p>
          </table:table-cell>
          <table:table-cell table:style-name="ce67" office:value-type="string" calcext:value-type="string">
            <text:p>Ziehe 2 Ausrüstungskarten, wähle 1 (Legendär).</text:p>
          </table:table-cell>
          <table:table-cell table:style-name="ce67" office:value-type="string" calcext:value-type="string">
            <text:p>Schließe alle Katastrophen und öffne danach 3 neue.</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80]);&quot;&quot;;IF(OR(IF([.C380]=&quot;Monster1&quot;;1;0);IF([.C380]=&quot;Monster2&quot;;1;0);IF([.C380]=&quot;Monster3&quot;;1;0);IF([.C380]=&quot;Monster4&quot;;1;0);IF([.C380]=&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4</text:p>
          </table:table-cell>
          <table:table-cell table:style-name="ce67" office:value-type="string" calcext:value-type="string">
            <text:p>Der Brocke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20" office:value-type="string" calcext:value-type="string">
            <text:p>Sollte der Brocken diesen Kampf gewinnen, lege ihn offen oben auf seinen Stapel zurück.</text:p>
            <text:p>Der Brocken erhält -1, für jeden Kampf, den er gewinnt.</text:p>
          </table:table-cell>
          <table:table-cell table:style-name="ce67" office:value-type="string" calcext:value-type="string">
            <text:p>Der Brocken bröckelt.</text:p>
          </table:table-cell>
          <table:table-cell table:style-name="ce67" table:content-validation-name="val6" office:value-type="float" office:value="24" calcext:value-type="float">
            <text:p>24</text:p>
          </table:table-cell>
          <table:table-cell table:style-name="ce67" office:value-type="string" calcext:value-type="string">
            <text:p>Rock</text:p>
          </table:table-cell>
          <table:table-cell table:style-name="ce67" office:value-type="string" calcext:value-type="string">
            <text:p>Ziehe 2 Ausrüstungskarten, wähle 1 (Legendär).</text:p>
          </table:table-cell>
          <table:table-cell table:style-name="ce67" office:value-type="string" calcext:value-type="string">
            <text:p>Folge nicht den Pfeilen, sondern geh nur 1 Feld zurück (aktive es)</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81]);&quot;&quot;;IF(OR(IF([.C381]=&quot;Monster1&quot;;1;0);IF([.C381]=&quot;Monster2&quot;;1;0);IF([.C381]=&quot;Monster3&quot;;1;0);IF([.C381]=&quot;Monster4&quot;;1;0);IF([.C381]=&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4</text:p>
          </table:table-cell>
          <table:table-cell table:style-name="ce67" office:value-type="string" calcext:value-type="string">
            <text:p>Der Pissbaum</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Er erhält +1 für jede Waffe, die am Pissbaum liegt.</text:p>
            <text:p>Bei Sieg kannst du dem Pissbaum eine Waffe stehlen.</text:p>
          </table:table-cell>
          <table:table-cell table:style-name="ce67"/>
          <table:table-cell table:style-name="ce67" table:content-validation-name="val6" office:value-type="float" office:value="14" calcext:value-type="float">
            <text:p>14</text:p>
          </table:table-cell>
          <table:table-cell table:style-name="ce67" table:content-validation-name="val7" office:value-type="string" calcext:value-type="string">
            <text:p>Monster</text:p>
          </table:table-cell>
          <table:table-cell table:style-name="ce67" office:value-type="string" calcext:value-type="string">
            <text:p>Ziehe 1 Waffe deiner Wahl vom Pissbaum.</text:p>
          </table:table-cell>
          <table:table-cell table:style-name="ce67" office:value-type="string" calcext:value-type="string">
            <text:p>Deine stärkste Waffe kommt zum Pissbaum.</text:p>
          </table:table-cell>
          <table:table-cell table:style-name="ce24"/>
          <table:table-cell table:number-columns-repeated="2" table:style-name="ce5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82]);&quot;&quot;;IF(OR(IF([.C382]=&quot;Monster1&quot;;1;0);IF([.C382]=&quot;Monster2&quot;;1;0);IF([.C382]=&quot;Monster3&quot;;1;0);IF([.C382]=&quot;Monster4&quot;;1;0);IF([.C382]=&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4</text:p>
          </table:table-cell>
          <table:table-cell table:style-name="ce67" office:value-type="string" calcext:value-type="string">
            <text:p>Dracula</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20" office:value-type="string" calcext:value-type="string">
            <text:p>Hat +1 für jeden Spieler, der Vampir ist.</text:p>
            <text:p/>
            <text:p>Vampirismus (Wenn du den Kampf verlierst, wirst du zu einem Vampir (Extra Deck)).</text:p>
          </table:table-cell>
          <table:table-cell table:style-name="ce67"/>
          <table:table-cell table:style-name="ce67" table:content-validation-name="val6" office:value-type="float" office:value="20" calcext:value-type="float">
            <text:p>20</text:p>
          </table:table-cell>
          <table:table-cell table:style-name="ce67" table:content-validation-name="val7" office:value-type="string" calcext:value-type="string">
            <text:p>Vampire</text:p>
          </table:table-cell>
          <table:table-cell table:style-name="ce20" office:value-type="string" calcext:value-type="string">
            <text:p>Ziehe 1 Ausrüstungskarte (Legendär).</text:p>
            <text:p>+1 Zauberkarte für jeden Spieler, der Vampir ist.</text:p>
          </table:table-cell>
          <table:table-cell table:style-name="ce76" office:value-type="string" calcext:value-type="string">
            <text:p>Vampirismus</text:p>
          </table:table-cell>
          <table:table-cell table:style-name="ce26"/>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383]);&quot;&quot;;IF(OR(IF([.C383]=&quot;Monster1&quot;;1;0);IF([.C383]=&quot;Monster2&quot;;1;0);IF([.C383]=&quot;Monster3&quot;;1;0);IF([.C383]=&quot;Monster4&quot;;1;0);IF([.C383]=&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4</text:p>
          </table:table-cell>
          <table:table-cell table:style-name="ce67" office:value-type="string" calcext:value-type="string">
            <text:p>Eis-Ries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1, wenn du mehr als 3 Bewegung durch deine Ausrüstung hast.</text:p>
          </table:table-cell>
          <table:table-cell table:style-name="ce67" office:value-type="string" calcext:value-type="string">
            <text:p>Er ist groß, er ist langsam.</text:p>
          </table:table-cell>
          <table:table-cell table:style-name="ce67" table:content-validation-name="val6" office:value-type="float" office:value="22" calcext:value-type="float">
            <text:p>22</text:p>
          </table:table-cell>
          <table:table-cell table:style-name="ce67" table:content-validation-name="val7" office:value-type="string" calcext:value-type="string">
            <text:p>Monster</text:p>
          </table:table-cell>
          <table:table-cell table:style-name="ce67" office:value-type="string" calcext:value-type="string">
            <text:p>Ziehe 1 Ausrüstungskarte (Legendär).</text:p>
          </table:table-cell>
          <table:table-cell table:style-name="ce67" office:value-type="string" calcext:value-type="string">
            <text:p>Verliere deine Schuhe</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84]);&quot;&quot;;IF(OR(IF([.C384]=&quot;Monster1&quot;;1;0);IF([.C384]=&quot;Monster2&quot;;1;0);IF([.C384]=&quot;Monster3&quot;;1;0);IF([.C384]=&quot;Monster4&quot;;1;0);IF([.C384]=&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4</text:p>
          </table:table-cell>
          <table:table-cell table:style-name="ce67" office:value-type="string" calcext:value-type="string">
            <text:p>Häuptling - Räudiger Hund</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jeweils +1, sollte Blinder Adler, Weicher Igel oder Vertrocknete Pflaume auf dem Ablagestapel liegen.</text:p>
            <text:p>Dies summiert sich.</text:p>
          </table:table-cell>
          <table:table-cell table:style-name="ce67" office:value-type="string" calcext:value-type="string">
            <text:p>Er wird sich besiegen…</text:p>
            <text:p>Definitiv!</text:p>
          </table:table-cell>
          <table:table-cell table:style-name="ce67" table:content-validation-name="val6" office:value-type="float" office:value="18" calcext:value-type="float">
            <text:p>18</text:p>
          </table:table-cell>
          <table:table-cell table:style-name="ce67" table:content-validation-name="val7" office:value-type="string" calcext:value-type="string">
            <text:p>Soldier</text:p>
          </table:table-cell>
          <table:table-cell table:style-name="ce67" office:value-type="string" calcext:value-type="string">
            <text:p>Ziehe 2 Zauberkarten.</text:p>
            <text:p>Er geht mit dir auf Raubzug.</text:p>
            <text:p>Klaue einem Spieler ein Artifact.</text:p>
          </table:table-cell>
          <table:table-cell table:style-name="ce67" office:value-type="string" calcext:value-type="string">
            <text:p>Du wirst an den Marterpfahl begunden.</text:p>
            <text:p>Setze 2 Runden aus.</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85]);&quot;&quot;;IF(OR(IF([.C385]=&quot;Monster1&quot;;1;0);IF([.C385]=&quot;Monster2&quot;;1;0);IF([.C385]=&quot;Monster3&quot;;1;0);IF([.C385]=&quot;Monster4&quot;;1;0);IF([.C385]=&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4</text:p>
          </table:table-cell>
          <table:table-cell table:style-name="ce67" office:value-type="string" calcext:value-type="string">
            <text:p>Karawan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sie passieren lassen, indem du 1 Feld zurückgehst.</text:p>
            <text:p/>
            <text:p>Falls du den Ring der Medici trägst, halten sie dich für einen Boten.</text:p>
            <text:p>Ziehe 2 Ausrüstungskarten (Legendär) und passiere ohne zu kämpfen.</text:p>
          </table:table-cell>
          <table:table-cell table:style-name="ce67"/>
          <table:table-cell table:style-name="ce67" table:content-validation-name="val6" office:value-type="float" office:value="24" calcext:value-type="float">
            <text:p>24</text:p>
          </table:table-cell>
          <table:table-cell table:style-name="ce67" table:content-validation-name="val7" office:value-type="string" calcext:value-type="string">
            <text:p>Human</text:p>
          </table:table-cell>
          <table:table-cell table:style-name="ce67" office:value-type="string" calcext:value-type="string">
            <text:p>Ziehe 2 Ausrüstungskarten, wähle 1 (Legendär).</text:p>
          </table:table-cell>
          <table:table-cell table:style-name="ce67" office:value-type="string" calcext:value-type="string">
            <text:p>Setze 2 Runden aus.</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386]);&quot;&quot;;IF(OR(IF([.C386]=&quot;Monster1&quot;;1;0);IF([.C386]=&quot;Monster2&quot;;1;0);IF([.C386]=&quot;Monster3&quot;;1;0);IF([.C386]=&quot;Monster4&quot;;1;0);IF([.C386]=&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4</text:p>
          </table:table-cell>
          <table:table-cell table:style-name="ce67" office:value-type="string" calcext:value-type="string">
            <text:p>Lykanthrop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11" office:value-type="string" calcext:value-type="string">
            <text:p>Unrasiert, doch wohlfrisiert!</text:p>
          </table:table-cell>
          <table:table-cell table:style-name="ce67" office:value-type="string" calcext:value-type="string">
            <text:p>Werwölfe: Der Ausdruck wahrer Männlichkeit.</text:p>
          </table:table-cell>
          <table:table-cell table:style-name="ce67" table:content-validation-name="val6" office:value-type="float" office:value="20" calcext:value-type="float">
            <text:p>20</text:p>
          </table:table-cell>
          <table:table-cell table:style-name="ce67" table:content-validation-name="val7" office:value-type="string" calcext:value-type="string">
            <text:p>Monster</text:p>
          </table:table-cell>
          <table:table-cell table:style-name="ce67" office:value-type="string" calcext:value-type="string">
            <text:p>Ziehe 3 Ausrüstungskarte (Selten).</text:p>
          </table:table-cell>
          <table:table-cell table:style-name="ce67" office:value-type="string" calcext:value-type="string">
            <text:p>Ziehe "Lykantrhophie" (Extra Deck)</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87]);&quot;&quot;;IF(OR(IF([.C387]=&quot;Monster1&quot;;1;0);IF([.C387]=&quot;Monster2&quot;;1;0);IF([.C387]=&quot;Monster3&quot;;1;0);IF([.C387]=&quot;Monster4&quot;;1;0);IF([.C387]=&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4</text:p>
          </table:table-cell>
          <table:table-cell table:style-name="ce67" office:value-type="string" calcext:value-type="string">
            <text:p>Robin Hood</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5 gegen den ersten Spieler.</text:p>
            <text:p/>
            <text:p>Lässt dich sofort gewinnen, wenn du der letzte Spieler bist.</text:p>
          </table:table-cell>
          <table:table-cell table:style-name="ce67"/>
          <table:table-cell table:style-name="ce67" table:content-validation-name="val6" office:value-type="float" office:value="18" calcext:value-type="float">
            <text:p>18</text:p>
          </table:table-cell>
          <table:table-cell table:style-name="ce67" table:content-validation-name="val7" office:value-type="string" calcext:value-type="string">
            <text:p>Human</text:p>
          </table:table-cell>
          <table:table-cell table:style-name="ce67" office:value-type="string" calcext:value-type="string">
            <text:p>Ziehe 3 Ausrüstungskarte (Selten).</text:p>
            <text:p>Wenn du der letzte Spieler bist, ziehe 3 Ausrüstungskarten (Legendär).</text:p>
          </table:table-cell>
          <table:table-cell table:style-name="ce67" office:value-type="string" calcext:value-type="string">
            <text:p>Verliere deinen Helm und gib ihn dem letzten Spieler.</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88]);&quot;&quot;;IF(OR(IF([.C388]=&quot;Monster1&quot;;1;0);IF([.C388]=&quot;Monster2&quot;;1;0);IF([.C388]=&quot;Monster3&quot;;1;0);IF([.C388]=&quot;Monster4&quot;;1;0);IF([.C388]=&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4</text:p>
          </table:table-cell>
          <table:table-cell table:style-name="ce67" office:value-type="string" calcext:value-type="string">
            <text:p>Säbelzahntig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Er kann Veganer nicht riechen.</text:p>
            <text:p>Sie können vor ihm fliehen, indem sie bis zur nächsten Weggabelung zurückgehen.</text:p>
          </table:table-cell>
          <table:table-cell table:style-name="ce67"/>
          <table:table-cell table:style-name="ce67" table:content-validation-name="val6" office:value-type="float" office:value="22" calcext:value-type="float">
            <text:p>22</text:p>
          </table:table-cell>
          <table:table-cell table:style-name="ce67" table:content-validation-name="val7" office:value-type="string" calcext:value-type="string">
            <text:p>Animal</text:p>
          </table:table-cell>
          <table:table-cell table:style-name="ce67" office:value-type="string" calcext:value-type="string">
            <text:p>Erhalte "Säbelzahn" (Extra Deck)</text:p>
          </table:table-cell>
          <table:table-cell table:style-name="ce67" office:value-type="string" calcext:value-type="string">
            <text:p>Er verletzt dich schwer.</text:p>
            <text:p>Du hast bis zum Ende deines nächsten Zuges -4/0.</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89]);&quot;&quot;;IF(OR(IF([.C389]=&quot;Monster1&quot;;1;0);IF([.C389]=&quot;Monster2&quot;;1;0);IF([.C389]=&quot;Monster3&quot;;1;0);IF([.C389]=&quot;Monster4&quot;;1;0);IF([.C389]=&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4</text:p>
          </table:table-cell>
          <table:table-cell table:style-name="ce67" office:value-type="string" calcext:value-type="string">
            <text:p>Skelettkönig</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2, wenn 3 oder mehr "Skelettkrieger" im Ablagestapel liegen.</text:p>
          </table:table-cell>
          <table:table-cell table:style-name="ce67" office:value-type="string" calcext:value-type="string">
            <text:p>Er sucht Rache für seine getöteten Diener.</text:p>
          </table:table-cell>
          <table:table-cell table:style-name="ce67" table:content-validation-name="val6" office:value-type="float" office:value="23" calcext:value-type="float">
            <text:p>23</text:p>
          </table:table-cell>
          <table:table-cell table:style-name="ce67" table:content-validation-name="val7" office:value-type="string" calcext:value-type="string">
            <text:p>Monster</text:p>
          </table:table-cell>
          <table:table-cell table:style-name="ce67" office:value-type="string" calcext:value-type="string">
            <text:p>Ziehe 1 Ausrüstungskarte (Legendär).</text:p>
            <text:p>Erhalte "Königsmörder" (Extra Deck).</text:p>
          </table:table-cell>
          <table:table-cell table:style-name="ce67" office:value-type="string" calcext:value-type="string">
            <text:p>Du musst ihn eine deiner ausgerüsteten Waffen opfern.</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90]);&quot;&quot;;IF(OR(IF([.C390]=&quot;Monster1&quot;;1;0);IF([.C390]=&quot;Monster2&quot;;1;0);IF([.C390]=&quot;Monster3&quot;;1;0);IF([.C390]=&quot;Monster4&quot;;1;0);IF([.C390]=&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4</text:p>
          </table:table-cell>
          <table:table-cell table:style-name="ce67" office:value-type="string" calcext:value-type="string">
            <text:p>Tita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musst ihm 3 deiner Handkarten opfern.</text:p>
            <text:p><text:span text:style-name="T4">Eine milde Gabe, um die Götter zu besänftigen.</text:span></text:p>
            <text:p/>
            <text:p>Wenn du dich weigerst erhält der Titan +2.</text:p>
          </table:table-cell>
          <table:table-cell table:style-name="ce67" office:value-type="string" calcext:value-type="string">
            <text:p>Zuerst aß er seinde Kinder und jetzt dich?</text:p>
          </table:table-cell>
          <table:table-cell table:style-name="ce67" table:content-validation-name="val6" office:value-type="float" office:value="22" calcext:value-type="float">
            <text:p>22</text:p>
          </table:table-cell>
          <table:table-cell table:style-name="ce67" table:content-validation-name="val7" office:value-type="string" calcext:value-type="string">
            <text:p>God</text:p>
          </table:table-cell>
          <table:table-cell table:style-name="ce67" office:value-type="string" calcext:value-type="string">
            <text:p>Erhalte "Götterschlächter" (Extra Deck)</text:p>
          </table:table-cell>
          <table:table-cell table:style-name="ce67" office:value-type="string" calcext:value-type="string">
            <text:p>Ziehe "Ehrfürchtig" (Extra Deck)</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391]);&quot;&quot;;IF(OR(IF([.C391]=&quot;Monster1&quot;;1;0);IF([.C391]=&quot;Monster2&quot;;1;0);IF([.C391]=&quot;Monster3&quot;;1;0);IF([.C391]=&quot;Monster4&quot;;1;0);IF([.C391]=&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4</text:p>
          </table:table-cell>
          <table:table-cell table:style-name="ce67" office:value-type="string" calcext:value-type="string">
            <text:p>Van Helsing</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6 gegen Vampire.</text:p>
            <text:p>Solltest du ein Vampir sein, erhälst du bei deinem Sieg "Blutrausch" (Extra Deck) statt “Pflock”.</text:p>
          </table:table-cell>
          <table:table-cell table:style-name="ce67"/>
          <table:table-cell table:style-name="ce67" table:content-validation-name="val6" office:value-type="float" office:value="19" calcext:value-type="float">
            <text:p>19</text:p>
          </table:table-cell>
          <table:table-cell table:style-name="ce67" table:content-validation-name="val7" office:value-type="string" calcext:value-type="string">
            <text:p>Human</text:p>
          </table:table-cell>
          <table:table-cell table:style-name="ce67" office:value-type="string" calcext:value-type="string">
            <text:p>Ziehe 2 Zauberkarten.</text:p>
            <text:p>Erhalte "Pflock" (Extra Deck).</text:p>
          </table:table-cell>
          <table:table-cell table:style-name="ce67" office:value-type="string" calcext:value-type="string">
            <text:p>Er treibt dir deinen Vampirismus aus.</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92]);&quot;&quot;;IF(OR(IF([.C392]=&quot;Monster1&quot;;1;0);IF([.C392]=&quot;Monster2&quot;;1;0);IF([.C392]=&quot;Monster3&quot;;1;0);IF([.C392]=&quot;Monster4&quot;;1;0);IF([.C392]=&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4</text:p>
          </table:table-cell>
          <table:table-cell table:style-name="ce67" office:value-type="string" calcext:value-type="string">
            <text:p>Würfelschleim</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deine zu Beginn des Kampfes ausliegenden Karten geben dir in diesem Kampf keinen Bonus.</text:p>
            <text:p/>
            <text:p>Kämpfe alleine mit deinen Handkarten und deinen Würfel.</text:p>
          </table:table-cell>
          <table:table-cell table:style-name="ce67" office:value-type="string" calcext:value-type="string">
            <text:p>In freier Wildbahn stark gefürchtet.</text:p>
          </table:table-cell>
          <table:table-cell table:style-name="ce67" table:content-validation-name="val6" office:value-type="float" office:value="1" calcext:value-type="float">
            <text:p>1</text:p>
          </table:table-cell>
          <table:table-cell table:style-name="ce67" table:content-validation-name="val7" office:value-type="string" calcext:value-type="string">
            <text:p>Monster</text:p>
          </table:table-cell>
          <table:table-cell table:style-name="ce67" office:value-type="string" calcext:value-type="string">
            <text:p>Ziehe 1 Ausrüstungskarte (Legendär).</text:p>
          </table:table-cell>
          <table:table-cell table:style-name="ce67" office:value-type="string" calcext:value-type="string">
            <text:p>Verliere deine Rüstung.</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393]);&quot;&quot;;IF(OR(IF([.C393]=&quot;Monster1&quot;;1;0);IF([.C393]=&quot;Monster2&quot;;1;0);IF([.C393]=&quot;Monster3&quot;;1;0);IF([.C393]=&quot;Monster4&quot;;1;0);IF([.C393]=&quot;Monster5&quot;;1;0));&quot;monster&quot;;&quot;normal&quot;))" office:value-type="string" office:string-value="monster" calcext:value-type="string">
            <text:p>monster</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Monster4</text:p>
          </table:table-cell>
          <table:table-cell table:style-name="ce76" office:value-type="string" calcext:value-type="string">
            <text:p>Apokalyptischer Reiter Krieg</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1 für jeden apokalyptischen Reiter auf dem Ablagestapel.</text:p>
          </table:table-cell>
          <table:table-cell table:style-name="ce67" office:value-type="string" calcext:value-type="string">
            <text:p>Was? du hast meine Homies getötet??</text:p>
            <text:p>Stirb!!</text:p>
          </table:table-cell>
          <table:table-cell table:style-name="ce67" table:content-validation-name="val6" office:value-type="float" office:value="22" calcext:value-type="float">
            <text:p>22</text:p>
          </table:table-cell>
          <table:table-cell table:style-name="ce67" table:content-validation-name="val7" office:value-type="string" calcext:value-type="string">
            <text:p>God</text:p>
          </table:table-cell>
          <table:table-cell table:style-name="ce67" office:value-type="string" calcext:value-type="string">
            <text:p>Erhalte "Kriegsgesang" (Extra Deck) und 2 Zauberkarten</text:p>
          </table:table-cell>
          <table:table-cell table:style-name="ce67" office:value-type="string" calcext:value-type="string">
            <text:p>Ziehe "Narben des Krieges" (Extra Deck)</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394]);&quot;&quot;;IF(OR(IF([.C394]=&quot;Monster1&quot;;1;0);IF([.C394]=&quot;Monster2&quot;;1;0);IF([.C394]=&quot;Monster3&quot;;1;0);IF([.C394]=&quot;Monster4&quot;;1;0);IF([.C394]=&quot;Monster5&quot;;1;0));&quot;monster&quot;;&quot;normal&quot;))" office:value-type="string" office:string-value="monster" calcext:value-type="string">
            <text:p>monster</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Monster4</text:p>
          </table:table-cell>
          <table:table-cell table:style-name="ce67" office:value-type="string" calcext:value-type="string">
            <text:p>Skelettkrieger</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1, für jeden "Skelettkrieger" auf dem Ablagestapel.</text:p>
          </table:table-cell>
          <table:table-cell table:style-name="ce67"/>
          <table:table-cell table:style-name="ce67" table:content-validation-name="val6" office:value-type="float" office:value="19" calcext:value-type="float">
            <text:p>19</text:p>
          </table:table-cell>
          <table:table-cell table:style-name="ce67" table:content-validation-name="val7" office:value-type="string" calcext:value-type="string">
            <text:p>Monster</text:p>
          </table:table-cell>
          <table:table-cell table:style-name="ce67" office:value-type="string" calcext:value-type="string">
            <text:p>Ziehe 1 Ausrüstungskarte (Legendär).</text:p>
          </table:table-cell>
          <table:table-cell table:style-name="ce67" office:value-type="string" calcext:value-type="string">
            <text:p>Werfe zwei Handkarten ab.</text:p>
          </table:table-cell>
          <table:table-cell table:style-name="ce24"/>
          <table:table-cell table:style-name="ce50" office:value-type="float" office:value="0" calcext:value-type="float">
            <text:p>0</text:p>
          </table:table-cell>
          <table:table-cell table:style-name="ce50"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6">
          <table:table-cell table:style-name="ce67" table:formula="of:=IF(ISBLANK([.C395]);&quot;&quot;;IF(OR(IF([.C395]=&quot;Monster1&quot;;1;0);IF([.C395]=&quot;Monster2&quot;;1;0);IF([.C395]=&quot;Monster3&quot;;1;0);IF([.C395]=&quot;Monster4&quot;;1;0);IF([.C395]=&quot;Monster5&quot;;1;0));&quot;monster&quot;;&quot;normal&quot;))" office:value-type="string" office:string-value="monster" calcext:value-type="string">
            <text:p>monster</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Monster4</text:p>
          </table:table-cell>
          <table:table-cell table:style-name="ce67" office:value-type="string" calcext:value-type="string">
            <text:p>Armloser Yogi</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Fehlen Dir zwei Arme gibt er dir sofort seinen Schatz.</text:p>
            <text:p>Er will dir nichts böses und lässt dich passieren, wenn du ihn nicht angreifst.</text:p>
            <text:p/>
            <text:p><text:span text:style-name="T5">Wenn der “Armloser Yogi” den Kampf gewinnt oder überlebt zieht der Spieler, welchen beide Arme feheln “Yogi-Lehrer” (Extra Deck).</text:span></text:p>
            <text:p><text:span text:style-name="T5">Sollte der Yogi den Kampf verlieren entkommt er nur schwer verletzt und der Armlose Spieler erhält stattdessen  “Verletzter Yogi-Lehrer” (Extra Deck).</text:span></text:p>
          </table:table-cell>
          <table:table-cell table:style-name="ce67"/>
          <table:table-cell table:style-name="ce67" table:content-validation-name="val6" office:value-type="float" office:value="23" calcext:value-type="float">
            <text:p>23</text:p>
          </table:table-cell>
          <table:table-cell table:style-name="ce67" table:content-validation-name="val7" office:value-type="string" calcext:value-type="string">
            <text:p>Human</text:p>
          </table:table-cell>
          <table:table-cell table:style-name="ce67" office:value-type="string" calcext:value-type="string">
            <text:p>Erhalte “Yoga Buch” (Extra Deck)</text:p>
          </table:table-cell>
          <table:table-cell table:style-name="ce67" office:value-type="string" calcext:value-type="string">
            <text:p>Er bricht dir deinen Arm. Ziehe “Gebrochender Arm” (Extra Deck).</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396]);&quot;&quot;;IF(OR(IF([.C396]=&quot;Monster1&quot;;1;0);IF([.C396]=&quot;Monster2&quot;;1;0);IF([.C396]=&quot;Monster3&quot;;1;0);IF([.C396]=&quot;Monster4&quot;;1;0);IF([.C396]=&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5</text:p>
          </table:table-cell>
          <table:table-cell table:style-name="ce67" office:value-type="string" calcext:value-type="string">
            <text:p>Herold der Flammen</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2, wenn du Soldat bist.</text:p>
            <text:p>Hat +2, wenn du Vampir bist.</text:p>
            <text:p>Hat -3, wenn du nur einen Arm hast.</text:p>
            <text:p/>
            <text:p>Du kannst in diesem Kampf nicht fliehen.</text:p>
          </table:table-cell>
          <table:table-cell table:style-name="ce67"/>
          <table:table-cell table:style-name="ce67" table:content-validation-name="val6" office:value-type="float" office:value="29" calcext:value-type="float">
            <text:p>29</text:p>
          </table:table-cell>
          <table:table-cell table:style-name="ce67" table:content-validation-name="val7" office:value-type="string" calcext:value-type="string">
            <text:p>God</text:p>
          </table:table-cell>
          <table:table-cell table:style-name="ce10" office:value-type="string" calcext:value-type="string">
            <text:p>Win the Game!</text:p>
          </table:table-cell>
          <table:table-cell table:style-name="ce67" office:value-type="string" calcext:value-type="string">
            <text:p>Erhalte "Bruchstück eines Gottes - Feuer"</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397]);&quot;&quot;;IF(OR(IF([.C397]=&quot;Monster1&quot;;1;0);IF([.C397]=&quot;Monster2&quot;;1;0);IF([.C397]=&quot;Monster3&quot;;1;0);IF([.C397]=&quot;Monster4&quot;;1;0);IF([.C397]=&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5</text:p>
          </table:table-cell>
          <table:table-cell table:style-name="ce67" office:value-type="string" calcext:value-type="string">
            <text:p>Herold der Lichts</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Karten, welche die Kampfstärke dieses Monsters oder die des kämpfenden Spielers verändern, wirken doppelt.</text:p>
            <text:p/>
            <text:p>Du kannst in diesem Kampf nicht fliehen.</text:p>
          </table:table-cell>
          <table:table-cell table:style-name="ce67"/>
          <table:table-cell table:style-name="ce67" table:content-validation-name="val6" office:value-type="float" office:value="28" calcext:value-type="float">
            <text:p>28</text:p>
          </table:table-cell>
          <table:table-cell table:style-name="ce67" table:content-validation-name="val7" office:value-type="string" calcext:value-type="string">
            <text:p>God</text:p>
          </table:table-cell>
          <table:table-cell table:style-name="ce10" office:value-type="string" calcext:value-type="string">
            <text:p>Win the Game!</text:p>
          </table:table-cell>
          <table:table-cell table:style-name="ce67" office:value-type="string" calcext:value-type="string">
            <text:p>Erhalte "Bruchstück eines Gottes - Licht"</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398]);&quot;&quot;;IF(OR(IF([.C398]=&quot;Monster1&quot;;1;0);IF([.C398]=&quot;Monster2&quot;;1;0);IF([.C398]=&quot;Monster3&quot;;1;0);IF([.C398]=&quot;Monster4&quot;;1;0);IF([.C398]=&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5</text:p>
          </table:table-cell>
          <table:table-cell table:style-name="ce67" office:value-type="string" calcext:value-type="string">
            <text:p>Herold des Meeres</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2, wenn du aktuell 6 oder mehr Handkarten hast.</text:p>
            <text:p>Hat weitere -2, wenn du aktuell 8 oder mehr Handkarten hast.</text:p>
            <text:p>Hat weitere -2, wenn du aktuell 10 oder mehr Handkarten hast.</text:p>
            <text:p/>
            <text:p>Du kannst in diesem Kampf nicht fliehen.</text:p>
          </table:table-cell>
          <table:table-cell table:style-name="ce67"/>
          <table:table-cell table:style-name="ce67" table:content-validation-name="val6" office:value-type="float" office:value="30" calcext:value-type="float">
            <text:p>30</text:p>
          </table:table-cell>
          <table:table-cell table:style-name="ce67" table:content-validation-name="val7" office:value-type="string" calcext:value-type="string">
            <text:p>God</text:p>
          </table:table-cell>
          <table:table-cell table:style-name="ce10" office:value-type="string" calcext:value-type="string">
            <text:p>Win the Game!</text:p>
          </table:table-cell>
          <table:table-cell table:style-name="ce67" office:value-type="string" calcext:value-type="string">
            <text:p>Erhalte "Bruchstück eines Gottes - Wasser"</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399]);&quot;&quot;;IF(OR(IF([.C399]=&quot;Monster1&quot;;1;0);IF([.C399]=&quot;Monster2&quot;;1;0);IF([.C399]=&quot;Monster3&quot;;1;0);IF([.C399]=&quot;Monster4&quot;;1;0);IF([.C399]=&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5</text:p>
          </table:table-cell>
          <table:table-cell table:style-name="ce67" office:value-type="string" calcext:value-type="string">
            <text:p>Herold des Sturms</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2, wenn du mindestens 2 Bewegung durch Ausrüstung hast.</text:p>
            <text:p>Hat weitere -2, wenn du mindestens 4 Bewegung durch Ausrüstung hast.</text:p>
            <text:p>Hat weitere -2, wenn du mindestens 6 Bewegung durch Ausrüstung hast.</text:p>
            <text:p/>
            <text:p>Du kannst in diesem Kampf nicht fliehen.</text:p>
          </table:table-cell>
          <table:table-cell table:style-name="ce67"/>
          <table:table-cell table:style-name="Default" office:value-type="float" office:value="32" calcext:value-type="float">
            <text:p>32</text:p>
          </table:table-cell>
          <table:table-cell table:style-name="ce67" table:content-validation-name="val7" office:value-type="string" calcext:value-type="string">
            <text:p>God</text:p>
          </table:table-cell>
          <table:table-cell table:style-name="ce10" office:value-type="string" calcext:value-type="string">
            <text:p>Win the Game!</text:p>
          </table:table-cell>
          <table:table-cell table:style-name="ce67" office:value-type="string" calcext:value-type="string">
            <text:p>Erhalte "Bruchstück eines Gottes - Wind"</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table:formula="of:=IF(ISBLANK([.C400]);&quot;&quot;;IF(OR(IF([.C400]=&quot;Monster1&quot;;1;0);IF([.C400]=&quot;Monster2&quot;;1;0);IF([.C400]=&quot;Monster3&quot;;1;0);IF([.C400]=&quot;Monster4&quot;;1;0);IF([.C400]=&quot;Monster5&quot;;1;0));&quot;monster&quot;;&quot;normal&quot;))" office:value-type="string" office:string-value="monster" calcext:value-type="string">
            <text:p>monster</text:p>
          </table:table-cell>
          <table:table-cell table:style-name="ce27" table:content-validation-name="val1"/>
          <table:table-cell table:style-name="ce34" table:content-validation-name="val2" office:value-type="string" calcext:value-type="string">
            <text:p>Monster5</text:p>
          </table:table-cell>
          <table:table-cell table:style-name="ce67" office:value-type="string" calcext:value-type="string">
            <text:p>Schlafender Berg</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Anstatt gegen ihn zu kämpfen, kannst du den Berg erklimmen. Lege dazu "Schlafender Berg" beiseite.</text:p>
            <text:p/>
            <text:p>Du kämpfst nächste Runde gegen den "Herold der Erde" (Extra Deck).</text:p>
            <text:p/>
            <text:p>Hat -2, wenn du ihn erklommen hast.</text:p>
          </table:table-cell>
          <table:table-cell table:style-name="ce67"/>
          <table:table-cell table:style-name="ce67" table:content-validation-name="val6" office:value-type="float" office:value="31" calcext:value-type="float">
            <text:p>31</text:p>
          </table:table-cell>
          <table:table-cell table:style-name="ce67" table:content-validation-name="val7" office:value-type="string" calcext:value-type="string">
            <text:p>God</text:p>
          </table:table-cell>
          <table:table-cell table:style-name="ce67" office:value-type="string" calcext:value-type="string">
            <text:p>Du weckst ihn.</text:p>
            <text:p>Kämpfe gegen "Herold der Erde" (Extra Deck)</text:p>
          </table:table-cell>
          <table:table-cell table:style-name="ce11" office:value-type="string" calcext:value-type="string">
            <text:p>Er schüttelt sich und wirft dich hinab.</text:p>
          </table:table-cell>
          <table:table-cell table:style-name="ce25"/>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01]);&quot;&quot;;IF(OR(IF([.C401]=&quot;Monster1&quot;;1;0);IF([.C401]=&quot;Monster2&quot;;1;0);IF([.C401]=&quot;Monster3&quot;;1;0);IF([.C401]=&quot;Monster4&quot;;1;0);IF([.C401]=&quot;Monster5&quot;;1;0));&quot;monster&quot;;&quot;normal&quot;))" office:value-type="string" office:string-value="monster" calcext:value-type="string">
            <text:p>monster</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Monster5</text:p>
          </table:table-cell>
          <table:table-cell table:style-name="ce76" office:value-type="string" calcext:value-type="string">
            <text:p>Apokalyptischer Reiter Tod</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in diesem Kampf nicht fliehen.</text:p>
          </table:table-cell>
          <table:table-cell table:style-name="ce67"/>
          <table:table-cell table:style-name="ce67" table:content-validation-name="val6" office:value-type="float" office:value="31" calcext:value-type="float">
            <text:p>31</text:p>
          </table:table-cell>
          <table:table-cell table:style-name="ce67" table:content-validation-name="val7" office:value-type="string" calcext:value-type="string">
            <text:p>God</text:p>
          </table:table-cell>
          <table:table-cell table:style-name="ce10" office:value-type="string" calcext:value-type="string">
            <text:p>Win the Game!</text:p>
          </table:table-cell>
          <table:table-cell table:style-name="ce67" office:value-type="string" calcext:value-type="string">
            <text:p>Ziehe "Dein Begräbnis" (Extra Deck)</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402]);&quot;&quot;;IF(OR(IF([.C402]=&quot;Monster1&quot;;1;0);IF([.C402]=&quot;Monster2&quot;;1;0);IF([.C402]=&quot;Monster3&quot;;1;0);IF([.C402]=&quot;Monster4&quot;;1;0);IF([.C402]=&quot;Monster5&quot;;1;0));&quot;monster&quot;;&quot;normal&quot;))" office:value-type="string" office:string-value="monster" calcext:value-type="string">
            <text:p>monster</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Monster5</text:p>
          </table:table-cell>
          <table:table-cell table:style-name="ce67" office:value-type="string" calcext:value-type="string">
            <text:p>Herold der Erde</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2, wenn du ihn erklommen hast.</text:p>
            <text:p>Hat -2, wenn du aktuell keine Handkarten hast.</text:p>
            <text:p>Hat -2, wenn kein Spieler ihn in diesen Kampf unterstützt.</text:p>
            <text:p/>
            <text:p>Du kannst in diesem Kampf nicht fliehen.</text:p>
          </table:table-cell>
          <table:table-cell table:style-name="ce67"/>
          <table:table-cell table:style-name="ce67" table:content-validation-name="val6" office:value-type="float" office:value="31" calcext:value-type="float">
            <text:p>31</text:p>
          </table:table-cell>
          <table:table-cell table:style-name="ce67" table:content-validation-name="val7" office:value-type="string" calcext:value-type="string">
            <text:p>God</text:p>
          </table:table-cell>
          <table:table-cell table:style-name="ce10" office:value-type="string" calcext:value-type="string">
            <text:p>Win the Game!</text:p>
          </table:table-cell>
          <table:table-cell table:style-name="ce67" office:value-type="string" calcext:value-type="string">
            <text:p>Erhalte "Bruchstück eines Gottes - Erde"</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8">
          <table:table-cell table:style-name="ce67" table:formula="of:=IF(ISBLANK([.C403]);&quot;&quot;;IF(OR(IF([.C403]=&quot;Monster1&quot;;1;0);IF([.C403]=&quot;Monster2&quot;;1;0);IF([.C403]=&quot;Monster3&quot;;1;0);IF([.C403]=&quot;Monster4&quot;;1;0);IF([.C403]=&quot;Monster5&quot;;1;0));&quot;monster&quot;;&quot;normal&quot;))" office:value-type="string" office:string-value="monster" calcext:value-type="string">
            <text:p>monster</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Monster5</text:p>
          </table:table-cell>
          <table:table-cell table:style-name="ce67" office:value-type="string" calcext:value-type="string">
            <text:p>Der verfluchte Gott</text:p>
          </table:table-cell>
          <table:table-cell table:style-name="ce67" table:content-validation-name="val3"/>
          <table:table-cell table:style-name="ce41" table:content-validation-name="val4"/>
          <table:table-cell table:style-name="ce67" table:content-validation-name="val5"/>
          <table:table-cell table:style-name="ce6" table:number-columns-repeated="2"/>
          <table:table-cell table:style-name="ce67" office:value-type="string" calcext:value-type="string">
            <text:p>Hat +2, wenn das Oesiderh Mei Desideraias ausgeführt wurde.</text:p>
            <text:p>Er hat stattdessen +5, wenn es in diesen Kampf ausgeführt wird.</text:p>
            <text:p>Hat -5, gegen den Spieler welcher das Oesiderh Mei Desideraias ausgeführt hat (Denn ein Pakt geht in beide Richtungen).</text:p>
            <text:p>Hat -1, wenn du ein Mal hast.</text:p>
            <text:p>Hat -1, für jeden Fluchgeist.</text:p>
            <text:p/>
            <text:p>Wenn der verfluchte Gott einen Kampf gewinnt, bleibt er offen auf seinen Stapel liegen.</text:p>
          </table:table-cell>
          <table:table-cell table:style-name="ce67"/>
          <table:table-cell table:style-name="ce67" table:content-validation-name="val6" office:value-type="float" office:value="30" calcext:value-type="float">
            <text:p>30</text:p>
          </table:table-cell>
          <table:table-cell table:style-name="ce67" table:content-validation-name="val7" office:value-type="string" calcext:value-type="string">
            <text:p>God</text:p>
          </table:table-cell>
          <table:table-cell table:style-name="ce10" office:value-type="string" calcext:value-type="string">
            <text:p>Win the Game!</text:p>
          </table:table-cell>
          <table:table-cell table:style-name="ce67" office:value-type="string" calcext:value-type="string">
            <text:p>Ziehe “Fluch Mal” (Extra Deck)</text:p>
          </table:table-cell>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04]);&quot;&quot;;IF(OR(IF([.C404]=&quot;Monster1&quot;;1;0);IF([.C404]=&quot;Monster2&quot;;1;0);IF([.C404]=&quot;Monster3&quot;;1;0);IF([.C404]=&quot;Monster4&quot;;1;0);IF([.C40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Adrenalinschub</text:p>
          </table:table-cell>
          <table:table-cell table:style-name="ce67" table:content-validation-name="val3" office:value-type="string" calcext:value-type="string">
            <text:p>SpellCounter</text:p>
          </table:table-cell>
          <table:table-cell table:style-name="ce41" table:content-validation-name="val4"/>
          <table:table-cell table:style-name="ce67" table:content-validation-name="val5" office:value-type="string" calcext:value-type="string">
            <text:p>NotBureaucrat</text:p>
          </table:table-cell>
          <table:table-cell table:style-name="ce6" table:number-columns-repeated="2"/>
          <table:table-cell table:style-name="ce67" office:value-type="string" calcext:value-type="string">
            <text:p>Konter einen Karteneffekt, der dich eine oder mehrere Runden aussetzen lassen soll.</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05]);&quot;&quot;;IF(OR(IF([.C405]=&quot;Monster1&quot;;1;0);IF([.C405]=&quot;Monster2&quot;;1;0);IF([.C405]=&quot;Monster3&quot;;1;0);IF([.C405]=&quot;Monster4&quot;;1;0);IF([.C40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Aktienhandel</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office:value-type="string" calcext:value-type="string">
            <text:p>OnlyLobbyist</text:p>
          </table:table-cell>
          <table:table-cell table:style-name="ce6" table:number-columns-repeated="2"/>
          <table:table-cell table:style-name="ce67" office:value-type="string" calcext:value-type="string">
            <text:p>Du darfst mit allen Spielern handel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06]);&quot;&quot;;IF(OR(IF([.C406]=&quot;Monster1&quot;;1;0);IF([.C406]=&quot;Monster2&quot;;1;0);IF([.C406]=&quot;Monster3&quot;;1;0);IF([.C406]=&quot;Monster4&quot;;1;0);IF([.C40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All in</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Erhalte +3/0 im Kampf.</text:p>
            <text:p>Solltest du den Kampf verlieren, musst du alle deine Handkarten abwerf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07]);&quot;&quot;;IF(OR(IF([.C407]=&quot;Monster1&quot;;1;0);IF([.C407]=&quot;Monster2&quot;;1;0);IF([.C407]=&quot;Monster3&quot;;1;0);IF([.C407]=&quot;Monster4&quot;;1;0);IF([.C40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Auktion</text:p>
          </table:table-cell>
          <table:table-cell table:style-name="ce67" table:content-validation-name="val3" office:value-type="string" calcext:value-type="string">
            <text:p>SpellTrad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er Käufer erhält 1 Ausrüstungskarte vom Stapel.</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08]);&quot;&quot;;IF(OR(IF([.C408]=&quot;Monster1&quot;;1;0);IF([.C408]=&quot;Monster2&quot;;1;0);IF([.C408]=&quot;Monster3&quot;;1;0);IF([.C408]=&quot;Monster4&quot;;1;0);IF([.C40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Banküberfall</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Klaue einem Spieler eine Handkarte.</text:p>
            <text:p>Klaue ihm stattdessen 2, wenn es sich um einen Lobbyisten handelt.</text:p>
          </table:table-cell>
          <table:table-cell table:style-name="ce67" office:value-type="string" calcext:value-type="string">
            <text:p>Dies ist ein Banküberfall, alle auf den Boden! Äh, nee. Jetzt sehe ich euch nicht mehr, äh aufstehen, ähmm, auch scheiß drauf, gebt mir einfach alles was ihr habt!!!</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09]);&quot;&quot;;IF(OR(IF([.C409]=&quot;Monster1&quot;;1;0);IF([.C409]=&quot;Monster2&quot;;1;0);IF([.C409]=&quot;Monster3&quot;;1;0);IF([.C409]=&quot;Monster4&quot;;1;0);IF([.C40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Bein stellen</text:p>
          </table:table-cell>
          <table:table-cell table:style-name="ce67" table:content-validation-name="val3" office:value-type="string" calcext:value-type="string">
            <text:p>SpellTrap</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deinem Spieler ein Bein stellen, welcher an dir vorbeiläuft.</text:p>
            <text:p>Er fällt hin und bleibt auf deinem Feld stehen (Duell findet statt).</text:p>
            <text:p>In diesem Kampf hat er -1/0.</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10]);&quot;&quot;;IF(OR(IF([.C410]=&quot;Monster1&quot;;1;0);IF([.C410]=&quot;Monster2&quot;;1;0);IF([.C410]=&quot;Monster3&quot;;1;0);IF([.C410]=&quot;Monster4&quot;;1;0);IF([.C41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Beständig</text:p>
          </table:table-cell>
          <table:table-cell table:style-name="ce67" table:content-validation-name="val3" office:value-type="string" calcext:value-type="string">
            <text:p>CharacterTrai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eine Bewegung ist immer mindestens 1.</text:p>
            <text:p>Wenn du eine Bürokrat bist ist stattdessen deine bewegung immer mindestens 2.</text:p>
          </table:table-cell>
          <table:table-cell table:style-name="ce67" office:value-type="string" calcext:value-type="string">
            <text:p>Ein kleiner Schritt für die Menschheit, aber ein großer für mich.</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11]);&quot;&quot;;IF(OR(IF([.C411]=&quot;Monster1&quot;;1;0);IF([.C411]=&quot;Monster2&quot;;1;0);IF([.C411]=&quot;Monster3&quot;;1;0);IF([.C411]=&quot;Monster4&quot;;1;0);IF([.C41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Blutmond</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Ungeheuer im Kampf +2.</text:p>
            <text:p>Es hat stattdessen +3, wenn "Vollmond" im Ablagestapel lieg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12]);&quot;&quot;;IF(OR(IF([.C412]=&quot;Monster1&quot;;1;0);IF([.C412]=&quot;Monster2&quot;;1;0);IF([.C412]=&quot;Monster3&quot;;1;0);IF([.C412]=&quot;Monster4&quot;;1;0);IF([.C41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Bürokratische Zeitverschiebung</text:p>
          </table:table-cell>
          <table:table-cell table:style-name="ce67" table:content-validation-name="val3" office:value-type="string" calcext:value-type="string">
            <text:p>SpellCounter</text:p>
          </table:table-cell>
          <table:table-cell table:style-name="ce41" table:content-validation-name="val4"/>
          <table:table-cell table:style-name="ce67" table:content-validation-name="val5" office:value-type="string" calcext:value-type="string">
            <text:p>OnlyBureaucrat</text:p>
          </table:table-cell>
          <table:table-cell table:style-name="ce6" table:number-columns-repeated="2"/>
          <table:table-cell table:style-name="ce67" office:value-type="string" calcext:value-type="string">
            <text:p>Der Effekt einer eingesetzten Karte tritt erst eine Runde später in Kraft.</text:p>
            <text:p>Sollte sie dann kein Ziel mehr haben, wird sie einfach zerstör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13]);&quot;&quot;;IF(OR(IF([.C413]=&quot;Monster1&quot;;1;0);IF([.C413]=&quot;Monster2&quot;;1;0);IF([.C413]=&quot;Monster3&quot;;1;0);IF([.C413]=&quot;Monster4&quot;;1;0);IF([.C41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Chancengleichheit</text:p>
          </table:table-cell>
          <table:table-cell table:style-name="ce67" table:content-validation-name="val3" office:value-type="string" calcext:value-type="string">
            <text:p>SpellCounter</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Konter eine Karte, die im Duell oder Mehrfachkampf gespielt wur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14]);&quot;&quot;;IF(OR(IF([.C414]=&quot;Monster1&quot;;1;0);IF([.C414]=&quot;Monster2&quot;;1;0);IF([.C414]=&quot;Monster3&quot;;1;0);IF([.C414]=&quot;Monster4&quot;;1;0);IF([.C41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Dance Battle</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diese Karte nur in einem Spielerkampf spielen.</text:p>
            <text:p>Alle Spieler kämpft in diesen Kampf nur mit ihrer Bewegung, anstatt der Kampfstärk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15]);&quot;&quot;;IF(OR(IF([.C415]=&quot;Monster1&quot;;1;0);IF([.C415]=&quot;Monster2&quot;;1;0);IF([.C415]=&quot;Monster3&quot;;1;0);IF([.C415]=&quot;Monster4&quot;;1;0);IF([.C41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Dehnübungen</text:p>
          </table:table-cell>
          <table:table-cell table:style-name="ce67" table:content-validation-name="val3" office:value-type="string" calcext:value-type="string">
            <text:p>SpellCounter</text:p>
          </table:table-cell>
          <table:table-cell table:style-name="ce41" table:content-validation-name="val4"/>
          <table:table-cell table:style-name="ce67" table:content-validation-name="val5" office:value-type="string" calcext:value-type="string">
            <text:p>NotBodybuilder</text:p>
          </table:table-cell>
          <table:table-cell table:style-name="ce6" table:number-columns-repeated="2"/>
          <table:table-cell table:style-name="ce67" office:value-type="string" calcext:value-type="string">
            <text:p>Spiele diese Karte, wenn du eine oder mehrere Runden aussetzen musst.</text:p>
            <text:p>Du dehnst dich währenddessen, wodurch du in deinem nächsten Zug +2/+2, für jede Runde, die du dich gedehnt hast, erhäl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16]);&quot;&quot;;IF(OR(IF([.C416]=&quot;Monster1&quot;;1;0);IF([.C416]=&quot;Monster2&quot;;1;0);IF([.C416]=&quot;Monster3&quot;;1;0);IF([.C416]=&quot;Monster4&quot;;1;0);IF([.C41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Earth, Wind &amp; Fire</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Nur in einen Spielerkampf spielbar.</text:p>
            <text:p>Beide Spieler werfen zusätzlich einen weiteren D6, D8 und D12.</text:p>
            <text:p>Die Summe addieren sie zu ihrer Kampfstärke.</text:p>
          </table:table-cell>
          <table:table-cell table:style-name="ce67" office:value-type="string" calcext:value-type="string">
            <text:p>Manchmal muss man einfach mit Kanonen auf Spatzen schießen.</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17]);&quot;&quot;;IF(OR(IF([.C417]=&quot;Monster1&quot;;1;0);IF([.C417]=&quot;Monster2&quot;;1;0);IF([.C417]=&quot;Monster3&quot;;1;0);IF([.C417]=&quot;Monster4&quot;;1;0);IF([.C41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Eigenbedarf</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Erhalte das Handelsgut einer deiner eigenen Handelskarten.</text:p>
            <text:p>Werfe dazu die Handelskarte ab.</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18]);&quot;&quot;;IF(OR(IF([.C418]=&quot;Monster1&quot;;1;0);IF([.C418]=&quot;Monster2&quot;;1;0);IF([.C418]=&quot;Monster3&quot;;1;0);IF([.C418]=&quot;Monster4&quot;;1;0);IF([.C41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Entflammt</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erhälst in diesen Kampf zusätzlich die Stärke eines D4.</text:p>
          </table:table-cell>
          <table:table-cell table:style-name="ce67" office:value-type="string" calcext:value-type="string">
            <text:p>Klar es ist Öl und du hast dir die Hand verbrannt, aber who cares?</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19]);&quot;&quot;;IF(OR(IF([.C419]=&quot;Monster1&quot;;1;0);IF([.C419]=&quot;Monster2&quot;;1;0);IF([.C419]=&quot;Monster3&quot;;1;0);IF([.C419]=&quot;Monster4&quot;;1;0);IF([.C41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Entschädigung</text:p>
          </table:table-cell>
          <table:table-cell table:style-name="ce67" table:content-validation-name="val3" office:value-type="string" calcext:value-type="string">
            <text:p>SpellCounter</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u eine oder mehrere Handkarten abwerfen musst, ziehst du die gleiche Mege Zauberkarten vom Stapel nach.</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20]);&quot;&quot;;IF(OR(IF([.C420]=&quot;Monster1&quot;;1;0);IF([.C420]=&quot;Monster2&quot;;1;0);IF([.C420]=&quot;Monster3&quot;;1;0);IF([.C420]=&quot;Monster4&quot;;1;0);IF([.C42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Extra Zug</text:p>
          </table:table-cell>
          <table:table-cell table:style-name="ce67" table:content-validation-name="val3" office:value-type="string" calcext:value-type="string">
            <text:p>SpellTrad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er Käufer hat in seinem nächsten Zug 2 Züge hintereinand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21]);&quot;&quot;;IF(OR(IF([.C421]=&quot;Monster1&quot;;1;0);IF([.C421]=&quot;Monster2&quot;;1;0);IF([.C421]=&quot;Monster3&quot;;1;0);IF([.C421]=&quot;Monster4&quot;;1;0);IF([.C42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Fair Play</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Nur vor einem Spielerkampf spielbar. In diesem Kampf können keine Zauberkarten benutzt werd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22]);&quot;&quot;;IF(OR(IF([.C422]=&quot;Monster1&quot;;1;0);IF([.C422]=&quot;Monster2&quot;;1;0);IF([.C422]=&quot;Monster3&quot;;1;0);IF([.C422]=&quot;Monster4&quot;;1;0);IF([.C42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Fangzähne</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Tier oder Vampir im Kampf +3/0.</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23]);&quot;&quot;;IF(OR(IF([.C423]=&quot;Monster1&quot;;1;0);IF([.C423]=&quot;Monster2&quot;;1;0);IF([.C423]=&quot;Monster3&quot;;1;0);IF([.C423]=&quot;Monster4&quot;;1;0);IF([.C42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76" office:value-type="string" calcext:value-type="string">
            <text:p>Fehdenhandschuh der Bettlers</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forderst einen anderen Spieler zum Duell heraus. Falls er ablehnt, muss er 2 Handandkarten abwerfen.</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24]);&quot;&quot;;IF(OR(IF([.C424]=&quot;Monster1&quot;;1;0);IF([.C424]=&quot;Monster2&quot;;1;0);IF([.C424]=&quot;Monster3&quot;;1;0);IF([.C424]=&quot;Monster4&quot;;1;0);IF([.C42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Fehdenhandschuh der Ehre</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forderst einen anderen Spieler zum Duell heraus. Falls er ablehnt, muss er die nächste Runde aus Schade aussetzen.</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25]);&quot;&quot;;IF(OR(IF([.C425]=&quot;Monster1&quot;;1;0);IF([.C425]=&quot;Monster2&quot;;1;0);IF([.C425]=&quot;Monster3&quot;;1;0);IF([.C425]=&quot;Monster4&quot;;1;0);IF([.C42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76" office:value-type="string" calcext:value-type="string">
            <text:p>Fehdenhandschuh der kämpfers</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forderst einen anderen Spieler zum Duell heraus. Falls er ablehnt, hat er in seinem nächsten Zug -2/0.</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26]);&quot;&quot;;IF(OR(IF([.C426]=&quot;Monster1&quot;;1;0);IF([.C426]=&quot;Monster2&quot;;1;0);IF([.C426]=&quot;Monster3&quot;;1;0);IF([.C426]=&quot;Monster4&quot;;1;0);IF([.C42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76" office:value-type="string" calcext:value-type="string">
            <text:p>Fehdenhandschuh eines Gläubigen</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forderst einen anderen Spieler zum Duell heraus. Falls er ablehnt, hat er in seinem nächsten Zug Faith-1.</text:p>
            <text:p>Entferne eine Zählmarke von "Tavernenru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427]);&quot;&quot;;IF(OR(IF([.C427]=&quot;Monster1&quot;;1;0);IF([.C427]=&quot;Monster2&quot;;1;0);IF([.C427]=&quot;Monster3&quot;;1;0);IF([.C427]=&quot;Monster4&quot;;1;0);IF([.C42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Feige</text:p>
          </table:table-cell>
          <table:table-cell table:style-name="ce67" table:content-validation-name="val3" office:value-type="string" calcext:value-type="string">
            <text:p>CharacterTrai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u ein Monsterfeld betrittst, kannst du dir das Monster vor den Kampf ansehen und dich entscheiden, ob du gegen es kämpfst oder dich auf dein ursprüngliches Feld zurückziehst. Dabei wird der Effekt des Feldes, auf das du dich zurückziehst nicht aktiviert.</text:p>
          </table:table-cell>
          <table:table-cell table:style-name="ce67" office:value-type="string" calcext:value-type="string">
            <text:p>Von wegen Feige, das ist ein taktischer Rückzug!</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28]);&quot;&quot;;IF(OR(IF([.C428]=&quot;Monster1&quot;;1;0);IF([.C428]=&quot;Monster2&quot;;1;0);IF([.C428]=&quot;Monster3&quot;;1;0);IF([.C428]=&quot;Monster4&quot;;1;0);IF([.C42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Fluchtinstinkt</text:p>
          </table:table-cell>
          <table:table-cell table:style-name="ce67" table:content-validation-name="val3" office:value-type="string" calcext:value-type="string">
            <text:p>CharacterTrai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u bei Gleichstand einen Kampf verlierst, hast du +10 auf deinen Fluchtwurf.</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29]);&quot;&quot;;IF(OR(IF([.C429]=&quot;Monster1&quot;;1;0);IF([.C429]=&quot;Monster2&quot;;1;0);IF([.C429]=&quot;Monster3&quot;;1;0);IF([.C429]=&quot;Monster4&quot;;1;0);IF([.C42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Frisch geschliffene Waffen</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t +1/0 im Kampf für jede Waffe, die du träg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30]);&quot;&quot;;IF(OR(IF([.C430]=&quot;Monster1&quot;;1;0);IF([.C430]=&quot;Monster2&quot;;1;0);IF([.C430]=&quot;Monster3&quot;;1;0);IF([.C430]=&quot;Monster4&quot;;1;0);IF([.C43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Geizig</text:p>
          </table:table-cell>
          <table:table-cell table:style-name="ce67" table:content-validation-name="val3" office:value-type="string" calcext:value-type="string">
            <text:p>CharacterTrai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2 weitere Handkarten halt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31]);&quot;&quot;;IF(OR(IF([.C431]=&quot;Monster1&quot;;1;0);IF([.C431]=&quot;Monster2&quot;;1;0);IF([.C431]=&quot;Monster3&quot;;1;0);IF([.C431]=&quot;Monster4&quot;;1;0);IF([.C43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Gigantismus</text:p>
          </table:table-cell>
          <table:table-cell table:style-name="ce67" table:content-validation-name="val3" office:value-type="string" calcext:value-type="string">
            <text:p>SpellTrap</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t einem Monster der Stufe 4 oder niedriger +4 im Kampf.</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32]);&quot;&quot;;IF(OR(IF([.C432]=&quot;Monster1&quot;;1;0);IF([.C432]=&quot;Monster2&quot;;1;0);IF([.C432]=&quot;Monster3&quot;;1;0);IF([.C432]=&quot;Monster4&quot;;1;0);IF([.C43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Glücklicher Fund</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Füge die oberste Karte des Zauberkarten Ablagestapels deiner Hand hinzu.</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33]);&quot;&quot;;IF(OR(IF([.C433]=&quot;Monster1&quot;;1;0);IF([.C433]=&quot;Monster2&quot;;1;0);IF([.C433]=&quot;Monster3&quot;;1;0);IF([.C433]=&quot;Monster4&quot;;1;0);IF([.C43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Göttliche Intervention</text:p>
          </table:table-cell>
          <table:table-cell table:style-name="ce67" table:content-validation-name="val3" office:value-type="string" calcext:value-type="string">
            <text:p>SpellTrap</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ürfel die Stärke eines Monsters mit einem D20 neu aus.</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34]);&quot;&quot;;IF(OR(IF([.C434]=&quot;Monster1&quot;;1;0);IF([.C434]=&quot;Monster2&quot;;1;0);IF([.C434]=&quot;Monster3&quot;;1;0);IF([.C434]=&quot;Monster4&quot;;1;0);IF([.C43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Göttliche Woge</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office:value-type="string" calcext:value-type="string">
            <text:p>OnlyPrist</text:p>
          </table:table-cell>
          <table:table-cell table:style-name="ce6" table:number-columns-repeated="2"/>
          <table:table-cell table:style-name="ce67" office:value-type="string" calcext:value-type="string">
            <text:p>Nur in einem Spielerkampf spielbar. In diesen Kampf zählt nur das Würfelergebnis, Segen und Flüch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35]);&quot;&quot;;IF(OR(IF([.C435]=&quot;Monster1&quot;;1;0);IF([.C435]=&quot;Monster2&quot;;1;0);IF([.C435]=&quot;Monster3&quot;;1;0);IF([.C435]=&quot;Monster4&quot;;1;0);IF([.C43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Großer Sprung</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ehe bei einem Bewegungswurf 3 Felder weit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436]);&quot;&quot;;IF(OR(IF([.C436]=&quot;Monster1&quot;;1;0);IF([.C436]=&quot;Monster2&quot;;1;0);IF([.C436]=&quot;Monster3&quot;;1;0);IF([.C436]=&quot;Monster4&quot;;1;0);IF([.C43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Hochmut</text:p>
          </table:table-cell>
          <table:table-cell table:style-name="ce67" table:content-validation-name="val3" office:value-type="string" calcext:value-type="string">
            <text:p>CharacterTrai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Einmal pro Runde kannst du einen Spieler aus einem höheren Areal zu einen Duell herausfordern. Falls er ablehnt, hat er im nächsten Zug Faith-1.</text:p>
            <text:p>Aus Scham.</text:p>
            <text:p>Wenn du dies tutst hast du diesen Zug 0/-4.</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37]);&quot;&quot;;IF(OR(IF([.C437]=&quot;Monster1&quot;;1;0);IF([.C437]=&quot;Monster2&quot;;1;0);IF([.C437]=&quot;Monster3&quot;;1;0);IF([.C437]=&quot;Monster4&quot;;1;0);IF([.C43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Hoffnung</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Menschen im Kampf +2/0.</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38]);&quot;&quot;;IF(OR(IF([.C438]=&quot;Monster1&quot;;1;0);IF([.C438]=&quot;Monster2&quot;;1;0);IF([.C438]=&quot;Monster3&quot;;1;0);IF([.C438]=&quot;Monster4&quot;;1;0);IF([.C43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Illegale Sportwetten</text:p>
          </table:table-cell>
          <table:table-cell table:style-name="ce67" table:content-validation-name="val3" office:value-type="string" calcext:value-type="string">
            <text:p>SpellTrap</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Monster im Kampf +4. Wenn das Monster den Kampf gewinnt, erhältst du eine Zauberkarte. Falls nicht, musst du alle deine Handkarten abwerf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39]);&quot;&quot;;IF(OR(IF([.C439]=&quot;Monster1&quot;;1;0);IF([.C439]=&quot;Monster2&quot;;1;0);IF([.C439]=&quot;Monster3&quot;;1;0);IF([.C439]=&quot;Monster4&quot;;1;0);IF([.C43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Kampfesglück</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r Seite im Kampf +1/0.</text:p>
            <text:p/>
            <text:p>Erhält zusätzlich +1/0 für jedes andere kampfesglück auf der gleichen Seit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40]);&quot;&quot;;IF(OR(IF([.C440]=&quot;Monster1&quot;;1;0);IF([.C440]=&quot;Monster2&quot;;1;0);IF([.C440]=&quot;Monster3&quot;;1;0);IF([.C440]=&quot;Monster4&quot;;1;0);IF([.C44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Kampfeslust</text:p>
          </table:table-cell>
          <table:table-cell table:style-name="ce67" table:content-validation-name="val3" office:value-type="string" calcext:value-type="string">
            <text:p>CharacterTrai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gegen jeden Spieler kämpfen, an dem du vorberläufst.</text:p>
            <text:p>Dazu betrittst du das Feld, auf dem dein Gegner steht.</text:p>
            <text:p>Wenn es ein Monster Feld ist wird es nicht ausgelö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41]);&quot;&quot;;IF(OR(IF([.C441]=&quot;Monster1&quot;;1;0);IF([.C441]=&quot;Monster2&quot;;1;0);IF([.C441]=&quot;Monster3&quot;;1;0);IF([.C441]=&quot;Monster4&quot;;1;0);IF([.C44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Kassenzettel</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irf zwei beliebige Handkarte ab und ziehe zwei neue nach.</text:p>
          </table:table-cell>
          <table:table-cell table:style-name="ce67" office:value-type="string" calcext:value-type="string">
            <text:p>Dir gefallen deine Handkarten nicht, doch welch Glück, du bist ein ordentlicher Mensch und hast jeden Bon sucher verwahrt.</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42]);&quot;&quot;;IF(OR(IF([.C442]=&quot;Monster1&quot;;1;0);IF([.C442]=&quot;Monster2&quot;;1;0);IF([.C442]=&quot;Monster3&quot;;1;0);IF([.C442]=&quot;Monster4&quot;;1;0);IF([.C44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kleiner Sprung</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ehe bei einem Bewegungswurf 1 Feld weit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43]);&quot;&quot;;IF(OR(IF([.C443]=&quot;Monster1&quot;;1;0);IF([.C443]=&quot;Monster2&quot;;1;0);IF([.C443]=&quot;Monster3&quot;;1;0);IF([.C443]=&quot;Monster4&quot;;1;0);IF([.C44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Kommunistischer Würfel</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Nach deinem Wurf zu spielen.</text:p>
            <text:p>Für eine Runde zählt dieser für alle als ihr Würfelergebnis.</text:p>
          </table:table-cell>
          <table:table-cell table:style-name="ce67" office:value-type="string" calcext:value-type="string">
            <text:p>Sorgt für ein spannendes und abwechslungsreiches Spiel.</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44]);&quot;&quot;;IF(OR(IF([.C444]=&quot;Monster1&quot;;1;0);IF([.C444]=&quot;Monster2&quot;;1;0);IF([.C444]=&quot;Monster3&quot;;1;0);IF([.C444]=&quot;Monster4&quot;;1;0);IF([.C44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Konter Konter</text:p>
          </table:table-cell>
          <table:table-cell table:style-name="ce67" table:content-validation-name="val3" office:value-type="string" calcext:value-type="string">
            <text:p>SpellCounter</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Konter eine Konterzauberkart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445]);&quot;&quot;;IF(OR(IF([.C445]=&quot;Monster1&quot;;1;0);IF([.C445]=&quot;Monster2&quot;;1;0);IF([.C445]=&quot;Monster3&quot;;1;0);IF([.C445]=&quot;Monster4&quot;;1;0);IF([.C44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Kopfgeld</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Kann nur am Ende deines Zuges gespielt werden. Setze ein Kopfgeld auf einen Spieler aus. Sollte dieser markierte Spieler von einem anderen besiegt werden, erhält der Sieger 1 Zauberkarte vom Stapel. Der markierte Spieler hingegen setzt 2 Runde aus. Bei jedem von ihm gewonnen Kampf, erhöht sich das Kopfgeld um 1 Zauberkart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6">
          <table:table-cell table:style-name="ce67" table:formula="of:=IF(ISBLANK([.C446]);&quot;&quot;;IF(OR(IF([.C446]=&quot;Monster1&quot;;1;0);IF([.C446]=&quot;Monster2&quot;;1;0);IF([.C446]=&quot;Monster3&quot;;1;0);IF([.C446]=&quot;Monster4&quot;;1;0);IF([.C44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Kryostase</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frierst dich selbst ein und umgehst damit allen negativen Folgen eines Kampfes.</text:p>
            <text:p/>
            <text:p>Du bist die nächste Runde eingefroren. Während du eingefroren bist, kann dein Feld weder betreten, noch passiert werden.</text:p>
            <text:p/>
            <text:p>Wenn du auf einem Monsterfeld stehst, kämpfst du danach erneut gegen ein Monst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47]);&quot;&quot;;IF(OR(IF([.C447]=&quot;Monster1&quot;;1;0);IF([.C447]=&quot;Monster2&quot;;1;0);IF([.C447]=&quot;Monster3&quot;;1;0);IF([.C447]=&quot;Monster4&quot;;1;0);IF([.C44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Kürzung des Wehretats</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Soldaten im Kampf -3/0.</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48]);&quot;&quot;;IF(OR(IF([.C448]=&quot;Monster1&quot;;1;0);IF([.C448]=&quot;Monster2&quot;;1;0);IF([.C448]=&quot;Monster3&quot;;1;0);IF([.C448]=&quot;Monster4&quot;;1;0);IF([.C44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Langsam geworfener Fehdenhandschuh</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forderst einen anderen Spieler zum Duell heraus. Falls er ablehnt, hat er in seinem nächsten Zug 0/-4.</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49]);&quot;&quot;;IF(OR(IF([.C449]=&quot;Monster1&quot;;1;0);IF([.C449]=&quot;Monster2&quot;;1;0);IF([.C449]=&quot;Monster3&quot;;1;0);IF([.C449]=&quot;Monster4&quot;;1;0);IF([.C44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Lernphase</text:p>
          </table:table-cell>
          <table:table-cell table:style-name="ce67" table:content-validation-name="val3" office:value-type="string" calcext:value-type="string">
            <text:p>SpellTrap</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Ein Spieler deiner Wahl setzt diese Runde aus.</text:p>
          </table:table-cell>
          <table:table-cell table:style-name="ce67" office:value-type="string" calcext:value-type="string">
            <text:p>Das Jura Studium ist hart.</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50]);&quot;&quot;;IF(OR(IF([.C450]=&quot;Monster1&quot;;1;0);IF([.C450]=&quot;Monster2&quot;;1;0);IF([.C450]=&quot;Monster3&quot;;1;0);IF([.C450]=&quot;Monster4&quot;;1;0);IF([.C45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Mittlerer Sprung</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ehe bei einem Bewegungswurf 2 Felder weit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451]);&quot;&quot;;IF(OR(IF([.C451]=&quot;Monster1&quot;;1;0);IF([.C451]=&quot;Monster2&quot;;1;0);IF([.C451]=&quot;Monster3&quot;;1;0);IF([.C451]=&quot;Monster4&quot;;1;0);IF([.C45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Monster Angriff</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Ein Spieler deiner Wahl wird von einem Monster angegriffen.</text:p>
            <text:p>Die Stufe des Monsters entspricht derjenigen des nächstliegenden Monsterfeldes.</text:p>
            <text:p>(Bei Gleichstand darfst du entscheid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52]);&quot;&quot;;IF(OR(IF([.C452]=&quot;Monster1&quot;;1;0);IF([.C452]=&quot;Monster2&quot;;1;0);IF([.C452]=&quot;Monster3&quot;;1;0);IF([.C452]=&quot;Monster4&quot;;1;0);IF([.C45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Monsterjäger</text:p>
          </table:table-cell>
          <table:table-cell table:style-name="ce67" table:content-validation-name="val3" office:value-type="string" calcext:value-type="string">
            <text:p>CharacterTrait</text:p>
          </table:table-cell>
          <table:table-cell table:style-name="ce41" table:content-validation-name="val4"/>
          <table:table-cell table:style-name="ce67" table:content-validation-name="val5"/>
          <table:table-cell table:style-name="ce6" office:value-type="string" calcext:value-type="string">
            <text:p>+1 / 0</text:p>
          </table:table-cell>
          <table:table-cell table:style-name="ce6" office:value-type="string" calcext:value-type="string">
            <text:p>Gegen Monster</text:p>
          </table:table-cell>
          <table:table-cell table:style-name="ce67" office:value-type="string" calcext:value-type="string">
            <text:p>Wenn du gegen ein Monster einen Kampf verlierst, verlierst du diese Kart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53]);&quot;&quot;;IF(OR(IF([.C453]=&quot;Monster1&quot;;1;0);IF([.C453]=&quot;Monster2&quot;;1;0);IF([.C453]=&quot;Monster3&quot;;1;0);IF([.C453]=&quot;Monster4&quot;;1;0);IF([.C45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Monsterjagt</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Ungeheuer im Kampf -2.</text:p>
            <text:p>Es hat stattdessen -3, wenn "Verwundet" im Ablagestapel lieg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54]);&quot;&quot;;IF(OR(IF([.C454]=&quot;Monster1&quot;;1;0);IF([.C454]=&quot;Monster2&quot;;1;0);IF([.C454]=&quot;Monster3&quot;;1;0);IF([.C454]=&quot;Monster4&quot;;1;0);IF([.C45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Monsterkatapult</text:p>
          </table:table-cell>
          <table:table-cell table:style-name="ce67" table:content-validation-name="val3" office:value-type="string" calcext:value-type="string">
            <text:p>SpellTrap</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Ein "Lebender Stein" der Stufe 4 tritt dem Kampf bei (Extra Deck).</text:p>
            <text:p>(Du kämpfst gegen beide zusammen. Sie haben die Summe ihrer Stärke, Typ, Effekt, Win und Lose Eigenschaft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55]);&quot;&quot;;IF(OR(IF([.C455]=&quot;Monster1&quot;;1;0);IF([.C455]=&quot;Monster2&quot;;1;0);IF([.C455]=&quot;Monster3&quot;;1;0);IF([.C455]=&quot;Monster4&quot;;1;0);IF([.C45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Mundgeruch</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vor einen Gegner Typ Mensch, Vampir oder Tier sofort fliehen (gehe dazu 1 Feld zurück).</text:p>
          </table:table-cell>
          <table:table-cell table:style-name="ce67" office:value-type="string" calcext:value-type="string">
            <text:p>Du riechst nicht, du stinkst!</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456]);&quot;&quot;;IF(OR(IF([.C456]=&quot;Monster1&quot;;1;0);IF([.C456]=&quot;Monster2&quot;;1;0);IF([.C456]=&quot;Monster3&quot;;1;0);IF([.C456]=&quot;Monster4&quot;;1;0);IF([.C45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Namenloser Held</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Nur in einen Spielerkampf spielbar.</text:p>
            <text:p>In diesem Kampf zählen nur die Augen der Würfel.</text:p>
            <text:p/>
            <text:p>Du würfelst mit einem D4 und dein Gegner mit einem D6, bei Gleichstand gewinnst du!</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57]);&quot;&quot;;IF(OR(IF([.C457]=&quot;Monster1&quot;;1;0);IF([.C457]=&quot;Monster2&quot;;1;0);IF([.C457]=&quot;Monster3&quot;;1;0);IF([.C457]=&quot;Monster4&quot;;1;0);IF([.C45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Packt mit dem Teufel</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Erhalte in diesen Kampf +4/0.</text:p>
            <text:p>Du hast dafür in deinem nächsten Kampf -4/0.</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58]);&quot;&quot;;IF(OR(IF([.C458]=&quot;Monster1&quot;;1;0);IF([.C458]=&quot;Monster2&quot;;1;0);IF([.C458]=&quot;Monster3&quot;;1;0);IF([.C458]=&quot;Monster4&quot;;1;0);IF([.C45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Papiere fälschen</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Lege oder entferne bis zu 2 Zählmarken auf eine/von einer Kart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59]);&quot;&quot;;IF(OR(IF([.C459]=&quot;Monster1&quot;;1;0);IF([.C459]=&quot;Monster2&quot;;1;0);IF([.C459]=&quot;Monster3&quot;;1;0);IF([.C459]=&quot;Monster4&quot;;1;0);IF([.C45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Protein Shake</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office:value-type="string" calcext:value-type="string">
            <text:p>OnlyBodybuilder</text:p>
          </table:table-cell>
          <table:table-cell table:style-name="ce6" office:value-type="string" calcext:value-type="string">
            <text:p>+6 / 0</text:p>
          </table:table-cell>
          <table:table-cell table:style-name="ce6" office:value-type="string" calcext:value-type="string">
            <text:p>Im Kampf</text:p>
          </table:table-cell>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60]);&quot;&quot;;IF(OR(IF([.C460]=&quot;Monster1&quot;;1;0);IF([.C460]=&quot;Monster2&quot;;1;0);IF([.C460]=&quot;Monster3&quot;;1;0);IF([.C460]=&quot;Monster4&quot;;1;0);IF([.C46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Rauch Granate</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erhälst in diesen Kampf +8 auf deinem Fluchtwurf.</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61]);&quot;&quot;;IF(OR(IF([.C461]=&quot;Monster1&quot;;1;0);IF([.C461]=&quot;Monster2&quot;;1;0);IF([.C461]=&quot;Monster3&quot;;1;0);IF([.C461]=&quot;Monster4&quot;;1;0);IF([.C46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Rückerstattung</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u eine Zauberkarte benutzt, fügst du sie wieder deiner Hand hinzu, anstatt sie abzuwerf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62]);&quot;&quot;;IF(OR(IF([.C462]=&quot;Monster1&quot;;1;0);IF([.C462]=&quot;Monster2&quot;;1;0);IF([.C462]=&quot;Monster3&quot;;1;0);IF([.C462]=&quot;Monster4&quot;;1;0);IF([.C46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Schatten</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Spiele diese Karte, wenn ein Spieler ein Monsterfeld betritt.</text:p>
            <text:p>Das Monster wird für die Dauer des Kampfes nicht aufgedeckt, sondern erst am Ende.</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63]);&quot;&quot;;IF(OR(IF([.C463]=&quot;Monster1&quot;;1;0);IF([.C463]=&quot;Monster2&quot;;1;0);IF([.C463]=&quot;Monster3&quot;;1;0);IF([.C463]=&quot;Monster4&quot;;1;0);IF([.C46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Schnelles Gebet</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Ziehe 1 Segens Karte.</text:p>
            <text:p>Ziehe stattdessen 2 Segen, wenn du Priester bi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64]);&quot;&quot;;IF(OR(IF([.C464]=&quot;Monster1&quot;;1;0);IF([.C464]=&quot;Monster2&quot;;1;0);IF([.C464]=&quot;Monster3&quot;;1;0);IF([.C464]=&quot;Monster4&quot;;1;0);IF([.C46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Schwächeanfall</text:p>
          </table:table-cell>
          <table:table-cell table:style-name="ce67" table:content-validation-name="val3" office:value-type="string" calcext:value-type="string">
            <text:p>SpellTrap</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Spieler im Kampf -2/0.</text:p>
            <text:p>Sollte er ein Bodybuilder sein, erhält er stattdessen -3/0.</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465]);&quot;&quot;;IF(OR(IF([.C465]=&quot;Monster1&quot;;1;0);IF([.C465]=&quot;Monster2&quot;;1;0);IF([.C465]=&quot;Monster3&quot;;1;0);IF([.C465]=&quot;Monster4&quot;;1;0);IF([.C46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Showdown</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Nur vor einem Duell spielbar.</text:p>
            <text:p>Der Verlierer des Kampfes darf bei seinen nächsten Bewegungswurf keinen Würfel benutzen.</text:p>
            <text:p>Er läuft nur mit seiner Ausrüstung.</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66]);&quot;&quot;;IF(OR(IF([.C466]=&quot;Monster1&quot;;1;0);IF([.C466]=&quot;Monster2&quot;;1;0);IF([.C466]=&quot;Monster3&quot;;1;0);IF([.C466]=&quot;Monster4&quot;;1;0);IF([.C46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Sprint</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iese Runde läufst du dein komplettes Würfelergebnis aus, solange du alle Monsterkämpfe auf deinem Weg gewinn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67]);&quot;&quot;;IF(OR(IF([.C467]=&quot;Monster1&quot;;1;0);IF([.C467]=&quot;Monster2&quot;;1;0);IF([.C467]=&quot;Monster3&quot;;1;0);IF([.C467]=&quot;Monster4&quot;;1;0);IF([.C46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Stolpern</text:p>
          </table:table-cell>
          <table:table-cell table:style-name="ce67" table:content-validation-name="val3" office:value-type="string" calcext:value-type="string">
            <text:p>SpellCounter</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jemand versucht zu fliehen, scheitert der Fluchtversuch.</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68]);&quot;&quot;;IF(OR(IF([.C468]=&quot;Monster1&quot;;1;0);IF([.C468]=&quot;Monster2&quot;;1;0);IF([.C468]=&quot;Monster3&quot;;1;0);IF([.C468]=&quot;Monster4&quot;;1;0);IF([.C46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Streitlustig</text:p>
          </table:table-cell>
          <table:table-cell table:style-name="ce67" table:content-validation-name="val3" office:value-type="string" calcext:value-type="string">
            <text:p>CharacterTrai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Einmal pro Runde kannst du gegen einen Spieler 2 Felder vor oder hinter dir kämpf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69]);&quot;&quot;;IF(OR(IF([.C469]=&quot;Monster1&quot;;1;0);IF([.C469]=&quot;Monster2&quot;;1;0);IF([.C469]=&quot;Monster3&quot;;1;0);IF([.C469]=&quot;Monster4&quot;;1;0);IF([.C46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Stürmisch</text:p>
          </table:table-cell>
          <table:table-cell table:style-name="ce67" table:content-validation-name="val3" office:value-type="string" calcext:value-type="string">
            <text:p>CharacterTrait</text:p>
          </table:table-cell>
          <table:table-cell table:style-name="ce41" table:content-validation-name="val4"/>
          <table:table-cell table:style-name="ce67" table:content-validation-name="val5"/>
          <table:table-cell table:style-name="ce6" office:value-type="string" calcext:value-type="string">
            <text:p>-1 / +3</text:p>
          </table:table-cell>
          <table:table-cell table:style-name="ce6"/>
          <table:table-cell table:style-name="ce67" table:number-columns-repeated="2"/>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70]);&quot;&quot;;IF(OR(IF([.C470]=&quot;Monster1&quot;;1;0);IF([.C470]=&quot;Monster2&quot;;1;0);IF([.C470]=&quot;Monster3&quot;;1;0);IF([.C470]=&quot;Monster4&quot;;1;0);IF([.C47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Sturz eines Gottes</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Gott im Kampf -4/0.</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71]);&quot;&quot;;IF(OR(IF([.C471]=&quot;Monster1&quot;;1;0);IF([.C471]=&quot;Monster2&quot;;1;0);IF([.C471]=&quot;Monster3&quot;;1;0);IF([.C471]=&quot;Monster4&quot;;1;0);IF([.C47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Trampolin</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ein anderer Spieler maximal 4 Felder vor oder hinter dir steht, kannst du zum Duell auf sein Feld springen und erhälst in diesem Kampf +1/0.</text:p>
            <text:p>(Du kannst dabei selbst über Monsterfelder spring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72]);&quot;&quot;;IF(OR(IF([.C472]=&quot;Monster1&quot;;1;0);IF([.C472]=&quot;Monster2&quot;;1;0);IF([.C472]=&quot;Monster3&quot;;1;0);IF([.C472]=&quot;Monster4&quot;;1;0);IF([.C47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Trick 17</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8"/>
          <table:table-cell table:style-name="ce6" office:value-type="string" calcext:value-type="string">
            <text:p>Gib einer Seite im</text:p>
            <text:p>Kampf +2/0</text:p>
          </table:table-cell>
          <table:table-cell table:style-name="ce67"/>
          <table:table-cell table:style-name="ce67" office:value-type="string" calcext:value-type="string">
            <text:p>Weiteraus cooler als Trick 16.</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73]);&quot;&quot;;IF(OR(IF([.C473]=&quot;Monster1&quot;;1;0);IF([.C473]=&quot;Monster2&quot;;1;0);IF([.C473]=&quot;Monster3&quot;;1;0);IF([.C473]=&quot;Monster4&quot;;1;0);IF([.C47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Überlegenheit</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Gott im Kampf +3/0.</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74]);&quot;&quot;;IF(OR(IF([.C474]=&quot;Monster1&quot;;1;0);IF([.C474]=&quot;Monster2&quot;;1;0);IF([.C474]=&quot;Monster3&quot;;1;0);IF([.C474]=&quot;Monster4&quot;;1;0);IF([.C47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Umkleide</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kannst deine Klasse wechseln.</text:p>
          </table:table-cell>
          <table:table-cell table:style-name="ce67" office:value-type="string" calcext:value-type="string">
            <text:p>Endlich kannst du dich ohne Scham umziehen.</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75]);&quot;&quot;;IF(OR(IF([.C475]=&quot;Monster1&quot;;1;0);IF([.C475]=&quot;Monster2&quot;;1;0);IF([.C475]=&quot;Monster3&quot;;1;0);IF([.C475]=&quot;Monster4&quot;;1;0);IF([.C47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Umleitung</text:p>
          </table:table-cell>
          <table:table-cell table:style-name="ce67" table:content-validation-name="val3" office:value-type="string" calcext:value-type="string">
            <text:p>SpellTrap</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ein Spieler an eine Weggabelung kommt, kannst du entscheiden welche Abzweigung er zu nehmen ha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76]);&quot;&quot;;IF(OR(IF([.C476]=&quot;Monster1&quot;;1;0);IF([.C476]=&quot;Monster2&quot;;1;0);IF([.C476]=&quot;Monster3&quot;;1;0);IF([.C476]=&quot;Monster4&quot;;1;0);IF([.C47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Unglück</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Ein Spieler deiner Wahl zieht einen Fluch in diesem Kampf.</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77]);&quot;&quot;;IF(OR(IF([.C477]=&quot;Monster1&quot;;1;0);IF([.C477]=&quot;Monster2&quot;;1;0);IF([.C477]=&quot;Monster3&quot;;1;0);IF([.C477]=&quot;Monster4&quot;;1;0);IF([.C47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Unidentifizierbare Kiste</text:p>
          </table:table-cell>
          <table:table-cell table:style-name="ce67" table:content-validation-name="val3" office:value-type="string" calcext:value-type="string">
            <text:p>SpellTrad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er Käufer erhält "Todesnebel"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78]);&quot;&quot;;IF(OR(IF([.C478]=&quot;Monster1&quot;;1;0);IF([.C478]=&quot;Monster2&quot;;1;0);IF([.C478]=&quot;Monster3&quot;;1;0);IF([.C478]=&quot;Monster4&quot;;1;0);IF([.C47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76" office:value-type="string" calcext:value-type="string">
            <text:p>Unidentifizierbare Rüstung</text:p>
          </table:table-cell>
          <table:table-cell table:style-name="ce67" table:content-validation-name="val3" office:value-type="string" calcext:value-type="string">
            <text:p>SpellTrad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er Käufer bekommt "Havels Rüstung"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79]);&quot;&quot;;IF(OR(IF([.C479]=&quot;Monster1&quot;;1;0);IF([.C479]=&quot;Monster2&quot;;1;0);IF([.C479]=&quot;Monster3&quot;;1;0);IF([.C479]=&quot;Monster4&quot;;1;0);IF([.C47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76" office:value-type="string" calcext:value-type="string">
            <text:p>Unidentifizierbare Schuhe</text:p>
          </table:table-cell>
          <table:table-cell table:style-name="ce67" table:content-validation-name="val3" office:value-type="string" calcext:value-type="string">
            <text:p>SpellTrad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er Käufer bekommt "Havels Schuhe"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80]);&quot;&quot;;IF(OR(IF([.C480]=&quot;Monster1&quot;;1;0);IF([.C480]=&quot;Monster2&quot;;1;0);IF([.C480]=&quot;Monster3&quot;;1;0);IF([.C480]=&quot;Monster4&quot;;1;0);IF([.C48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76" office:value-type="string" calcext:value-type="string">
            <text:p>Unidentifizierbarer Helm</text:p>
          </table:table-cell>
          <table:table-cell table:style-name="ce67" table:content-validation-name="val3" office:value-type="string" calcext:value-type="string">
            <text:p>SpellTrad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er Käufer bekommt "Havels Helm"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81]);&quot;&quot;;IF(OR(IF([.C481]=&quot;Monster1&quot;;1;0);IF([.C481]=&quot;Monster2&quot;;1;0);IF([.C481]=&quot;Monster3&quot;;1;0);IF([.C481]=&quot;Monster4&quot;;1;0);IF([.C48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76" office:value-type="string" calcext:value-type="string">
            <text:p>Unidentifizierbares Amulett</text:p>
          </table:table-cell>
          <table:table-cell table:style-name="ce67" table:content-validation-name="val3" office:value-type="string" calcext:value-type="string">
            <text:p>SpellTrad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er Käufer bekommt "Havels Amulett"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82]);&quot;&quot;;IF(OR(IF([.C482]=&quot;Monster1&quot;;1;0);IF([.C482]=&quot;Monster2&quot;;1;0);IF([.C482]=&quot;Monster3&quot;;1;0);IF([.C482]=&quot;Monster4&quot;;1;0);IF([.C48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76" office:value-type="string" calcext:value-type="string">
            <text:p>Unidentifizierbares Schwert</text:p>
          </table:table-cell>
          <table:table-cell table:style-name="ce67" table:content-validation-name="val3" office:value-type="string" calcext:value-type="string">
            <text:p>SpellTrade</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er Käufer bekommt "Havels Zweihändler"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83]);&quot;&quot;;IF(OR(IF([.C483]=&quot;Monster1&quot;;1;0);IF([.C483]=&quot;Monster2&quot;;1;0);IF([.C483]=&quot;Monster3&quot;;1;0);IF([.C483]=&quot;Monster4&quot;;1;0);IF([.C48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Verstärkung für die Armee</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Soldaten im Kampf +3/0.</text:p>
            <text:p>Gib ihm stattdessen +5, wenn es der "Einsamer Krieger" is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84]);&quot;&quot;;IF(OR(IF([.C484]=&quot;Monster1&quot;;1;0);IF([.C484]=&quot;Monster2&quot;;1;0);IF([.C484]=&quot;Monster3&quot;;1;0);IF([.C484]=&quot;Monster4&quot;;1;0);IF([.C48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Vertrag in doppelter Ausführung</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office:value-type="string" calcext:value-type="string">
            <text:p>OnlyBureaucratLobbyist</text:p>
          </table:table-cell>
          <table:table-cell table:style-name="ce6" table:number-columns-repeated="2"/>
          <table:table-cell table:style-name="ce67" office:value-type="string" calcext:value-type="string">
            <text:p>Durchsuche den Ablagestapel nach einer Handelskarte deiner Wahl und füge sie deiner hand hinzu.</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85]);&quot;&quot;;IF(OR(IF([.C485]=&quot;Monster1&quot;;1;0);IF([.C485]=&quot;Monster2&quot;;1;0);IF([.C485]=&quot;Monster3&quot;;1;0);IF([.C485]=&quot;Monster4&quot;;1;0);IF([.C48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Verwundet</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Ungeheuer im Kampf -2.</text:p>
            <text:p>Es hat stattdessen -3, wenn "Monsterjagt" im Ablagestapel lieg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86]);&quot;&quot;;IF(OR(IF([.C486]=&quot;Monster1&quot;;1;0);IF([.C486]=&quot;Monster2&quot;;1;0);IF([.C486]=&quot;Monster3&quot;;1;0);IF([.C486]=&quot;Monster4&quot;;1;0);IF([.C48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Verzweiflung</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Menschen im Kampf -2/0.</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87]);&quot;&quot;;IF(OR(IF([.C487]=&quot;Monster1&quot;;1;0);IF([.C487]=&quot;Monster2&quot;;1;0);IF([.C487]=&quot;Monster3&quot;;1;0);IF([.C487]=&quot;Monster4&quot;;1;0);IF([.C48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Vollmond</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Ungeheuer im Kampf +2.</text:p>
            <text:p>Es hat stattdessen +3, wenn "Blutmond" im Ablagestapel lieg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88]);&quot;&quot;;IF(OR(IF([.C488]=&quot;Monster1&quot;;1;0);IF([.C488]=&quot;Monster2&quot;;1;0);IF([.C488]=&quot;Monster3&quot;;1;0);IF([.C488]=&quot;Monster4&quot;;1;0);IF([.C48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Weihwasser</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8"/>
          <table:table-cell table:style-name="ce6" office:value-type="string" calcext:value-type="string">
            <text:p>Gib einem Vampir im</text:p>
            <text:p>Kampf -4/0</text:p>
          </table:table-cell>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489]);&quot;&quot;;IF(OR(IF([.C489]=&quot;Monster1&quot;;1;0);IF([.C489]=&quot;Monster2&quot;;1;0);IF([.C489]=&quot;Monster3&quot;;1;0);IF([.C489]=&quot;Monster4&quot;;1;0);IF([.C489]=&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Zornig</text:p>
          </table:table-cell>
          <table:table-cell table:style-name="ce67" table:content-validation-name="val3" office:value-type="string" calcext:value-type="string">
            <text:p>CharacterTrai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Lege eine Zählmarke auf diese Karte für jeden Kampf mit einen anderen Spieler, den du verlierst.</text:p>
            <text:p>(Merfachkämpfe die du nicht gewinnst zählen als verlorende Kämpfe)</text:p>
            <text:p>Entferne alle Zählmarken von dieser Karte, um in einem Duell +1/0 für jede Zählmarke zu erhalt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90]);&quot;&quot;;IF(OR(IF([.C490]=&quot;Monster1&quot;;1;0);IF([.C490]=&quot;Monster2&quot;;1;0);IF([.C490]=&quot;Monster3&quot;;1;0);IF([.C490]=&quot;Monster4&quot;;1;0);IF([.C49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Zwei gegen einen</text:p>
          </table:table-cell>
          <table:table-cell table:style-name="ce67" table:content-validation-name="val3" office:value-type="string" calcext:value-type="string">
            <text:p>SpellTrap</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Spieler im Spielerkampf -3/0.</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491]);&quot;&quot;;IF(OR(IF([.C491]=&quot;Monster1&quot;;1;0);IF([.C491]=&quot;Monster2&quot;;1;0);IF([.C491]=&quot;Monster3&quot;;1;0);IF([.C491]=&quot;Monster4&quot;;1;0);IF([.C49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Raubüberfall</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Nur im Duell Spielbar.</text:p>
            <text:p>Du erhälst -5/0 in diesen Kampf.</text:p>
            <text:p>Wenn du den Kampf gewinnst erhälst du alle “Ehre” deines Gegeners (Maximal 5)</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92]);&quot;&quot;;IF(OR(IF([.C492]=&quot;Monster1&quot;;1;0);IF([.C492]=&quot;Monster2&quot;;1;0);IF([.C492]=&quot;Monster3&quot;;1;0);IF([.C492]=&quot;Monster4&quot;;1;0);IF([.C49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Spell</text:p>
          </table:table-cell>
          <table:table-cell table:style-name="ce67" office:value-type="string" calcext:value-type="string">
            <text:p>Gutes Aussehen</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Ein Begleiter kosted beim kauf 2 Ehre wenig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93]);&quot;&quot;;IF(OR(IF([.C493]=&quot;Monster1&quot;;1;0);IF([.C493]=&quot;Monster2&quot;;1;0);IF([.C493]=&quot;Monster3&quot;;1;0);IF([.C493]=&quot;Monster4&quot;;1;0);IF([.C493]=&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67" office:value-type="string" calcext:value-type="string">
            <text:p>Blutrausch</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Vampir im Kampf +4/0.</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94]);&quot;&quot;;IF(OR(IF([.C494]=&quot;Monster1&quot;;1;0);IF([.C494]=&quot;Monster2&quot;;1;0);IF([.C494]=&quot;Monster3&quot;;1;0);IF([.C494]=&quot;Monster4&quot;;1;0);IF([.C494]=&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67" office:value-type="string" calcext:value-type="string">
            <text:p>Entkräftigt</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Nur am Ende deines Zuges spielbar.</text:p>
            <text:p>Alle anderen Spieler haben bis zum Anfang deiner nächsten Zuges 0/-3.</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495]);&quot;&quot;;IF(OR(IF([.C495]=&quot;Monster1&quot;;1;0);IF([.C495]=&quot;Monster2&quot;;1;0);IF([.C495]=&quot;Monster3&quot;;1;0);IF([.C495]=&quot;Monster4&quot;;1;0);IF([.C495]=&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67" office:value-type="string" calcext:value-type="string">
            <text:p>Flasche Dämonenfeuer</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Ungeheuer im Kampf -4.</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96]);&quot;&quot;;IF(OR(IF([.C496]=&quot;Monster1&quot;;1;0);IF([.C496]=&quot;Monster2&quot;;1;0);IF([.C496]=&quot;Monster3&quot;;1;0);IF([.C496]=&quot;Monster4&quot;;1;0);IF([.C496]=&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67" office:value-type="string" calcext:value-type="string">
            <text:p>Geisterwanderer</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Füge eine Ausrüstungskarte vom Ablagestapel deiner Hand hinzu.</text:p>
          </table:table-cell>
          <table:table-cell table:style-name="ce67" office:value-type="string" calcext:value-type="string">
            <text:p>Der Sieg über den großen Schamnen hat dich zum Kontakt mit den Ahnen befähigt. Er verleiht dir in die Vergangenheit zu greifen.</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97]);&quot;&quot;;IF(OR(IF([.C497]=&quot;Monster1&quot;;1;0);IF([.C497]=&quot;Monster2&quot;;1;0);IF([.C497]=&quot;Monster3&quot;;1;0);IF([.C497]=&quot;Monster4&quot;;1;0);IF([.C497]=&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67" office:value-type="string" calcext:value-type="string">
            <text:p>Große Matrjoschka</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erhälst im Kampf +3/0.</text:p>
            <text:p>Füge "Mittlere Matrjoschka" deiner Hand hinzu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498]);&quot;&quot;;IF(OR(IF([.C498]=&quot;Monster1&quot;;1;0);IF([.C498]=&quot;Monster2&quot;;1;0);IF([.C498]=&quot;Monster3&quot;;1;0);IF([.C498]=&quot;Monster4&quot;;1;0);IF([.C498]=&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67" office:value-type="string" calcext:value-type="string">
            <text:p>Hasenpfote</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Nur vor einen Kampf spielbar. (Bevor Karten aufgedeckt werden)</text:p>
            <text:p>Du erhälst in diesen Kampf +10 auf deinen Fluchtwurf.</text:p>
            <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499]);&quot;&quot;;IF(OR(IF([.C499]=&quot;Monster1&quot;;1;0);IF([.C499]=&quot;Monster2&quot;;1;0);IF([.C499]=&quot;Monster3&quot;;1;0);IF([.C499]=&quot;Monster4&quot;;1;0);IF([.C499]=&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67" office:value-type="string" calcext:value-type="string">
            <text:p>Irrlicht</text:p>
          </table:table-cell>
          <table:table-cell table:style-name="ce67" table:content-validation-name="val3" office:value-type="string" calcext:value-type="string">
            <text:p>SpellTrap</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Nur am Anfang eines Zuges eines anderen Spielers spielbar. Dieser läuft diesen Zug den Weg deiner Wahl.</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500]);&quot;&quot;;IF(OR(IF([.C500]=&quot;Monster1&quot;;1;0);IF([.C500]=&quot;Monster2&quot;;1;0);IF([.C500]=&quot;Monster3&quot;;1;0);IF([.C500]=&quot;Monster4&quot;;1;0);IF([.C500]=&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67" office:value-type="string" calcext:value-type="string">
            <text:p>Kleine Matrjoschka</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erhälst im Kampf +1/0.</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501]);&quot;&quot;;IF(OR(IF([.C501]=&quot;Monster1&quot;;1;0);IF([.C501]=&quot;Monster2&quot;;1;0);IF([.C501]=&quot;Monster3&quot;;1;0);IF([.C501]=&quot;Monster4&quot;;1;0);IF([.C501]=&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67" office:value-type="string" calcext:value-type="string">
            <text:p>Kriegsgesang</text:p>
          </table:table-cell>
          <table:table-cell table:style-name="ce67" table:content-validation-name="val3" office:value-type="string" calcext:value-type="string">
            <text:p>SpellTrap</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Nur am Ende deines Zuges spielbar. Alle Monster haben bis zum Anfang deines nächsten Zuges +3.</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502]);&quot;&quot;;IF(OR(IF([.C502]=&quot;Monster1&quot;;1;0);IF([.C502]=&quot;Monster2&quot;;1;0);IF([.C502]=&quot;Monster3&quot;;1;0);IF([.C502]=&quot;Monster4&quot;;1;0);IF([.C502]=&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67" office:value-type="string" calcext:value-type="string">
            <text:p>Mittlere Matrjoschka</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erhälst im Kampf +2/0.</text:p>
            <text:p>Füge "Kleine Matrjoschka" deiner Hand hinzu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503]);&quot;&quot;;IF(OR(IF([.C503]=&quot;Monster1&quot;;1;0);IF([.C503]=&quot;Monster2&quot;;1;0);IF([.C503]=&quot;Monster3&quot;;1;0);IF([.C503]=&quot;Monster4&quot;;1;0);IF([.C503]=&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67" office:value-type="string" calcext:value-type="string">
            <text:p>Todesnebel</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ewinne sofort den Kampf gegen ein Monster.</text:p>
            <text:p/>
            <text:p>Nicht auf dem letzten Feld spielba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504]);&quot;&quot;;IF(OR(IF([.C504]=&quot;Monster1&quot;;1;0);IF([.C504]=&quot;Monster2&quot;;1;0);IF([.C504]=&quot;Monster3&quot;;1;0);IF([.C504]=&quot;Monster4&quot;;1;0);IF([.C504]=&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76" office:value-type="string" calcext:value-type="string">
            <text:p>Totem</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u einen Kampf gegen ein Monster verlierst, kannst du das Totem beschwören, um den Lose auf einen anderen Spieler zu lenk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
          <table:table-cell table:style-name="ce67" table:formula="of:=IF(ISBLANK([.C505]);&quot;&quot;;IF(OR(IF([.C505]=&quot;Monster1&quot;;1;0);IF([.C505]=&quot;Monster2&quot;;1;0);IF([.C505]=&quot;Monster3&quot;;1;0);IF([.C505]=&quot;Monster4&quot;;1;0);IF([.C505]=&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76" office:value-type="string" calcext:value-type="string">
            <text:p>Unsterblich</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Wenn du einen Kampf verlierst, kannst du allen negativen Folgen des Kampfes entgehen (kein Lose).</text:p>
            <text:p>Du kannst das Monster passieren oder nächste Runde erneut gegen ein Monster auf diesen Feld kämpf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506]);&quot;&quot;;IF(OR(IF([.C506]=&quot;Monster1&quot;;1;0);IF([.C506]=&quot;Monster2&quot;;1;0);IF([.C506]=&quot;Monster3&quot;;1;0);IF([.C506]=&quot;Monster4&quot;;1;0);IF([.C506]=&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table:style-name="ce67" office:value-type="string" calcext:value-type="string">
            <text:p>Verflucht</text:p>
          </table:table-cell>
          <table:table-cell table:style-name="ce67" table:content-validation-name="val3" office:value-type="string" calcext:value-type="string">
            <text:p>Artifact</text:p>
          </table:table-cell>
          <table:table-cell table:style-name="Default"/>
          <table:table-cell table:style-name="ce67"/>
          <table:table-cell table:style-name="ce67" table:content-validation-name="val3"/>
          <table:table-cell table:style-name="ce6"/>
          <table:table-cell table:style-name="ce67" office:value-type="string" calcext:value-type="string">
            <text:p>Werfe diese Karte ab um einem Spieler im Kampf gegen "Apokalyptischer Reiter – Tod" -4 oder den "Tod" -4/0 in einen Kampf zu geben.</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5">
          <table:table-cell table:style-name="ce67" table:formula="of:=IF(ISBLANK([.C507]);&quot;&quot;;IF(OR(IF([.C507]=&quot;Monster1&quot;;1;0);IF([.C507]=&quot;Monster2&quot;;1;0);IF([.C507]=&quot;Monster3&quot;;1;0);IF([.C507]=&quot;Monster4&quot;;1;0);IF([.C507]=&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67" office:value-type="string" calcext:value-type="string">
            <text:p>Vogel der Stiehlt</text:p>
          </table:table-cell>
          <table:table-cell table:style-name="ce67" table:content-validation-name="val3" office:value-type="string" calcext:value-type="string">
            <text:p>SpellTrap</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Du setzt deinen treuen Begleiter darauf an einen Gegenstand deiner Wahl von deinem Mitspieler zu stehlen.</text:p>
            <text:p>Dieser dumme Vodel bringt ihn aber nicht zu dir, sondern zum Pissbaum.</text:p>
          </table:table-cell>
          <table:table-cell table:style-name="ce67" office:value-type="string" calcext:value-type="string">
            <text:p>Wie ein Blitz schlägt es von oben auf dich herab und hinterlässt dich… BERAUBT.</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table:formula="of:=IF(ISBLANK([.C508]);&quot;&quot;;IF(OR(IF([.C508]=&quot;Monster1&quot;;1;0);IF([.C508]=&quot;Monster2&quot;;1;0);IF([.C508]=&quot;Monster3&quot;;1;0);IF([.C508]=&quot;Monster4&quot;;1;0);IF([.C508]=&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67" office:value-type="string" calcext:value-type="string">
            <text:p>Wiederkehrender Albtraum</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Gib einem Spieler im Duell -1/0.</text:p>
            <text:p/>
            <text:p>Füge diese Karte am Ende des Kampfes wieder deiner Hand hinzu (bevor du im Duell beklaut wirst). Auch wenn sie gekontert wurde.</text:p>
            <text:p/>
            <text:p>Nur einmal pro Runde nutzba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
          <table:table-cell table:style-name="ce67" table:formula="of:=IF(ISBLANK([.C509]);&quot;&quot;;IF(OR(IF([.C509]=&quot;Monster1&quot;;1;0);IF([.C509]=&quot;Monster2&quot;;1;0);IF([.C509]=&quot;Monster3&quot;;1;0);IF([.C509]=&quot;Monster4&quot;;1;0);IF([.C509]=&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Spell</text:p>
          </table:table-cell>
          <table:table-cell table:style-name="ce76" office:value-type="string" calcext:value-type="string">
            <text:p>Cocktail des Molotows</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style-name="ce6" office:value-type="string" calcext:value-type="string">
            <text:p>+2 / 0</text:p>
          </table:table-cell>
          <table:table-cell table:style-name="ce6"/>
          <table:table-cell table:style-name="ce67" office:value-type="string" calcext:value-type="string">
            <text:p>Nur in einem Spielerkampf zu spielen.</text:p>
            <text:p>Die Rüstung eines Gegners verbrennt sofort.</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table:formula="of:=IF(ISBLANK([.C510]);&quot;&quot;;IF(OR(IF([.C510]=&quot;Monster1&quot;;1;0);IF([.C510]=&quot;Monster2&quot;;1;0);IF([.C510]=&quot;Monster3&quot;;1;0);IF([.C510]=&quot;Monster4&quot;;1;0);IF([.C510]=&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Tavern</text:p>
          </table:table-cell>
          <table:table-cell table:style-name="ce67" office:value-type="string" calcext:value-type="string">
            <text:p>Eine Runde Bananenweizen</text:p>
          </table:table-cell>
          <table:table-cell table:style-name="ce67" table:content-validation-name="val3" office:value-type="string" calcext:value-type="string">
            <text:p>Tavern</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können miteinander handeln und Karten aus- und abrüsten.</text:p>
            <text:p/>
            <text:p>Alle Spieler im letzten Areal haben bis Ende ihrer nächsten Runde +2/2.</text:p>
            <text:p/>
            <text:p>Alle Spieler kämpfen gegeneinander. Alle Erhalten einen Ehrenmarker für jeden besiegten Gegn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table:formula="of:=IF(ISBLANK([.C511]);&quot;&quot;;IF(OR(IF([.C511]=&quot;Monster1&quot;;1;0);IF([.C511]=&quot;Monster2&quot;;1;0);IF([.C511]=&quot;Monster3&quot;;1;0);IF([.C511]=&quot;Monster4&quot;;1;0);IF([.C511]=&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Tavern</text:p>
          </table:table-cell>
          <table:table-cell table:style-name="ce67" office:value-type="string" calcext:value-type="string">
            <text:p>Eine Runde Butterbier</text:p>
          </table:table-cell>
          <table:table-cell table:style-name="ce67" table:content-validation-name="val3" office:value-type="string" calcext:value-type="string">
            <text:p>Tavern</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können miteinander handeln und Karten aus- und abrüsten.</text:p>
            <text:p/>
            <text:p>Alle Spieler im letzten Areal erhalten 4 Zauberkaten.</text:p>
            <text:p/>
            <text:p>Alle Spieler kämpfen gegeneinander. Alle Erhalten einen Ehrenmarker für jeden besiegten Gegn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table:formula="of:=IF(ISBLANK([.C512]);&quot;&quot;;IF(OR(IF([.C512]=&quot;Monster1&quot;;1;0);IF([.C512]=&quot;Monster2&quot;;1;0);IF([.C512]=&quot;Monster3&quot;;1;0);IF([.C512]=&quot;Monster4&quot;;1;0);IF([.C512]=&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Tavern</text:p>
          </table:table-cell>
          <table:table-cell table:style-name="ce67" office:value-type="string" calcext:value-type="string">
            <text:p>Eine Runde Feuerwasser</text:p>
          </table:table-cell>
          <table:table-cell table:style-name="ce67" table:content-validation-name="val3" office:value-type="string" calcext:value-type="string">
            <text:p>Tavern</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können miteinander handeln und Karten aus- und abrüsten.</text:p>
            <text:p/>
            <text:p>Schließe alle offenen Katastrophen und öffne 3 neue.</text:p>
            <text:p/>
            <text:p>Alle Spieler kämpfen gegeneinander. Alle Erhalten einen Ehrenmarker für jeden besiegten Gegn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table:formula="of:=IF(ISBLANK([.C513]);&quot;&quot;;IF(OR(IF([.C513]=&quot;Monster1&quot;;1;0);IF([.C513]=&quot;Monster2&quot;;1;0);IF([.C513]=&quot;Monster3&quot;;1;0);IF([.C513]=&quot;Monster4&quot;;1;0);IF([.C513]=&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Tavern</text:p>
          </table:table-cell>
          <table:table-cell table:style-name="ce67" office:value-type="string" calcext:value-type="string">
            <text:p>Eine Runde Pangalaktischer Donnergurgler</text:p>
          </table:table-cell>
          <table:table-cell table:style-name="ce67" table:content-validation-name="val3" office:value-type="string" calcext:value-type="string">
            <text:p>Tavern</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können miteinander handeln und Karten aus- und abrüsten.</text:p>
            <text:p/>
            <text:p>Alle Spieler im ersten Areal haben bis Ende ihrer nächsten Runde 0/-4.</text:p>
            <text:p/>
            <text:p>Alle Spieler kämpfen gegeneinander. Alle Erhalten einen Ehrenmarker für jeden besiegten Gegn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4">
          <table:table-cell table:style-name="ce67" table:formula="of:=IF(ISBLANK([.C514]);&quot;&quot;;IF(OR(IF([.C514]=&quot;Monster1&quot;;1;0);IF([.C514]=&quot;Monster2&quot;;1;0);IF([.C514]=&quot;Monster3&quot;;1;0);IF([.C514]=&quot;Monster4&quot;;1;0);IF([.C514]=&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Tavern</text:p>
          </table:table-cell>
          <table:table-cell table:style-name="ce67" office:value-type="string" calcext:value-type="string">
            <text:p>Eine Runde Quecksilber</text:p>
          </table:table-cell>
          <table:table-cell table:style-name="ce67" table:content-validation-name="val3" office:value-type="string" calcext:value-type="string">
            <text:p>Tavern</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können miteinander handeln und Karten aus- und abrüsten.</text:p>
            <text:p/>
            <text:p>Der letzte Spieler wird von einem Werwolf gebissen.</text:p>
            <text:p>Er erhält "Lykanthropie" (Extra Deck).</text:p>
            <text:p/>
            <text:p>Alle Spieler kämpfen gegeneinander. Alle Erhalten einen Ehrenmarker für jeden besiegten Gegn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table:formula="of:=IF(ISBLANK([.C515]);&quot;&quot;;IF(OR(IF([.C515]=&quot;Monster1&quot;;1;0);IF([.C515]=&quot;Monster2&quot;;1;0);IF([.C515]=&quot;Monster3&quot;;1;0);IF([.C515]=&quot;Monster4&quot;;1;0);IF([.C515]=&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Tavern</text:p>
          </table:table-cell>
          <table:table-cell table:style-name="ce67" office:value-type="string" calcext:value-type="string">
            <text:p>Eine Runde Rattengift</text:p>
          </table:table-cell>
          <table:table-cell table:style-name="ce67" table:content-validation-name="val3" office:value-type="string" calcext:value-type="string">
            <text:p>Tavern</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können miteinander handeln und Karten aus- und abrüsten.</text:p>
            <text:p/>
            <text:p>Alle Spieler kämpfen gegeneinander. Alle Erhalten einen Ehrenmarker für jeden besiegten Gegner.</text:p>
            <text:p/>
            <text:p>Alle Spieler im führenden Areal erhalten "Pest"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table:formula="of:=IF(ISBLANK([.C516]);&quot;&quot;;IF(OR(IF([.C516]=&quot;Monster1&quot;;1;0);IF([.C516]=&quot;Monster2&quot;;1;0);IF([.C516]=&quot;Monster3&quot;;1;0);IF([.C516]=&quot;Monster4&quot;;1;0);IF([.C51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Tavern</text:p>
          </table:table-cell>
          <table:table-cell table:style-name="ce67" office:value-type="string" calcext:value-type="string">
            <text:p>Eine Runde Super Dry Gin</text:p>
          </table:table-cell>
          <table:table-cell table:style-name="ce67" table:content-validation-name="val3" office:value-type="string" calcext:value-type="string">
            <text:p>Tavern</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können miteinander handeln und Karten aus- und abrüsten.</text:p>
            <text:p/>
            <text:p>Der führende Spieler erhält "Ausgehungert" (Extra Deck).</text:p>
            <text:p/>
            <text:p>Alle Spieler kämpfen gegeneinander. Alle Erhalten einen Ehrenmarker für jeden besiegten Gegn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0">
          <table:table-cell table:style-name="ce67" table:formula="of:=IF(ISBLANK([.C517]);&quot;&quot;;IF(OR(IF([.C517]=&quot;Monster1&quot;;1;0);IF([.C517]=&quot;Monster2&quot;;1;0);IF([.C517]=&quot;Monster3&quot;;1;0);IF([.C517]=&quot;Monster4&quot;;1;0);IF([.C517]=&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Tavern</text:p>
          </table:table-cell>
          <table:table-cell table:style-name="ce67" office:value-type="string" calcext:value-type="string">
            <text:p>Eine Runde Weihwasser</text:p>
          </table:table-cell>
          <table:table-cell table:style-name="ce67" table:content-validation-name="val3" office:value-type="string" calcext:value-type="string">
            <text:p>Tavern</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können miteinander handeln und Karten aus- und abrüsten.</text:p>
            <text:p/>
            <text:p>Alle Spieler im letzten Areal haben bis Ende ihrer nächsten Runde Faith+2.</text:p>
            <text:p/>
            <text:p>Alle Spieler kämpfen gegeneinander. Alle Erhalten einen Ehrenmarker für jeden besiegten Gegner.</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4">
          <table:table-cell table:style-name="ce67" table:formula="of:=IF(ISBLANK([.C518]);&quot;&quot;;IF(OR(IF([.C518]=&quot;Monster1&quot;;1;0);IF([.C518]=&quot;Monster2&quot;;1;0);IF([.C518]=&quot;Monster3&quot;;1;0);IF([.C518]=&quot;Monster4&quot;;1;0);IF([.C518]=&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Tavern</text:p>
          </table:table-cell>
          <table:table-cell table:style-name="ce76" office:value-type="string" calcext:value-type="string">
            <text:p>Eine Runde Gammel Dansk</text:p>
          </table:table-cell>
          <table:table-cell table:style-name="ce67" table:content-validation-name="val3" office:value-type="string" calcext:value-type="string">
            <text:p>Tavern</text:p>
          </table:table-cell>
          <table:table-cell table:style-name="ce41" table:content-validation-name="val4"/>
          <table:table-cell table:style-name="ce67" table:content-validation-name="val5"/>
          <table:table-cell table:style-name="ce6" table:number-columns-repeated="2"/>
          <table:table-cell table:style-name="ce67" office:value-type="string" calcext:value-type="string">
            <text:p>Alle Spieler können miteinander handeln und Karten aus- und abrüsten.</text:p>
            <text:p/>
            <text:p>Alle Spieler im führenden Areal haben bis Ende ihrer nächsten Runde 0/-1 für jede Karte die sie auf der Hand halten.</text:p>
            <text:p/>
            <text:p>Alle Spieler kämpfen gegeneinander. Alle Erhalten einen Ehrenmarker für jeden besiegten Gegner.</text:p>
          </table:table-cell>
          <table:table-cell table:style-name="ce67"/>
          <table:table-cell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519]);&quot;&quot;;IF(OR(IF([.C519]=&quot;Monster1&quot;;1;0);IF([.C519]=&quot;Monster2&quot;;1;0);IF([.C519]=&quot;Monster3&quot;;1;0);IF([.C519]=&quot;Monster4&quot;;1;0);IF([.C519]=&quot;Monster5&quot;;1;0));&quot;monster&quot;;&quot;normal&quot;))" office:value-type="string" office:string-value="normal" calcext:value-type="string">
            <text:p>normal</text:p>
          </table:table-cell>
          <table:table-cell table:style-name="ce32" table:content-validation-name="val1" office:value-type="boolean" office:boolean-value="true" calcext:value-type="boolean">
            <text:p>TRUE</text:p>
          </table:table-cell>
          <table:table-cell table:style-name="ce34" table:content-validation-name="val2" office:value-type="string" calcext:value-type="string">
            <text:p>Companion</text:p>
          </table:table-cell>
          <table:table-cell table:style-name="ce67" office:value-type="string" calcext:value-type="string">
            <text:p>Marius der Verschlissene</text:p>
          </table:table-cell>
          <table:table-cell table:style-name="ce67" table:content-validation-name="val3" office:value-type="string" calcext:value-type="string">
            <text:p>Companion</text:p>
          </table:table-cell>
          <table:table-cell table:style-name="ce41" table:content-validation-name="val4"/>
          <table:table-cell table:style-name="ce67" table:content-validation-name="val5"/>
          <table:table-cell table:style-name="ce6" office:value-type="string" calcext:value-type="string">
            <text:p>+4 / 0</text:p>
          </table:table-cell>
          <table:table-cell table:style-name="ce6"/>
          <table:table-cell table:style-name="ce67" office:value-type="string" calcext:value-type="string">
            <text:p>Hat stattdessen +8/0 gegen Skelettkkrieger und dem Skelettkönig.</text:p>
          </table:table-cell>
          <table:table-cell table:style-name="ce67" office:value-type="string" calcext:value-type="string">
            <text:p>Er diente schon unter den Blutmagiern im großen Nekormantenkieg.</text:p>
            <text:p>Man erzählt sich, dass Skelette mit eigenem Willen zuvor selber Nekromanten waren, die sich geweigert haben zu sterben und angefangen haben sich selbst zu totenbändigen.</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6">
          <table:table-cell office:value-type="string" calcext:value-type="string">
            <text:p>normal</text:p>
          </table:table-cell>
          <table:table-cell/>
          <table:table-cell office:value-type="string" calcext:value-type="string">
            <text:p>Spell</text:p>
          </table:table-cell>
          <table:table-cell office:value-type="string" calcext:value-type="string">
            <text:p>Heiliger Würfel Primus</text:p>
          </table:table-cell>
          <table:table-cell table:style-name="ce67" table:content-validation-name="val3" office:value-type="string" calcext:value-type="string">
            <text:p>SpellFast</text:p>
          </table:table-cell>
          <table:table-cell/>
          <table:table-cell table:style-name="ce67" table:content-validation-name="val5"/>
          <table:table-cell table:number-columns-repeated="2"/>
          <table:table-cell table:style-name="ce21" office:value-type="string" calcext:value-type="string">
            <text:p>Du kannst diese Karte jederzeit spielen, um ein beliebiges Würfelergebnis auf 1 zu ändern. Kann nicht gekontert werden.</text:p>
          </table:table-cell>
          <table:table-cell/>
          <table:table-cell table:content-validation-name="val6"/>
          <table:table-cell table:number-columns-repeated="4"/>
          <table:table-cell table:style-name="ce51"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6">
          <table:table-cell office:value-type="string" calcext:value-type="string">
            <text:p>normal</text:p>
          </table:table-cell>
          <table:table-cell table:style-name="ce32" table:content-validation-name="val1" table:formula="of:=TRUE()" office:value-type="boolean" office:boolean-value="true" calcext:value-type="boolean">
            <text:p>TRUE</text:p>
          </table:table-cell>
          <table:table-cell office:value-type="string" calcext:value-type="string">
            <text:p>Spell</text:p>
          </table:table-cell>
          <table:table-cell office:value-type="string" calcext:value-type="string">
            <text:p>Heiliger Würfel Secundus</text:p>
          </table:table-cell>
          <table:table-cell table:style-name="ce67" table:content-validation-name="val3" office:value-type="string" calcext:value-type="string">
            <text:p>SpellFast</text:p>
          </table:table-cell>
          <table:table-cell/>
          <table:table-cell table:style-name="ce67" table:content-validation-name="val5"/>
          <table:table-cell table:number-columns-repeated="2"/>
          <table:table-cell table:style-name="ce21" office:value-type="string" calcext:value-type="string">
            <text:p>Du kannst diese Karte jederzeit spielen, um ein beliebiges Würfelergebnis auf 2 zu ändern. Kann nicht gekontert werden.</text:p>
          </table:table-cell>
          <table:table-cell/>
          <table:table-cell table:content-validation-name="val6"/>
          <table:table-cell table:number-columns-repeated="4"/>
          <table:table-cell table:style-name="ce51"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6">
          <table:table-cell office:value-type="string" calcext:value-type="string">
            <text:p>normal</text:p>
          </table:table-cell>
          <table:table-cell/>
          <table:table-cell office:value-type="string" calcext:value-type="string">
            <text:p>Spell</text:p>
          </table:table-cell>
          <table:table-cell office:value-type="string" calcext:value-type="string">
            <text:p>Heiliger Würfel Tertium</text:p>
          </table:table-cell>
          <table:table-cell table:style-name="ce67" table:content-validation-name="val3" office:value-type="string" calcext:value-type="string">
            <text:p>SpellFast</text:p>
          </table:table-cell>
          <table:table-cell/>
          <table:table-cell table:style-name="ce67" table:content-validation-name="val5"/>
          <table:table-cell table:number-columns-repeated="2"/>
          <table:table-cell table:style-name="ce21" office:value-type="string" calcext:value-type="string">
            <text:p>Du kannst diese Karte jederzeit spielen, um ein beliebiges Würfelergebnis auf 3 zu ändern. Kann nicht gekontert werden.</text:p>
          </table:table-cell>
          <table:table-cell/>
          <table:table-cell table:content-validation-name="val6"/>
          <table:table-cell table:number-columns-repeated="4"/>
          <table:table-cell table:style-name="ce51"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6">
          <table:table-cell office:value-type="string" calcext:value-type="string">
            <text:p>normal</text:p>
          </table:table-cell>
          <table:table-cell table:style-name="ce32" table:content-validation-name="val1" table:formula="of:=TRUE()" office:value-type="boolean" office:boolean-value="true" calcext:value-type="boolean">
            <text:p>TRUE</text:p>
          </table:table-cell>
          <table:table-cell office:value-type="string" calcext:value-type="string">
            <text:p>Spell</text:p>
          </table:table-cell>
          <table:table-cell office:value-type="string" calcext:value-type="string">
            <text:p>Heiliger Würfel Quartus</text:p>
          </table:table-cell>
          <table:table-cell table:style-name="ce67" table:content-validation-name="val3" office:value-type="string" calcext:value-type="string">
            <text:p>SpellFast</text:p>
          </table:table-cell>
          <table:table-cell/>
          <table:table-cell table:style-name="ce67" table:content-validation-name="val5"/>
          <table:table-cell table:number-columns-repeated="2"/>
          <table:table-cell table:style-name="ce21" office:value-type="string" calcext:value-type="string">
            <text:p>Du kannst diese Karte jederzeit spielen, um ein beliebiges Würfelergebnis auf 4 zu ändern. Kann nicht gekontert werden.</text:p>
          </table:table-cell>
          <table:table-cell/>
          <table:table-cell table:content-validation-name="val6"/>
          <table:table-cell table:number-columns-repeated="4"/>
          <table:table-cell table:style-name="ce51"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6">
          <table:table-cell office:value-type="string" calcext:value-type="string">
            <text:p>normal</text:p>
          </table:table-cell>
          <table:table-cell/>
          <table:table-cell office:value-type="string" calcext:value-type="string">
            <text:p>Spell</text:p>
          </table:table-cell>
          <table:table-cell office:value-type="string" calcext:value-type="string">
            <text:p>Heiliger Würfel Quintus</text:p>
          </table:table-cell>
          <table:table-cell table:style-name="ce67" table:content-validation-name="val3" office:value-type="string" calcext:value-type="string">
            <text:p>SpellFast</text:p>
          </table:table-cell>
          <table:table-cell/>
          <table:table-cell table:style-name="ce67" table:content-validation-name="val5"/>
          <table:table-cell table:number-columns-repeated="2"/>
          <table:table-cell table:style-name="ce21" office:value-type="string" calcext:value-type="string">
            <text:p>Du kannst diese Karte jederzeit spielen, um ein beliebiges Würfelergebnis auf 5 zu ändern. Kann nicht gekontert werden.</text:p>
          </table:table-cell>
          <table:table-cell/>
          <table:table-cell table:content-validation-name="val6"/>
          <table:table-cell table:number-columns-repeated="4"/>
          <table:table-cell table:style-name="ce51"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6">
          <table:table-cell office:value-type="string" calcext:value-type="string">
            <text:p>normal</text:p>
          </table:table-cell>
          <table:table-cell table:style-name="ce32" table:content-validation-name="val1" table:formula="of:=TRUE()" office:value-type="boolean" office:boolean-value="true" calcext:value-type="boolean">
            <text:p>TRUE</text:p>
          </table:table-cell>
          <table:table-cell office:value-type="string" calcext:value-type="string">
            <text:p>Spell</text:p>
          </table:table-cell>
          <table:table-cell office:value-type="string" calcext:value-type="string">
            <text:p>Heiliger Würfel Tandem</text:p>
          </table:table-cell>
          <table:table-cell table:style-name="ce67" table:content-validation-name="val3" office:value-type="string" calcext:value-type="string">
            <text:p>SpellFast</text:p>
          </table:table-cell>
          <table:table-cell/>
          <table:table-cell table:style-name="ce67" table:content-validation-name="val5"/>
          <table:table-cell table:number-columns-repeated="2"/>
          <table:table-cell table:style-name="ce21" office:value-type="string" calcext:value-type="string">
            <text:p>Du kannst diese Karte jederzeit spielen, um ein beliebiges Würfelergebnis auf 6 zu ändern. Kann nicht gekontert werden.</text:p>
          </table:table-cell>
          <table:table-cell/>
          <table:table-cell table:content-validation-name="val6"/>
          <table:table-cell table:number-columns-repeated="4"/>
          <table:table-cell table:style-name="ce51"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2">
          <table:table-cell table:style-name="ce67" table:formula="of:=IF(ISBLANK([.C526]);&quot;&quot;;IF(OR(IF([.C526]=&quot;Monster1&quot;;1;0);IF([.C526]=&quot;Monster2&quot;;1;0);IF([.C526]=&quot;Monster3&quot;;1;0);IF([.C526]=&quot;Monster4&quot;;1;0);IF([.C526]=&quot;Monster5&quot;;1;0));&quot;monster&quot;;&quot;normal&quot;))" office:value-type="string" office:string-value="normal" calcext:value-type="string">
            <text:p>normal</text:p>
          </table:table-cell>
          <table:table-cell table:style-name="ce27" table:content-validation-name="val1"/>
          <table:table-cell table:style-name="ce34" table:content-validation-name="val2" office:value-type="string" calcext:value-type="string">
            <text:p>Class</text:p>
          </table:table-cell>
          <table:table-cell table:style-name="ce67" office:value-type="string" calcext:value-type="string">
            <text:p>Wanderer</text:p>
          </table:table-cell>
          <table:table-cell table:style-name="ce67" table:content-validation-name="val3" office:value-type="string" calcext:value-type="string">
            <text:p>Class</text:p>
          </table:table-cell>
          <table:table-cell table:style-name="ce41" table:content-validation-name="val4"/>
          <table:table-cell table:style-name="ce67" table:content-validation-name="val5"/>
          <table:table-cell table:style-name="Default"/>
          <table:table-cell table:style-name="ce6"/>
          <table:table-cell table:style-name="ce67" office:value-type="string" calcext:value-type="string">
            <text:p>Diese Klasse ist nicht am Anfang des Spieles wählbar, sondern wird dem Spieler gegeben der verspätet am Spiel teilnimmt. Erhalte “Ritualwerkzeuge”, “Wanderers Segen”, “Rauschmittel eines fremden Landes”, “Wüstengewand”, “Versiegelte Urne”, “Des wanderers Gedanken” und “Händler aus einen fernen Lande” (Extra Deck)</text:p>
          </table:table-cell>
          <table:table-cell table:style-name="ce67"/>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6">
          <table:table-cell table:style-name="ce67" table:formula="of:=IF(ISBLANK([.C527]);&quot;&quot;;IF(OR(IF([.C527]=&quot;Monster1&quot;;1;0);IF([.C527]=&quot;Monster2&quot;;1;0);IF([.C527]=&quot;Monster3&quot;;1;0);IF([.C527]=&quot;Monster4&quot;;1;0);IF([.C527]=&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office:value-type="string" calcext:value-type="string">
            <text:p>Wanderers Segen</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table:style-name="Default" office:value-type="string" calcext:value-type="string">
            <text:p>Faith+1</text:p>
          </table:table-cell>
          <table:table-cell office:value-type="string" calcext:value-type="string">
            <text:p>Exportgut</text:p>
          </table:table-cell>
          <table:table-cell table:number-columns-repeated="2"/>
          <table:table-cell table:content-validation-name="val6"/>
          <table:table-cell table:number-columns-repeated="4"/>
          <table:table-cell table:style-name="ce51"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6">
          <table:table-cell table:style-name="ce67" table:formula="of:=IF(ISBLANK([.C528]);&quot;&quot;;IF(OR(IF([.C528]=&quot;Monster1&quot;;1;0);IF([.C528]=&quot;Monster2&quot;;1;0);IF([.C528]=&quot;Monster3&quot;;1;0);IF([.C528]=&quot;Monster4&quot;;1;0);IF([.C528]=&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office:value-type="string" calcext:value-type="string">
            <text:p>Rauschmittel eines fremden Landes</text:p>
          </table:table-cell>
          <table:table-cell table:style-name="ce67" table:content-validation-name="val3" office:value-type="string" calcext:value-type="string">
            <text:p>Attribute</text:p>
          </table:table-cell>
          <table:table-cell table:style-name="ce41" table:content-validation-name="val4"/>
          <table:table-cell table:style-name="ce67" table:content-validation-name="val5"/>
          <table:table-cell office:value-type="string" calcext:value-type="string">
            <text:p>+1 / 0</text:p>
          </table:table-cell>
          <table:table-cell office:value-type="string" calcext:value-type="string">
            <text:p>Exportgut</text:p>
          </table:table-cell>
          <table:table-cell table:number-columns-repeated="2"/>
          <table:table-cell table:content-validation-name="val6"/>
          <table:table-cell table:number-columns-repeated="4"/>
          <table:table-cell table:style-name="ce51"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6">
          <table:table-cell table:style-name="ce67" table:formula="of:=IF(ISBLANK([.C529]);&quot;&quot;;IF(OR(IF([.C529]=&quot;Monster1&quot;;1;0);IF([.C529]=&quot;Monster2&quot;;1;0);IF([.C529]=&quot;Monster3&quot;;1;0);IF([.C529]=&quot;Monster4&quot;;1;0);IF([.C529]=&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2</text:p>
          </table:table-cell>
          <table:table-cell office:value-type="string" calcext:value-type="string">
            <text:p>Wüstengewand</text:p>
          </table:table-cell>
          <table:table-cell table:style-name="ce67" table:content-validation-name="val3" office:value-type="string" calcext:value-type="string">
            <text:p>Armor</text:p>
          </table:table-cell>
          <table:table-cell table:style-name="ce41" table:content-validation-name="val4"/>
          <table:table-cell table:style-name="ce67" table:content-validation-name="val5"/>
          <table:table-cell office:value-type="string" calcext:value-type="string">
            <text:p>+2 / +2</text:p>
          </table:table-cell>
          <table:table-cell office:value-type="string" calcext:value-type="string">
            <text:p>Exportgut</text:p>
          </table:table-cell>
          <table:table-cell office:value-type="string" calcext:value-type="string">
            <text:p>Du bist immun gegen “Treibsand”</text:p>
          </table:table-cell>
          <table:table-cell office:value-type="string" calcext:value-type="string">
            <text:p>Lässt sich perfekt über jede andere Rüstung tragen.</text:p>
          </table:table-cell>
          <table:table-cell table:content-validation-name="val6"/>
          <table:table-cell table:number-columns-repeated="3"/>
          <table:table-cell office:value-type="string" calcext:value-type="string">
            <text:p>+ 2 / +2</text:p>
          </table:table-cell>
          <table:table-cell table:style-name="ce50"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7">
          <table:table-cell table:style-name="ce67" table:formula="of:=IF(ISBLANK([.C530]);&quot;&quot;;IF(OR(IF([.C530]=&quot;Monster1&quot;;1;0);IF([.C530]=&quot;Monster2&quot;;1;0);IF([.C530]=&quot;Monster3&quot;;1;0);IF([.C530]=&quot;Monster4&quot;;1;0);IF([.C530]=&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office:value-type="string" calcext:value-type="string">
            <text:p>Ritualwerkzeuge</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table-cell office:value-type="string" calcext:value-type="string">
            <text:p>Exportgut</text:p>
          </table:table-cell>
          <table:table-cell table:style-name="ce21" office:value-type="string" calcext:value-type="string">
            <text:p>Werfe einen Ausrüstungsgegenstand aus deiner Hand ab um einen neuen zu ziehe, dessen Wertigkeit genau eine Stufe höher ist.</text:p>
          </table:table-cell>
          <table:table-cell office:value-type="string" calcext:value-type="string">
            <text:p>Werft Silber zu Gold, wenn ihr es wollt.</text:p>
          </table:table-cell>
          <table:table-cell table:content-validation-name="val6"/>
          <table:table-cell table:number-columns-repeated="4"/>
          <table:table-cell table:style-name="ce51"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6">
          <table:table-cell table:style-name="ce67" table:formula="of:=IF(ISBLANK([.C531]);&quot;&quot;;IF(OR(IF([.C531]=&quot;Monster1&quot;;1;0);IF([.C531]=&quot;Monster2&quot;;1;0);IF([.C531]=&quot;Monster3&quot;;1;0);IF([.C531]=&quot;Monster4&quot;;1;0);IF([.C531]=&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Equipment3</text:p>
          </table:table-cell>
          <table:table-cell office:value-type="string" calcext:value-type="string">
            <text:p>Versiegelte Urne</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table-cell office:value-type="string" calcext:value-type="string">
            <text:p>Exportgut</text:p>
          </table:table-cell>
          <table:table-cell office:value-type="string" calcext:value-type="string">
            <text:p>Ziehe Zauberkarten bis deine Hand voll ist</text:p>
          </table:table-cell>
          <table:table-cell/>
          <table:table-cell table:content-validation-name="val6"/>
          <table:table-cell table:number-columns-repeated="4"/>
          <table:table-cell table:style-name="ce51"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8">
          <table:table-cell table:style-name="ce67" table:formula="of:=IF(ISBLANK([.C532]);&quot;&quot;;IF(OR(IF([.C532]=&quot;Monster1&quot;;1;0);IF([.C532]=&quot;Monster2&quot;;1;0);IF([.C532]=&quot;Monster3&quot;;1;0);IF([.C532]=&quot;Monster4&quot;;1;0);IF([.C532]=&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office:value-type="string" calcext:value-type="string">
            <text:p>Des wanderers Gedanken</text:p>
          </table:table-cell>
          <table:table-cell table:style-name="ce67" table:content-validation-name="val3"/>
          <table:table-cell table:style-name="ce41" table:content-validation-name="val4"/>
          <table:table-cell table:style-name="ce67" table:content-validation-name="val5"/>
          <table:table-cell table:number-columns-repeated="2"/>
          <table:table-cell table:style-name="ce21" office:value-type="string" calcext:value-type="string">
            <text:p>Hilfskarte:</text:p>
            <text:p>Überleg dir gut welche Gegenstände du verkaufst und welchen du am ende für dich behalten willst.</text:p>
            <text:p>Es ist manchmal auch der richtige Weg die Exportgüter lieber verfallen zu lassen als sie unvorrteilhaft einzutauschen.</text:p>
            <text:p>So ist es vielleicht ratsam fast keine zu handeln wenn das Spiel erst vor kurzen begonnen hat und viele wenn das Spiel bereits weiter fortgeschritten ist.</text:p>
          </table:table-cell>
          <table:table-cell/>
          <table:table-cell table:content-validation-name="val6"/>
          <table:table-cell table:number-columns-repeated="4"/>
          <table:table-cell table:style-name="ce50"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9">
          <table:table-cell table:style-name="ce67" table:formula="of:=IF(ISBLANK([.C533]);&quot;&quot;;IF(OR(IF([.C533]=&quot;Monster1&quot;;1;0);IF([.C533]=&quot;Monster2&quot;;1;0);IF([.C533]=&quot;Monster3&quot;;1;0);IF([.C533]=&quot;Monster4&quot;;1;0);IF([.C533]=&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Library</text:p>
          </table:table-cell>
          <table:table-cell office:value-type="string" calcext:value-type="string">
            <text:p>Händler aus einen fernen Lande</text:p>
          </table:table-cell>
          <table:table-cell table:style-name="ce67" table:content-validation-name="val3"/>
          <table:table-cell table:style-name="ce41" table:content-validation-name="val4"/>
          <table:table-cell table:style-name="ce67" table:content-validation-name="val5"/>
          <table:table-cell table:number-columns-repeated="2"/>
          <table:table-cell table:style-name="ce21" office:value-type="string" calcext:value-type="string">
            <text:p>Du trittst gemäß der Sitzreinfolge dem Spiel bei. Am Anfang deiner ersten Runde handel alle Spieler miteinder.</text:p>
            <text:p>Am ende der Handelsrunde musst du alle bis auf ein Exportgut abwerfen.</text:p>
            <text:p>Erhalte den gewinn dieses Exportgutes für dich selbst.</text:p>
          </table:table-cell>
          <table:table-cell/>
          <table:table-cell table:content-validation-name="val6"/>
          <table:table-cell table:number-columns-repeated="4"/>
          <table:table-cell table:style-name="ce51"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0">
          <table:table-cell table:style-name="ce67" office:value-type="string" calcext:value-type="string">
            <text:p>monster</text:p>
          </table:table-cell>
          <table:table-cell/>
          <table:table-cell table:style-name="ce34" table:content-validation-name="val2" office:value-type="string" calcext:value-type="string">
            <text:p>Action</text:p>
          </table:table-cell>
          <table:table-cell office:value-type="string" calcext:value-type="string">
            <text:p>Verlassenes Alchemielabor</text:p>
          </table:table-cell>
          <table:table-cell table:style-name="ce67" table:content-validation-name="val3"/>
          <table:table-cell table:style-name="ce41" table:content-validation-name="val4"/>
          <table:table-cell table:style-name="ce67" table:content-validation-name="val5"/>
          <table:table-cell table:number-columns-repeated="2"/>
          <table:table-cell table:style-name="ce21" office:value-type="string" calcext:value-type="string">
            <text:p>Ein Skelett greift dich an!</text:p>
            <text:p>Es hat +1, für jeden "Skelettkrieger" auf dem Ablagestapel.</text:p>
            <text:p/>
            <text:p>Diese Karte wird nach den Kampf auf den Tier 4 Ablagestapel gelegt und zählt dort als "Skelettkrieger"</text:p>
          </table:table-cell>
          <table:table-cell/>
          <table:table-cell table:style-name="ce67" table:content-validation-name="val6" office:value-type="float" office:value="19" calcext:value-type="float">
            <text:p>19</text:p>
          </table:table-cell>
          <table:table-cell table:style-name="ce67" table:content-validation-name="val7" office:value-type="string" calcext:value-type="string">
            <text:p>Monster</text:p>
          </table:table-cell>
          <table:table-cell table:style-name="ce67" office:value-type="string" calcext:value-type="string">
            <text:p>Ziehe “Wandernde Truhe” (Extra Deck)</text:p>
          </table:table-cell>
          <table:table-cell table:style-name="ce67" office:value-type="string" calcext:value-type="string">
            <text:p>Werfe zwei Handkarten ab.</text:p>
          </table:table-cell>
          <table:table-cell/>
          <table:table-cell table:style-name="ce51"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
          <table:table-cell table:style-name="ce67" table:formula="of:=IF(ISBLANK([.C535]);&quot;&quot;;IF(OR(IF([.C535]=&quot;Monster1&quot;;1;0);IF([.C535]=&quot;Monster2&quot;;1;0);IF([.C535]=&quot;Monster3&quot;;1;0);IF([.C535]=&quot;Monster4&quot;;1;0);IF([.C535]=&quot;Monster5&quot;;1;0));&quot;monster&quot;;&quot;normal&quot;))" office:value-type="string" office:string-value="normal" calcext:value-type="string">
            <text:p>normal</text:p>
          </table:table-cell>
          <table:table-cell table:style-name="ce32" table:content-validation-name="val1" table:formula="of:=TRUE()" office:value-type="boolean" office:boolean-value="true" calcext:value-type="boolean">
            <text:p>TRUE</text:p>
          </table:table-cell>
          <table:table-cell table:style-name="ce34" table:content-validation-name="val2" office:value-type="string" calcext:value-type="string">
            <text:p>Companion</text:p>
          </table:table-cell>
          <table:table-cell table:style-name="ce67" office:value-type="string" calcext:value-type="string">
            <text:p>Wandernde Truhe</text:p>
          </table:table-cell>
          <table:table-cell table:style-name="ce67" table:content-validation-name="val3" office:value-type="string" calcext:value-type="string">
            <text:p>Companion</text:p>
          </table:table-cell>
          <table:table-cell table:style-name="ce41" table:content-validation-name="val4"/>
          <table:table-cell table:style-name="Default"/>
          <table:table-cell table:style-name="ce6" office:value-type="string" calcext:value-type="string">
            <text:p>0 / +7</text:p>
          </table:table-cell>
          <table:table-cell table:style-name="ce6"/>
          <table:table-cell table:style-name="ce67"/>
          <table:table-cell table:style-name="ce67" office:value-type="string" calcext:value-type="string">
            <text:p>Sie liebt es all dein Müll für dich zu tragen.</text:p>
          </table:table-cell>
          <table:table-cell table:style-name="ce67" table:content-validation-name="val6"/>
          <table:table-cell table:style-name="ce67" table:content-validation-name="val7"/>
          <table:table-cell table:style-name="ce67" table:number-columns-repeated="2"/>
          <table:table-cell table:style-name="ce24"/>
          <table:table-cell table:style-name="ce50"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6">
          <table:table-cell table:style-name="ce67" table:formula="of:=IF(ISBLANK([.C536]);&quot;&quot;;IF(OR(IF([.C536]=&quot;Monster1&quot;;1;0);IF([.C536]=&quot;Monster2&quot;;1;0);IF([.C536]=&quot;Monster3&quot;;1;0);IF([.C536]=&quot;Monster4&quot;;1;0);IF([.C536]=&quot;Monster5&quot;;1;0));&quot;monster&quot;;&quot;normal&quot;))" office:value-type="string" office:string-value="normal" calcext:value-type="string">
            <text:p>normal</text:p>
          </table:table-cell>
          <table:table-cell table:style-name="ce8" office:value-type="boolean" office:boolean-value="true" calcext:value-type="boolean">
            <text:p>TRUE</text:p>
          </table:table-cell>
          <table:table-cell table:style-name="ce34" table:content-validation-name="val2" office:value-type="string" calcext:value-type="string">
            <text:p>Equipment1</text:p>
          </table:table-cell>
          <table:table-cell office:value-type="string" calcext:value-type="string">
            <text:p>Zwiebel</text:p>
          </table:table-cell>
          <table:table-cell table:style-name="ce67" table:content-validation-name="val3" office:value-type="string" calcext:value-type="string">
            <text:p>Artifact</text:p>
          </table:table-cell>
          <table:table-cell table:style-name="ce41" table:content-validation-name="val4"/>
          <table:table-cell table:style-name="ce67" table:content-validation-name="val5"/>
          <table:table-cell table:number-columns-repeated="2"/>
          <table:table-cell office:value-type="string" calcext:value-type="string">
            <text:p>Du bist immun gegen “Pest”</text:p>
          </table:table-cell>
          <table:table-cell/>
          <table:table-cell table:content-validation-name="val6"/>
          <table:table-cell table:number-columns-repeated="4"/>
          <table:table-cell table:style-name="ce51"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1">
          <table:table-cell table:style-name="ce67" table:formula="of:=IF(ISBLANK([.C537]);&quot;&quot;;IF(OR(IF([.C537]=&quot;Monster1&quot;;1;0);IF([.C537]=&quot;Monster2&quot;;1;0);IF([.C537]=&quot;Monster3&quot;;1;0);IF([.C537]=&quot;Monster4&quot;;1;0);IF([.C537]=&quot;Monster5&quot;;1;0));&quot;monster&quot;;&quot;normal&quot;))" office:value-type="string" office:string-value="normal" calcext:value-type="string">
            <text:p>normal</text:p>
          </table:table-cell>
          <table:table-cell table:style-name="ce8" office:value-type="boolean" office:boolean-value="true" calcext:value-type="boolean">
            <text:p>TRUE</text:p>
          </table:table-cell>
          <table:table-cell table:style-name="ce34" table:content-validation-name="val2" office:value-type="string" calcext:value-type="string">
            <text:p>Spell</text:p>
          </table:table-cell>
          <table:table-cell table:style-name="ce77" office:value-type="string" calcext:value-type="string">
            <text:p>Der wahre Name eines vergessenden Gottes</text:p>
          </table:table-cell>
          <table:table-cell table:style-name="ce67" table:content-validation-name="val3" office:value-type="string" calcext:value-type="string">
            <text:p>SpellNormal</text:p>
          </table:table-cell>
          <table:table-cell table:style-name="ce41" table:content-validation-name="val4"/>
          <table:table-cell table:style-name="ce67" table:content-validation-name="val5"/>
          <table:table-cell table:number-columns-repeated="2"/>
          <table:table-cell table:style-name="ce21" office:value-type="string" calcext:value-type="string">
            <text:p>Ziehe 4 Segen.</text:p>
            <text:p>Werfe diese Karte zusammen mit "Jungfreuliche Erde" und "Klares Wasser" von deiner Hand ab um "Golem Begleiter" (Extra Deck) zu ziehen.</text:p>
          </table:table-cell>
          <table:table-cell/>
          <table:table-cell table:content-validation-name="val6"/>
          <table:table-cell table:number-columns-repeated="4"/>
          <table:table-cell table:style-name="ce51"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2">
          <table:table-cell table:style-name="ce67" table:formula="of:=IF(ISBLANK([.C538]);&quot;&quot;;IF(OR(IF([.C538]=&quot;Monster1&quot;;1;0);IF([.C538]=&quot;Monster2&quot;;1;0);IF([.C538]=&quot;Monster3&quot;;1;0);IF([.C538]=&quot;Monster4&quot;;1;0);IF([.C538]=&quot;Monster5&quot;;1;0));&quot;monster&quot;;&quot;normal&quot;))" office:value-type="string" office:string-value="normal" calcext:value-type="string">
            <text:p>normal</text:p>
          </table:table-cell>
          <table:table-cell table:style-name="ce8" office:value-type="boolean" office:boolean-value="true" calcext:value-type="boolean">
            <text:p>TRUE</text:p>
          </table:table-cell>
          <table:table-cell table:style-name="ce34" table:content-validation-name="val2" office:value-type="string" calcext:value-type="string">
            <text:p>Spell</text:p>
          </table:table-cell>
          <table:table-cell office:value-type="string" calcext:value-type="string">
            <text:p>Jungfreuliche Erde</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number-columns-repeated="2"/>
          <table:table-cell table:style-name="ce21" office:value-type="string" calcext:value-type="string">
            <text:p>Gebe einen Gott oder Vampier -4 im Kampf.</text:p>
            <text:p>Werfe diese Karte zusammen mit "Der wahre Name eines vergessenden Gottes" und "Klares Wasser" von deiner Hand ab um "Golem Begleiter" (Extra Deck) zu ziehen </text:p>
          </table:table-cell>
          <table:table-cell/>
          <table:table-cell table:content-validation-name="val6"/>
          <table:table-cell table:number-columns-repeated="4"/>
          <table:table-cell table:style-name="ce50"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3">
          <table:table-cell table:style-name="ce67" table:formula="of:=IF(ISBLANK([.C539]);&quot;&quot;;IF(OR(IF([.C539]=&quot;Monster1&quot;;1;0);IF([.C539]=&quot;Monster2&quot;;1;0);IF([.C539]=&quot;Monster3&quot;;1;0);IF([.C539]=&quot;Monster4&quot;;1;0);IF([.C539]=&quot;Monster5&quot;;1;0));&quot;monster&quot;;&quot;normal&quot;))" office:value-type="string" office:string-value="normal" calcext:value-type="string">
            <text:p>normal</text:p>
          </table:table-cell>
          <table:table-cell table:style-name="ce8" office:value-type="boolean" office:boolean-value="true" calcext:value-type="boolean">
            <text:p>TRUE</text:p>
          </table:table-cell>
          <table:table-cell table:style-name="ce34" table:content-validation-name="val2" office:value-type="string" calcext:value-type="string">
            <text:p>Spell</text:p>
          </table:table-cell>
          <table:table-cell office:value-type="string" calcext:value-type="string">
            <text:p>Klares Wasser</text:p>
          </table:table-cell>
          <table:table-cell table:style-name="ce67" table:content-validation-name="val3" office:value-type="string" calcext:value-type="string">
            <text:p>SpellFast</text:p>
          </table:table-cell>
          <table:table-cell table:style-name="ce41" table:content-validation-name="val4"/>
          <table:table-cell table:style-name="ce67" table:content-validation-name="val5"/>
          <table:table-cell table:number-columns-repeated="2"/>
          <table:table-cell table:style-name="ce77" office:value-type="string" calcext:value-type="string">
            <text:p>Ändere einen beliebiegen Würfelwurf zu einen D12 Würfelwurf.</text:p>
            <text:p>Werfe diese Karte zusammen mit "Der wahre Name eines vergessenden Gottes" und "Jungfreuliche Erde" von deiner Hand ab um "Golem Begleiter" (Extra Deck) zu ziehen</text:p>
          </table:table-cell>
          <table:table-cell/>
          <table:table-cell table:content-validation-name="val6"/>
          <table:table-cell table:number-columns-repeated="4"/>
          <table:table-cell table:style-name="ce51" office:value-type="float" office:value="0" calcext:value-type="float">
            <text:p>0</text:p>
          </table:table-cell>
          <table:table-cell table:style-name="ce50"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4">
          <table:table-cell table:style-name="ce67" table:formula="of:=IF(ISBLANK([.C540]);&quot;&quot;;IF(OR(IF([.C540]=&quot;Monster1&quot;;1;0);IF([.C540]=&quot;Monster2&quot;;1;0);IF([.C540]=&quot;Monster3&quot;;1;0);IF([.C540]=&quot;Monster4&quot;;1;0);IF([.C540]=&quot;Monster5&quot;;1;0));&quot;monster&quot;;&quot;normal&quot;))" office:value-type="string" office:string-value="normal" calcext:value-type="string">
            <text:p>normal</text:p>
          </table:table-cell>
          <table:table-cell table:style-name="ce8" office:value-type="boolean" office:boolean-value="true" calcext:value-type="boolean">
            <text:p>TRUE</text:p>
          </table:table-cell>
          <table:table-cell table:style-name="ce34" table:content-validation-name="val2" office:value-type="string" calcext:value-type="string">
            <text:p>Companion</text:p>
          </table:table-cell>
          <table:table-cell office:value-type="string" calcext:value-type="string">
            <text:p>Golem Begleiter</text:p>
          </table:table-cell>
          <table:table-cell table:style-name="ce67" table:content-validation-name="val3" office:value-type="string" calcext:value-type="string">
            <text:p>Companion</text:p>
          </table:table-cell>
          <table:table-cell table:style-name="ce41" table:content-validation-name="val4"/>
          <table:table-cell table:style-name="ce67" table:content-validation-name="val5"/>
          <table:table-cell office:value-type="string" calcext:value-type="string">
            <text:p>+10 / 0</text:p>
          </table:table-cell>
          <table:table-cell/>
          <table:table-cell table:style-name="ce77" office:value-type="string" calcext:value-type="string">
            <text:p>Du musst in jeden Kampf gegen ein Monster eine “Ehre” abwerfen damit der “Golem Begleiter” dich bei den Kampf unterstürtzt.</text:p>
          </table:table-cell>
          <table:table-cell table:style-name="ce21" office:value-type="string" calcext:value-type="string">
            <text:p>Er freut sich deinen Team beizutreten und frisst aus Dankbarkeit deinen alten Begleiter auf.</text:p>
          </table:table-cell>
          <table:table-cell table:content-validation-name="val6"/>
          <table:table-cell table:number-columns-repeated="4"/>
          <table:table-cell table:style-name="ce51" office:value-type="float" office:value="0" calcext:value-type="float">
            <text:p>0</text:p>
          </table:table-cell>
          <table:table-cell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5">
          <table:table-cell table:style-name="ce67" table:formula="of:=IF(ISBLANK([.C541]);&quot;&quot;;IF(OR(IF([.C541]=&quot;Monster1&quot;;1;0);IF([.C541]=&quot;Monster2&quot;;1;0);IF([.C541]=&quot;Monster3&quot;;1;0);IF([.C541]=&quot;Monster4&quot;;1;0);IF([.C541]=&quot;Monster5&quot;;1;0));&quot;monster&quot;;&quot;normal&quot;))" office:value-type="string" office:string-value="normal" calcext:value-type="string">
            <text:p>normal</text:p>
          </table:table-cell>
          <table:table-cell/>
          <table:table-cell office:value-type="string" calcext:value-type="string">
            <text:p>Spell</text:p>
          </table:table-cell>
          <table:table-cell office:value-type="string" calcext:value-type="string">
            <text:p>Elixier des Öls</text:p>
          </table:table-cell>
          <table:table-cell table:style-name="ce83" office:value-type="string" calcext:value-type="string">
            <text:p>Elixier</text:p>
          </table:table-cell>
          <table:table-cell table:number-columns-repeated="4"/>
          <table:table-cell table:style-name="ce67" office:value-type="string" calcext:value-type="string">
            <text:p>Alchemie:</text:p>
            <text:p>Sollten 2 oder mehr Elixiere auf der gleichen Seite ausliegen gibt diese Karte einer Seite einen Kampfbonus eines D4.</text:p>
            <text:p>Werfe einen zweiten D4 wenn eins der anderen Elixiere das Elixiere des Feuers ist.</text:p>
          </table:table-cell>
          <table:table-cell/>
          <table:table-cell table:content-validation-name="val6"/>
          <table:table-cell table:number-columns-repeated="4"/>
          <table:table-cell table:number-columns-repeated="2" table:style-name="ce51"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6">
          <table:table-cell table:style-name="ce67" table:formula="of:=IF(ISBLANK([.C542]);&quot;&quot;;IF(OR(IF([.C542]=&quot;Monster1&quot;;1;0);IF([.C542]=&quot;Monster2&quot;;1;0);IF([.C542]=&quot;Monster3&quot;;1;0);IF([.C542]=&quot;Monster4&quot;;1;0);IF([.C542]=&quot;Monster5&quot;;1;0));&quot;monster&quot;;&quot;normal&quot;))" office:value-type="string" office:string-value="normal" calcext:value-type="string">
            <text:p>normal</text:p>
          </table:table-cell>
          <table:table-cell/>
          <table:table-cell office:value-type="string" calcext:value-type="string">
            <text:p>Spell</text:p>
          </table:table-cell>
          <table:table-cell office:value-type="string" calcext:value-type="string">
            <text:p>Elixier des Schreckens</text:p>
          </table:table-cell>
          <table:table-cell table:style-name="ce83" office:value-type="string" calcext:value-type="string">
            <text:p>Elixier</text:p>
          </table:table-cell>
          <table:table-cell table:number-columns-repeated="2"/>
          <table:table-cell office:value-type="string" calcext:value-type="string">
            <text:p>+1</text:p>
          </table:table-cell>
          <table:table-cell office:value-type="string" calcext:value-type="string">
            <text:p>Für das Monster</text:p>
          </table:table-cell>
          <table:table-cell table:style-name="ce67" office:value-type="string" calcext:value-type="string">
            <text:p>Alchemie:</text:p>
            <text:p>Sollten 2 oder mehr Elixiere ausliegen gibt diese Karte stattdessen +3 Für das Monster.</text:p>
          </table:table-cell>
          <table:table-cell/>
          <table:table-cell table:content-validation-name="val6"/>
          <table:table-cell table:number-columns-repeated="4"/>
          <table:table-cell table:number-columns-repeated="2" table:style-name="ce51"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7">
          <table:table-cell table:style-name="ce67" table:formula="of:=IF(ISBLANK([.C543]);&quot;&quot;;IF(OR(IF([.C543]=&quot;Monster1&quot;;1;0);IF([.C543]=&quot;Monster2&quot;;1;0);IF([.C543]=&quot;Monster3&quot;;1;0);IF([.C543]=&quot;Monster4&quot;;1;0);IF([.C543]=&quot;Monster5&quot;;1;0));&quot;monster&quot;;&quot;normal&quot;))" office:value-type="string" office:string-value="normal" calcext:value-type="string">
            <text:p>normal</text:p>
          </table:table-cell>
          <table:table-cell/>
          <table:table-cell office:value-type="string" calcext:value-type="string">
            <text:p>Spell</text:p>
          </table:table-cell>
          <table:table-cell office:value-type="string" calcext:value-type="string">
            <text:p>Elixier des Feuers</text:p>
          </table:table-cell>
          <table:table-cell table:style-name="ce83" office:value-type="string" calcext:value-type="string">
            <text:p>Elixier</text:p>
          </table:table-cell>
          <table:table-cell table:number-columns-repeated="2"/>
          <table:table-cell office:value-type="string" calcext:value-type="string">
            <text:p>+1 / 0</text:p>
          </table:table-cell>
          <table:table-cell office:value-type="string" calcext:value-type="string">
            <text:p>Für eine Seite</text:p>
          </table:table-cell>
          <table:table-cell table:style-name="ce21" office:value-type="string" calcext:value-type="string">
            <text:p>Alchemie: Sollten 2 oder mehr Elixiere ausliegen gibt diese Karte stattdessen +3/0 für eine Seite.</text:p>
          </table:table-cell>
          <table:table-cell/>
          <table:table-cell table:content-validation-name="val6"/>
          <table:table-cell table:number-columns-repeated="4"/>
          <table:table-cell table:number-columns-repeated="2" table:style-name="ce51"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8">
          <table:table-cell table:style-name="ce67" table:formula="of:=IF(ISBLANK([.C544]);&quot;&quot;;IF(OR(IF([.C544]=&quot;Monster1&quot;;1;0);IF([.C544]=&quot;Monster2&quot;;1;0);IF([.C544]=&quot;Monster3&quot;;1;0);IF([.C544]=&quot;Monster4&quot;;1;0);IF([.C544]=&quot;Monster5&quot;;1;0));&quot;monster&quot;;&quot;normal&quot;))" office:value-type="string" office:string-value="normal" calcext:value-type="string">
            <text:p>normal</text:p>
          </table:table-cell>
          <table:table-cell/>
          <table:table-cell office:value-type="string" calcext:value-type="string">
            <text:p>Spell</text:p>
          </table:table-cell>
          <table:table-cell office:value-type="string" calcext:value-type="string">
            <text:p>Elixier des Klebers</text:p>
          </table:table-cell>
          <table:table-cell office:value-type="string" calcext:value-type="string">
            <text:p>Elixier</text:p>
          </table:table-cell>
          <table:table-cell table:number-columns-repeated="2"/>
          <table:table-cell office:value-type="string" calcext:value-type="string">
            <text:p>0 / -2</text:p>
          </table:table-cell>
          <table:table-cell office:value-type="string" calcext:value-type="string">
            <text:p>Für eine Seite</text:p>
          </table:table-cell>
          <table:table-cell table:style-name="ce21" office:value-type="string" calcext:value-type="string">
            <text:p>Alchemie: Sollten 2 oder mehr Elixiere ausliegen gibt diese Karte stattdessen 0/-6 für eine Seite.</text:p>
          </table:table-cell>
          <table:table-cell/>
          <table:table-cell table:content-validation-name="val6"/>
          <table:table-cell table:number-columns-repeated="4"/>
          <table:table-cell table:number-columns-repeated="2" table:style-name="ce51"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29">
          <table:table-cell table:style-name="ce67" table:formula="of:=IF(ISBLANK([.C545]);&quot;&quot;;IF(OR(IF([.C545]=&quot;Monster1&quot;;1;0);IF([.C545]=&quot;Monster2&quot;;1;0);IF([.C545]=&quot;Monster3&quot;;1;0);IF([.C545]=&quot;Monster4&quot;;1;0);IF([.C545]=&quot;Monster5&quot;;1;0));&quot;monster&quot;;&quot;normal&quot;))" office:value-type="string" office:string-value="normal" calcext:value-type="string">
            <text:p>normal</text:p>
          </table:table-cell>
          <table:table-cell/>
          <table:table-cell office:value-type="string" calcext:value-type="string">
            <text:p>Spell</text:p>
          </table:table-cell>
          <table:table-cell table:style-name="ce21" office:value-type="string" calcext:value-type="string">
            <text:p>Elixier der magischen Verdünnung</text:p>
          </table:table-cell>
          <table:table-cell office:value-type="string" calcext:value-type="string">
            <text:p>Elixier</text:p>
          </table:table-cell>
          <table:table-cell table:number-columns-repeated="4"/>
          <table:table-cell office:value-type="string" calcext:value-type="string">
            <text:p>Es braucht 5 Elxiere damit sich ihr Alchemie Effekt aktiviert.</text:p>
          </table:table-cell>
          <table:table-cell/>
          <table:table-cell table:content-validation-name="val6"/>
          <table:table-cell table:number-columns-repeated="4"/>
          <table:table-cell table:number-columns-repeated="2" table:style-name="ce51"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0">
          <table:table-cell table:style-name="ce67" table:formula="of:=IF(ISBLANK([.C546]);&quot;&quot;;IF(OR(IF([.C546]=&quot;Monster1&quot;;1;0);IF([.C546]=&quot;Monster2&quot;;1;0);IF([.C546]=&quot;Monster3&quot;;1;0);IF([.C546]=&quot;Monster4&quot;;1;0);IF([.C546]=&quot;Monster5&quot;;1;0));&quot;monster&quot;;&quot;normal&quot;))" office:value-type="string" office:string-value="normal" calcext:value-type="string">
            <text:p>normal</text:p>
          </table:table-cell>
          <table:table-cell/>
          <table:table-cell office:value-type="string" calcext:value-type="string">
            <text:p>Spell</text:p>
          </table:table-cell>
          <table:table-cell office:value-type="string" calcext:value-type="string">
            <text:p>Elixier des Mutes</text:p>
          </table:table-cell>
          <table:table-cell office:value-type="string" calcext:value-type="string">
            <text:p>Elixier</text:p>
          </table:table-cell>
          <table:table-cell table:number-columns-repeated="2"/>
          <table:table-cell office:value-type="string" calcext:value-type="string">
            <text:p>+1 / 0</text:p>
          </table:table-cell>
          <table:table-cell office:value-type="string" calcext:value-type="string">
            <text:p>Für einen Menschen</text:p>
          </table:table-cell>
          <table:table-cell table:style-name="ce21" office:value-type="string" calcext:value-type="string">
            <text:p>Alchemie: Sollten 2 oder mehr Elixiere ausliegen gibt diese Karte stattdessen +3/0 für Menschen.</text:p>
          </table:table-cell>
          <table:table-cell/>
          <table:table-cell table:content-validation-name="val6"/>
          <table:table-cell table:number-columns-repeated="4"/>
          <table:table-cell table:number-columns-repeated="2" table:style-name="ce51"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1">
          <table:table-cell table:style-name="ce67" table:formula="of:=IF(ISBLANK([.C547]);&quot;&quot;;IF(OR(IF([.C547]=&quot;Monster1&quot;;1;0);IF([.C547]=&quot;Monster2&quot;;1;0);IF([.C547]=&quot;Monster3&quot;;1;0);IF([.C547]=&quot;Monster4&quot;;1;0);IF([.C547]=&quot;Monster5&quot;;1;0));&quot;monster&quot;;&quot;normal&quot;))" office:value-type="string" office:string-value="normal" calcext:value-type="string">
            <text:p>normal</text:p>
          </table:table-cell>
          <table:table-cell/>
          <table:table-cell office:value-type="string" calcext:value-type="string">
            <text:p>Spell</text:p>
          </table:table-cell>
          <table:table-cell office:value-type="string" calcext:value-type="string">
            <text:p>Elixier des Schwarzpulvers</text:p>
          </table:table-cell>
          <table:table-cell office:value-type="string" calcext:value-type="string">
            <text:p>Elixier</text:p>
          </table:table-cell>
          <table:table-cell table:number-columns-repeated="2"/>
          <table:table-cell office:value-type="string" calcext:value-type="string">
            <text:p>+1 / 0</text:p>
          </table:table-cell>
          <table:table-cell office:value-type="string" calcext:value-type="string">
            <text:p>Für einen Soldat</text:p>
          </table:table-cell>
          <table:table-cell table:style-name="ce21" office:value-type="string" calcext:value-type="string">
            <text:p>Alchemie: Sollten 2 oder mehr Elixiere ausliegen gibt diese Karte stattdessen +3/0 für Soldaten.</text:p>
          </table:table-cell>
          <table:table-cell/>
          <table:table-cell table:content-validation-name="val6"/>
          <table:table-cell table:number-columns-repeated="4"/>
          <table:table-cell table:number-columns-repeated="2" table:style-name="ce51"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2">
          <table:table-cell table:style-name="ce67" table:formula="of:=IF(ISBLANK([.C548]);&quot;&quot;;IF(OR(IF([.C548]=&quot;Monster1&quot;;1;0);IF([.C548]=&quot;Monster2&quot;;1;0);IF([.C548]=&quot;Monster3&quot;;1;0);IF([.C548]=&quot;Monster4&quot;;1;0);IF([.C548]=&quot;Monster5&quot;;1;0));&quot;monster&quot;;&quot;normal&quot;))" office:value-type="string" office:string-value="normal" calcext:value-type="string">
            <text:p>normal</text:p>
          </table:table-cell>
          <table:table-cell/>
          <table:table-cell office:value-type="string" calcext:value-type="string">
            <text:p>Spell</text:p>
          </table:table-cell>
          <table:table-cell office:value-type="string" calcext:value-type="string">
            <text:p>Elixier des Ungetüms</text:p>
          </table:table-cell>
          <table:table-cell office:value-type="string" calcext:value-type="string">
            <text:p>Elixier</text:p>
          </table:table-cell>
          <table:table-cell table:number-columns-repeated="2"/>
          <table:table-cell office:value-type="string" calcext:value-type="string">
            <text:p>+1 / 0 </text:p>
          </table:table-cell>
          <table:table-cell office:value-type="string" calcext:value-type="string">
            <text:p>Für ein Ungeheuer</text:p>
          </table:table-cell>
          <table:table-cell table:style-name="ce21" office:value-type="string" calcext:value-type="string">
            <text:p>Alchemie: Sollten 2 oder mehr Elixiere ausliegen gibt diese Karte stattdessen +3/0 für Ungeheuer.</text:p>
          </table:table-cell>
          <table:table-cell/>
          <table:table-cell table:content-validation-name="val6"/>
          <table:table-cell table:number-columns-repeated="4"/>
          <table:table-cell table:number-columns-repeated="2" table:style-name="ce51"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33">
          <table:table-cell table:style-name="ce67" table:formula="of:=IF(ISBLANK([.C549]);&quot;&quot;;IF(OR(IF([.C549]=&quot;Monster1&quot;;1;0);IF([.C549]=&quot;Monster2&quot;;1;0);IF([.C549]=&quot;Monster3&quot;;1;0);IF([.C549]=&quot;Monster4&quot;;1;0);IF([.C549]=&quot;Monster5&quot;;1;0));&quot;monster&quot;;&quot;normal&quot;))" office:value-type="string" office:string-value="normal" calcext:value-type="string">
            <text:p>normal</text:p>
          </table:table-cell>
          <table:table-cell/>
          <table:table-cell office:value-type="string" calcext:value-type="string">
            <text:p>Spell</text:p>
          </table:table-cell>
          <table:table-cell office:value-type="string" calcext:value-type="string">
            <text:p>Elixier der Sprengung</text:p>
          </table:table-cell>
          <table:table-cell office:value-type="string" calcext:value-type="string">
            <text:p>Elixier</text:p>
          </table:table-cell>
          <table:table-cell table:number-columns-repeated="2"/>
          <table:table-cell office:value-type="string" calcext:value-type="string">
            <text:p>-1 / 0</text:p>
          </table:table-cell>
          <table:table-cell office:value-type="string" calcext:value-type="string">
            <text:p>Für eine Seite in einem Spielerkampf</text:p>
          </table:table-cell>
          <table:table-cell table:style-name="ce21" office:value-type="string" calcext:value-type="string">
            <text:p>Alchemie: Sollten 2 oder mehr Elixiere ausliegen gibt diese Karte stattdessen -3/0 für eine Seite.</text:p>
          </table:table-cell>
          <table:table-cell/>
          <table:table-cell table:content-validation-name="val6"/>
          <table:table-cell table:number-columns-repeated="4"/>
          <table:table-cell table:number-columns-repeated="2" table:style-name="ce51"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44"/>
        </table:table-row>
        <table:table-row table:style-name="ro16" table:number-rows-repeated="58">
          <table:table-cell table:number-columns-repeated="11"/>
          <table:table-cell table:content-validation-name="val6"/>
          <table:table-cell table:number-columns-repeated="4"/>
          <table:table-cell table:style-name="ce51" table:number-columns-repeated="2"/>
          <table:table-cell table:number-columns-repeated="46"/>
        </table:table-row>
        <table:table-row table:style-name="ro16" table:number-rows-repeated="1047575">
          <table:table-cell table:number-columns-repeated="11"/>
          <table:table-cell table:content-validation-name="val6"/>
          <table:table-cell table:number-columns-repeated="52"/>
        </table:table-row>
        <table:table-row table:style-name="ro34" table:number-rows-repeated="115">
          <table:table-cell table:number-columns-repeated="11"/>
          <table:table-cell table:content-validation-name="val6"/>
          <table:table-cell table:number-columns-repeated="52"/>
        </table:table-row>
        <table:table-row table:style-name="ro35" table:number-rows-repeated="278">
          <table:table-cell table:number-columns-repeated="11"/>
          <table:table-cell table:content-validation-name="val6"/>
          <table:table-cell table:number-columns-repeated="52"/>
        </table:table-row>
        <table:table-row table:style-name="ro35">
          <table:table-cell table:number-columns-repeated="11"/>
          <table:table-cell table:content-validation-name="val6"/>
          <table:table-cell table:number-columns-repeated="52"/>
        </table:table-row>
        <calcext:conditional-formats>
          <calcext:conditional-format calcext:target-range-address="Liste.C526:Liste.C540 Liste.C2:Liste.C519">
            <calcext:condition calcext:apply-style-name="cf1" calcext:value="=&quot;akt&quot;" calcext:base-cell-address="Liste.C2"/>
          </calcext:conditional-format>
          <calcext:conditional-format calcext:target-range-address="Liste.F507:Liste.F519 Liste.B521:Liste.B521 Liste.B523:Liste.B523 Liste.B525:Liste.B533 Liste.B535:Liste.B535 Liste.F526:Liste.F540 Liste.B2:Liste.B519 Liste.F2:Liste.F505">
            <calcext:condition calcext:apply-style-name="cf2" calcext:value="=&quot;TRUE&quot;" calcext:base-cell-address="Liste.B2"/>
          </calcext:conditional-format>
          <calcext:conditional-format calcext:target-range-address="Liste.Q1:Liste.R607">
            <calcext:condition calcext:apply-style-name="cf3" calcext:value="=0" calcext:base-cell-address="Liste.Q1"/>
          </calcext:conditional-format>
        </calcext:conditional-formats>
      </table:table>
      <table:table table:name="Com" table:style-name="ta2">
        <table:table-column table:style-name="co10" table:number-columns-repeated="3" table:default-cell-style-name="Default"/>
        <table:table-column table:style-name="co11" table:default-cell-style-name="Default"/>
        <table:table-column table:style-name="co12" table:default-cell-style-name="Default"/>
        <table:table-column table:style-name="co13" table:default-cell-style-name="Default"/>
        <table:table-column table:style-name="co10" table:number-columns-repeated="58" table:default-cell-style-name="Default"/>
        <table:table-row table:style-name="ro36">
          <table:table-cell office:value-type="string" calcext:value-type="string">
            <text:p>Kosten</text:p>
          </table:table-cell>
          <table:table-cell office:value-type="string" calcext:value-type="string">
            <text:p>Stärke</text:p>
          </table:table-cell>
          <table:table-cell table:number-columns-repeated="62"/>
        </table:table-row>
        <table:table-row table:style-name="ro24">
          <table:table-cell table:style-name="ce110" office:value-type="float" office:value="3" calcext:value-type="float">
            <text:p>3</text:p>
          </table:table-cell>
          <table:table-cell table:style-name="ce113" office:value-type="string" calcext:value-type="string">
            <text:p>+2 / 0</text:p>
            <text:p>In Duellen oder Mehrfachkämpfen</text:p>
          </table:table-cell>
          <table:table-cell table:style-name="ce110"/>
          <table:table-cell table:style-name="ce116"/>
          <table:table-cell table:style-name="ce110"/>
          <table:table-cell table:style-name="ce120"/>
          <table:table-cell table:style-name="ce110" table:number-columns-repeated="58"/>
        </table:table-row>
        <table:table-row table:style-name="ro24">
          <table:table-cell office:value-type="float" office:value="3" calcext:value-type="float">
            <text:p>3</text:p>
          </table:table-cell>
          <table:table-cell table:style-name="ce90" office:value-type="string" calcext:value-type="string">
            <text:p>Faith+1</text:p>
          </table:table-cell>
          <table:table-cell/>
          <table:table-cell table:style-name="ce77"/>
          <table:table-cell/>
          <table:table-cell table:style-name="ce67"/>
          <table:table-cell table:number-columns-repeated="58"/>
        </table:table-row>
        <table:table-row table:style-name="ro24">
          <table:table-cell table:style-name="ce110" office:value-type="float" office:value="3" calcext:value-type="float">
            <text:p>3</text:p>
          </table:table-cell>
          <table:table-cell table:style-name="ce113" office:value-type="string" calcext:value-type="string">
            <text:p>+1 / 0</text:p>
          </table:table-cell>
          <table:table-cell table:style-name="ce110"/>
          <table:table-cell table:style-name="ce116" office:value-type="string" calcext:value-type="string">
            <text:p>Anarchist: Mische "Zeichen der Wut", "Zeichen der Angst" und "Zeichen des Sturms" (Extra Deck) in den Katastrophen Stapel.</text:p>
          </table:table-cell>
          <table:table-cell table:style-name="ce110"/>
          <table:table-cell table:style-name="ce120"/>
          <table:table-cell table:style-name="ce110" table:number-columns-repeated="58"/>
        </table:table-row>
        <table:table-row table:style-name="ro24">
          <table:table-cell table:style-name="ce111" office:value-type="float" office:value="4" calcext:value-type="float">
            <text:p>4</text:p>
          </table:table-cell>
          <table:table-cell table:style-name="ce114" office:value-type="string" calcext:value-type="string">
            <text:p>+2 / +1</text:p>
          </table:table-cell>
          <table:table-cell table:style-name="ce114"/>
          <table:table-cell table:style-name="ce117"/>
          <table:table-cell table:style-name="ce111"/>
          <table:table-cell table:style-name="ce121"/>
          <table:table-cell table:style-name="ce111" table:number-columns-repeated="58"/>
        </table:table-row>
        <table:table-row table:style-name="ro21">
          <table:table-cell table:style-name="ce110" office:value-type="float" office:value="5" calcext:value-type="float">
            <text:p>5</text:p>
          </table:table-cell>
          <table:table-cell table:style-name="ce113" table:number-columns-repeated="2"/>
          <table:table-cell table:style-name="ce118" office:value-type="string" calcext:value-type="string">
            <text:p>Leistungsträger: Lege diese Karte unter einen Ausrüstungsgegenstand. Dieser gibt keine negative bewegnung mehr.</text:p>
            <text:p>Du verlierst diesen Begleiter nicht wenn du die Ausrüstungskarte verlierst.</text:p>
          </table:table-cell>
          <table:table-cell table:style-name="ce110"/>
          <table:table-cell table:style-name="ce120"/>
          <table:table-cell table:style-name="ce110" table:number-columns-repeated="58"/>
        </table:table-row>
        <table:table-row table:style-name="ro24">
          <table:table-cell table:style-name="ce110" office:value-type="float" office:value="6" calcext:value-type="float">
            <text:p>6</text:p>
          </table:table-cell>
          <table:table-cell table:style-name="ce113" office:value-type="string" calcext:value-type="string">
            <text:p>+3 / 0</text:p>
          </table:table-cell>
          <table:table-cell table:style-name="ce110"/>
          <table:table-cell table:style-name="ce116" office:value-type="string" calcext:value-type="string">
            <text:p>Glaube: Solage du von Petrus begleitet wirst, kannst du Priestergegenstände tragen.</text:p>
          </table:table-cell>
          <table:table-cell table:style-name="ce110"/>
          <table:table-cell table:style-name="ce120"/>
          <table:table-cell table:style-name="ce110" table:number-columns-repeated="58"/>
        </table:table-row>
        <table:table-row table:style-name="ro24">
          <table:table-cell table:style-name="ce110" office:value-type="float" office:value="7" calcext:value-type="float">
            <text:p>7</text:p>
          </table:table-cell>
          <table:table-cell table:style-name="ce113" office:value-type="string" calcext:value-type="string">
            <text:p>+4 / 0</text:p>
          </table:table-cell>
          <table:table-cell table:style-name="ce113"/>
          <table:table-cell table:style-name="ce116" office:value-type="string" calcext:value-type="string">
            <text:p>Wilderer: Hedwig hat stattdessen +7 / 0 wenn du gegen ein Tier kämpfst.</text:p>
          </table:table-cell>
          <table:table-cell table:style-name="ce110"/>
          <table:table-cell table:style-name="ce120"/>
          <table:table-cell table:style-name="ce110" table:number-columns-repeated="58"/>
        </table:table-row>
        <table:table-row table:style-name="ro24">
          <table:table-cell table:style-name="ce110" office:value-type="float" office:value="8" calcext:value-type="float">
            <text:p>8</text:p>
          </table:table-cell>
          <table:table-cell table:style-name="ce113" office:value-type="string" calcext:value-type="string">
            <text:p>+5 / 0</text:p>
          </table:table-cell>
          <table:table-cell table:style-name="ce113"/>
          <table:table-cell table:style-name="ce116" office:value-type="string" calcext:value-type="string">
            <text:p><text:span text:style-name="T6">Trinkgeld:</text:span><text:span text:style-name="T7"> Jedes mal, wenn eine Tavernenrunde endet, ziehst du 4 Zauberkarten.</text:span></text:p>
          </table:table-cell>
          <table:table-cell table:style-name="ce110"/>
          <table:table-cell table:style-name="ce120"/>
          <table:table-cell table:style-name="ce110" table:number-columns-repeated="58"/>
        </table:table-row>
        <table:table-row table:style-name="ro24">
          <table:table-cell table:style-name="ce112" office:value-type="float" office:value="9" calcext:value-type="float">
            <text:p>9</text:p>
          </table:table-cell>
          <table:table-cell table:style-name="ce115" office:value-type="string" calcext:value-type="string">
            <text:p>+5 / +1</text:p>
          </table:table-cell>
          <table:table-cell table:style-name="ce115" office:value-type="string" calcext:value-type="string">
            <text:p>+6 / 0</text:p>
          </table:table-cell>
          <table:table-cell table:style-name="ce119" office:value-type="string" calcext:value-type="string">
            <text:p><text:span text:style-name="T6">Horten:</text:span><text:span text:style-name="T7"> Du kannst 2 weitere Handkarten auf deiner Hand halten.</text:span></text:p>
          </table:table-cell>
          <table:table-cell table:style-name="ce112"/>
          <table:table-cell table:style-name="ce122"/>
          <table:table-cell table:style-name="ce112" table:number-columns-repeated="58"/>
        </table:table-row>
        <table:table-row table:style-name="ro24">
          <table:table-cell table:style-name="ce111" office:value-type="float" office:value="10" calcext:value-type="float">
            <text:p>10</text:p>
          </table:table-cell>
          <table:table-cell table:style-name="ce114" office:value-type="string" calcext:value-type="string">
            <text:p>+4 / +6</text:p>
          </table:table-cell>
          <table:table-cell table:style-name="ce114"/>
          <table:table-cell table:style-name="ce117"/>
          <table:table-cell table:style-name="ce111"/>
          <table:table-cell table:style-name="ce121"/>
          <table:table-cell table:style-name="ce111" table:number-columns-repeated="58"/>
        </table:table-row>
        <table:table-row table:style-name="ro24">
          <table:table-cell table:style-name="ce110" office:value-type="float" office:value="11" calcext:value-type="float">
            <text:p>11</text:p>
          </table:table-cell>
          <table:table-cell table:style-name="ce113" office:value-type="string" calcext:value-type="string">
            <text:p>+3 / +3</text:p>
          </table:table-cell>
          <table:table-cell table:style-name="ce113"/>
          <table:table-cell table:style-name="ce116" office:value-type="string" calcext:value-type="string">
            <text:p><text:span text:style-name="T6">Heroin: </text:span><text:span text:style-name="T7">Wenn du einen Kampf verlierst, hast du nächste Runde +3/+3.</text:span></text:p>
          </table:table-cell>
          <table:table-cell table:style-name="ce110"/>
          <table:table-cell table:style-name="ce120"/>
          <table:table-cell table:style-name="ce110" table:number-columns-repeated="58"/>
        </table:table-row>
        <table:table-row table:style-name="ro24">
          <table:table-cell table:style-name="ce110" office:value-type="float" office:value="12" calcext:value-type="float">
            <text:p>12</text:p>
          </table:table-cell>
          <table:table-cell table:style-name="ce113" office:value-type="string" calcext:value-type="string">
            <text:p>+7 / 0</text:p>
          </table:table-cell>
          <table:table-cell table:style-name="ce110"/>
          <table:table-cell table:style-name="ce116" office:value-type="string" calcext:value-type="string">
            <text:p><text:span text:style-name="T6">Drink aufs Haus:</text:span><text:span text:style-name="T7"> Du ziehst einen Segen, wenn du in diesen Kampf einen oder mehrere Flüche ziehen musstest.</text:span></text:p>
          </table:table-cell>
          <table:table-cell table:style-name="ce110"/>
          <table:table-cell table:style-name="ce120"/>
          <table:table-cell table:style-name="ce110" table:number-columns-repeated="58"/>
        </table:table-row>
        <table:table-row table:style-name="ro24" table:number-rows-repeated="2">
          <table:table-cell/>
          <table:table-cell table:style-name="ce90"/>
          <table:table-cell table:number-columns-repeated="62"/>
        </table:table-row>
        <table:table-row table:style-name="ro24" table:number-rows-repeated="1048560">
          <table:table-cell table:number-columns-repeated="64"/>
        </table:table-row>
        <table:table-row table:style-name="ro24">
          <table:table-cell table:number-columns-repeated="64"/>
        </table:table-row>
      </table:table>
      <table:table table:name="Druck" table:style-name="ta3">
        <table:table-column table:style-name="co14" table:default-cell-style-name="ce68"/>
        <table:table-column table:style-name="co1" table:number-columns-repeated="63" table:default-cell-style-name="ce68"/>
        <table:table-row table:style-name="ro1">
          <table:table-cell table:style-name="ce123" office:value-type="string" calcext:value-type="string">
            <text:p>Name</text:p>
          </table:table-cell>
          <table:table-cell table:style-name="ce123" office:value-type="string" calcext:value-type="string">
            <text:p>Orginal</text:p>
          </table:table-cell>
          <table:table-cell table:style-name="ce124" office:value-type="string" calcext:value-type="string">
            <text:p>Drucken</text:p>
          </table:table-cell>
          <table:table-cell table:number-columns-repeated="61"/>
        </table:table-row>
        <table:table-row table:style-name="ro1">
          <table:table-cell table:formula="of:=[Liste.D2]" office:value-type="string" office:string-value="Arm ab oder arm dran" calcext:value-type="string">
            <text:p>Arm ab oder arm dra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 office:value-type="string" office:string-value="Berge von Gold" calcext:value-type="string">
            <text:p>Berge von Gol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 office:value-type="string" office:string-value="Bier für Tim" calcext:value-type="string">
            <text:p>Bier für Ti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 office:value-type="string" office:string-value="Brennender Busch" calcext:value-type="string">
            <text:p>Brennender Busch</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6]" office:value-type="string" office:string-value="Deal or No Deal" calcext:value-type="string">
            <text:p>Deal or No Dea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7]" office:value-type="string" office:string-value="Der Garten Eden" calcext:value-type="string">
            <text:p>Der Garten Ed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8]" office:value-type="string" office:string-value="Eingebung" calcext:value-type="string">
            <text:p>Eingeb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9]" office:value-type="string" office:string-value="Erdrutsch" calcext:value-type="string">
            <text:p>Erdrutsch</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0]" office:value-type="string" office:string-value="Fallgrube" calcext:value-type="string">
            <text:p>Fallgrub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1]" office:value-type="string" office:string-value="Fundort des Heiligen Würfels Quartus" calcext:value-type="string">
            <text:p>Fundort des Heiligen Würfels Quartu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2]" office:value-type="string" office:string-value="Fusion" calcext:value-type="string">
            <text:p>Fusio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3]" office:value-type="string" office:string-value="Götterdämmerung" calcext:value-type="string">
            <text:p>Götterdämmer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4]" office:value-type="string" office:string-value="Großbrand" calcext:value-type="string">
            <text:p>Großbran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5]" office:value-type="string" office:string-value="Hochwasser" calcext:value-type="string">
            <text:p>Hochwass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6]" office:value-type="string" office:string-value="Höhentrainingslager" calcext:value-type="string">
            <text:p>Höhentrainingslag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7]" office:value-type="string" office:string-value="Im Auge eines Gottes" calcext:value-type="string">
            <text:p>Im Auge eines Gotte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8]" office:value-type="string" office:string-value="Kaer Morthen" calcext:value-type="string">
            <text:p>Kaer Morth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9]" office:value-type="string" office:string-value="Magie Bannkreis" calcext:value-type="string">
            <text:p>Magie Bannkrei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0]" office:value-type="string" office:string-value="Massenschlägerei" calcext:value-type="string">
            <text:p>Massenschlägerei</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1]" office:value-type="string" office:string-value="Pissbaum" calcext:value-type="string">
            <text:p>Pissbau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2]" office:value-type="string" office:string-value="Pyjama-Party" calcext:value-type="string">
            <text:p>Pyjama-Party</text:p>
          </table:table-cell>
          <table:table-cell table:formula="of:=#REF!" office:value-type="string" office:string-value="" calcext:value-type="error">
            <text:p>#REF!</text:p>
          </table:table-cell>
          <table:table-cell table:style-name="ce126" office:value-type="float" office:value="0" calcext:value-type="float">
            <text:p>0</text:p>
          </table:table-cell>
          <table:table-cell table:number-columns-repeated="61"/>
        </table:table-row>
        <table:table-row table:style-name="ro1">
          <table:table-cell table:formula="of:=[Liste.D23]" office:value-type="string" office:string-value="Schwarzmarkt" calcext:value-type="string">
            <text:p>Schwarzmarkt</text:p>
          </table:table-cell>
          <table:table-cell table:formula="of:=#REF!" office:value-type="string" office:string-value="" calcext:value-type="error">
            <text:p>#REF!</text:p>
          </table:table-cell>
          <table:table-cell table:style-name="ce126" office:value-type="float" office:value="0" calcext:value-type="float">
            <text:p>0</text:p>
          </table:table-cell>
          <table:table-cell table:number-columns-repeated="61"/>
        </table:table-row>
        <table:table-row table:style-name="ro1">
          <table:table-cell table:formula="of:=[Liste.D24]" office:value-type="string" office:string-value="Schwarzmarkt Händler" calcext:value-type="string">
            <text:p>Schwarzmarkt Händl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5]" office:value-type="string" office:string-value="Strumwinde" calcext:value-type="string">
            <text:p>Strumwind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6]" office:value-type="string" office:string-value="Stunde der Wahrheit" calcext:value-type="string">
            <text:p>Stunde der Wahrhei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7]" office:value-type="string" office:string-value="Umherziehende Fangemeinde" calcext:value-type="string">
            <text:p>Umherziehende Fangemeind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8]" office:value-type="string" office:string-value="Ticketverkäufer" calcext:value-type="string">
            <text:p>Ticketverkäuf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9]" office:value-type="string" office:string-value="The Grand Tournament" calcext:value-type="string">
            <text:p>The Grand Tournamen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0]" office:value-type="string" office:string-value="Königliche Wachen" calcext:value-type="string">
            <text:p>Königliche Wach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1]" office:value-type="string" office:string-value="Tavernenrunde" calcext:value-type="string">
            <text:p>Tavernenrund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2]" office:value-type="string" office:string-value="Ass im Ärmel" calcext:value-type="string">
            <text:p>Ass im Ärm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3]" office:value-type="string" office:string-value="Ausharren" calcext:value-type="string">
            <text:p>Ausharr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4]" office:value-type="string" office:string-value="Den ersten Stein werfen" calcext:value-type="string">
            <text:p>Den ersten Stein werf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5]" office:value-type="string" office:string-value="Den falschen gesegnet" calcext:value-type="string">
            <text:p>Den falschen gesegne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6]" office:value-type="string" office:string-value="Ein Funken Hoffnung" calcext:value-type="string">
            <text:p>Ein Funken Hoffn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7]" office:value-type="string" office:string-value="Glaube" calcext:value-type="string">
            <text:p>Glaub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8]" office:value-type="string" office:string-value="Glaubensprobe" calcext:value-type="string">
            <text:p>Glaubensprob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9]" office:value-type="string" office:string-value="Glück" calcext:value-type="string">
            <text:p>Glück</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0]" office:value-type="string" office:string-value="Großer Segen" calcext:value-type="string">
            <text:p>Großer Seg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1]" office:value-type="string" office:string-value="Hochmütig" calcext:value-type="string">
            <text:p>Hochmüti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2]" office:value-type="string" office:string-value="Kleiner Segen" calcext:value-type="string">
            <text:p>Kleiner Seg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3]" office:value-type="string" office:string-value="Leichtfüßigkeit" calcext:value-type="string">
            <text:p>Leichtfüßigkei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4]" office:value-type="string" office:string-value="Magische Aura" calcext:value-type="string">
            <text:p>Magische Aura</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5]" office:value-type="string" office:string-value="Mitleid" calcext:value-type="string">
            <text:p>Mitlei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6]" office:value-type="string" office:string-value="Öl Regen" calcext:value-type="string">
            <text:p>Öl Reg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7]" office:value-type="string" office:string-value="Opfergaben" calcext:value-type="string">
            <text:p>Opfergab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8]" office:value-type="string" office:string-value="Reichtum" calcext:value-type="string">
            <text:p>Reichtu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9]" office:value-type="string" office:string-value="Schattenblitz" calcext:value-type="string">
            <text:p>Schattenblitz</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0]" office:value-type="string" office:string-value="Treue" calcext:value-type="string">
            <text:p>Treu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1]" office:value-type="string" office:string-value="Überrumpeln" calcext:value-type="string">
            <text:p>Überrumpel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2]" office:value-type="string" office:string-value="Überwältigend" calcext:value-type="string">
            <text:p>Überwältigen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3]" office:value-type="string" office:string-value="Unterstüzungs Trupp" calcext:value-type="string">
            <text:p>Unterstüzungs Trupp</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4]" office:value-type="string" office:string-value="Zurückhaltung" calcext:value-type="string">
            <text:p>Zurückhalt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6]" office:value-type="string" office:string-value="Bodybuilder" calcext:value-type="string">
            <text:p>Bodybuild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7]" office:value-type="string" office:string-value="Bürokrat" calcext:value-type="string">
            <text:p>Bürokra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8]" office:value-type="string" office:string-value="Lobbyist" calcext:value-type="string">
            <text:p>Lobbyis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9]" office:value-type="string" office:string-value="Priester" calcext:value-type="string">
            <text:p>Priest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60]" office:value-type="string" office:string-value="Veganer" calcext:value-type="string">
            <text:p>Vegan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61]" office:value-type="string" office:string-value="Bernd der Pillenschieber" calcext:value-type="string">
            <text:p>Bernd der Pillenschieb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62]" office:value-type="string" office:string-value="Brünhild die Kellnerin" calcext:value-type="string">
            <text:p>Brünhild die Kellneri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63]" office:value-type="string" office:string-value="Hedwig die Reisende" calcext:value-type="string">
            <text:p>Hedwig die Reisend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64]" office:value-type="string" office:string-value="Jäger scheues Reh" calcext:value-type="string">
            <text:p>Jäger scheues Reh</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65]" office:value-type="string" office:string-value="Johannes der Täufer" calcext:value-type="string">
            <text:p>Johannes der Täuf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66]" office:value-type="string" office:string-value="Kathleen die Kneipenschlägerin" calcext:value-type="string">
            <text:p>Kathleen die Kneipenschlägeri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67]" office:value-type="string" office:string-value="Marek der Auserwählte" calcext:value-type="string">
            <text:p>Marek der Auserwählt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68]" office:value-type="string" office:string-value="Olaf der Lastesel" calcext:value-type="string">
            <text:p>Olaf der Lastes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69]" office:value-type="string" office:string-value="Paplo der Puppenspieler" calcext:value-type="string">
            <text:p>Paplo der Puppenspiel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70]" office:value-type="string" office:string-value="Petrus der Leichtgläubige" calcext:value-type="string">
            <text:p>Petrus der Leichtgläubig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71]" office:value-type="string" office:string-value="Ruth die Söldnerin" calcext:value-type="string">
            <text:p>Ruth die Söldneri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72]" office:value-type="string" office:string-value="Timothy der Barkeeper" calcext:value-type="string">
            <text:p>Timothy der Barkeep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77]" office:value-type="string" office:string-value="Armut" calcext:value-type="string">
            <text:p>Armu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78]" office:value-type="string" office:string-value="Beste Freunde" calcext:value-type="string">
            <text:p>Beste Freund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79]" office:value-type="string" office:string-value="Brut" calcext:value-type="string">
            <text:p>Bru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80]" office:value-type="string" office:string-value="Den falschen verflucht" calcext:value-type="string">
            <text:p>Den falschen verfluch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81]" office:value-type="string" office:string-value="Festgefroren" calcext:value-type="string">
            <text:p>Festgefror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82]" office:value-type="string" office:string-value="Feuertaufe" calcext:value-type="string">
            <text:p>Feuertauf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83]" office:value-type="string" office:string-value="Finsternis" calcext:value-type="string">
            <text:p>Finsterni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84]" office:value-type="string" office:string-value="Gläubig" calcext:value-type="string">
            <text:p>Gläubi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85]" office:value-type="string" office:string-value="Großer Fluch" calcext:value-type="string">
            <text:p>Großer Fluch</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87]" office:value-type="string" office:string-value="Kleiner Fluch" calcext:value-type="string">
            <text:p>Kleiner Fluch</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88]" office:value-type="string" office:string-value="Magie Verbot" calcext:value-type="string">
            <text:p>Magie Verbo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89]" office:value-type="string" office:string-value="Opfer" calcext:value-type="string">
            <text:p>Opf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90]" office:value-type="string" office:string-value="Pestratte" calcext:value-type="string">
            <text:p>Pestratt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91]" office:value-type="string" office:string-value="Stadtwachen" calcext:value-type="string">
            <text:p>Stadtwach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92]" office:value-type="string" office:string-value="Steinschlag" calcext:value-type="string">
            <text:p>Steinschla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93]" office:value-type="string" office:string-value="Treibsand" calcext:value-type="string">
            <text:p>Treibsan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94]" office:value-type="string" office:string-value="Teufelstränen" calcext:value-type="string">
            <text:p>Teufelsträn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95]" office:value-type="string" office:string-value="Teufelsneid" calcext:value-type="string">
            <text:p>Teufelsnei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96]" office:value-type="string" office:string-value="Vergifteter Sieg" calcext:value-type="string">
            <text:p>Vergifteter Sie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97]" office:value-type="string" office:string-value="Missgeschick" calcext:value-type="string">
            <text:p>Missgeschick</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98]" office:value-type="string" office:string-value="Verflucht" calcext:value-type="string">
            <text:p>Verfluch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99]" office:value-type="string" office:string-value="Verlaufen" calcext:value-type="string">
            <text:p>Verlauf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00]" office:value-type="string" office:string-value="Verstauchter Arm" calcext:value-type="string">
            <text:p>Verstauchter Ar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01]" office:value-type="string" office:string-value="Vom Regen in die Traufe" calcext:value-type="string">
            <text:p>Vom Regen in die Trauf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02]" office:value-type="string" office:string-value="Von Gott verlassen" calcext:value-type="string">
            <text:p>Von Gott verlass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03]" office:value-type="string" office:string-value="Überraschungsangriff" calcext:value-type="string">
            <text:p>Überraschungsangriff</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04]" office:value-type="string" office:string-value="Einseitiger Seelenbund" calcext:value-type="string">
            <text:p>Einseitiger Seelenbun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05]" office:value-type="string" office:string-value="Florierender Karawanenhandel" calcext:value-type="string">
            <text:p>Florierender Karawanenhand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06]" office:value-type="string" office:string-value="Fundort des Heiligen Würfels Tandem" calcext:value-type="string">
            <text:p>Fundort des Heiligen Würfels Tande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07]" office:value-type="string" office:string-value="Gegenwind" calcext:value-type="string">
            <text:p>Gegenwin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08]" office:value-type="string" office:string-value="Gomorra" calcext:value-type="string">
            <text:p>Gomorra</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09]" office:value-type="string" office:string-value="Harzen" calcext:value-type="string">
            <text:p>Harz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10]" office:value-type="string" office:string-value="Monster Party" calcext:value-type="string">
            <text:p>Monster Party</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11]" office:value-type="string" office:string-value="Nacht" calcext:value-type="string">
            <text:p>Nach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12]" office:value-type="string" office:string-value="Nieder mit den Reichen!" calcext:value-type="string">
            <text:p>Nieder mit den Reich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13]" office:value-type="string" office:string-value="Ragnarök" calcext:value-type="string">
            <text:p>Ragnarök</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14]" office:value-type="string" office:string-value="Rückenwind" calcext:value-type="string">
            <text:p>Rückenwin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15]" office:value-type="string" office:string-value="Sodom" calcext:value-type="string">
            <text:p>Sodo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16]" office:value-type="string" office:string-value="Taschenspielertrick" calcext:value-type="string">
            <text:p>Taschenspielertrick</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17]" office:value-type="string" office:string-value="Vermehrte Überfälle" calcext:value-type="string">
            <text:p>Vermehrte Überfäll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18]" office:value-type="string" office:string-value="Der Anfang vom Ende" calcext:value-type="string">
            <text:p>Der Anfang vom End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19]" office:value-type="string" office:string-value="Hunger" calcext:value-type="string">
            <text:p>Hung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20]" office:value-type="string" office:string-value="Krieg" calcext:value-type="string">
            <text:p>Krie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21]" office:value-type="string" office:string-value="Pestilenz" calcext:value-type="string">
            <text:p>Pestilenz</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22]" office:value-type="string" office:string-value="Tod" calcext:value-type="string">
            <text:p>To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23]" office:value-type="string" office:string-value="Zeichen der Wut" calcext:value-type="string">
            <text:p>Zeichen der Wu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24]" office:value-type="string" office:string-value="Zeichen der Angst" calcext:value-type="string">
            <text:p>Zeichen der Angs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25]" office:value-type="string" office:string-value="Zeichen des Strums" calcext:value-type="string">
            <text:p>Zeichen des Strum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26]" office:value-type="string" office:string-value="Bier über den Zwerg ausgießen" calcext:value-type="string">
            <text:p>Bier über den Zwerg ausgieß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27]" office:value-type="string" office:string-value="Das Bier vom Zwerg verschütten" calcext:value-type="string">
            <text:p>Das Bier vom Zwerg verschütt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28]" office:value-type="string" office:string-value="Vor Wut den Zwerg hauen" calcext:value-type="string">
            <text:p>Vor Wut den Zwerg hau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32]" office:value-type="string" office:string-value="Bier über den Ork ausgießen" calcext:value-type="string">
            <text:p>Bier über den Ork ausgieß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33]" office:value-type="string" office:string-value="Das Bier vom Ork verschütten" calcext:value-type="string">
            <text:p>Das Bier vom Ork verschütt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34]" office:value-type="string" office:string-value="Vor Wut den Ork hauen" calcext:value-type="string">
            <text:p>Vor Wut den Ork hau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35]" office:value-type="string" office:string-value="Bier über den Homunkulus ausgießen" calcext:value-type="string">
            <text:p>Bier über den Homunkulus ausgieß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36]" office:value-type="string" office:string-value="Das Bier vom Homunkulus verschütten" calcext:value-type="string">
            <text:p>Das Bier vom Homunkulus verschütt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37]" office:value-type="string" office:string-value="Vor Wut den Homunculus hauen" calcext:value-type="string">
            <text:p>Vor Wut den Homunculus hau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38]" office:value-type="string" office:string-value="Bier über den Goblin ausgießen" calcext:value-type="string">
            <text:p>Bier über den Goblin ausgieß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39]" office:value-type="string" office:string-value="Das Bier vom Goblin verschütten" calcext:value-type="string">
            <text:p>Das Bier vom Goblin verschütt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40]" office:value-type="string" office:string-value="Vor Wut den Goblin hauen" calcext:value-type="string">
            <text:p>Vor Wut den Goblin hau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41]" office:value-type="string" office:string-value="Bier über den Riesen ausgießen" calcext:value-type="string">
            <text:p>Bier über den Riesen ausgieß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42]" office:value-type="string" office:string-value="Das Bier vom Riesen verschütten" calcext:value-type="string">
            <text:p>Das Bier vom Riesen verschütt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43]" office:value-type="string" office:string-value="Vor Wut den Riesen hauen" calcext:value-type="string">
            <text:p>Vor Wut den Riesen hau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44]" office:value-type="string" office:string-value="Bier über den Dämon ausgießen" calcext:value-type="string">
            <text:p>Bier über den Dämon ausgieß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45]" office:value-type="string" office:string-value="Das Bier vom Dämon verschütten" calcext:value-type="string">
            <text:p>Das Bier vom Dämon verschütt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46]" office:value-type="string" office:string-value="Vor Wut den Dämon hauen" calcext:value-type="string">
            <text:p>Vor Wut den Dämon hau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47]" office:value-type="string" office:string-value="Den Zwerg auf den Fuß Treten" calcext:value-type="string">
            <text:p>Den Zwerg auf den Fuß Tret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48]" office:value-type="string" office:string-value="Den Zwerg beim Anstoßen nicht in die Augen schauen" calcext:value-type="string">
            <text:p>Den Zwerg beim Anstoßen nicht in die Augen schau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49]" office:value-type="string" office:string-value="Heimlich Karten vom Stapel klauen während der Zwerg wegschaut" calcext:value-type="string">
            <text:p>Heimlich Karten vom Stapel klauen während der Zwerg wegschau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53]" office:value-type="string" office:string-value="Den Ork auf den Fuß Treten" calcext:value-type="string">
            <text:p>Den Ork auf den Fuß Treten</text:p>
          </table:table-cell>
          <table:table-cell table:formula="of:=#REF!" office:value-type="string" office:string-value="" calcext:value-type="error">
            <text:p>#REF!</text:p>
          </table:table-cell>
          <table:table-cell table:style-name="ce125" office:value-type="float" office:value="6" calcext:value-type="float">
            <text:p>6</text:p>
          </table:table-cell>
          <table:table-cell table:number-columns-repeated="61"/>
        </table:table-row>
        <table:table-row table:style-name="ro1">
          <table:table-cell table:formula="of:=[Liste.D154]" office:value-type="string" office:string-value="Den Ork beim Anstoßen nicht in die Augen schauen" calcext:value-type="string">
            <text:p>Den Ork beim Anstoßen nicht in die Augen schau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55]" office:value-type="string" office:string-value="Heimlich Karten vom Stapel klauen während der Ork wegschaut" calcext:value-type="string">
            <text:p>Heimlich Karten vom Stapel klauen während der Ork wegschau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56]" office:value-type="string" office:string-value="Den Homunkulus auf den Fuß Treten" calcext:value-type="string">
            <text:p>Den Homunkulus auf den Fuß Tret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57]" office:value-type="string" office:string-value="Den Homunkulus beim Anstoßen nicht in die Augen schauen" calcext:value-type="string">
            <text:p>Den Homunkulus beim Anstoßen nicht in die Augen schau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58]" office:value-type="string" office:string-value="Heimlich Karten vom Stapel klauen während der Homunculus wegschaut" calcext:value-type="string">
            <text:p>Heimlich Karten vom Stapel klauen während der Homunculus wegschau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59]" office:value-type="string" office:string-value="Den Goblin auf den Fuß Treten" calcext:value-type="string">
            <text:p>Den Goblin auf den Fuß Tret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60]" office:value-type="string" office:string-value="Den Goblin beim Anstoßen nicht in die Augen schauen" calcext:value-type="string">
            <text:p>Den Goblin beim Anstoßen nicht in die Augen schau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61]" office:value-type="string" office:string-value="Heimlich Karten vom Stapel klauen während der Goblin wegschaut" calcext:value-type="string">
            <text:p>Heimlich Karten vom Stapel klauen während der Goblin wegschau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62]" office:value-type="string" office:string-value="Den Riesen auf den Fuß Treten" calcext:value-type="string">
            <text:p>Den Riesen auf den Fuß Tret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63]" office:value-type="string" office:string-value="Den Riesen beim Anstoßen nicht in die Augen schauen" calcext:value-type="string">
            <text:p>Den Riesen beim Anstoßen nicht in die Augen schau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64]" office:value-type="string" office:string-value="Heimlich Karten vom Stapel klauen während der Riese wegschaut" calcext:value-type="string">
            <text:p>Heimlich Karten vom Stapel klauen während der Riese wegschau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65]" office:value-type="string" office:string-value="Den Dämon auf den Fuß Treten" calcext:value-type="string">
            <text:p>Den Dämon auf den Fuß Treten</text:p>
          </table:table-cell>
          <table:table-cell table:formula="of:=#REF!" office:value-type="string" office:string-value="" calcext:value-type="error">
            <text:p>#REF!</text:p>
          </table:table-cell>
          <table:table-cell table:style-name="ce125" office:value-type="float" office:value="6" calcext:value-type="float">
            <text:p>6</text:p>
          </table:table-cell>
          <table:table-cell table:number-columns-repeated="61"/>
        </table:table-row>
        <table:table-row table:style-name="ro1">
          <table:table-cell table:formula="of:=[Liste.D166]" office:value-type="string" office:string-value="Den Dämon beim Anstoßen nicht in die Augen schauen" calcext:value-type="string">
            <text:p>Den Dämon beim Anstoßen nicht in die Augen schauen</text:p>
          </table:table-cell>
          <table:table-cell table:formula="of:=#REF!" office:value-type="string" office:string-value="" calcext:value-type="error">
            <text:p>#REF!</text:p>
          </table:table-cell>
          <table:table-cell table:style-name="ce125" office:value-type="float" office:value="6" calcext:value-type="float">
            <text:p>6</text:p>
          </table:table-cell>
          <table:table-cell table:number-columns-repeated="61"/>
        </table:table-row>
        <table:table-row table:style-name="ro1">
          <table:table-cell table:formula="of:=[Liste.D167]" office:value-type="string" office:string-value="Heimlich Karten vom Stapel klauen während der Dämon wegschaut" calcext:value-type="string">
            <text:p>Heimlich Karten vom Stapel klauen während der Dämon wegschau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68]" office:value-type="string" office:string-value="Belebte Rüstung" calcext:value-type="string">
            <text:p>Belebte Rüst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69]" office:value-type="string" office:string-value="Tomahawk" calcext:value-type="string">
            <text:p>Tomahawk</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70]" office:value-type="string" office:string-value="Degen" calcext:value-type="string">
            <text:p>Deg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71]" office:value-type="string" office:string-value="Glücksklinge" calcext:value-type="string">
            <text:p>Glückskling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72]" office:value-type="string" office:string-value="Rostiges Schwert" calcext:value-type="string">
            <text:p>Rostiges Schwer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73]" office:value-type="string" office:string-value="Fackel" calcext:value-type="string">
            <text:p>Fack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74]" office:value-type="string" office:string-value="Schmiedehammer" calcext:value-type="string">
            <text:p>Schmiedehammer</text:p>
          </table:table-cell>
          <table:table-cell table:formula="of:=#REF!" office:value-type="string" office:string-value="" calcext:value-type="error">
            <text:p>#REF!</text:p>
          </table:table-cell>
          <table:table-cell table:style-name="ce125" office:value-type="float" office:value="2" calcext:value-type="float">
            <text:p>2</text:p>
          </table:table-cell>
          <table:table-cell table:number-columns-repeated="61"/>
        </table:table-row>
        <table:table-row table:style-name="ro1">
          <table:table-cell table:formula="of:=[Liste.D175]" office:value-type="string" office:string-value="Edle Ritterrüstung" calcext:value-type="string">
            <text:p>Edle Ritterrüst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76]" office:value-type="string" office:string-value="Flammenschwert" calcext:value-type="string">
            <text:p>Flammenschwer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77]" office:value-type="string" office:string-value="Handtasche" calcext:value-type="string">
            <text:p>Handtasch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78]" office:value-type="string" office:string-value="Heilige Handschuhe des Windes" calcext:value-type="string">
            <text:p>Heilige Handschuhe des Winde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79]" office:value-type="string" office:string-value="Knoblauch" calcext:value-type="string">
            <text:p>Knoblauch</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80]" office:value-type="string" office:string-value="Lederhelm" calcext:value-type="string">
            <text:p>Lederhel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81]" office:value-type="string" office:string-value="Lederrucksack" calcext:value-type="string">
            <text:p>Lederrucksack</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82]" office:value-type="string" office:string-value="Linker Schuh" calcext:value-type="string">
            <text:p>Linker Schuh</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83]" office:value-type="string" office:string-value="Radieschen Schuhe" calcext:value-type="string">
            <text:p>Radieschen Schuh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84]" office:value-type="string" office:string-value="Rechter Schuh" calcext:value-type="string">
            <text:p>Rechter Schuh</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85]" office:value-type="string" office:string-value="Schattenumhang" calcext:value-type="string">
            <text:p>Schattenumha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86]" office:value-type="string" office:string-value="Schulranzen" calcext:value-type="string">
            <text:p>Schulranz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88]" office:value-type="string" office:string-value="Übungsschwert" calcext:value-type="string">
            <text:p>Übungsschwer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89]" office:value-type="string" office:string-value="Gespaltene Persönlichkeit" calcext:value-type="string">
            <text:p>Gespaltene Persönlichkei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90]" office:value-type="string" office:string-value="Wolfs Amulett" calcext:value-type="string">
            <text:p>Wolfs Amulet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91]" office:value-type="string" office:string-value="Raketenstiefel" calcext:value-type="string">
            <text:p>Raketenstief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92]" office:value-type="string" office:string-value="Rollschuhe" calcext:value-type="string">
            <text:p>Rollschuh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93]" office:value-type="string" office:string-value="Kettenhemd" calcext:value-type="string">
            <text:p>Kettenhem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94]" office:value-type="string" office:string-value="Lehm-Helm" calcext:value-type="string">
            <text:p>Lehm-Hel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95]" office:value-type="string" office:string-value="Wasser-Robe" calcext:value-type="string">
            <text:p>Wasser-Rob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96]" office:value-type="string" office:string-value="Reißzahn" calcext:value-type="string">
            <text:p>Reißzah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97]" office:value-type="string" office:string-value="SK4-Weste" calcext:value-type="string">
            <text:p>SK4-West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98]" office:value-type="string" office:string-value="Zeremoniendolch" calcext:value-type="string">
            <text:p>Zeremoniendolch</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199]" office:value-type="string" office:string-value="Wasser-Helm" calcext:value-type="string">
            <text:p>Wasser-Hel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00]" office:value-type="string" office:string-value="Kampfeimer" calcext:value-type="string">
            <text:p>Kampfeim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01]" office:value-type="string" office:string-value="Antiker Ring" calcext:value-type="string">
            <text:p>Antiker Ri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02]" office:value-type="string" office:string-value="Apfel" calcext:value-type="string">
            <text:p>Apf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03]" office:value-type="string" office:string-value="Schuhe des Meistertänzers" calcext:value-type="string">
            <text:p>Schuhe des Meistertänzer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04]" office:value-type="string" office:string-value="Bumerang" calcext:value-type="string">
            <text:p>Bumera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05]" office:value-type="string" office:string-value="Schwertscheide" calcext:value-type="string">
            <text:p>Schwertscheid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06]" office:value-type="string" office:string-value="Duelldegen" calcext:value-type="string">
            <text:p>Duelldeg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07]" office:value-type="string" office:string-value="Karottenbogen" calcext:value-type="string">
            <text:p>Karottenbog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08]" office:value-type="string" office:string-value="Lauch" calcext:value-type="string">
            <text:p>Lauch</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09]" office:value-type="string" office:string-value="Meuchelmesser" calcext:value-type="string">
            <text:p>Meuchelmess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10]" office:value-type="string" office:string-value="Silberklinge" calcext:value-type="string">
            <text:p>Silberkling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11]" office:value-type="string" office:string-value="Erd-Robe" calcext:value-type="string">
            <text:p>Erd-Rob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12]" office:value-type="string" office:string-value="Federrüstung" calcext:value-type="string">
            <text:p>Federrüst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13]" office:value-type="string" office:string-value="Feuer-Robe" calcext:value-type="string">
            <text:p>Feuer-Rob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14]" office:value-type="string" office:string-value="Flammen-Helm" calcext:value-type="string">
            <text:p>Flammen-Hel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15]" office:value-type="string" office:string-value="Stachelschwein Rüstung" calcext:value-type="string">
            <text:p>Stachelschwein Rüst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16]" office:value-type="string" office:string-value="Hausschuhe" calcext:value-type="string">
            <text:p>Hausschuh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17]" office:value-type="string" office:string-value="Jutebeutel" calcext:value-type="string">
            <text:p>Jutebeut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18]" office:value-type="string" office:string-value="Ring des Windes" calcext:value-type="string">
            <text:p>Ring des Winde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19]" office:value-type="string" office:string-value="Transparenter Rucksack" calcext:value-type="string">
            <text:p>Transparenter Rucksack</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20]" office:value-type="string" office:string-value="Turnschuhe" calcext:value-type="string">
            <text:p>Turnschuh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21]" office:value-type="string" office:string-value="Badelatschen" calcext:value-type="string">
            <text:p>Badelatsch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22]" office:value-type="string" office:string-value="Glückskappe" calcext:value-type="string">
            <text:p>Glückskapp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23]" office:value-type="string" office:string-value="Helm der Voraussicht" calcext:value-type="string">
            <text:p>Helm der Voraussich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24]" office:value-type="string" office:string-value="Maßgeschneiderter Anzug" calcext:value-type="string">
            <text:p>Maßgeschneiderter Anzu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25]" office:value-type="string" office:string-value="Springerstiefel" calcext:value-type="string">
            <text:p>Springerstief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26]" office:value-type="string" office:string-value="Tanzschuhe" calcext:value-type="string">
            <text:p>Tanzschuh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27]" office:value-type="string" office:string-value="Verfluchtes Schwert" calcext:value-type="string">
            <text:p>Verfluchtes Schwer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28]" office:value-type="string" office:string-value="Fledermaus Form" calcext:value-type="string">
            <text:p>Fledermaus For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29]" office:value-type="string" office:string-value="Paprika Granaten" calcext:value-type="string">
            <text:p>Paprika Granaten</text:p>
          </table:table-cell>
          <table:table-cell table:formula="of:=#REF!" office:value-type="string" office:string-value="" calcext:value-type="error">
            <text:p>#REF!</text:p>
          </table:table-cell>
          <table:table-cell table:style-name="ce125" office:value-type="float" office:value="12" calcext:value-type="float">
            <text:p>12</text:p>
          </table:table-cell>
          <table:table-cell table:number-columns-repeated="61"/>
        </table:table-row>
        <table:table-row table:style-name="ro1">
          <table:table-cell table:formula="of:=[Liste.D231]" office:value-type="string" office:string-value="Plattenschuhe" calcext:value-type="string">
            <text:p>Plattenschuhe</text:p>
          </table:table-cell>
          <table:table-cell table:formula="of:=#REF!" office:value-type="string" office:string-value="" calcext:value-type="error">
            <text:p>#REF!</text:p>
          </table:table-cell>
          <table:table-cell table:style-name="ce125" office:value-type="float" office:value="12" calcext:value-type="float">
            <text:p>12</text:p>
          </table:table-cell>
          <table:table-cell table:number-columns-repeated="61"/>
        </table:table-row>
        <table:table-row table:style-name="ro1">
          <table:table-cell table:formula="of:=[Liste.D232]" office:value-type="string" office:string-value="Des Königs Krone" calcext:value-type="string">
            <text:p>Des Königs Kron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33]" office:value-type="string" office:string-value="Kriegshammer" calcext:value-type="string">
            <text:p>Kriegshamm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34]" office:value-type="string" office:string-value="Plattenhelm" calcext:value-type="string">
            <text:p>Plattenhel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35]" office:value-type="string" office:string-value="Plattenrüstung" calcext:value-type="string">
            <text:p>Plattenrüst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36]" office:value-type="string" office:string-value="Spiegelrüstung" calcext:value-type="string">
            <text:p>Spiegelrüst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37]" office:value-type="string" office:string-value="Wind-Helm" calcext:value-type="string">
            <text:p>Wind-Hel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38]" office:value-type="string" office:string-value="Anderthalbhänder" calcext:value-type="string">
            <text:p>Anderthalbhänd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39]" office:value-type="string" office:string-value="Vollkommene Illusion" calcext:value-type="string">
            <text:p>Vollkommene Illusio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40]" office:value-type="string" office:string-value="Wurfstern" calcext:value-type="string">
            <text:p>Wurfster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41]" office:value-type="string" office:string-value="Des Todes Maske" calcext:value-type="string">
            <text:p>Des Todes Mask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42]" office:value-type="string" office:string-value="Ewiges Gewand" calcext:value-type="string">
            <text:p>Ewiges Gewan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43]" office:value-type="string" office:string-value="Geduld" calcext:value-type="string">
            <text:p>Gedul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44]" office:value-type="string" office:string-value="Havels Amulett" calcext:value-type="string">
            <text:p>Havels Amulet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45]" office:value-type="string" office:string-value="Havels Helm" calcext:value-type="string">
            <text:p>Havels Hel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46]" office:value-type="string" office:string-value="Havels Rüstung" calcext:value-type="string">
            <text:p>Havels Rüst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47]" office:value-type="string" office:string-value="Havels Schuhe" calcext:value-type="string">
            <text:p>Havels Schuh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48]" office:value-type="string" office:string-value="Havels Zweihänder" calcext:value-type="string">
            <text:p>Havels Zweihänd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49]" office:value-type="string" office:string-value="Pflock" calcext:value-type="string">
            <text:p>Pflock</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50]" office:value-type="string" office:string-value="Säbelzahn" calcext:value-type="string">
            <text:p>Säbelzah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51]" office:value-type="string" office:string-value="Sanduhr" calcext:value-type="string">
            <text:p>Sanduh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52]" office:value-type="string" office:string-value="Seelenfänger" calcext:value-type="string">
            <text:p>Seelenfäng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53]" office:value-type="string" office:string-value="Weltenwanderer" calcext:value-type="string">
            <text:p>Weltenwander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54]" office:value-type="string" office:string-value="Die Hand Gottes" calcext:value-type="string">
            <text:p>Die Hand Gotte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55]" office:value-type="string" office:string-value="Die Hand des Teufels" calcext:value-type="string">
            <text:p>Die Hand des Teufel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56]" office:value-type="string" office:string-value="Helm des Antichristen" calcext:value-type="string">
            <text:p>Helm des Antichrist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57]" office:value-type="string" office:string-value="Windklinge" calcext:value-type="string">
            <text:p>Windkling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58]" office:value-type="string" office:string-value="Amulett des Wirbelsturms" calcext:value-type="string">
            <text:p>Amulett des Wirbelsturm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59]" office:value-type="string" office:string-value="7 Meilen Stiefel" calcext:value-type="string">
            <text:p>7 Meilen Stief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60]" office:value-type="string" office:string-value="Cowboy Stiefel" calcext:value-type="string">
            <text:p>Cowboy Stief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61]" office:value-type="string" office:string-value="Das Siegel des Propheten" calcext:value-type="string">
            <text:p>Das Siegel des Prophet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62]" office:value-type="string" office:string-value="Transzendenz" calcext:value-type="string">
            <text:p>Transzendenz</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63]" office:value-type="string" office:string-value="Drachentöter Rüstung" calcext:value-type="string">
            <text:p>Drachentöter Rüst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64]" office:value-type="string" office:string-value="Heilige Panzerhandschuhe" calcext:value-type="string">
            <text:p>Heilige Panzerhandschuh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65]" office:value-type="string" office:string-value="Helm der glücklichen Fügung" calcext:value-type="string">
            <text:p>Helm der glücklichen Füg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66]" office:value-type="string" office:string-value="Steinschwert" calcext:value-type="string">
            <text:p>Steinschwer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67]" office:value-type="string" office:string-value="Wind-Robe" calcext:value-type="string">
            <text:p>Wind-Robe</text:p>
          </table:table-cell>
          <table:table-cell table:formula="of:=#REF!" office:value-type="string" office:string-value="" calcext:value-type="error">
            <text:p>#REF!</text:p>
          </table:table-cell>
          <table:table-cell table:style-name="ce125" office:value-type="float" office:value="2" calcext:value-type="float">
            <text:p>2</text:p>
          </table:table-cell>
          <table:table-cell table:number-columns-repeated="61"/>
        </table:table-row>
        <table:table-row table:style-name="ro1">
          <table:table-cell table:formula="of:=[Liste.D268]" office:value-type="string" office:string-value="König der Arena" calcext:value-type="string">
            <text:p>König der Arena</text:p>
          </table:table-cell>
          <table:table-cell table:formula="of:=#REF!" office:value-type="string" office:string-value="" calcext:value-type="error">
            <text:p>#REF!</text:p>
          </table:table-cell>
          <table:table-cell table:style-name="ce125" office:value-type="float" office:value="2" calcext:value-type="float">
            <text:p>2</text:p>
          </table:table-cell>
          <table:table-cell table:number-columns-repeated="61"/>
        </table:table-row>
        <table:table-row table:style-name="ro1">
          <table:table-cell table:formula="of:=[Liste.D268]" office:value-type="string" office:string-value="König der Arena" calcext:value-type="string">
            <text:p>König der Arena</text:p>
          </table:table-cell>
          <table:table-cell table:formula="of:=#REF!" office:value-type="string" office:string-value="" calcext:value-type="error">
            <text:p>#REF!</text:p>
          </table:table-cell>
          <table:table-cell table:style-name="ce125" office:value-type="float" office:value="2" calcext:value-type="float">
            <text:p>2</text:p>
          </table:table-cell>
          <table:table-cell table:number-columns-repeated="61"/>
        </table:table-row>
        <table:table-row table:style-name="ro1">
          <table:table-cell table:formula="of:=[Liste.D276]" office:value-type="string" office:string-value="Armlos" calcext:value-type="string">
            <text:p>Armlos</text:p>
          </table:table-cell>
          <table:table-cell table:formula="of:=#REF!" office:value-type="string" office:string-value="" calcext:value-type="error">
            <text:p>#REF!</text:p>
          </table:table-cell>
          <table:table-cell table:style-name="ce125" office:value-type="float" office:value="2" calcext:value-type="float">
            <text:p>2</text:p>
          </table:table-cell>
          <table:table-cell table:number-columns-repeated="61"/>
        </table:table-row>
        <table:table-row table:style-name="ro1">
          <table:table-cell table:formula="of:=[Liste.D277]" office:value-type="string" office:string-value="Auserwählt" calcext:value-type="string">
            <text:p>Auserwählt</text:p>
          </table:table-cell>
          <table:table-cell table:formula="of:=#REF!" office:value-type="string" office:string-value="" calcext:value-type="error">
            <text:p>#REF!</text:p>
          </table:table-cell>
          <table:table-cell table:style-name="ce125" office:value-type="float" office:value="6" calcext:value-type="float">
            <text:p>6</text:p>
          </table:table-cell>
          <table:table-cell table:number-columns-repeated="61"/>
        </table:table-row>
        <table:table-row table:style-name="ro1">
          <table:table-cell table:formula="of:=[Liste.D278]" office:value-type="string" office:string-value="Ausgebildet" calcext:value-type="string">
            <text:p>Ausgebildet</text:p>
          </table:table-cell>
          <table:table-cell table:formula="of:=#REF!" office:value-type="string" office:string-value="" calcext:value-type="error">
            <text:p>#REF!</text:p>
          </table:table-cell>
          <table:table-cell table:style-name="ce125" office:value-type="float" office:value="2" calcext:value-type="float">
            <text:p>2</text:p>
          </table:table-cell>
          <table:table-cell table:number-columns-repeated="61"/>
        </table:table-row>
        <table:table-row table:style-name="ro1">
          <table:table-cell table:formula="of:=[Liste.D279]" office:value-type="string" office:string-value="Ausgehungert" calcext:value-type="string">
            <text:p>Ausgehunger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81]" office:value-type="string" office:string-value="Dein Begräbnis" calcext:value-type="string">
            <text:p>Dein Begräbni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82]" office:value-type="string" office:string-value="Der Tod" calcext:value-type="string">
            <text:p>Der To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83]" office:value-type="string" office:string-value="Ehrfürchtig" calcext:value-type="string">
            <text:p>Ehrfürchti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84]" office:value-type="string" office:string-value="Götterschlächter" calcext:value-type="string">
            <text:p>Götterschlächt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85]" office:value-type="string" office:string-value="Hexer" calcext:value-type="string">
            <text:p>Hex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86]" office:value-type="string" office:string-value="Höhentraining" calcext:value-type="string">
            <text:p>Höhentraini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87]" office:value-type="string" office:string-value="Klingenwirbel" calcext:value-type="string">
            <text:p>Klingenwirb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88]" office:value-type="string" office:string-value="Königsmörder" calcext:value-type="string">
            <text:p>Königsmörd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89]" office:value-type="string" office:string-value="Lykanthropie" calcext:value-type="string">
            <text:p>Lykanthropi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90]" office:value-type="string" office:string-value="Narben des Krieges" calcext:value-type="string">
            <text:p>Narben des Kriege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91]" office:value-type="string" office:string-value="Pest" calcext:value-type="string">
            <text:p>Pes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92]" office:value-type="string" office:string-value="Vampir" calcext:value-type="string">
            <text:p>Vampi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93]" office:value-type="string" office:string-value="Vampirjäger" calcext:value-type="string">
            <text:p>Vampirjäg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94]" office:value-type="string" office:string-value="Werwolf" calcext:value-type="string">
            <text:p>Werwolf</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95]" office:value-type="string" office:string-value="Zerschmettern" calcext:value-type="string">
            <text:p>Zerschmetter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96]" office:value-type="string" office:string-value="Bruchstück eines Gottes - Erde" calcext:value-type="string">
            <text:p>Bruchstück eines Gottes - Erd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97]" office:value-type="string" office:string-value="Bruchstück eines Gottes - Feuer" calcext:value-type="string">
            <text:p>Bruchstück eines Gottes - Feu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98]" office:value-type="string" office:string-value="Bruchstück eines Gottes - Licht" calcext:value-type="string">
            <text:p>Bruchstück eines Gottes - Lich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299]" office:value-type="string" office:string-value="Bruchstück eines Gottes - Wasser" calcext:value-type="string">
            <text:p>Bruchstück eines Gottes - Wass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00]" office:value-type="string" office:string-value="Bruchstück eines Gottes - Wind" calcext:value-type="string">
            <text:p>Bruchstück eines Gottes - Win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01]" office:value-type="string" office:string-value="Fangemeinde" calcext:value-type="string">
            <text:p>Fangemeind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02]" office:value-type="string" office:string-value="Seelenlos" calcext:value-type="string">
            <text:p>Seelenlo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10]" office:value-type="string" office:string-value="Betrunkender Gaul" calcext:value-type="string">
            <text:p>Betrunkender Gau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11]" office:value-type="string" office:string-value="Edward der Lappen" calcext:value-type="string">
            <text:p>Edward der Lapp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12]" office:value-type="string" office:string-value="Einfacher Hausdämon" calcext:value-type="string">
            <text:p>Einfacher Hausdämo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13]" office:value-type="string" office:string-value="Erd-Elementar" calcext:value-type="string">
            <text:p>Erd-Elementa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15]" office:value-type="string" office:string-value="Fauler Sack" calcext:value-type="string">
            <text:p>Fauler Sack</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16]" office:value-type="string" office:string-value="Feuer-Elementar" calcext:value-type="string">
            <text:p>Feuer-Elementa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17]" office:value-type="string" office:string-value="Fremder am Straßenrand" calcext:value-type="string">
            <text:p>Fremder am Straßenran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18]" office:value-type="string" office:string-value="Goblin" calcext:value-type="string">
            <text:p>Gobli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19]" office:value-type="string" office:string-value="Hase" calcext:value-type="string">
            <text:p>Has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20]" office:value-type="string" office:string-value="Lebende Rüstung" calcext:value-type="string">
            <text:p>Lebende Rüst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21]" office:value-type="string" office:string-value="Lebende Schatzkiste" calcext:value-type="string">
            <text:p>Lebende Schatzkist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22]" office:value-type="string" office:string-value="Letzter seines Glaubens" calcext:value-type="string">
            <text:p>Letzter seines Glauben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23]" office:value-type="string" office:string-value="Mathematiker" calcext:value-type="string">
            <text:p>Mathematik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24]" office:value-type="string" office:string-value="Platzhalter" calcext:value-type="string">
            <text:p>Platzhalt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25]" office:value-type="string" office:string-value="Reicher Schnösel" calcext:value-type="string">
            <text:p>Reicher Schnös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26]" office:value-type="string" office:string-value="Späher - Blinder Adler" calcext:value-type="string">
            <text:p>Späher - Blinder Adl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27]" office:value-type="string" office:string-value="Verletzter Vampir" calcext:value-type="string">
            <text:p>Verletzter Vampi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28]" office:value-type="string" office:string-value="Wandelnder Albtraum" calcext:value-type="string">
            <text:p>Wandelnder Albtrau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29]" office:value-type="string" office:string-value="Lebender Stein" calcext:value-type="string">
            <text:p>Lebender Stei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30]" office:value-type="string" office:string-value="Brückentroll" calcext:value-type="string">
            <text:p>Brückentrol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31]" office:value-type="string" office:string-value="Chimäre" calcext:value-type="string">
            <text:p>Chimär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32]" office:value-type="string" office:string-value="Der Judoka" calcext:value-type="string">
            <text:p>Der Judoka</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33]" office:value-type="string" office:string-value="Die Lady die zieht" calcext:value-type="string">
            <text:p>Die Lady die zieh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34]" office:value-type="string" office:string-value="Diebische Elster" calcext:value-type="string">
            <text:p>Diebische Elst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35]" office:value-type="string" office:string-value="Fleischfressende Pflanze" calcext:value-type="string">
            <text:p>Fleischfressende Pflanz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36]" office:value-type="string" office:string-value="Gargoyle-Nachtform" calcext:value-type="string">
            <text:p>Gargoyle-Nachtfor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37]" office:value-type="string" office:string-value="Gespenst" calcext:value-type="string">
            <text:p>Gespens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38]" office:value-type="string" office:string-value="Graf Zahl" calcext:value-type="string">
            <text:p>Graf Zah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39]" office:value-type="string" office:string-value="Irrlicht" calcext:value-type="string">
            <text:p>Irrlich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41]" office:value-type="string" office:string-value="Knausriger Kobold" calcext:value-type="string">
            <text:p>Knausriger Kobol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42]" office:value-type="string" office:string-value="Krieger - Weicher Igel" calcext:value-type="string">
            <text:p>Krieger - Weicher Ig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43]" office:value-type="string" office:string-value="Meister der Einhandwafffen" calcext:value-type="string">
            <text:p>Meister der Einhandwafff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44]" office:value-type="string" office:string-value="Moderator" calcext:value-type="string">
            <text:p>Moderato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45]" office:value-type="string" office:string-value="Riesige Matrjoschka" calcext:value-type="string">
            <text:p>Riesige Matrjoschka</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46]" office:value-type="string" office:string-value="Selbst ausgedachtes Monster" calcext:value-type="string">
            <text:p>Selbst ausgedachtes Monst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47]" office:value-type="string" office:string-value="Sirene" calcext:value-type="string">
            <text:p>Siren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48]" office:value-type="string" office:string-value="Stadtwache" calcext:value-type="string">
            <text:p>Stadtwach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49]" office:value-type="string" office:string-value="Stylist" calcext:value-type="string">
            <text:p>Stylis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50]" office:value-type="string" office:string-value="Waldgeist" calcext:value-type="string">
            <text:p>Waldgeis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51]" office:value-type="string" office:string-value="Wiedergänger" calcext:value-type="string">
            <text:p>Wiedergäng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52]" office:value-type="string" office:string-value="Verhüllte Gestalt" calcext:value-type="string">
            <text:p>Verhüllte Gestal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53]" office:value-type="string" office:string-value="Gargoyle-Tagform" calcext:value-type="string">
            <text:p>Gargoyle-Tagfor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54]" office:value-type="string" office:string-value="Basilisk" calcext:value-type="string">
            <text:p>Basilisk</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55]" office:value-type="string" office:string-value="Der Antichrist" calcext:value-type="string">
            <text:p>Der Antichris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56]" office:value-type="string" office:string-value="Der Lord der Stößt" calcext:value-type="string">
            <text:p>Der Lord der Stöß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57]" office:value-type="string" office:string-value="Drachenhort" calcext:value-type="string">
            <text:p>Drachenhor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58]" office:value-type="string" office:string-value="Einsamer Krieger" calcext:value-type="string">
            <text:p>Einsamer Krieg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59]" office:value-type="string" office:string-value="Engel der Apokalypse" calcext:value-type="string">
            <text:p>Engel der Apokalyps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60]" office:value-type="string" office:string-value="Grabräuber" calcext:value-type="string">
            <text:p>Grabräub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61]" office:value-type="string" office:string-value="Graf Orlok" calcext:value-type="string">
            <text:p>Graf Orlok</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62]" office:value-type="string" office:string-value="Lava-Golem" calcext:value-type="string">
            <text:p>Lava-Gole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63]" office:value-type="string" office:string-value="Meister der Zweihandwaffen" calcext:value-type="string">
            <text:p>Meister der Zweihandwaff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64]" office:value-type="string" office:string-value="Meistertänzer" calcext:value-type="string">
            <text:p>Meistertänz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66]" office:value-type="string" office:string-value="Piraten" calcext:value-type="string">
            <text:p>Pirat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67]" office:value-type="string" office:string-value="Rattenschwarm" calcext:value-type="string">
            <text:p>Rattenschwar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69]" office:value-type="string" office:string-value="Schamane - Vertrocknete Pflaume" calcext:value-type="string">
            <text:p>Schamane - Vertrocknete Pflaum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70]" office:value-type="string" office:string-value="Slifer der Himmelsdrache" calcext:value-type="string">
            <text:p>Slifer der Himmelsdrache</text:p>
          </table:table-cell>
          <table:table-cell table:formula="of:=#REF!" office:value-type="string" office:string-value="" calcext:value-type="error">
            <text:p>#REF!</text:p>
          </table:table-cell>
          <table:table-cell table:style-name="ce125" office:value-type="float" office:value="3" calcext:value-type="float">
            <text:p>3</text:p>
          </table:table-cell>
          <table:table-cell table:number-columns-repeated="61"/>
        </table:table-row>
        <table:table-row table:style-name="ro1">
          <table:table-cell table:formula="of:=[Liste.D371]" office:value-type="string" office:string-value="Söldnerin" calcext:value-type="string">
            <text:p>Söldneri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72]" office:value-type="string" office:string-value="Veteran" calcext:value-type="string">
            <text:p>Vetera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73]" office:value-type="string" office:string-value="Zotteliger Zwerg" calcext:value-type="string">
            <text:p>Zotteliger Zwer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74]" office:value-type="string" office:string-value="Zyklop" calcext:value-type="string">
            <text:p>Zyklop</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75]" office:value-type="string" office:string-value="Apokalyptischer Reiter Hunger" calcext:value-type="string">
            <text:p>Apokalyptischer Reiter Hung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76]" office:value-type="string" office:string-value="Apokalyptischer Reiter Pestilenz" calcext:value-type="string">
            <text:p>Apokalyptischer Reiter Pestilenz</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77]" office:value-type="string" office:string-value="Nekromant" calcext:value-type="string">
            <text:p>Nekroman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78]" office:value-type="string" office:string-value="Audienz beim König" calcext:value-type="string">
            <text:p>Audienz beim Köni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79]" office:value-type="string" office:string-value="Cthulhu" calcext:value-type="string">
            <text:p>Cthulhu</text:p>
          </table:table-cell>
          <table:table-cell table:formula="of:=#REF!" office:value-type="string" office:string-value="" calcext:value-type="error">
            <text:p>#REF!</text:p>
          </table:table-cell>
          <table:table-cell table:style-name="ce125" office:value-type="float" office:value="10" calcext:value-type="float">
            <text:p>10</text:p>
          </table:table-cell>
          <table:table-cell table:number-columns-repeated="61"/>
        </table:table-row>
        <table:table-row table:style-name="ro1">
          <table:table-cell table:formula="of:=[Liste.D380]" office:value-type="string" office:string-value="Der Brocken" calcext:value-type="string">
            <text:p>Der Brock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81]" office:value-type="string" office:string-value="Der Pissbaum" calcext:value-type="string">
            <text:p>Der Pissbaum</text:p>
          </table:table-cell>
          <table:table-cell table:formula="of:=#REF!" office:value-type="string" office:string-value="" calcext:value-type="error">
            <text:p>#REF!</text:p>
          </table:table-cell>
          <table:table-cell table:style-name="ce125" office:value-type="float" office:value="10" calcext:value-type="float">
            <text:p>10</text:p>
          </table:table-cell>
          <table:table-cell table:number-columns-repeated="61"/>
        </table:table-row>
        <table:table-row table:style-name="ro1">
          <table:table-cell table:formula="of:=[Liste.D382]" office:value-type="string" office:string-value="Dracula" calcext:value-type="string">
            <text:p>Dracula</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83]" office:value-type="string" office:string-value="Eis-Riese" calcext:value-type="string">
            <text:p>Eis-Ries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84]" office:value-type="string" office:string-value="Häuptling - Räudiger Hund" calcext:value-type="string">
            <text:p>Häuptling - Räudiger Hun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85]" office:value-type="string" office:string-value="Karawane" calcext:value-type="string">
            <text:p>Karawan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86]" office:value-type="string" office:string-value="Lykanthrope" calcext:value-type="string">
            <text:p>Lykanthrop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87]" office:value-type="string" office:string-value="Robin Hood" calcext:value-type="string">
            <text:p>Robin Hoo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88]" office:value-type="string" office:string-value="Säbelzahntiger" calcext:value-type="string">
            <text:p>Säbelzahntig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89]" office:value-type="string" office:string-value="Skelettkönig" calcext:value-type="string">
            <text:p>Skelettköni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90]" office:value-type="string" office:string-value="Titan" calcext:value-type="string">
            <text:p>Tita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91]" office:value-type="string" office:string-value="Van Helsing" calcext:value-type="string">
            <text:p>Van Helsi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92]" office:value-type="string" office:string-value="Würfelschleim" calcext:value-type="string">
            <text:p>Würfelschlei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93]" office:value-type="string" office:string-value="Apokalyptischer Reiter Krieg" calcext:value-type="string">
            <text:p>Apokalyptischer Reiter Krie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94]" office:value-type="string" office:string-value="Skelettkrieger" calcext:value-type="string">
            <text:p>Skelettkrieg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96]" office:value-type="string" office:string-value="Herold der Flammen" calcext:value-type="string">
            <text:p>Herold der Flamm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97]" office:value-type="string" office:string-value="Herold der Lichts" calcext:value-type="string">
            <text:p>Herold der Licht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98]" office:value-type="string" office:string-value="Herold des Meeres" calcext:value-type="string">
            <text:p>Herold des Meere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399]" office:value-type="string" office:string-value="Herold des Sturms" calcext:value-type="string">
            <text:p>Herold des Sturm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00]" office:value-type="string" office:string-value="Schlafender Berg" calcext:value-type="string">
            <text:p>Schlafender Ber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01]" office:value-type="string" office:string-value="Apokalyptischer Reiter Tod" calcext:value-type="string">
            <text:p>Apokalyptischer Reiter To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02]" office:value-type="string" office:string-value="Herold der Erde" calcext:value-type="string">
            <text:p>Herold der Erd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04]" office:value-type="string" office:string-value="Adrenalinschub" calcext:value-type="string">
            <text:p>Adrenalinschub</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05]" office:value-type="string" office:string-value="Aktienhandel" calcext:value-type="string">
            <text:p>Aktienhand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06]" office:value-type="string" office:string-value="All in" calcext:value-type="string">
            <text:p>All in</text:p>
          </table:table-cell>
          <table:table-cell table:formula="of:=#REF!" office:value-type="string" office:string-value="" calcext:value-type="error">
            <text:p>#REF!</text:p>
          </table:table-cell>
          <table:table-cell table:style-name="ce126" office:value-type="float" office:value="1" calcext:value-type="float">
            <text:p>1</text:p>
          </table:table-cell>
          <table:table-cell table:number-columns-repeated="61"/>
        </table:table-row>
        <table:table-row table:style-name="ro1">
          <table:table-cell table:formula="of:=[Liste.D407]" office:value-type="string" office:string-value="Auktion" calcext:value-type="string">
            <text:p>Auktio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08]" office:value-type="string" office:string-value="Banküberfall" calcext:value-type="string">
            <text:p>Banküberfal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09]" office:value-type="string" office:string-value="Bein stellen" calcext:value-type="string">
            <text:p>Bein stell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10]" office:value-type="string" office:string-value="Beständig" calcext:value-type="string">
            <text:p>Beständig</text:p>
          </table:table-cell>
          <table:table-cell table:formula="of:=#REF!" office:value-type="string" office:string-value="" calcext:value-type="error">
            <text:p>#REF!</text:p>
          </table:table-cell>
          <table:table-cell table:style-name="ce126" office:value-type="float" office:value="0" calcext:value-type="float">
            <text:p>0</text:p>
          </table:table-cell>
          <table:table-cell table:number-columns-repeated="61"/>
        </table:table-row>
        <table:table-row table:style-name="ro1">
          <table:table-cell table:formula="of:=[Liste.D411]" office:value-type="string" office:string-value="Blutmond" calcext:value-type="string">
            <text:p>Blutmon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12]" office:value-type="string" office:string-value="Bürokratische Zeitverschiebung" calcext:value-type="string">
            <text:p>Bürokratische Zeitverschieb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13]" office:value-type="string" office:string-value="Chancengleichheit" calcext:value-type="string">
            <text:p>Chancengleichhei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14]" office:value-type="string" office:string-value="Dance Battle" calcext:value-type="string">
            <text:p>Dance Battl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15]" office:value-type="string" office:string-value="Dehnübungen" calcext:value-type="string">
            <text:p>Dehnübung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16]" office:value-type="string" office:string-value="Earth, Wind &amp; Fire" calcext:value-type="string">
            <text:p>Earth, Wind &amp; Fir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17]" office:value-type="string" office:string-value="Eigenbedarf" calcext:value-type="string">
            <text:p>Eigenbedarf</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18]" office:value-type="string" office:string-value="Entflammt" calcext:value-type="string">
            <text:p>Entflamm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19]" office:value-type="string" office:string-value="Entschädigung" calcext:value-type="string">
            <text:p>Entschädig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20]" office:value-type="string" office:string-value="Extra Zug" calcext:value-type="string">
            <text:p>Extra Zu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21]" office:value-type="string" office:string-value="Fair Play" calcext:value-type="string">
            <text:p>Fair Play</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22]" office:value-type="string" office:string-value="Fangzähne" calcext:value-type="string">
            <text:p>Fangzähn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23]" office:value-type="string" office:string-value="Fehdenhandschuh der Bettlers" calcext:value-type="string">
            <text:p>Fehdenhandschuh der Bettler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24]" office:value-type="string" office:string-value="Fehdenhandschuh der Ehre" calcext:value-type="string">
            <text:p>Fehdenhandschuh der Ehr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25]" office:value-type="string" office:string-value="Fehdenhandschuh der kämpfers" calcext:value-type="string">
            <text:p>Fehdenhandschuh der kämpfer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26]" office:value-type="string" office:string-value="Fehdenhandschuh eines Gläubigen" calcext:value-type="string">
            <text:p>Fehdenhandschuh eines Gläubig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27]" office:value-type="string" office:string-value="Feige" calcext:value-type="string">
            <text:p>Feig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28]" office:value-type="string" office:string-value="Fluchtinstinkt" calcext:value-type="string">
            <text:p>Fluchtinstink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29]" office:value-type="string" office:string-value="Frisch geschliffene Waffen" calcext:value-type="string">
            <text:p>Frisch geschliffene Waff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30]" office:value-type="string" office:string-value="Geizig" calcext:value-type="string">
            <text:p>Geizi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31]" office:value-type="string" office:string-value="Gigantismus" calcext:value-type="string">
            <text:p>Gigantismu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32]" office:value-type="string" office:string-value="Glücklicher Fund" calcext:value-type="string">
            <text:p>Glücklicher Fun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33]" office:value-type="string" office:string-value="Göttliche Intervention" calcext:value-type="string">
            <text:p>Göttliche Interventio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34]" office:value-type="string" office:string-value="Göttliche Woge" calcext:value-type="string">
            <text:p>Göttliche Wog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35]" office:value-type="string" office:string-value="Großer Sprung" calcext:value-type="string">
            <text:p>Großer Spr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36]" office:value-type="string" office:string-value="Hochmut" calcext:value-type="string">
            <text:p>Hochmu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37]" office:value-type="string" office:string-value="Hoffnung" calcext:value-type="string">
            <text:p>Hoffn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38]" office:value-type="string" office:string-value="Illegale Sportwetten" calcext:value-type="string">
            <text:p>Illegale Sportwett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39]" office:value-type="string" office:string-value="Kampfesglück" calcext:value-type="string">
            <text:p>Kampfesglück</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40]" office:value-type="string" office:string-value="Kampfeslust" calcext:value-type="string">
            <text:p>Kampfeslust</text:p>
          </table:table-cell>
          <table:table-cell table:formula="of:=#REF!" office:value-type="string" office:string-value="" calcext:value-type="error">
            <text:p>#REF!</text:p>
          </table:table-cell>
          <table:table-cell table:style-name="ce125" office:value-type="float" office:value="15" calcext:value-type="float">
            <text:p>15</text:p>
          </table:table-cell>
          <table:table-cell table:number-columns-repeated="61"/>
        </table:table-row>
        <table:table-row table:style-name="ro1">
          <table:table-cell table:formula="of:=[Liste.D441]" office:value-type="string" office:string-value="Kassenzettel" calcext:value-type="string">
            <text:p>Kassenzett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42]" office:value-type="string" office:string-value="kleiner Sprung" calcext:value-type="string">
            <text:p>kleiner Spr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43]" office:value-type="string" office:string-value="Kommunistischer Würfel" calcext:value-type="string">
            <text:p>Kommunistischer Würf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44]" office:value-type="string" office:string-value="Konter Konter" calcext:value-type="string">
            <text:p>Konter Kont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45]" office:value-type="string" office:string-value="Kopfgeld" calcext:value-type="string">
            <text:p>Kopfgel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46]" office:value-type="string" office:string-value="Kryostase" calcext:value-type="string">
            <text:p>Kryostas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47]" office:value-type="string" office:string-value="Kürzung des Wehretats" calcext:value-type="string">
            <text:p>Kürzung des Wehretat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48]" office:value-type="string" office:string-value="Langsam geworfener Fehdenhandschuh" calcext:value-type="string">
            <text:p>Langsam geworfener Fehdenhandschuh</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49]" office:value-type="string" office:string-value="Lernphase" calcext:value-type="string">
            <text:p>Lernphas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50]" office:value-type="string" office:string-value="Mittlerer Sprung" calcext:value-type="string">
            <text:p>Mittlerer Spr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51]" office:value-type="string" office:string-value="Monster Angriff" calcext:value-type="string">
            <text:p>Monster Angriff</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52]" office:value-type="string" office:string-value="Monsterjäger" calcext:value-type="string">
            <text:p>Monsterjäg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53]" office:value-type="string" office:string-value="Monsterjagt" calcext:value-type="string">
            <text:p>Monsterjag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54]" office:value-type="string" office:string-value="Monsterkatapult" calcext:value-type="string">
            <text:p>Monsterkatapul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55]" office:value-type="string" office:string-value="Mundgeruch" calcext:value-type="string">
            <text:p>Mundgeruch</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56]" office:value-type="string" office:string-value="Namenloser Held" calcext:value-type="string">
            <text:p>Namenloser Hel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57]" office:value-type="string" office:string-value="Packt mit dem Teufel" calcext:value-type="string">
            <text:p>Packt mit dem Teuf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58]" office:value-type="string" office:string-value="Papiere fälschen" calcext:value-type="string">
            <text:p>Papiere fälsch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59]" office:value-type="string" office:string-value="Protein Shake" calcext:value-type="string">
            <text:p>Protein Shak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60]" office:value-type="string" office:string-value="Rauch Granate" calcext:value-type="string">
            <text:p>Rauch Granat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61]" office:value-type="string" office:string-value="Rückerstattung" calcext:value-type="string">
            <text:p>Rückerstatt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62]" office:value-type="string" office:string-value="Schatten" calcext:value-type="string">
            <text:p>Schatt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63]" office:value-type="string" office:string-value="Schnelles Gebet" calcext:value-type="string">
            <text:p>Schnelles Gebe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64]" office:value-type="string" office:string-value="Schwächeanfall" calcext:value-type="string">
            <text:p>Schwächeanfal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65]" office:value-type="string" office:string-value="Showdown" calcext:value-type="string">
            <text:p>Showdow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66]" office:value-type="string" office:string-value="Sprint" calcext:value-type="string">
            <text:p>Sprin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67]" office:value-type="string" office:string-value="Stolpern" calcext:value-type="string">
            <text:p>Stolper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68]" office:value-type="string" office:string-value="Streitlustig" calcext:value-type="string">
            <text:p>Streitlusti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69]" office:value-type="string" office:string-value="Stürmisch" calcext:value-type="string">
            <text:p>Stürmisch</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70]" office:value-type="string" office:string-value="Sturz eines Gottes" calcext:value-type="string">
            <text:p>Sturz eines Gotte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71]" office:value-type="string" office:string-value="Trampolin" calcext:value-type="string">
            <text:p>Trampoli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72]" office:value-type="string" office:string-value="Trick 17" calcext:value-type="string">
            <text:p>Trick 17</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73]" office:value-type="string" office:string-value="Überlegenheit" calcext:value-type="string">
            <text:p>Überlegenhei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74]" office:value-type="string" office:string-value="Umkleide" calcext:value-type="string">
            <text:p>Umkleid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75]" office:value-type="string" office:string-value="Umleitung" calcext:value-type="string">
            <text:p>Umleitung</text:p>
          </table:table-cell>
          <table:table-cell table:formula="of:=#REF!" office:value-type="string" office:string-value="" calcext:value-type="error">
            <text:p>#REF!</text:p>
          </table:table-cell>
          <table:table-cell table:style-name="ce126" office:value-type="float" office:value="1" calcext:value-type="float">
            <text:p>1</text:p>
          </table:table-cell>
          <table:table-cell table:number-columns-repeated="61"/>
        </table:table-row>
        <table:table-row table:style-name="ro1">
          <table:table-cell table:formula="of:=[Liste.D476]" office:value-type="string" office:string-value="Unglück" calcext:value-type="string">
            <text:p>Unglück</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77]" office:value-type="string" office:string-value="Unidentifizierbare Kiste" calcext:value-type="string">
            <text:p>Unidentifizierbare Kist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78]" office:value-type="string" office:string-value="Unidentifizierbare Rüstung" calcext:value-type="string">
            <text:p>Unidentifizierbare Rüst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79]" office:value-type="string" office:string-value="Unidentifizierbare Schuhe" calcext:value-type="string">
            <text:p>Unidentifizierbare Schuhe</text:p>
          </table:table-cell>
          <table:table-cell table:formula="of:=#REF!" office:value-type="string" office:string-value="" calcext:value-type="error">
            <text:p>#REF!</text:p>
          </table:table-cell>
          <table:table-cell table:style-name="ce126" office:value-type="float" office:value="0" calcext:value-type="float">
            <text:p>0</text:p>
          </table:table-cell>
          <table:table-cell table:number-columns-repeated="61"/>
        </table:table-row>
        <table:table-row table:style-name="ro1">
          <table:table-cell table:formula="of:=[Liste.D480]" office:value-type="string" office:string-value="Unidentifizierbarer Helm" calcext:value-type="string">
            <text:p>Unidentifizierbarer Hel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81]" office:value-type="string" office:string-value="Unidentifizierbares Amulett" calcext:value-type="string">
            <text:p>Unidentifizierbares Amulet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82]" office:value-type="string" office:string-value="Unidentifizierbares Schwert" calcext:value-type="string">
            <text:p>Unidentifizierbares Schwer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83]" office:value-type="string" office:string-value="Verstärkung für die Armee" calcext:value-type="string">
            <text:p>Verstärkung für die Arme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84]" office:value-type="string" office:string-value="Vertrag in doppelter Ausführung" calcext:value-type="string">
            <text:p>Vertrag in doppelter Ausführ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85]" office:value-type="string" office:string-value="Verwundet" calcext:value-type="string">
            <text:p>Verwunde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86]" office:value-type="string" office:string-value="Verzweiflung" calcext:value-type="string">
            <text:p>Verzweiflu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87]" office:value-type="string" office:string-value="Vollmond" calcext:value-type="string">
            <text:p>Vollmond</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88]" office:value-type="string" office:string-value="Weihwasser" calcext:value-type="string">
            <text:p>Weihwass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89]" office:value-type="string" office:string-value="Zornig" calcext:value-type="string">
            <text:p>Zorni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90]" office:value-type="string" office:string-value="Zwei gegen einen" calcext:value-type="string">
            <text:p>Zwei gegen einen</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93]" office:value-type="string" office:string-value="Blutrausch" calcext:value-type="string">
            <text:p>Blutrausch</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94]" office:value-type="string" office:string-value="Entkräftigt" calcext:value-type="string">
            <text:p>Entkräftig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95]" office:value-type="string" office:string-value="Flasche Dämonenfeuer" calcext:value-type="string">
            <text:p>Flasche Dämonenfeu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96]" office:value-type="string" office:string-value="Geisterwanderer" calcext:value-type="string">
            <text:p>Geisterwanderer</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97]" office:value-type="string" office:string-value="Große Matrjoschka" calcext:value-type="string">
            <text:p>Große Matrjoschka</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98]" office:value-type="string" office:string-value="Hasenpfote" calcext:value-type="string">
            <text:p>Hasenpfote</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499]" office:value-type="string" office:string-value="Irrlicht" calcext:value-type="string">
            <text:p>Irrlich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00]" office:value-type="string" office:string-value="Kleine Matrjoschka" calcext:value-type="string">
            <text:p>Kleine Matrjoschka</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01]" office:value-type="string" office:string-value="Kriegsgesang" calcext:value-type="string">
            <text:p>Kriegsgesang</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02]" office:value-type="string" office:string-value="Mittlere Matrjoschka" calcext:value-type="string">
            <text:p>Mittlere Matrjoschka</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03]" office:value-type="string" office:string-value="Todesnebel" calcext:value-type="string">
            <text:p>Todesnebel</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04]" office:value-type="string" office:string-value="Totem" calcext:value-type="string">
            <text:p>Tote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05]" office:value-type="string" office:string-value="Unsterblich" calcext:value-type="string">
            <text:p>Unsterblich</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06]" office:value-type="string" office:string-value="Verflucht" calcext:value-type="string">
            <text:p>Verfluch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07]" office:value-type="string" office:string-value="Vogel der Stiehlt" calcext:value-type="string">
            <text:p>Vogel der Stiehlt</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08]" office:value-type="string" office:string-value="Wiederkehrender Albtraum" calcext:value-type="string">
            <text:p>Wiederkehrender Albtraum</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09]" office:value-type="string" office:string-value="Cocktail des Molotows" calcext:value-type="string">
            <text:p>Cocktail des Molotows</text:p>
          </table:table-cell>
          <table:table-cell table:formula="of:=#REF!" office:value-type="string" office:string-value="" calcext:value-type="error">
            <text:p>#REF!</text:p>
          </table:table-cell>
          <table:table-cell table:style-name="ce125" office:value-type="float" office:value="1" calcext:value-type="float">
            <text:p>1</text:p>
          </table:table-cell>
          <table:table-cell table:number-columns-repeated="61"/>
        </table:table-row>
        <table:table-row table:style-name="ro1">
          <table:table-cell table:formula="of:=[Liste.D510]" office:value-type="string" office:string-value="Eine Runde Bananenweizen" calcext:value-type="string">
            <text:p>Eine Runde Bananenweizen</text:p>
          </table:table-cell>
          <table:table-cell table:formula="of:=#REF!" office:value-type="string" office:string-value="" calcext:value-type="error">
            <text:p>#REF!</text:p>
          </table:table-cell>
          <table:table-cell table:style-name="ce126" office:value-type="float" office:value="1" calcext:value-type="float">
            <text:p>1</text:p>
          </table:table-cell>
          <table:table-cell table:number-columns-repeated="61"/>
        </table:table-row>
        <table:table-row table:style-name="ro1">
          <table:table-cell table:formula="of:=[Liste.D511]" office:value-type="string" office:string-value="Eine Runde Butterbier" calcext:value-type="string">
            <text:p>Eine Runde Butterbier</text:p>
          </table:table-cell>
          <table:table-cell table:formula="of:=#REF!" office:value-type="string" office:string-value="" calcext:value-type="error">
            <text:p>#REF!</text:p>
          </table:table-cell>
          <table:table-cell table:style-name="ce126" office:value-type="float" office:value="1" calcext:value-type="float">
            <text:p>1</text:p>
          </table:table-cell>
          <table:table-cell table:number-columns-repeated="61"/>
        </table:table-row>
        <table:table-row table:style-name="ro1">
          <table:table-cell table:formula="of:=[Liste.D512]" office:value-type="string" office:string-value="Eine Runde Feuerwasser" calcext:value-type="string">
            <text:p>Eine Runde Feuerwasser</text:p>
          </table:table-cell>
          <table:table-cell table:formula="of:=#REF!" office:value-type="string" office:string-value="" calcext:value-type="error">
            <text:p>#REF!</text:p>
          </table:table-cell>
          <table:table-cell table:style-name="ce126" office:value-type="float" office:value="1" calcext:value-type="float">
            <text:p>1</text:p>
          </table:table-cell>
          <table:table-cell table:number-columns-repeated="61"/>
        </table:table-row>
        <table:table-row table:style-name="ro1">
          <table:table-cell table:formula="of:=[Liste.D513]" office:value-type="string" office:string-value="Eine Runde Pangalaktischer Donnergurgler" calcext:value-type="string">
            <text:p>Eine Runde Pangalaktischer Donnergurgler</text:p>
          </table:table-cell>
          <table:table-cell table:formula="of:=#REF!" office:value-type="string" office:string-value="" calcext:value-type="error">
            <text:p>#REF!</text:p>
          </table:table-cell>
          <table:table-cell table:style-name="ce126" office:value-type="float" office:value="1" calcext:value-type="float">
            <text:p>1</text:p>
          </table:table-cell>
          <table:table-cell table:number-columns-repeated="61"/>
        </table:table-row>
        <table:table-row table:style-name="ro1">
          <table:table-cell table:formula="of:=[Liste.D514]" office:value-type="string" office:string-value="Eine Runde Quecksilber" calcext:value-type="string">
            <text:p>Eine Runde Quecksilber</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Liste.D515]" office:value-type="string" office:string-value="Eine Runde Rattengift" calcext:value-type="string">
            <text:p>Eine Runde Rattengift</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Liste.D516]" office:value-type="string" office:string-value="Eine Runde Super Dry Gin" calcext:value-type="string">
            <text:p>Eine Runde Super Dry Gin</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Liste.D517]" office:value-type="string" office:string-value="Eine Runde Weihwasser" calcext:value-type="string">
            <text:p>Eine Runde Weihwasser</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Liste.D518]" office:value-type="string" office:string-value="Eine Runde Gammel Dansk" calcext:value-type="string">
            <text:p>Eine Runde Gammel Dansk</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25"/>
          <table:table-cell table:number-columns-repeated="61"/>
        </table:table-row>
        <table:table-row table:style-name="ro16" table:number-rows-repeated="500">
          <table:table-cell table:number-columns-repeated="2"/>
          <table:table-cell table:style-name="ce127"/>
          <table:table-cell table:number-columns-repeated="61"/>
        </table:table-row>
        <table:table-row table:style-name="ro16" table:number-rows-repeated="1047574">
          <table:table-cell table:number-columns-repeated="64"/>
        </table:table-row>
        <table:table-row table:style-name="ro16">
          <table:table-cell table:number-columns-repeated="64"/>
        </table:table-row>
        <calcext:conditional-formats>
          <calcext:conditional-format calcext:target-range-address="Druck.C1:Druck.C1001">
            <calcext:condition calcext:apply-style-name="cf3" calcext:value="=0" calcext:base-cell-address="Druck.C1"/>
          </calcext:conditional-format>
        </calcext:conditional-formats>
      </table:table>
      <table:table table:name="Quelle" table:style-name="ta3">
        <table:table-column table:style-name="co1" table:default-cell-style-name="ce68"/>
        <table:table-column table:style-name="co15" table:default-cell-style-name="ce68"/>
        <table:table-column table:style-name="co16" table:default-cell-style-name="ce68"/>
        <table:table-column table:style-name="co1" table:default-cell-style-name="ce68"/>
        <table:table-column table:style-name="co17" table:default-cell-style-name="ce68"/>
        <table:table-column table:style-name="co1" table:number-columns-repeated="2" table:default-cell-style-name="ce68"/>
        <table:table-column table:style-name="co18" table:default-cell-style-name="ce68"/>
        <table:table-column table:style-name="co1" table:number-columns-repeated="56" table:default-cell-style-name="ce68"/>
        <table:table-row table:style-name="ro1">
          <table:table-cell table:style-name="ce128" office:value-type="string" calcext:value-type="string">
            <text:p>Struktur</text:p>
          </table:table-cell>
          <table:table-cell table:style-name="ce131" office:value-type="string" calcext:value-type="string">
            <text:p>Extradeck</text:p>
          </table:table-cell>
          <table:table-cell table:style-name="ce131" office:value-type="string" calcext:value-type="string">
            <text:p>Typ</text:p>
          </table:table-cell>
          <table:table-cell table:style-name="ce131" office:value-type="string" calcext:value-type="string">
            <text:p>Name</text:p>
          </table:table-cell>
          <table:table-cell table:style-name="ce131" office:value-type="string" calcext:value-type="string">
            <text:p>Untertyp</text:p>
          </table:table-cell>
          <table:table-cell table:style-name="ce131" office:value-type="string" calcext:value-type="string">
            <text:p>Funktion</text:p>
          </table:table-cell>
          <table:table-cell table:style-name="ce131" office:value-type="string" calcext:value-type="string">
            <text:p>Zweihändig</text:p>
          </table:table-cell>
          <table:table-cell table:style-name="ce131" office:value-type="string" calcext:value-type="string">
            <text:p>Bedingung</text:p>
          </table:table-cell>
          <table:table-cell table:style-name="ce131" office:value-type="string" calcext:value-type="string">
            <text:p>Stats</text:p>
          </table:table-cell>
          <table:table-cell table:style-name="ce131" office:value-type="string" calcext:value-type="string">
            <text:p>Text</text:p>
          </table:table-cell>
          <table:table-cell table:style-name="ce131" office:value-type="string" calcext:value-type="string">
            <text:p>Flavor_text</text:p>
          </table:table-cell>
          <table:table-cell table:style-name="ce131" office:value-type="string" calcext:value-type="string">
            <text:p>Stufe</text:p>
          </table:table-cell>
          <table:table-cell table:style-name="ce131" office:value-type="string" calcext:value-type="string">
            <text:p>Rasse</text:p>
          </table:table-cell>
          <table:table-cell table:style-name="ce131" office:value-type="string" calcext:value-type="string">
            <text:p>Win</text:p>
          </table:table-cell>
          <table:table-cell table:style-name="ce131" office:value-type="string" calcext:value-type="string">
            <text:p>Lose</text:p>
          </table:table-cell>
          <table:table-cell table:style-name="ce133" table:number-columns-repeated="6"/>
          <table:table-cell table:number-columns-repeated="43"/>
        </table:table-row>
        <table:table-row table:style-name="ro1">
          <table:table-cell table:style-name="ce67" table:formula="of:=IF(ISBLANK([.C2]);&quot;&quot;;IF(OR(IF([.C2]=&quot;mo1&quot;;1;0);IF([.C2]=&quot;mo2&quot;;1;0);IF([.C2]=&quot;mo3&quot;;1;0);IF([.C2]=&quot;mo4&quot;;1;0);IF([.C2]=&quot;end&quot;;1;0));&quot;monster&quot;;&quot;normal&quot;))" office:value-type="string" office:string-value="normal" calcext:value-type="string">
            <text:p>normal</text:p>
          </table:table-cell>
          <table:table-cell table:style-name="ce131"/>
          <table:table-cell table:style-name="ce134" office:value-type="string" calcext:value-type="string">
            <text:p>Action</text:p>
          </table:table-cell>
          <table:table-cell table:style-name="ce131"/>
          <table:table-cell table:style-name="ce134" office:value-type="string" calcext:value-type="string">
            <text:p>Artifact</text:p>
          </table:table-cell>
          <table:table-cell table:style-name="ce131" table:number-columns-repeated="2"/>
          <table:table-cell table:style-name="ce134" office:value-type="string" calcext:value-type="string">
            <text:p>OnlyPrist</text:p>
          </table:table-cell>
          <table:table-cell table:style-name="ce131" table:number-columns-repeated="3"/>
          <table:table-cell table:style-name="ce131" office:value-type="float" office:value="1" calcext:value-type="float">
            <text:p>1</text:p>
          </table:table-cell>
          <table:table-cell table:style-name="ce134" office:value-type="string" calcext:value-type="string">
            <text:p>Human</text:p>
          </table:table-cell>
          <table:table-cell table:style-name="ce131" table:number-columns-repeated="2"/>
          <table:table-cell table:style-name="ce133" table:number-columns-repeated="6"/>
          <table:table-cell table:number-columns-repeated="43"/>
        </table:table-row>
        <table:table-row table:style-name="ro1">
          <table:table-cell table:style-name="ce129"/>
          <table:table-cell table:style-name="ce132" table:formula="of:=TRUE()" office:value-type="boolean" office:boolean-value="true" calcext:value-type="boolean">
            <text:p>TRUE</text:p>
          </table:table-cell>
          <table:table-cell table:style-name="ce134" office:value-type="string" calcext:value-type="string">
            <text:p>Monster1</text:p>
          </table:table-cell>
          <table:table-cell table:style-name="ce131"/>
          <table:table-cell table:style-name="ce134" office:value-type="string" calcext:value-type="string">
            <text:p>Weapon</text:p>
          </table:table-cell>
          <table:table-cell table:style-name="ce131"/>
          <table:table-cell table:style-name="ce131" office:value-type="string" calcext:value-type="string">
            <text:p>Zweihändig</text:p>
          </table:table-cell>
          <table:table-cell table:style-name="ce134" office:value-type="string" calcext:value-type="string">
            <text:p>NotPrist</text:p>
          </table:table-cell>
          <table:table-cell table:style-name="ce131" table:number-columns-repeated="3"/>
          <table:table-cell table:style-name="ce131" office:value-type="float" office:value="2" calcext:value-type="float">
            <text:p>2</text:p>
          </table:table-cell>
          <table:table-cell table:style-name="ce134" office:value-type="string" calcext:value-type="string">
            <text:p>Soldier</text:p>
          </table:table-cell>
          <table:table-cell table:style-name="ce131" table:number-columns-repeated="2"/>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Monster2</text:p>
          </table:table-cell>
          <table:table-cell table:style-name="ce131"/>
          <table:table-cell table:style-name="ce134" office:value-type="string" calcext:value-type="string">
            <text:p>Armor</text:p>
          </table:table-cell>
          <table:table-cell table:style-name="ce131" table:number-columns-repeated="2"/>
          <table:table-cell table:style-name="ce134" office:value-type="string" calcext:value-type="string">
            <text:p>OnlyBodybuilder</text:p>
          </table:table-cell>
          <table:table-cell table:style-name="ce131" table:number-columns-repeated="3"/>
          <table:table-cell table:style-name="ce131" office:value-type="float" office:value="3" calcext:value-type="float">
            <text:p>3</text:p>
          </table:table-cell>
          <table:table-cell table:style-name="ce134" office:value-type="string" calcext:value-type="string">
            <text:p>Vampire</text:p>
          </table:table-cell>
          <table:table-cell table:style-name="ce131" table:number-columns-repeated="2"/>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Monster3</text:p>
          </table:table-cell>
          <table:table-cell table:style-name="ce131"/>
          <table:table-cell table:style-name="ce134" office:value-type="string" calcext:value-type="string">
            <text:p>Helmet</text:p>
          </table:table-cell>
          <table:table-cell table:style-name="ce131" table:number-columns-repeated="2"/>
          <table:table-cell table:style-name="ce134" office:value-type="string" calcext:value-type="string">
            <text:p>NotBodybuilder</text:p>
          </table:table-cell>
          <table:table-cell table:style-name="ce131" table:number-columns-repeated="3"/>
          <table:table-cell table:style-name="ce131" office:value-type="float" office:value="4" calcext:value-type="float">
            <text:p>4</text:p>
          </table:table-cell>
          <table:table-cell table:style-name="ce134" office:value-type="string" calcext:value-type="string">
            <text:p>Animal</text:p>
          </table:table-cell>
          <table:table-cell table:style-name="ce131" table:number-columns-repeated="2"/>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Monster4</text:p>
          </table:table-cell>
          <table:table-cell table:style-name="ce131"/>
          <table:table-cell table:style-name="ce134" office:value-type="string" calcext:value-type="string">
            <text:p>Shoes</text:p>
          </table:table-cell>
          <table:table-cell table:style-name="ce131" table:number-columns-repeated="2"/>
          <table:table-cell table:style-name="ce134" office:value-type="string" calcext:value-type="string">
            <text:p>OnlyVegan</text:p>
          </table:table-cell>
          <table:table-cell table:style-name="ce131" table:number-columns-repeated="3"/>
          <table:table-cell table:style-name="ce131" office:value-type="float" office:value="5" calcext:value-type="float">
            <text:p>5</text:p>
          </table:table-cell>
          <table:table-cell table:style-name="ce134" office:value-type="string" calcext:value-type="string">
            <text:p>God</text:p>
          </table:table-cell>
          <table:table-cell table:style-name="ce131" table:number-columns-repeated="2"/>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Monster5</text:p>
          </table:table-cell>
          <table:table-cell table:style-name="ce131"/>
          <table:table-cell table:style-name="ce134" office:value-type="string" calcext:value-type="string">
            <text:p>CharacterTrait</text:p>
          </table:table-cell>
          <table:table-cell table:style-name="ce131" table:number-columns-repeated="2"/>
          <table:table-cell table:style-name="ce134" office:value-type="string" calcext:value-type="string">
            <text:p>NotVegan</text:p>
          </table:table-cell>
          <table:table-cell table:style-name="ce131" table:number-columns-repeated="3"/>
          <table:table-cell table:style-name="ce131" office:value-type="float" office:value="6" calcext:value-type="float">
            <text:p>6</text:p>
          </table:table-cell>
          <table:table-cell table:style-name="ce134" office:value-type="string" calcext:value-type="string">
            <text:p>Monster</text:p>
          </table:table-cell>
          <table:table-cell table:style-name="ce131" table:number-columns-repeated="2"/>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Equipment1</text:p>
          </table:table-cell>
          <table:table-cell table:style-name="ce131"/>
          <table:table-cell table:style-name="ce134" office:value-type="string" calcext:value-type="string">
            <text:p>Class</text:p>
          </table:table-cell>
          <table:table-cell table:style-name="ce131" table:number-columns-repeated="2"/>
          <table:table-cell table:style-name="ce134" office:value-type="string" calcext:value-type="string">
            <text:p>OnlyLobbyist</text:p>
          </table:table-cell>
          <table:table-cell table:style-name="ce131" table:number-columns-repeated="3"/>
          <table:table-cell table:style-name="ce131" office:value-type="float" office:value="7" calcext:value-type="float">
            <text:p>7</text:p>
          </table:table-cell>
          <table:table-cell table:style-name="ce134" office:value-type="string" calcext:value-type="string">
            <text:p>All</text:p>
          </table:table-cell>
          <table:table-cell table:style-name="ce131" table:number-columns-repeated="2"/>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Equipment2</text:p>
          </table:table-cell>
          <table:table-cell table:style-name="ce131"/>
          <table:table-cell table:style-name="ce134" office:value-type="string" calcext:value-type="string">
            <text:p>SpellTrap</text:p>
          </table:table-cell>
          <table:table-cell table:style-name="ce131" table:number-columns-repeated="2"/>
          <table:table-cell table:style-name="ce134" office:value-type="string" calcext:value-type="string">
            <text:p>NotLobbyist</text:p>
          </table:table-cell>
          <table:table-cell table:style-name="ce131" table:number-columns-repeated="3"/>
          <table:table-cell table:style-name="ce131" office:value-type="float" office:value="8" calcext:value-type="float">
            <text:p>8</text:p>
          </table:table-cell>
          <table:table-cell table:style-name="ce131" office:value-type="string" calcext:value-type="string">
            <text:p>Rock</text:p>
          </table:table-cell>
          <table:table-cell table:style-name="ce131" table:number-columns-repeated="2"/>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Equipment3</text:p>
          </table:table-cell>
          <table:table-cell table:style-name="ce131"/>
          <table:table-cell table:style-name="ce134" office:value-type="string" calcext:value-type="string">
            <text:p>SpellDisaster</text:p>
          </table:table-cell>
          <table:table-cell table:style-name="ce131" table:number-columns-repeated="2"/>
          <table:table-cell table:style-name="ce134" office:value-type="string" calcext:value-type="string">
            <text:p>OnlyBureaucrat</text:p>
          </table:table-cell>
          <table:table-cell table:style-name="ce131" table:number-columns-repeated="3"/>
          <table:table-cell table:style-name="ce131" office:value-type="float" office:value="9" calcext:value-type="float">
            <text:p>9</text:p>
          </table:table-cell>
          <table:table-cell table:style-name="ce131" table:number-columns-repeated="3"/>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Companion</text:p>
          </table:table-cell>
          <table:table-cell table:style-name="ce131"/>
          <table:table-cell table:style-name="ce134" office:value-type="string" calcext:value-type="string">
            <text:p>SpellFast</text:p>
          </table:table-cell>
          <table:table-cell table:style-name="ce131" table:number-columns-repeated="2"/>
          <table:table-cell table:style-name="ce134" office:value-type="string" calcext:value-type="string">
            <text:p>NotBureaucrat</text:p>
          </table:table-cell>
          <table:table-cell table:style-name="ce131" table:number-columns-repeated="3"/>
          <table:table-cell table:style-name="ce131" office:value-type="float" office:value="10" calcext:value-type="float">
            <text:p>10</text:p>
          </table:table-cell>
          <table:table-cell table:style-name="ce131" table:number-columns-repeated="3"/>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Library</text:p>
          </table:table-cell>
          <table:table-cell table:style-name="ce131"/>
          <table:table-cell table:style-name="ce134" office:value-type="string" calcext:value-type="string">
            <text:p>SpellNormal</text:p>
          </table:table-cell>
          <table:table-cell table:style-name="ce131" table:number-columns-repeated="2"/>
          <table:table-cell table:style-name="ce134" office:value-type="string" calcext:value-type="string">
            <text:p>OnlyVampire</text:p>
          </table:table-cell>
          <table:table-cell table:style-name="ce131" table:number-columns-repeated="3"/>
          <table:table-cell table:style-name="ce131" office:value-type="float" office:value="11" calcext:value-type="float">
            <text:p>11</text:p>
          </table:table-cell>
          <table:table-cell table:style-name="ce131" table:number-columns-repeated="3"/>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Bar</text:p>
          </table:table-cell>
          <table:table-cell table:style-name="ce131"/>
          <table:table-cell table:style-name="ce134" office:value-type="string" calcext:value-type="string">
            <text:p>SpellCounter</text:p>
          </table:table-cell>
          <table:table-cell table:style-name="ce131" table:number-columns-repeated="2"/>
          <table:table-cell table:style-name="ce134" office:value-type="string" calcext:value-type="string">
            <text:p>NotVampire</text:p>
          </table:table-cell>
          <table:table-cell table:style-name="ce131" table:number-columns-repeated="3"/>
          <table:table-cell table:style-name="ce131" office:value-type="float" office:value="12" calcext:value-type="float">
            <text:p>12</text:p>
          </table:table-cell>
          <table:table-cell table:style-name="ce131" table:number-columns-repeated="3"/>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Duell</text:p>
          </table:table-cell>
          <table:table-cell table:style-name="ce131"/>
          <table:table-cell table:style-name="ce134" office:value-type="string" calcext:value-type="string">
            <text:p>SpellTrade</text:p>
          </table:table-cell>
          <table:table-cell table:style-name="ce131" table:number-columns-repeated="2"/>
          <table:table-cell table:style-name="ce134" office:value-type="string" calcext:value-type="string">
            <text:p>OnlySoldier</text:p>
          </table:table-cell>
          <table:table-cell table:style-name="ce131" table:number-columns-repeated="3"/>
          <table:table-cell table:style-name="ce131" office:value-type="float" office:value="13" calcext:value-type="float">
            <text:p>13</text:p>
          </table:table-cell>
          <table:table-cell table:style-name="ce131" table:number-columns-repeated="3"/>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Curse</text:p>
          </table:table-cell>
          <table:table-cell table:style-name="ce131"/>
          <table:table-cell table:style-name="ce134" office:value-type="string" calcext:value-type="string">
            <text:p>Blessing</text:p>
          </table:table-cell>
          <table:table-cell table:style-name="ce131" table:number-columns-repeated="2"/>
          <table:table-cell table:style-name="ce134" office:value-type="string" calcext:value-type="string">
            <text:p>NotSoldier</text:p>
          </table:table-cell>
          <table:table-cell table:style-name="ce131" table:number-columns-repeated="3"/>
          <table:table-cell table:style-name="ce131" office:value-type="float" office:value="14" calcext:value-type="float">
            <text:p>14</text:p>
          </table:table-cell>
          <table:table-cell table:style-name="ce131" table:number-columns-repeated="3"/>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Blessing</text:p>
          </table:table-cell>
          <table:table-cell table:style-name="ce131"/>
          <table:table-cell table:style-name="ce134" office:value-type="string" calcext:value-type="string">
            <text:p>Curse</text:p>
          </table:table-cell>
          <table:table-cell table:style-name="ce131" table:number-columns-repeated="2"/>
          <table:table-cell table:style-name="ce134" office:value-type="string" calcext:value-type="string">
            <text:p>OnlyBureaucratLobbyist</text:p>
          </table:table-cell>
          <table:table-cell table:style-name="ce131" table:number-columns-repeated="3"/>
          <table:table-cell table:style-name="ce131" office:value-type="float" office:value="15" calcext:value-type="float">
            <text:p>15</text:p>
          </table:table-cell>
          <table:table-cell table:style-name="ce131" table:number-columns-repeated="3"/>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Disaster</text:p>
          </table:table-cell>
          <table:table-cell table:style-name="ce131"/>
          <table:table-cell table:style-name="ce134" office:value-type="string" calcext:value-type="string">
            <text:p>Dwarf</text:p>
          </table:table-cell>
          <table:table-cell table:style-name="ce131" table:number-columns-repeated="6"/>
          <table:table-cell table:style-name="ce131" office:value-type="float" office:value="16" calcext:value-type="float">
            <text:p>16</text:p>
          </table:table-cell>
          <table:table-cell table:style-name="ce131" table:number-columns-repeated="3"/>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Class</text:p>
          </table:table-cell>
          <table:table-cell table:style-name="ce131"/>
          <table:table-cell table:style-name="ce134" office:value-type="string" calcext:value-type="string">
            <text:p>Ogre</text:p>
          </table:table-cell>
          <table:table-cell table:style-name="ce131" table:number-columns-repeated="6"/>
          <table:table-cell table:style-name="ce131" office:value-type="float" office:value="17" calcext:value-type="float">
            <text:p>17</text:p>
          </table:table-cell>
          <table:table-cell table:style-name="ce131" table:number-columns-repeated="3"/>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Tavern</text:p>
          </table:table-cell>
          <table:table-cell table:style-name="ce131"/>
          <table:table-cell table:style-name="ce134" office:value-type="string" calcext:value-type="string">
            <text:p>Homunculus</text:p>
          </table:table-cell>
          <table:table-cell table:style-name="ce131" table:number-columns-repeated="6"/>
          <table:table-cell table:style-name="ce131" office:value-type="float" office:value="18" calcext:value-type="float">
            <text:p>18</text:p>
          </table:table-cell>
          <table:table-cell table:style-name="ce131" table:number-columns-repeated="3"/>
          <table:table-cell table:style-name="ce133" table:number-columns-repeated="6"/>
          <table:table-cell table:number-columns-repeated="43"/>
        </table:table-row>
        <table:table-row table:style-name="ro1">
          <table:table-cell table:style-name="ce129"/>
          <table:table-cell table:style-name="ce131"/>
          <table:table-cell table:style-name="ce134" office:value-type="string" calcext:value-type="string">
            <text:p>Spell</text:p>
          </table:table-cell>
          <table:table-cell table:style-name="ce131"/>
          <table:table-cell table:style-name="ce134" office:value-type="string" calcext:value-type="string">
            <text:p>Goblin</text:p>
          </table:table-cell>
          <table:table-cell table:style-name="ce131" table:number-columns-repeated="6"/>
          <table:table-cell table:style-name="ce131" office:value-type="float" office:value="19" calcext:value-type="float">
            <text:p>19</text:p>
          </table:table-cell>
          <table:table-cell table:style-name="ce131" table:number-columns-repeated="3"/>
          <table:table-cell table:style-name="ce133" table:number-columns-repeated="6"/>
          <table:table-cell table:number-columns-repeated="43"/>
        </table:table-row>
        <table:table-row table:style-name="ro1">
          <table:table-cell table:style-name="ce129"/>
          <table:table-cell table:style-name="ce131" table:number-columns-repeated="3"/>
          <table:table-cell table:style-name="ce134" office:value-type="string" calcext:value-type="string">
            <text:p>Giant</text:p>
          </table:table-cell>
          <table:table-cell table:style-name="ce131" table:number-columns-repeated="6"/>
          <table:table-cell table:style-name="ce131" office:value-type="float" office:value="20" calcext:value-type="float">
            <text:p>20</text:p>
          </table:table-cell>
          <table:table-cell table:style-name="ce131" table:number-columns-repeated="3"/>
          <table:table-cell table:style-name="ce133" table:number-columns-repeated="6"/>
          <table:table-cell table:number-columns-repeated="43"/>
        </table:table-row>
        <table:table-row table:style-name="ro1">
          <table:table-cell table:style-name="ce129"/>
          <table:table-cell table:style-name="ce131" table:number-columns-repeated="3"/>
          <table:table-cell table:style-name="ce134" office:value-type="string" calcext:value-type="string">
            <text:p>Demon</text:p>
          </table:table-cell>
          <table:table-cell table:style-name="ce131" table:number-columns-repeated="6"/>
          <table:table-cell table:style-name="ce131" office:value-type="string" calcext:value-type="string">
            <text:p>D4</text:p>
          </table:table-cell>
          <table:table-cell table:style-name="ce131" table:number-columns-repeated="3"/>
          <table:table-cell table:style-name="ce133" table:number-columns-repeated="6"/>
          <table:table-cell table:number-columns-repeated="43"/>
        </table:table-row>
        <table:table-row table:style-name="ro1">
          <table:table-cell table:style-name="ce129"/>
          <table:table-cell table:style-name="ce131" table:number-columns-repeated="3"/>
          <table:table-cell table:style-name="ce134" office:value-type="string" calcext:value-type="string">
            <text:p>Tavern</text:p>
          </table:table-cell>
          <table:table-cell table:style-name="ce131" table:number-columns-repeated="6"/>
          <table:table-cell table:style-name="ce131" office:value-type="string" calcext:value-type="string">
            <text:p>D6</text:p>
          </table:table-cell>
          <table:table-cell table:style-name="ce131" table:number-columns-repeated="3"/>
          <table:table-cell table:style-name="ce133" table:number-columns-repeated="6"/>
          <table:table-cell table:number-columns-repeated="43"/>
        </table:table-row>
        <table:table-row table:style-name="ro1">
          <table:table-cell table:style-name="ce129"/>
          <table:table-cell table:style-name="ce131" table:number-columns-repeated="3"/>
          <table:table-cell table:style-name="ce134" office:value-type="string" calcext:value-type="string">
            <text:p>Companion</text:p>
          </table:table-cell>
          <table:table-cell table:style-name="ce131" table:number-columns-repeated="6"/>
          <table:table-cell table:style-name="ce131" office:value-type="string" calcext:value-type="string">
            <text:p>4xD4</text:p>
          </table:table-cell>
          <table:table-cell table:style-name="ce131" table:number-columns-repeated="3"/>
          <table:table-cell table:style-name="ce133" table:number-columns-repeated="6"/>
          <table:table-cell table:number-columns-repeated="43"/>
        </table:table-row>
        <table:table-row table:style-name="ro1">
          <table:table-cell table:style-name="ce129"/>
          <table:table-cell table:style-name="ce131" table:number-columns-repeated="10"/>
          <table:table-cell table:style-name="ce131" office:value-type="float" office:value="0" calcext:value-type="float">
            <text:p>0</text:p>
          </table:table-cell>
          <table:table-cell table:style-name="ce131" table:number-columns-repeated="3"/>
          <table:table-cell table:style-name="ce133" table:number-columns-repeated="6"/>
          <table:table-cell table:number-columns-repeated="43"/>
        </table:table-row>
        <table:table-row table:style-name="ro1" table:number-rows-repeated="2">
          <table:table-cell table:style-name="ce130"/>
          <table:table-cell table:style-name="ce133" table:number-columns-repeated="20"/>
          <table:table-cell table:number-columns-repeated="43"/>
        </table:table-row>
        <table:table-row table:style-name="ro1" table:number-rows-repeated="4">
          <table:table-cell/>
          <table:table-cell table:style-name="ce133" table:number-columns-repeated="20"/>
          <table:table-cell table:number-columns-repeated="43"/>
        </table:table-row>
        <table:table-row table:style-name="ro16" table:number-rows-repeated="1048544">
          <table:table-cell table:number-columns-repeated="64"/>
        </table:table-row>
        <table:table-row table:style-name="ro16">
          <table:table-cell table:number-columns-repeated="64"/>
        </table:table-row>
      </table:table>
      <table:table table:name="Formatierung" table:style-name="ta3">
        <table:table-column table:style-name="co19" table:default-cell-style-name="ce68"/>
        <table:table-column table:style-name="co20" table:default-cell-style-name="ce68"/>
        <table:table-column table:style-name="co1" table:number-columns-repeated="4" table:default-cell-style-name="ce68"/>
        <table:table-column table:style-name="co21" table:default-cell-style-name="ce68"/>
        <table:table-column table:style-name="co1" table:default-cell-style-name="ce68"/>
        <table:table-column table:style-name="co22" table:default-cell-style-name="ce68"/>
        <table:table-column table:style-name="co4" table:default-cell-style-name="ce68"/>
        <table:table-column table:style-name="co23" table:default-cell-style-name="ce68"/>
        <table:table-column table:style-name="co1" table:number-columns-repeated="53" table:default-cell-style-name="ce68"/>
        <table:table-row table:style-name="ro1">
          <table:table-cell table:style-name="ce128" office:value-type="string" calcext:value-type="string">
            <text:p>Alles in der Schriftart:</text:p>
          </table:table-cell>
          <table:table-cell table:style-name="ce128" office:value-type="string" calcext:value-type="string">
            <text:p>Segoe Print</text:p>
          </table:table-cell>
          <table:table-cell table:style-name="ce76" office:value-type="string" calcext:value-type="string">
            <text:p>700x1000 Pixcel</text:p>
          </table:table-cell>
          <table:table-cell/>
          <table:table-cell table:style-name="ce128" table:number-columns-repeated="8"/>
          <table:table-cell table:style-name="ce135" office:value-type="string" calcext:value-type="string">
            <text:p>Fett</text:p>
          </table:table-cell>
          <table:table-cell table:style-name="ce135" office:value-type="string" calcext:value-type="string">
            <text:p>Kursive</text:p>
          </table:table-cell>
          <table:table-cell table:number-columns-repeated="50"/>
        </table:table-row>
        <table:table-row table:style-name="ro1">
          <table:table-cell table:style-name="ce128"/>
          <table:table-cell table:style-name="ce135" office:value-type="string" calcext:value-type="string">
            <text:p>Name</text:p>
          </table:table-cell>
          <table:table-cell table:style-name="ce135" office:value-type="string" calcext:value-type="string">
            <text:p>Untertyp</text:p>
          </table:table-cell>
          <table:table-cell table:style-name="ce135" office:value-type="string" calcext:value-type="string">
            <text:p>Zweihändig</text:p>
          </table:table-cell>
          <table:table-cell table:style-name="ce135" office:value-type="string" calcext:value-type="string">
            <text:p>Bedingung</text:p>
          </table:table-cell>
          <table:table-cell table:style-name="ce135" office:value-type="string" calcext:value-type="string">
            <text:p>Stats</text:p>
          </table:table-cell>
          <table:table-cell table:style-name="ce135" office:value-type="string" calcext:value-type="string">
            <text:p>Text</text:p>
          </table:table-cell>
          <table:table-cell table:style-name="ce135" office:value-type="string" calcext:value-type="string">
            <text:p>Flavor_text</text:p>
          </table:table-cell>
          <table:table-cell table:style-name="ce135" office:value-type="string" calcext:value-type="string">
            <text:p>Stufe und Rasse</text:p>
          </table:table-cell>
          <table:table-cell table:style-name="ce135" office:value-type="string" calcext:value-type="string">
            <text:p>Die Worte Win und Lose</text:p>
          </table:table-cell>
          <table:table-cell table:style-name="ce135" office:value-type="string" calcext:value-type="string">
            <text:p>Win und lose text</text:p>
          </table:table-cell>
          <table:table-cell table:style-name="ce128"/>
          <table:table-cell table:style-name="ce128" office:value-type="string" calcext:value-type="string">
            <text:p>Zahlen</text:p>
          </table:table-cell>
          <table:table-cell table:style-name="ce128" office:value-type="string" calcext:value-type="string">
            <text:p>(Extra Deck)</text:p>
          </table:table-cell>
          <table:table-cell table:number-columns-repeated="50"/>
        </table:table-row>
        <table:table-row table:style-name="ro1">
          <table:table-cell table:style-name="ce135" office:value-type="string" calcext:value-type="string">
            <text:p>Schriftgröße</text:p>
          </table:table-cell>
          <table:table-cell table:style-name="ce129" office:value-type="float" office:value="36" calcext:value-type="float">
            <text:p>36</text:p>
          </table:table-cell>
          <table:table-cell table:number-columns-repeated="3" table:style-name="ce129" office:value-type="float" office:value="28" calcext:value-type="float">
            <text:p>28</text:p>
          </table:table-cell>
          <table:table-cell table:style-name="ce129" office:value-type="float" office:value="36" calcext:value-type="float">
            <text:p>36</text:p>
          </table:table-cell>
          <table:table-cell table:style-name="ce129" office:value-type="string" calcext:value-type="string">
            <text:p>18-24</text:p>
          </table:table-cell>
          <table:table-cell table:style-name="ce129" office:value-type="string" calcext:value-type="string">
            <text:p>14-18</text:p>
          </table:table-cell>
          <table:table-cell table:style-name="ce129" office:value-type="float" office:value="28" calcext:value-type="float">
            <text:p>28</text:p>
          </table:table-cell>
          <table:table-cell table:style-name="ce129" office:value-type="float" office:value="26" calcext:value-type="float">
            <text:p>26</text:p>
          </table:table-cell>
          <table:table-cell table:style-name="ce129" office:value-type="string" calcext:value-type="string">
            <text:p>14-22</text:p>
          </table:table-cell>
          <table:table-cell table:style-name="ce128"/>
          <table:table-cell table:style-name="ce128" office:value-type="string" calcext:value-type="string">
            <text:p>+</text:p>
          </table:table-cell>
          <table:table-cell table:number-columns-repeated="51"/>
        </table:table-row>
        <table:table-row table:style-name="ro1">
          <table:table-cell table:style-name="ce135" office:value-type="string" calcext:value-type="string">
            <text:p>Format</text:p>
          </table:table-cell>
          <table:table-cell table:number-columns-repeated="6" table:style-name="ce129" office:value-type="string" calcext:value-type="string">
            <text:p>f</text:p>
          </table:table-cell>
          <table:table-cell table:style-name="ce129" office:value-type="string" calcext:value-type="string">
            <text:p>fk</text:p>
          </table:table-cell>
          <table:table-cell table:number-columns-repeated="3" table:style-name="ce129" office:value-type="string" calcext:value-type="string">
            <text:p>f</text:p>
          </table:table-cell>
          <table:table-cell table:style-name="ce128"/>
          <table:table-cell table:style-name="ce128" office:value-type="string" calcext:value-type="string">
            <text:p>-</text:p>
          </table:table-cell>
          <table:table-cell table:number-columns-repeated="51"/>
        </table:table-row>
        <table:table-row table:style-name="ro1">
          <table:table-cell table:style-name="ce128" table:number-columns-repeated="5"/>
          <table:table-cell table:style-name="ce129" office:value-type="string" calcext:value-type="string">
            <text:p>Bei Text:</text:p>
          </table:table-cell>
          <table:table-cell table:style-name="ce128" table:number-columns-repeated="2"/>
          <table:table-cell table:style-name="ce129" office:value-type="string" calcext:value-type="string">
            <text:p>?</text:p>
          </table:table-cell>
          <table:table-cell table:style-name="ce128" table:number-columns-repeated="3"/>
          <table:table-cell table:style-name="ce128" office:value-type="string" calcext:value-type="string">
            <text:p>/</text:p>
          </table:table-cell>
          <table:table-cell table:number-columns-repeated="51"/>
        </table:table-row>
        <table:table-row table:style-name="ro1">
          <table:table-cell table:style-name="ce128" table:number-columns-repeated="5"/>
          <table:table-cell table:style-name="ce129" office:value-type="float" office:value="28" calcext:value-type="float">
            <text:p>28</text:p>
          </table:table-cell>
          <table:table-cell table:style-name="ce128" table:number-columns-repeated="6"/>
          <table:table-cell table:style-name="ce128" office:value-type="string" calcext:value-type="string">
            <text:p>|</text:p>
          </table:table-cell>
          <table:table-cell table:style-name="ce128"/>
          <table:table-cell table:number-columns-repeated="50"/>
        </table:table-row>
        <table:table-row table:style-name="ro1">
          <table:table-cell table:style-name="ce128" table:number-columns-repeated="5"/>
          <table:table-cell table:style-name="ce129" office:value-type="string" calcext:value-type="string">
            <text:p>f</text:p>
          </table:table-cell>
          <table:table-cell table:style-name="ce128" table:number-columns-repeated="6"/>
          <table:table-cell table:style-name="ce128" office:value-type="string" calcext:value-type="string">
            <text:p>Faith</text:p>
          </table:table-cell>
          <table:table-cell table:style-name="ce128"/>
          <table:table-cell table:number-columns-repeated="50"/>
        </table:table-row>
        <table:table-row table:style-name="ro1">
          <table:table-cell table:style-name="ce128" table:number-columns-repeated="12"/>
          <table:table-cell table:style-name="ce128" office:value-type="string" calcext:value-type="string">
            <text:p>Vampirismus</text:p>
          </table:table-cell>
          <table:table-cell table:style-name="ce128"/>
          <table:table-cell table:number-columns-repeated="50"/>
        </table:table-row>
        <table:table-row table:style-name="ro1">
          <table:table-cell table:style-name="ce128" table:number-columns-repeated="12"/>
          <table:table-cell table:style-name="ce128" office:value-type="string" calcext:value-type="string">
            <text:p>"D" + "Zahl"</text:p>
          </table:table-cell>
          <table:table-cell table:style-name="ce128"/>
          <table:table-cell table:number-columns-repeated="50"/>
        </table:table-row>
        <table:table-row table:style-name="ro1">
          <table:table-cell table:style-name="ce128" table:number-columns-repeated="12"/>
          <table:table-cell table:style-name="ce128" office:value-type="string" calcext:value-type="string">
            <text:p>passiere</text:p>
          </table:table-cell>
          <table:table-cell table:style-name="ce128"/>
          <table:table-cell table:number-columns-repeated="50"/>
        </table:table-row>
        <table:table-row table:style-name="ro1">
          <table:table-cell table:style-name="ce128" table:number-columns-repeated="12"/>
          <table:table-cell table:style-name="ce128" office:value-type="string" calcext:value-type="string">
            <text:p>passieren</text:p>
          </table:table-cell>
          <table:table-cell table:style-name="ce128"/>
          <table:table-cell table:number-columns-repeated="50"/>
        </table:table-row>
        <table:table-row table:style-name="ro1">
          <table:table-cell table:style-name="ce128" table:number-columns-repeated="12"/>
          <table:table-cell table:style-name="ce128" office:value-type="string" calcext:value-type="string">
            <text:p>passierst</text:p>
          </table:table-cell>
          <table:table-cell table:style-name="ce128"/>
          <table:table-cell table:number-columns-repeated="50"/>
        </table:table-row>
        <table:table-row table:style-name="ro1">
          <table:table-cell table:style-name="ce128" table:number-columns-repeated="12"/>
          <table:table-cell table:style-name="ce128" office:value-type="string" calcext:value-type="string">
            <text:p>(Gewöhnlich)</text:p>
          </table:table-cell>
          <table:table-cell table:style-name="ce128"/>
          <table:table-cell table:number-columns-repeated="50"/>
        </table:table-row>
        <table:table-row table:style-name="ro1">
          <table:table-cell table:style-name="ce128" table:number-columns-repeated="12"/>
          <table:table-cell table:style-name="ce128" office:value-type="string" calcext:value-type="string">
            <text:p>(Selten)</text:p>
          </table:table-cell>
          <table:table-cell table:style-name="ce128"/>
          <table:table-cell table:number-columns-repeated="50"/>
        </table:table-row>
        <table:table-row table:style-name="ro1">
          <table:table-cell table:style-name="ce128" table:number-columns-repeated="12"/>
          <table:table-cell table:style-name="ce128" office:value-type="string" calcext:value-type="string">
            <text:p>(Legendär)</text:p>
          </table:table-cell>
          <table:table-cell table:style-name="ce128"/>
          <table:table-cell table:number-columns-repeated="50"/>
        </table:table-row>
        <table:table-row table:style-name="ro16" table:number-rows-repeated="1048560">
          <table:table-cell table:number-columns-repeated="64"/>
        </table:table-row>
        <table:table-row table:style-name="ro16">
          <table:table-cell table:number-columns-repeated="64"/>
        </table:table-row>
      </table:table>
      <table:table table:name="Karten_Balance" table:style-name="ta3">
        <table:table-column table:style-name="co1" table:number-columns-repeated="8" table:default-cell-style-name="ce68"/>
        <table:table-column table:style-name="co24" table:default-cell-style-name="ce68"/>
        <table:table-column table:style-name="co1" table:number-columns-repeated="55" table:default-cell-style-name="ce68"/>
        <table:table-row table:style-name="ro16" table:number-rows-repeated="2">
          <table:table-cell table:number-columns-repeated="64"/>
        </table:table-row>
        <table:table-row table:style-name="ro1">
          <table:table-cell table:style-name="ce136"/>
          <table:table-cell table:style-name="ce137" office:value-type="string" calcext:value-type="string">
            <text:p>Tier1</text:p>
          </table:table-cell>
          <table:table-cell table:style-name="ce137" office:value-type="string" calcext:value-type="string">
            <text:p>Tier2</text:p>
          </table:table-cell>
          <table:table-cell table:style-name="ce137" office:value-type="string" calcext:value-type="string">
            <text:p>Tier3</text:p>
          </table:table-cell>
          <table:table-cell table:style-name="ce137" office:value-type="string" calcext:value-type="string">
            <text:p>Tier4</text:p>
          </table:table-cell>
          <table:table-cell table:style-name="ce137" office:value-type="string" calcext:value-type="string">
            <text:p>Wettkämpfe</text:p>
          </table:table-cell>
          <table:table-cell/>
          <table:table-cell table:style-name="Default"/>
          <table:table-cell table:style-name="ce136"/>
          <table:table-cell table:style-name="ce137" office:value-type="string" calcext:value-type="string">
            <text:p>Tier1</text:p>
          </table:table-cell>
          <table:table-cell table:style-name="ce137" office:value-type="string" calcext:value-type="string">
            <text:p>Tier2</text:p>
          </table:table-cell>
          <table:table-cell table:style-name="ce137" office:value-type="string" calcext:value-type="string">
            <text:p>Tier3</text:p>
          </table:table-cell>
          <table:table-cell table:style-name="ce137" office:value-type="string" calcext:value-type="string">
            <text:p>Tier4</text:p>
          </table:table-cell>
          <table:table-cell table:style-name="ce137" office:value-type="string" calcext:value-type="string">
            <text:p>Wettkämpfe</text:p>
          </table:table-cell>
          <table:table-cell table:number-columns-repeated="50"/>
        </table:table-row>
        <table:table-row table:style-name="ro1">
          <table:table-cell table:style-name="ce137" office:value-type="string" calcext:value-type="string">
            <text:p>Gewönlich 1</text:p>
          </table:table-cell>
          <table:table-cell table:style-name="ce139"/>
          <table:table-cell table:style-name="ce136" table:number-columns-repeated="4"/>
          <table:table-cell/>
          <table:table-cell table:style-name="Default"/>
          <table:table-cell table:style-name="ce137" office:value-type="string" calcext:value-type="string">
            <text:p>Gewönlich 1</text:p>
          </table:table-cell>
          <table:table-cell table:style-name="ce104"/>
          <table:table-cell table:style-name="ce105" table:number-columns-repeated="3"/>
          <table:table-cell table:style-name="ce136"/>
          <table:table-cell table:number-columns-repeated="50"/>
        </table:table-row>
        <table:table-row table:style-name="ro1">
          <table:table-cell table:style-name="ce137" office:value-type="string" calcext:value-type="string">
            <text:p>Gewönlich 2</text:p>
          </table:table-cell>
          <table:table-cell table:style-name="ce139" table:number-columns-repeated="2"/>
          <table:table-cell table:style-name="ce136" table:number-columns-repeated="3"/>
          <table:table-cell table:number-columns-repeated="2"/>
          <table:table-cell table:style-name="ce137" office:value-type="string" calcext:value-type="string">
            <text:p>Gewönlich 1 von 2</text:p>
          </table:table-cell>
          <table:table-cell table:style-name="ce104" table:number-columns-repeated="2"/>
          <table:table-cell table:style-name="ce105" table:number-columns-repeated="2"/>
          <table:table-cell table:style-name="ce136"/>
          <table:table-cell table:number-columns-repeated="50"/>
        </table:table-row>
        <table:table-row table:style-name="ro1">
          <table:table-cell table:style-name="ce137" office:value-type="string" calcext:value-type="string">
            <text:p>Gewönlich 3</text:p>
          </table:table-cell>
          <table:table-cell table:style-name="ce136"/>
          <table:table-cell table:style-name="ce139"/>
          <table:table-cell table:style-name="ce136" table:number-columns-repeated="3"/>
          <table:table-cell table:number-columns-repeated="2"/>
          <table:table-cell table:style-name="ce137" office:value-type="string" calcext:value-type="string">
            <text:p>Selten 1</text:p>
          </table:table-cell>
          <table:table-cell table:style-name="ce161"/>
          <table:table-cell table:style-name="ce104" table:number-columns-repeated="2"/>
          <table:table-cell table:style-name="ce105"/>
          <table:table-cell table:style-name="ce136"/>
          <table:table-cell table:number-columns-repeated="50"/>
        </table:table-row>
        <table:table-row table:style-name="ro1">
          <table:table-cell table:style-name="ce137" office:value-type="string" calcext:value-type="string">
            <text:p>Selten 1</text:p>
          </table:table-cell>
          <table:table-cell table:style-name="ce136"/>
          <table:table-cell table:style-name="ce139" table:number-columns-repeated="2"/>
          <table:table-cell table:style-name="ce136" table:number-columns-repeated="2"/>
          <table:table-cell table:number-columns-repeated="2"/>
          <table:table-cell table:style-name="ce137" office:value-type="string" calcext:value-type="string">
            <text:p>Selten 1 von 2</text:p>
          </table:table-cell>
          <table:table-cell table:style-name="ce105"/>
          <table:table-cell table:style-name="ce104" table:number-columns-repeated="2"/>
          <table:table-cell table:style-name="ce105"/>
          <table:table-cell table:style-name="ce161"/>
          <table:table-cell table:number-columns-repeated="50"/>
        </table:table-row>
        <table:table-row table:style-name="ro1">
          <table:table-cell table:style-name="ce137" office:value-type="string" calcext:value-type="string">
            <text:p>Selten 2</text:p>
          </table:table-cell>
          <table:table-cell table:style-name="ce136" table:number-columns-repeated="2"/>
          <table:table-cell table:style-name="ce139"/>
          <table:table-cell table:style-name="ce136" table:number-columns-repeated="2"/>
          <table:table-cell table:number-columns-repeated="2"/>
          <table:table-cell table:style-name="ce137" office:value-type="string" calcext:value-type="string">
            <text:p>Legendär 1</text:p>
          </table:table-cell>
          <table:table-cell table:style-name="ce105" table:number-columns-repeated="2"/>
          <table:table-cell table:style-name="ce104" table:number-columns-repeated="3"/>
          <table:table-cell table:number-columns-repeated="50"/>
        </table:table-row>
        <table:table-row table:style-name="ro1">
          <table:table-cell table:style-name="ce137" office:value-type="string" calcext:value-type="string">
            <text:p>Selten 3</text:p>
          </table:table-cell>
          <table:table-cell table:style-name="ce136" table:number-columns-repeated="2"/>
          <table:table-cell table:style-name="ce139" table:number-columns-repeated="2"/>
          <table:table-cell table:style-name="ce161"/>
          <table:table-cell table:number-columns-repeated="2"/>
          <table:table-cell table:style-name="ce137" office:value-type="string" calcext:value-type="string">
            <text:p>Legendär 1 von 2</text:p>
          </table:table-cell>
          <table:table-cell table:style-name="ce105" table:number-columns-repeated="2"/>
          <table:table-cell table:style-name="ce161"/>
          <table:table-cell table:style-name="ce104" table:number-columns-repeated="2"/>
          <table:table-cell table:number-columns-repeated="50"/>
        </table:table-row>
        <table:table-row table:style-name="ro1">
          <table:table-cell table:style-name="ce137" office:value-type="string" calcext:value-type="string">
            <text:p>Legendär 1</text:p>
          </table:table-cell>
          <table:table-cell table:style-name="ce136" table:number-columns-repeated="3"/>
          <table:table-cell table:style-name="ce139" table:number-columns-repeated="2"/>
          <table:table-cell table:number-columns-repeated="2"/>
          <table:table-cell table:style-name="ce103" office:value-type="string" calcext:value-type="string">
            <text:p>Custom Tier 4 Loot</text:p>
          </table:table-cell>
          <table:table-cell table:style-name="ce106" table:number-columns-repeated="3"/>
          <table:table-cell table:style-name="ce107"/>
          <table:table-cell table:style-name="ce108"/>
          <table:table-cell table:number-columns-repeated="50"/>
        </table:table-row>
        <table:table-row table:style-name="ro1">
          <table:table-cell table:style-name="ce137" office:value-type="string" calcext:value-type="string">
            <text:p>Legendär 2</text:p>
          </table:table-cell>
          <table:table-cell table:style-name="ce136" table:number-columns-repeated="3"/>
          <table:table-cell table:style-name="ce139"/>
          <table:table-cell table:style-name="ce161"/>
          <table:table-cell table:number-columns-repeated="2"/>
          <table:table-cell table:style-name="Default" table:number-columns-repeated="6"/>
          <table:table-cell table:number-columns-repeated="50"/>
        </table:table-row>
        <table:table-row table:style-name="ro1">
          <table:table-cell table:style-name="ce76" office:value-type="float" office:value="4" calcext:value-type="float">
            <text:p>4</text:p>
          </table:table-cell>
          <table:table-cell table:number-columns-repeated="63"/>
        </table:table-row>
        <table:table-row table:style-name="ro1">
          <table:table-cell/>
          <table:table-cell table:style-name="ce76" office:value-type="string" calcext:value-type="string">
            <text:p>Gewönlich</text:p>
          </table:table-cell>
          <table:table-cell table:style-name="ce76" office:value-type="string" calcext:value-type="string">
            <text:p>Selten</text:p>
          </table:table-cell>
          <table:table-cell table:style-name="ce76" office:value-type="string" calcext:value-type="string">
            <text:p>Legendär</text:p>
          </table:table-cell>
          <table:table-cell/>
          <table:table-cell table:style-name="ce90" table:number-columns-repeated="2"/>
          <table:table-cell table:style-name="ce140"/>
          <table:table-cell table:style-name="ce144" table:number-columns-repeated="6"/>
          <table:table-cell table:style-name="ce140"/>
          <table:table-cell table:style-name="ce90" table:number-columns-repeated="6"/>
          <table:table-cell table:number-columns-repeated="43"/>
        </table:table-row>
        <table:table-row table:style-name="ro1">
          <table:table-cell table:style-name="ce76" office:value-type="string" calcext:value-type="string">
            <text:p>Waffe (1 Hand)</text:p>
          </table:table-cell>
          <table:table-cell table:style-name="ce158" office:value-type="string" calcext:value-type="string">
            <text:p>+2 / 0</text:p>
          </table:table-cell>
          <table:table-cell table:style-name="ce158" office:value-type="string" calcext:value-type="string">
            <text:p>+4 / 0</text:p>
          </table:table-cell>
          <table:table-cell table:style-name="ce158" office:value-type="string" calcext:value-type="string">
            <text:p>+6 / 0</text:p>
          </table:table-cell>
          <table:table-cell table:style-name="ce93" office:value-type="string" calcext:value-type="string">
            <text:p>+1/0</text:p>
          </table:table-cell>
          <table:table-cell table:style-name="ce90" office:value-type="string" calcext:value-type="string">
            <text:p>+2/0</text:p>
          </table:table-cell>
          <table:table-cell table:style-name="ce93" office:value-type="string" calcext:value-type="string">
            <text:p>+3/0</text:p>
          </table:table-cell>
          <table:table-cell table:style-name="ce141"/>
          <table:table-cell table:style-name="ce144" table:number-columns-repeated="6"/>
          <table:table-cell table:style-name="ce140"/>
          <table:table-cell table:style-name="ce90" table:number-columns-repeated="6"/>
          <table:table-cell table:number-columns-repeated="43"/>
        </table:table-row>
        <table:table-row table:style-name="ro1">
          <table:table-cell table:style-name="ce76" office:value-type="string" calcext:value-type="string">
            <text:p>Waffe (2 Hand)</text:p>
          </table:table-cell>
          <table:table-cell table:style-name="ce158" office:value-type="string" calcext:value-type="string">
            <text:p>+4 / 0</text:p>
          </table:table-cell>
          <table:table-cell table:style-name="ce158" office:value-type="string" calcext:value-type="string">
            <text:p>+8 / -1</text:p>
          </table:table-cell>
          <table:table-cell table:style-name="ce158" office:value-type="string" calcext:value-type="string">
            <text:p>+ 12 / -2</text:p>
          </table:table-cell>
          <table:table-cell table:style-name="ce93" office:value-type="string" calcext:value-type="string">
            <text:p>+2/0</text:p>
          </table:table-cell>
          <table:table-cell table:style-name="ce93" office:value-type="string" calcext:value-type="string">
            <text:p>+3/0</text:p>
          </table:table-cell>
          <table:table-cell table:style-name="ce90" office:value-type="string" calcext:value-type="string">
            <text:p>+4/0</text:p>
          </table:table-cell>
          <table:table-cell table:style-name="ce141"/>
          <table:table-cell table:style-name="ce145"/>
          <table:table-cell table:style-name="ce146" table:number-columns-repeated="5"/>
          <table:table-cell table:style-name="ce140"/>
          <table:table-cell table:style-name="ce90" table:number-columns-repeated="6"/>
          <table:table-cell table:number-columns-repeated="43"/>
        </table:table-row>
        <table:table-row table:style-name="ro1">
          <table:table-cell table:style-name="ce76" office:value-type="string" calcext:value-type="string">
            <text:p>Helm</text:p>
          </table:table-cell>
          <table:table-cell table:style-name="ce158" office:value-type="string" calcext:value-type="string">
            <text:p>+1 / 0</text:p>
          </table:table-cell>
          <table:table-cell table:style-name="ce158" office:value-type="string" calcext:value-type="string">
            <text:p>+2 / 0</text:p>
          </table:table-cell>
          <table:table-cell table:style-name="ce158" office:value-type="string" calcext:value-type="string">
            <text:p>+ 3 / 0</text:p>
          </table:table-cell>
          <table:table-cell table:style-name="ce158" office:value-type="string" calcext:value-type="string">
            <text:p>+1 / 0</text:p>
          </table:table-cell>
          <table:table-cell table:style-name="ce158" office:value-type="string" calcext:value-type="string">
            <text:p>+2 / -1</text:p>
          </table:table-cell>
          <table:table-cell table:style-name="ce158" office:value-type="string" calcext:value-type="string">
            <text:p>+ 3 / -1</text:p>
          </table:table-cell>
          <table:table-cell table:style-name="ce141"/>
          <table:table-cell table:style-name="ce146"/>
          <table:table-cell table:style-name="ce145" table:number-columns-repeated="5"/>
          <table:table-cell table:style-name="ce140"/>
          <table:table-cell table:style-name="ce90" table:number-columns-repeated="6"/>
          <table:table-cell table:number-columns-repeated="43"/>
        </table:table-row>
        <table:table-row table:style-name="ro1">
          <table:table-cell table:style-name="ce76" office:value-type="string" calcext:value-type="string">
            <text:p>Rüstung</text:p>
          </table:table-cell>
          <table:table-cell table:style-name="ce158" office:value-type="string" calcext:value-type="string">
            <text:p>+2 / 0</text:p>
          </table:table-cell>
          <table:table-cell table:style-name="ce158" office:value-type="string" calcext:value-type="string">
            <text:p>+4 / -1 </text:p>
          </table:table-cell>
          <table:table-cell table:style-name="ce158" office:value-type="string" calcext:value-type="string">
            <text:p>+ 6 / -2</text:p>
          </table:table-cell>
          <table:table-cell table:style-name="ce93" office:value-type="string" calcext:value-type="string">
            <text:p>+1/-1</text:p>
          </table:table-cell>
          <table:table-cell table:style-name="ce93" office:value-type="string" calcext:value-type="string">
            <text:p>+2/-2</text:p>
          </table:table-cell>
          <table:table-cell table:style-name="ce93" office:value-type="string" calcext:value-type="string">
            <text:p>+3/-1</text:p>
          </table:table-cell>
          <table:table-cell table:style-name="ce141"/>
          <table:table-cell table:style-name="ce146"/>
          <table:table-cell table:style-name="ce145" table:number-columns-repeated="5"/>
          <table:table-cell table:style-name="ce140"/>
          <table:table-cell table:style-name="ce90" table:number-columns-repeated="6"/>
          <table:table-cell table:number-columns-repeated="43"/>
        </table:table-row>
        <table:table-row table:style-name="ro1">
          <table:table-cell table:style-name="ce76" office:value-type="string" calcext:value-type="string">
            <text:p>Schuhe</text:p>
          </table:table-cell>
          <table:table-cell table:style-name="ce93" office:value-type="string" calcext:value-type="string">
            <text:p>0 / +2</text:p>
          </table:table-cell>
          <table:table-cell table:style-name="ce93" office:value-type="string" calcext:value-type="string">
            <text:p>0 / +5</text:p>
          </table:table-cell>
          <table:table-cell table:style-name="ce93" office:value-type="string" calcext:value-type="string">
            <text:p>+1 / +6</text:p>
          </table:table-cell>
          <table:table-cell table:style-name="ce93" office:value-type="string" calcext:value-type="string">
            <text:p>0/+1</text:p>
          </table:table-cell>
          <table:table-cell table:style-name="ce93" office:value-type="string" calcext:value-type="string">
            <text:p>0/+2</text:p>
          </table:table-cell>
          <table:table-cell table:style-name="ce93" office:value-type="string" calcext:value-type="string">
            <text:p>+1/+3</text:p>
          </table:table-cell>
          <table:table-cell table:style-name="ce141"/>
          <table:table-cell table:style-name="ce146"/>
          <table:table-cell table:style-name="ce145" table:number-columns-repeated="5"/>
          <table:table-cell table:style-name="ce140"/>
          <table:table-cell table:style-name="ce90" table:number-columns-repeated="6"/>
          <table:table-cell table:number-columns-repeated="43"/>
        </table:table-row>
        <table:table-row table:style-name="ro1">
          <table:table-cell table:style-name="ce76" office:value-type="string" calcext:value-type="string">
            <text:p>Artefakt</text:p>
          </table:table-cell>
          <table:table-cell table:style-name="ce93" office:value-type="string" calcext:value-type="string">
            <text:p>E</text:p>
          </table:table-cell>
          <table:table-cell table:style-name="ce93" office:value-type="string" calcext:value-type="string">
            <text:p>+1 / 0 || E</text:p>
          </table:table-cell>
          <table:table-cell table:style-name="ce93" office:value-type="string" calcext:value-type="string">
            <text:p>+2 / 0</text:p>
          </table:table-cell>
          <table:table-cell table:style-name="ce93" table:number-columns-repeated="3"/>
          <table:table-cell table:style-name="ce141"/>
          <table:table-cell table:style-name="ce146"/>
          <table:table-cell table:style-name="ce145" table:number-columns-repeated="5"/>
          <table:table-cell table:style-name="ce140"/>
          <table:table-cell table:style-name="ce90" table:number-columns-repeated="6"/>
          <table:table-cell table:number-columns-repeated="43"/>
        </table:table-row>
        <table:table-row table:style-name="ro1">
          <table:table-cell office:value-type="string" calcext:value-type="string">
            <text:p>Begleiter</text:p>
          </table:table-cell>
          <table:table-cell table:style-name="ce158" office:value-type="string" calcext:value-type="string">
            <text:p>+2 / 0</text:p>
          </table:table-cell>
          <table:table-cell table:style-name="ce158" office:value-type="string" calcext:value-type="string">
            <text:p>+4 / 0</text:p>
          </table:table-cell>
          <table:table-cell table:style-name="ce158" office:value-type="string" calcext:value-type="string">
            <text:p>+6 / 0</text:p>
          </table:table-cell>
          <table:table-cell table:style-name="ce90" table:number-columns-repeated="3"/>
          <table:table-cell table:style-name="ce140"/>
          <table:table-cell table:style-name="ce146"/>
          <table:table-cell table:style-name="ce145" table:number-columns-repeated="5"/>
          <table:table-cell table:style-name="ce140"/>
          <table:table-cell table:style-name="ce90" table:number-columns-repeated="6"/>
          <table:table-cell table:number-columns-repeated="43"/>
        </table:table-row>
        <table:table-row table:style-name="ro1">
          <table:table-cell table:number-columns-repeated="5"/>
          <table:table-cell table:style-name="ce90" table:number-columns-repeated="2"/>
          <table:table-cell table:style-name="ce140"/>
          <table:table-cell table:style-name="ce146"/>
          <table:table-cell table:style-name="ce145" table:number-columns-repeated="5"/>
          <table:table-cell table:style-name="ce140"/>
          <table:table-cell table:style-name="ce90" table:number-columns-repeated="6"/>
          <table:table-cell table:number-columns-repeated="43"/>
        </table:table-row>
        <table:table-row table:style-name="ro1">
          <table:table-cell office:value-type="string" calcext:value-type="string">
            <text:p>Max</text:p>
          </table:table-cell>
          <table:table-cell table:style-name="ce90" office:value-type="string" calcext:value-type="string">
            <text:p>+9 / +2 (+E)</text:p>
          </table:table-cell>
          <table:table-cell table:style-name="ce90" office:value-type="string" calcext:value-type="string">
            <text:p>+19 / +3 (+E)</text:p>
          </table:table-cell>
          <table:table-cell table:style-name="ce90" office:value-type="string" calcext:value-type="string">
            <text:p>+ 31 / +2 (+E)</text:p>
          </table:table-cell>
          <table:table-cell table:number-columns-repeated="3"/>
          <table:table-cell table:style-name="ce142" table:number-columns-repeated="8"/>
          <table:table-cell table:number-columns-repeated="49"/>
        </table:table-row>
        <table:table-row table:style-name="ro1">
          <table:table-cell office:value-type="string" calcext:value-type="string">
            <text:p>~</text:p>
          </table:table-cell>
          <table:table-cell table:style-name="ce90" office:value-type="string" calcext:value-type="string">
            <text:p>+7 / +1</text:p>
          </table:table-cell>
          <table:table-cell table:style-name="ce90" office:value-type="string" calcext:value-type="string">
            <text:p>+14 / +2 (+E)</text:p>
          </table:table-cell>
          <table:table-cell table:style-name="ce90" office:value-type="string" calcext:value-type="string">
            <text:p>+24 / +3 (+E) </text:p>
          </table:table-cell>
          <table:table-cell table:number-columns-repeated="3"/>
          <table:table-cell table:style-name="ce142" table:number-columns-repeated="8"/>
          <table:table-cell table:number-columns-repeated="49"/>
        </table:table-row>
        <table:table-row table:style-name="ro1">
          <table:table-cell table:number-columns-repeated="7"/>
          <table:table-cell table:style-name="ce142" table:number-columns-repeated="8"/>
          <table:table-cell table:number-columns-repeated="49"/>
        </table:table-row>
        <table:table-row table:style-name="ro1" table:number-rows-repeated="2">
          <table:table-cell table:number-columns-repeated="64"/>
        </table:table-row>
        <table:table-row table:style-name="ro16">
          <table:table-cell table:number-columns-repeated="64"/>
        </table:table-row>
        <table:table-row table:style-name="ro1">
          <table:table-cell table:style-name="ce138" office:value-type="string" calcext:value-type="string">
            <text:p>Tier I</text:p>
          </table:table-cell>
          <table:table-cell table:style-name="ce159" table:number-columns-repeated="2"/>
          <table:table-cell table:style-name="ce160" office:value-type="string" calcext:value-type="string">
            <text:p>1-5</text:p>
          </table:table-cell>
          <table:table-cell office:value-type="string" calcext:value-type="string">
            <text:p>1-6</text:p>
          </table:table-cell>
          <table:table-cell table:number-columns-repeated="59"/>
        </table:table-row>
        <table:table-row table:style-name="ro1">
          <table:table-cell table:style-name="ce76" office:value-type="string" calcext:value-type="string">
            <text:p>Tier II</text:p>
          </table:table-cell>
          <table:table-cell table:number-columns-repeated="2"/>
          <table:table-cell table:style-name="ce93" office:value-type="string" calcext:value-type="string">
            <text:p>6-10</text:p>
          </table:table-cell>
          <table:table-cell office:value-type="string" calcext:value-type="string">
            <text:p>6-9</text:p>
          </table:table-cell>
          <table:table-cell table:number-columns-repeated="59"/>
        </table:table-row>
        <table:table-row table:style-name="ro1">
          <table:table-cell table:style-name="ce76" office:value-type="string" calcext:value-type="string">
            <text:p>Tier III</text:p>
          </table:table-cell>
          <table:table-cell table:number-columns-repeated="2"/>
          <table:table-cell table:style-name="ce93" office:value-type="string" calcext:value-type="string">
            <text:p>11-17</text:p>
          </table:table-cell>
          <table:table-cell office:value-type="string" calcext:value-type="string">
            <text:p>10-16</text:p>
          </table:table-cell>
          <table:table-cell table:number-columns-repeated="59"/>
        </table:table-row>
        <table:table-row table:style-name="ro1">
          <table:table-cell table:style-name="ce76" office:value-type="string" calcext:value-type="string">
            <text:p>Tier IV</text:p>
          </table:table-cell>
          <table:table-cell table:number-columns-repeated="2"/>
          <table:table-cell table:style-name="ce158" office:value-type="string" calcext:value-type="string">
            <text:p>18-24</text:p>
          </table:table-cell>
          <table:table-cell office:value-type="string" calcext:value-type="string">
            <text:p>17-23</text:p>
          </table:table-cell>
          <table:table-cell table:number-columns-repeated="59"/>
        </table:table-row>
        <table:table-row table:style-name="ro1">
          <table:table-cell table:style-name="ce76" office:value-type="string" calcext:value-type="string">
            <text:p>END</text:p>
          </table:table-cell>
          <table:table-cell table:number-columns-repeated="2"/>
          <table:table-cell table:style-name="ce93" office:value-type="string" calcext:value-type="string">
            <text:p>30</text:p>
          </table:table-cell>
          <table:table-cell table:style-name="ce85" office:value-type="float" office:value="28" calcext:value-type="float">
            <text:p>28</text:p>
          </table:table-cell>
          <table:table-cell table:number-columns-repeated="59"/>
        </table:table-row>
        <table:table-row table:style-name="ro16">
          <table:table-cell table:number-columns-repeated="64"/>
        </table:table-row>
        <table:table-row table:style-name="ro16">
          <table:table-cell table:style-name="ce179" office:value-type="string" calcext:value-type="string">
            <text:p>Zone1</text:p>
          </table:table-cell>
          <table:table-cell table:style-name="ce179" office:value-type="string" calcext:value-type="string">
            <text:p>Zone2</text:p>
          </table:table-cell>
          <table:table-cell table:style-name="ce179" office:value-type="string" calcext:value-type="string">
            <text:p>Zone3</text:p>
          </table:table-cell>
          <table:table-cell table:style-name="ce179" office:value-type="string" calcext:value-type="string">
            <text:p>Zone4</text:p>
          </table:table-cell>
          <table:table-cell table:style-name="ce179" office:value-type="string" calcext:value-type="string">
            <text:p>Zone5</text:p>
          </table:table-cell>
          <table:table-cell table:style-name="ce179" office:value-type="string" calcext:value-type="string">
            <text:p>Zone6</text:p>
          </table:table-cell>
          <table:table-cell table:style-name="ce179" office:value-type="string" calcext:value-type="string">
            <text:p>Zone7</text:p>
          </table:table-cell>
          <table:table-cell table:number-columns-repeated="57"/>
        </table:table-row>
        <table:table-row table:style-name="ro16">
          <table:table-cell table:style-name="ce136" office:value-type="string" calcext:value-type="string">
            <text:p>Tier1</text:p>
          </table:table-cell>
          <table:table-cell table:style-name="ce136" office:value-type="string" calcext:value-type="string">
            <text:p>Tier1-Tier2</text:p>
          </table:table-cell>
          <table:table-cell table:style-name="ce136" office:value-type="string" calcext:value-type="string">
            <text:p>Tier2</text:p>
          </table:table-cell>
          <table:table-cell table:style-name="ce136" office:value-type="string" calcext:value-type="string">
            <text:p>Tier2-3</text:p>
          </table:table-cell>
          <table:table-cell table:style-name="ce136" office:value-type="string" calcext:value-type="string">
            <text:p>Tier3</text:p>
          </table:table-cell>
          <table:table-cell table:style-name="ce136" office:value-type="string" calcext:value-type="string">
            <text:p>Tier3-Tier4</text:p>
          </table:table-cell>
          <table:table-cell table:style-name="ce136" office:value-type="string" calcext:value-type="string">
            <text:p>Tier4</text:p>
          </table:table-cell>
          <table:table-cell table:number-columns-repeated="57"/>
        </table:table-row>
        <table:table-row table:style-name="ro16" table:number-rows-repeated="1048540">
          <table:table-cell table:number-columns-repeated="64"/>
        </table:table-row>
        <table:table-row table:style-name="ro16">
          <table:table-cell table:number-columns-repeated="64"/>
        </table:table-row>
      </table:table>
      <table:table table:name="Movement" table:style-name="ta4">
        <table:table-column table:style-name="co25" table:number-columns-repeated="64" table:default-cell-style-name="ce85"/>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59"/>
        </table:table-row>
        <table:table-row table:style-name="ro1">
          <table:table-cell/>
          <table:table-cell office:value-type="string" calcext:value-type="string">
            <text:p>Ohne Ausrüstung</text:p>
          </table:table-cell>
          <table:table-cell office:value-type="string" calcext:value-type="string">
            <text:p>Gewöhnliche</text:p>
          </table:table-cell>
          <table:table-cell office:value-type="string" calcext:value-type="string">
            <text:p>Selten</text:p>
          </table:table-cell>
          <table:table-cell office:value-type="string" calcext:value-type="string">
            <text:p>Legendär</text:p>
          </table:table-cell>
          <table:table-cell table:number-columns-repeated="59"/>
        </table:table-row>
        <table:table-row table:style-name="ro1">
          <table:table-cell office:value-type="string" calcext:value-type="string">
            <text:p>Ausrüstung</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59"/>
        </table:table-row>
        <table:table-row table:style-name="ro1">
          <table:table-cell office:value-type="string" calcext:value-type="string">
            <text:p>Movement</text:p>
          </table:table-cell>
          <table:table-cell table:formula="of:=3.5+[.B3]" office:value-type="float" office:value="3.5" calcext:value-type="float">
            <text:p>3.5</text:p>
          </table:table-cell>
          <table:table-cell table:formula="of:=3.5+[.C3]" office:value-type="float" office:value="4.5" calcext:value-type="float">
            <text:p>4.5</text:p>
          </table:table-cell>
          <table:table-cell table:formula="of:=3.5+[.D3]" office:value-type="float" office:value="5.5" calcext:value-type="float">
            <text:p>5.5</text:p>
          </table:table-cell>
          <table:table-cell table:formula="of:=3.5+[.E3]" office:value-type="float" office:value="6.5" calcext:value-type="float">
            <text:p>6.5</text:p>
          </table:table-cell>
          <table:table-cell table:number-columns-repeated="59"/>
        </table:table-row>
        <table:table-row table:style-name="ro1">
          <table:table-cell table:number-columns-repeated="64"/>
        </table:table-row>
        <table:table-row table:style-name="ro3">
          <table:table-cell table:style-name="ce86" office:value-type="string" calcext:value-type="string">
            <text:p>Intervall bis zum nächsten Monster</text:p>
          </table:table-cell>
          <table:table-cell office:value-type="float" office:value="2" calcext:value-type="float">
            <text:p>2</text:p>
          </table:table-cell>
          <table:table-cell table:number-columns-repeated="62"/>
        </table:table-row>
        <table:table-row table:style-name="ro1">
          <table:table-cell table:number-columns-repeated="64"/>
        </table:table-row>
        <table:table-row table:style-name="ro1">
          <table:table-cell office:value-type="string" calcext:value-type="string">
            <text:p>Zone Ausrüstung</text:p>
          </table:table-cell>
          <table:table-cell office:value-type="string" calcext:value-type="string">
            <text:p>Zone1</text:p>
          </table:table-cell>
          <table:table-cell office:value-type="string" calcext:value-type="string">
            <text:p>Zone2</text:p>
          </table:table-cell>
          <table:table-cell office:value-type="string" calcext:value-type="string">
            <text:p>Zone3</text:p>
          </table:table-cell>
          <table:table-cell office:value-type="string" calcext:value-type="string">
            <text:p>Zone4</text:p>
          </table:table-cell>
          <table:table-cell office:value-type="string" calcext:value-type="string">
            <text:p>Zone5</text:p>
          </table:table-cell>
          <table:table-cell office:value-type="string" calcext:value-type="string">
            <text:p>Zone6</text:p>
          </table:table-cell>
          <table:table-cell office:value-type="string" calcext:value-type="string">
            <text:p>Zone7</text:p>
          </table:table-cell>
          <table:table-cell table:number-columns-repeated="56"/>
        </table:table-row>
        <table:table-row table:style-name="ro1">
          <table:table-cell office:value-type="string" calcext:value-type="string">
            <text:p>Ausrüstung</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table:number-columns-repeated="56"/>
        </table:table-row>
        <table:table-row table:style-name="ro1">
          <table:table-cell office:value-type="string" calcext:value-type="string">
            <text:p>Movement</text:p>
          </table:table-cell>
          <table:table-cell table:formula="of:=3.5+[.B9]" office:value-type="float" office:value="3.5" calcext:value-type="float">
            <text:p>3.5</text:p>
          </table:table-cell>
          <table:table-cell table:formula="of:=3.5+[.C9]" office:value-type="float" office:value="4.5" calcext:value-type="float">
            <text:p>4.5</text:p>
          </table:table-cell>
          <table:table-cell table:formula="of:=3.5+[.D9]" office:value-type="float" office:value="4.5" calcext:value-type="float">
            <text:p>4.5</text:p>
          </table:table-cell>
          <table:table-cell table:formula="of:=3.5+[.E9]" office:value-type="float" office:value="5" calcext:value-type="float">
            <text:p>5</text:p>
          </table:table-cell>
          <table:table-cell table:formula="of:=3.5+[.F9]" office:value-type="float" office:value="5.5" calcext:value-type="float">
            <text:p>5.5</text:p>
          </table:table-cell>
          <table:table-cell table:formula="of:=3.5+[.G9]" office:value-type="float" office:value="6" calcext:value-type="float">
            <text:p>6</text:p>
          </table:table-cell>
          <table:table-cell table:formula="of:=3.5+[.H9]" office:value-type="float" office:value="6.5" calcext:value-type="float">
            <text:p>6.5</text:p>
          </table:table-cell>
          <table:table-cell table:number-columns-repeated="56"/>
        </table:table-row>
        <table:table-row table:style-name="ro1">
          <table:table-cell table:number-columns-repeated="64"/>
        </table:table-row>
        <table:table-row table:style-name="ro1">
          <table:table-cell office:value-type="string" calcext:value-type="string">
            <text:p>InToOuterring</text:p>
          </table:table-cell>
          <table:table-cell table:style-name="ce87" office:value-type="float" office:value="1.8" calcext:value-type="float">
            <text:p>1.80</text:p>
          </table:table-cell>
          <table:table-cell table:number-columns-repeated="62"/>
        </table:table-row>
        <table:table-row table:style-name="ro1">
          <table:table-cell table:number-columns-repeated="64"/>
        </table:table-row>
        <table:table-row table:style-name="ro1">
          <table:table-cell office:value-type="string" calcext:value-type="string">
            <text:p>PercentOfMap</text:p>
          </table:table-cell>
          <table:table-cell table:formula="of:=[.B10]/SUM([.$B$10:.$H$10])" office:value-type="float" office:value="0.0985915492957746" calcext:value-type="float">
            <text:p>0.0985915492957746</text:p>
          </table:table-cell>
          <table:table-cell table:style-name="ce89" table:formula="of:=[.C10]/SUM([.$B$10:.$H$10])" office:value-type="float" office:value="0.126760563380282" calcext:value-type="float">
            <text:p>0.126760563380282</text:p>
          </table:table-cell>
          <table:table-cell table:formula="of:=[.D10]/SUM([.$B$10:.$H$10])" office:value-type="float" office:value="0.126760563380282" calcext:value-type="float">
            <text:p>0.126760563380282</text:p>
          </table:table-cell>
          <table:table-cell table:formula="of:=[.E10]/SUM([.$B$10:.$H$10])" office:value-type="float" office:value="0.140845070422535" calcext:value-type="float">
            <text:p>0.140845070422535</text:p>
          </table:table-cell>
          <table:table-cell table:formula="of:=[.F10]/SUM([.$B$10:.$H$10])" office:value-type="float" office:value="0.154929577464789" calcext:value-type="float">
            <text:p>0.154929577464789</text:p>
          </table:table-cell>
          <table:table-cell table:formula="of:=[.G10]/SUM([.$B$10:.$H$10])" office:value-type="float" office:value="0.169014084507042" calcext:value-type="float">
            <text:p>0.169014084507042</text:p>
          </table:table-cell>
          <table:table-cell table:formula="of:=[.H10]/SUM([.$B$10:.$H$10])" office:value-type="float" office:value="0.183098591549296" calcext:value-type="float">
            <text:p>0.183098591549296</text:p>
          </table:table-cell>
          <table:table-cell table:number-columns-repeated="56"/>
        </table:table-row>
        <table:table-row table:style-name="ro1">
          <table:table-cell table:number-columns-repeated="64"/>
        </table:table-row>
        <table:table-row table:style-name="ro1">
          <table:table-cell office:value-type="string" calcext:value-type="string">
            <text:p>ShortestPath</text:p>
          </table:table-cell>
          <table:table-cell office:value-type="float" office:value="65" calcext:value-type="float">
            <text:p>65</text:p>
          </table:table-cell>
          <table:table-cell table:number-columns-repeated="62"/>
        </table:table-row>
        <table:table-row table:style-name="ro1">
          <table:table-cell office:value-type="string" calcext:value-type="string">
            <text:p>LongestPath</text:p>
          </table:table-cell>
          <table:table-cell table:formula="of:=ROUND([.B16]*[.B12];0)" office:value-type="float" office:value="117" calcext:value-type="float">
            <text:p>117</text:p>
          </table:table-cell>
          <table:table-cell office:value-type="float" office:value="109.5" calcext:value-type="float">
            <text:p>109.5</text:p>
          </table:table-cell>
          <table:table-cell table:number-columns-repeated="61"/>
        </table:table-row>
        <table:table-row table:style-name="ro1">
          <table:table-cell table:number-columns-repeated="64"/>
        </table:table-row>
        <table:table-row table:style-name="ro1">
          <table:table-cell office:value-type="string" calcext:value-type="string">
            <text:p>FieldsShort</text:p>
          </table:table-cell>
          <table:table-cell table:formula="of:=ROUNDUP([.B14]*[.$B$16];0)" office:value-type="float" office:value="7" calcext:value-type="float">
            <text:p>7</text:p>
          </table:table-cell>
          <table:table-cell table:formula="of:=ROUNDUP([.C14]*[.$B$16];0)" office:value-type="float" office:value="9" calcext:value-type="float">
            <text:p>9</text:p>
          </table:table-cell>
          <table:table-cell table:formula="of:=ROUNDUP([.D14]*[.$B$16];0)" office:value-type="float" office:value="9" calcext:value-type="float">
            <text:p>9</text:p>
          </table:table-cell>
          <table:table-cell table:formula="of:=ROUNDUP([.E14]*[.$B$16];0)" office:value-type="float" office:value="10" calcext:value-type="float">
            <text:p>10</text:p>
          </table:table-cell>
          <table:table-cell table:formula="of:=ROUNDUP([.F14]*[.$B$16];0)" office:value-type="float" office:value="11" calcext:value-type="float">
            <text:p>11</text:p>
          </table:table-cell>
          <table:table-cell table:formula="of:=ROUNDUP([.G14]*[.$B$16];0)" office:value-type="float" office:value="11" calcext:value-type="float">
            <text:p>11</text:p>
          </table:table-cell>
          <table:table-cell table:formula="of:=ROUNDUP([.H14]*[.$B$16];0)" office:value-type="float" office:value="12" calcext:value-type="float">
            <text:p>12</text:p>
          </table:table-cell>
          <table:table-cell/>
          <table:table-cell table:formula="of:=SUM([.B19:.H19])" office:value-type="float" office:value="69" calcext:value-type="float">
            <text:p>69</text:p>
          </table:table-cell>
          <table:table-cell table:number-columns-repeated="54"/>
        </table:table-row>
        <table:table-row table:style-name="ro1">
          <table:table-cell office:value-type="string" calcext:value-type="string">
            <text:p>FieldsLong</text:p>
          </table:table-cell>
          <table:table-cell table:formula="of:=ROUNDUP([.B14]*[.$C$17];0)" office:value-type="float" office:value="11" calcext:value-type="float">
            <text:p>11</text:p>
          </table:table-cell>
          <table:table-cell table:formula="of:=ROUNDUP([.C14]*[.$C$17];0)" office:value-type="float" office:value="14" calcext:value-type="float">
            <text:p>14</text:p>
          </table:table-cell>
          <table:table-cell table:formula="of:=ROUNDUP([.D14]*[.$C$17];0)" office:value-type="float" office:value="14" calcext:value-type="float">
            <text:p>14</text:p>
          </table:table-cell>
          <table:table-cell table:formula="of:=ROUNDUP([.E14]*[.$C$17];0)" office:value-type="float" office:value="16" calcext:value-type="float">
            <text:p>16</text:p>
          </table:table-cell>
          <table:table-cell table:formula="of:=ROUNDUP([.F14]*[.$C$17];0)" office:value-type="float" office:value="17" calcext:value-type="float">
            <text:p>17</text:p>
          </table:table-cell>
          <table:table-cell table:formula="of:=ROUNDUP([.G14]*[.$C$17];0)" office:value-type="float" office:value="19" calcext:value-type="float">
            <text:p>19</text:p>
          </table:table-cell>
          <table:table-cell table:formula="of:=ROUNDUP([.H14]*[.$C$17];0)" office:value-type="float" office:value="21" calcext:value-type="float">
            <text:p>21</text:p>
          </table:table-cell>
          <table:table-cell/>
          <table:table-cell table:formula="of:=SUM([.B20:.H20])" office:value-type="float" office:value="112" calcext:value-type="float">
            <text:p>112</text:p>
          </table:table-cell>
          <table:table-cell table:formula="of:=[.J20]/[.J19]" office:value-type="float" office:value="1.6231884057971" calcext:value-type="float">
            <text:p>1.6231884057971</text:p>
          </table:table-cell>
          <table:table-cell table:number-columns-repeated="53"/>
        </table:table-row>
        <table:table-row table:style-name="ro1">
          <table:table-cell/>
          <table:table-cell table:style-name="ce88" table:formula="of:=[.B20]+[.B28]" office:value-type="float" office:value="11" calcext:value-type="float">
            <text:p>11</text:p>
          </table:table-cell>
          <table:table-cell table:style-name="ce88" table:formula="of:=[.C20]+[.C28]" office:value-type="float" office:value="17" calcext:value-type="float">
            <text:p>17</text:p>
          </table:table-cell>
          <table:table-cell table:style-name="ce88" table:formula="of:=[.D20]+[.D28]" office:value-type="float" office:value="14" calcext:value-type="float">
            <text:p>14</text:p>
          </table:table-cell>
          <table:table-cell table:style-name="ce88" table:formula="of:=[.E20]+[.E28]" office:value-type="float" office:value="16" calcext:value-type="float">
            <text:p>16</text:p>
          </table:table-cell>
          <table:table-cell table:style-name="ce88" table:formula="of:=[.F20]+[.F28]" office:value-type="float" office:value="20" calcext:value-type="float">
            <text:p>20</text:p>
          </table:table-cell>
          <table:table-cell table:style-name="ce88" table:formula="of:=[.G20]+[.G28]" office:value-type="float" office:value="21" calcext:value-type="float">
            <text:p>21</text:p>
          </table:table-cell>
          <table:table-cell table:style-name="ce88" table:formula="of:=[.H20]+[.H28]" office:value-type="float" office:value="21" calcext:value-type="float">
            <text:p>21</text:p>
          </table:table-cell>
          <table:table-cell table:number-columns-repeated="56"/>
        </table:table-row>
        <table:table-row table:style-name="ro1">
          <table:table-cell office:value-type="string" calcext:value-type="string">
            <text:p>Block</text:p>
          </table:table-cell>
          <table:table-cell table:formula="of:=60/[.J19]" office:value-type="float" office:value="0.869565217391304" calcext:value-type="float">
            <text:p>0.869565217391304</text:p>
          </table:table-cell>
          <table:table-cell table:number-columns-repeated="62"/>
        </table:table-row>
        <table:table-row table:style-name="ro1">
          <table:table-cell office:value-type="string" calcext:value-type="string">
            <text:p>BlockPerFieldShort</text:p>
          </table:table-cell>
          <table:table-cell table:formula="of:=[.B19]*[.$B$22]" office:value-type="float" office:value="6.08695652173913" calcext:value-type="float">
            <text:p>6.08695652173913</text:p>
          </table:table-cell>
          <table:table-cell table:formula="of:=[.C19]*[.$B$22]" office:value-type="float" office:value="7.82608695652174" calcext:value-type="float">
            <text:p>7.82608695652174</text:p>
          </table:table-cell>
          <table:table-cell table:formula="of:=[.D19]*[.$B$22]" office:value-type="float" office:value="7.82608695652174" calcext:value-type="float">
            <text:p>7.82608695652174</text:p>
          </table:table-cell>
          <table:table-cell table:formula="of:=[.E19]*[.$B$22]" office:value-type="float" office:value="8.69565217391304" calcext:value-type="float">
            <text:p>8.69565217391304</text:p>
          </table:table-cell>
          <table:table-cell table:formula="of:=[.F19]*[.$B$22]" office:value-type="float" office:value="9.56521739130435" calcext:value-type="float">
            <text:p>9.56521739130435</text:p>
          </table:table-cell>
          <table:table-cell table:formula="of:=[.G19]*[.$B$22]" office:value-type="float" office:value="9.56521739130435" calcext:value-type="float">
            <text:p>9.56521739130435</text:p>
          </table:table-cell>
          <table:table-cell table:formula="of:=[.H19]*[.$B$22]" office:value-type="float" office:value="10.4347826086957" calcext:value-type="float">
            <text:p>10.4347826086957</text:p>
          </table:table-cell>
          <table:table-cell/>
          <table:table-cell table:formula="of:=SUM([.B23:.H23])" office:value-type="float" office:value="60" calcext:value-type="float">
            <text:p>60</text:p>
          </table:table-cell>
          <table:table-cell/>
          <table:table-cell office:value-type="string" calcext:value-type="string">
            <text:p>Extra Felder</text:p>
          </table:table-cell>
          <table:table-cell table:number-columns-repeated="52"/>
        </table:table-row>
        <table:table-row table:style-name="ro1">
          <table:table-cell office:value-type="string" calcext:value-type="string">
            <text:p>BlockPerFieldLong</text:p>
          </table:table-cell>
          <table:table-cell table:formula="of:=[.B20]*[.$B$22]" office:value-type="float" office:value="9.56521739130435" calcext:value-type="float">
            <text:p>9.56521739130435</text:p>
          </table:table-cell>
          <table:table-cell table:formula="of:=[.C20]*[.$B$22]" office:value-type="float" office:value="12.1739130434783" calcext:value-type="float">
            <text:p>12.1739130434783</text:p>
          </table:table-cell>
          <table:table-cell table:formula="of:=[.D20]*[.$B$22]" office:value-type="float" office:value="12.1739130434783" calcext:value-type="float">
            <text:p>12.1739130434783</text:p>
          </table:table-cell>
          <table:table-cell table:formula="of:=[.E20]*[.$B$22]" office:value-type="float" office:value="13.9130434782609" calcext:value-type="float">
            <text:p>13.9130434782609</text:p>
          </table:table-cell>
          <table:table-cell table:formula="of:=[.F20]*[.$B$22]" office:value-type="float" office:value="14.7826086956522" calcext:value-type="float">
            <text:p>14.7826086956522</text:p>
          </table:table-cell>
          <table:table-cell table:formula="of:=[.G20]*[.$B$22]" office:value-type="float" office:value="16.5217391304348" calcext:value-type="float">
            <text:p>16.5217391304348</text:p>
          </table:table-cell>
          <table:table-cell table:formula="of:=[.H20]*[.$B$22]" office:value-type="float" office:value="18.2608695652174" calcext:value-type="float">
            <text:p>18.2608695652174</text:p>
          </table:table-cell>
          <table:table-cell/>
          <table:table-cell table:formula="of:=SUM([.B24:.H24])" office:value-type="float" office:value="97.3913043478261" calcext:value-type="float">
            <text:p>97.3913043478261</text:p>
          </table:table-cell>
          <table:table-cell/>
          <table:table-cell office:value-type="float" office:value="8" calcext:value-type="float">
            <text:p>8</text:p>
          </table:table-cell>
          <table:table-cell table:number-columns-repeated="52"/>
        </table:table-row>
        <table:table-row table:style-name="ro1">
          <table:table-cell/>
          <table:table-cell table:style-name="ce88" table:number-columns-repeated="7"/>
          <table:table-cell table:number-columns-repeated="4"/>
          <table:table-cell table:formula="of:=105.5-8" office:value-type="float" office:value="97.5" calcext:value-type="float">
            <text:p>97.5</text:p>
          </table:table-cell>
          <table:table-cell table:number-columns-repeated="51"/>
        </table:table-row>
        <table:table-row table:style-name="ro1">
          <table:table-cell table:style-name="Default" table:number-columns-repeated="8"/>
          <table:table-cell table:number-columns-repeated="4"/>
          <table:table-cell office:value-type="float" office:value="105.5" calcext:value-type="float">
            <text:p>105.5</text:p>
          </table:table-cell>
          <table:table-cell table:number-columns-repeated="51"/>
        </table:table-row>
        <table:table-row table:style-name="ro1">
          <table:table-cell/>
          <table:table-cell table:formula="of:=[.B23]" office:value-type="float" office:value="6.08695652173913" calcext:value-type="float">
            <text:p>6.08695652173913</text:p>
          </table:table-cell>
          <table:table-cell table:formula="of:=SUM([.B23:.C23])" office:value-type="float" office:value="13.9130434782609" calcext:value-type="float">
            <text:p>13.9130434782609</text:p>
          </table:table-cell>
          <table:table-cell table:formula="of:=SUM([.B23:.D23])" office:value-type="float" office:value="21.7391304347826" calcext:value-type="float">
            <text:p>21.7391304347826</text:p>
          </table:table-cell>
          <table:table-cell table:formula="of:=SUM([.B23:.E23])" office:value-type="float" office:value="30.4347826086957" calcext:value-type="float">
            <text:p>30.4347826086957</text:p>
          </table:table-cell>
          <table:table-cell table:formula="of:=SUM([.B23:.F23])" office:value-type="float" office:value="40" calcext:value-type="float">
            <text:p>40</text:p>
          </table:table-cell>
          <table:table-cell table:formula="of:=SUM([.B23:.G23])" office:value-type="float" office:value="49.5652173913043" calcext:value-type="float">
            <text:p>49.5652173913043</text:p>
          </table:table-cell>
          <table:table-cell table:formula="of:=SUM([.B23:.H23])" office:value-type="float" office:value="60" calcext:value-type="float">
            <text:p>60</text:p>
          </table:table-cell>
          <table:table-cell table:number-columns-repeated="56"/>
        </table:table-row>
        <table:table-row table:style-name="ro1">
          <table:table-cell office:value-type="string" calcext:value-type="string">
            <text:p>Objects</text:p>
          </table:table-cell>
          <table:table-cell/>
          <table:table-cell office:value-type="float" office:value="3" calcext:value-type="float">
            <text:p>3</text:p>
          </table:table-cell>
          <table:table-cell table:number-columns-repeated="2"/>
          <table:table-cell office:value-type="float" office:value="3" calcext:value-type="float">
            <text:p>3</text:p>
          </table:table-cell>
          <table:table-cell office:value-type="float" office:value="2" calcext:value-type="float">
            <text:p>2</text:p>
          </table:table-cell>
          <table:table-cell table:number-columns-repeated="57"/>
        </table:table-row>
        <table:table-row table:style-name="ro1">
          <table:table-cell office:value-type="string" calcext:value-type="string">
            <text:p>AbschnitteLong</text:p>
          </table:table-cell>
          <table:table-cell table:formula="of:=SUM([.B24])" office:value-type="float" office:value="9.56521739130435" calcext:value-type="float">
            <text:p>9.56521739130435</text:p>
          </table:table-cell>
          <table:table-cell table:formula="of:=SUM([.B24:.C24])+[.C28]" office:value-type="float" office:value="24.7391304347826" calcext:value-type="float">
            <text:p>24.7391304347826</text:p>
          </table:table-cell>
          <table:table-cell table:formula="of:=SUM([.B24:.D24])+[.C28]" office:value-type="float" office:value="36.9130434782609" calcext:value-type="float">
            <text:p>36.9130434782609</text:p>
          </table:table-cell>
          <table:table-cell table:formula="of:=SUM([.B24:.E24])+[.C28]" office:value-type="float" office:value="50.8260869565217" calcext:value-type="float">
            <text:p>50.8260869565217</text:p>
          </table:table-cell>
          <table:table-cell table:formula="of:=SUM([.B24:.F24])+SUM([.C28:.F28])" office:value-type="float" office:value="68.6086956521739" calcext:value-type="float">
            <text:p>68.6086956521739</text:p>
          </table:table-cell>
          <table:table-cell table:formula="of:=SUM([.B24:.G24])+SUM([.B28:.G28])" office:value-type="float" office:value="87.1304347826087" calcext:value-type="float">
            <text:p>87.1304347826087</text:p>
          </table:table-cell>
          <table:table-cell table:formula="of:=SUM([.B24:.H24])+SUM([.B28:.H28])" office:value-type="float" office:value="105.391304347826" calcext:value-type="float">
            <text:p>105.391304347826</text:p>
          </table:table-cell>
          <table:table-cell table:number-columns-repeated="56"/>
        </table:table-row>
        <table:table-row table:style-name="ro1" table:number-rows-repeated="2">
          <table:table-cell table:number-columns-repeated="64"/>
        </table:table-row>
        <table:table-row table:style-name="ro1">
          <table:table-cell office:value-type="string" calcext:value-type="string">
            <text:p>MonsterAbstand</text:p>
          </table:table-cell>
          <table:table-cell table:formula="of:=[.B10]*2-1" office:value-type="float" office:value="6" calcext:value-type="float">
            <text:p>6</text:p>
          </table:table-cell>
          <table:table-cell table:formula="of:=[.C10]*2-1" office:value-type="float" office:value="8" calcext:value-type="float">
            <text:p>8</text:p>
          </table:table-cell>
          <table:table-cell table:formula="of:=[.D10]*2-1" office:value-type="float" office:value="8" calcext:value-type="float">
            <text:p>8</text:p>
          </table:table-cell>
          <table:table-cell table:formula="of:=[.E10]*2-1" office:value-type="float" office:value="9" calcext:value-type="float">
            <text:p>9</text:p>
          </table:table-cell>
          <table:table-cell table:formula="of:=[.F10]*2-1" office:value-type="float" office:value="10" calcext:value-type="float">
            <text:p>10</text:p>
          </table:table-cell>
          <table:table-cell table:formula="of:=[.G10]*2-1" office:value-type="float" office:value="11" calcext:value-type="float">
            <text:p>11</text:p>
          </table:table-cell>
          <table:table-cell table:formula="of:=[.H10]*2-1" office:value-type="float" office:value="12" calcext:value-type="float">
            <text:p>12</text:p>
          </table:table-cell>
          <table:table-cell table:number-columns-repeated="56"/>
        </table:table-row>
        <table:table-row table:style-name="ro1">
          <table:table-cell/>
          <table:table-cell office:value-type="string" calcext:value-type="string">
            <text:p>5 – 7</text:p>
          </table:table-cell>
          <table:table-cell table:number-columns-repeated="2" office:value-type="string" calcext:value-type="string">
            <text:p>7 – 9</text:p>
          </table:table-cell>
          <table:table-cell table:style-name="ce94" office:value-type="string" calcext:value-type="string">
            <text:p>7 – 11</text:p>
          </table:table-cell>
          <table:table-cell office:value-type="string" calcext:value-type="string">
            <text:p>8 - 12</text:p>
          </table:table-cell>
          <table:table-cell office:value-type="string" calcext:value-type="string">
            <text:p>9 – 13</text:p>
          </table:table-cell>
          <table:table-cell office:value-type="string" calcext:value-type="string">
            <text:p>10 – 14</text:p>
          </table:table-cell>
          <table:table-cell table:number-columns-repeated="56"/>
        </table:table-row>
        <table:table-row table:style-name="ro1">
          <table:table-cell table:number-columns-repeated="64"/>
        </table:table-row>
        <table:table-row table:style-name="ro1">
          <table:table-cell/>
          <table:table-cell office:value-type="float" office:value="1" calcext:value-type="float">
            <text:p>1</text:p>
          </table:table-cell>
          <table:table-cell table:style-name="ce94" office:value-type="string" calcext:value-type="string">
            <text:p>1 – 2</text:p>
          </table:table-cell>
          <table:table-cell office:value-type="float" office:value="2" calcext:value-type="float">
            <text:p>2</text:p>
          </table:table-cell>
          <table:table-cell office:value-type="string" calcext:value-type="string">
            <text:p>2 – 3</text:p>
          </table:table-cell>
          <table:table-cell office:value-type="float" office:value="3" calcext:value-type="float">
            <text:p>3</text:p>
          </table:table-cell>
          <table:table-cell office:value-type="string" calcext:value-type="string">
            <text:p>3 – 4</text:p>
          </table:table-cell>
          <table:table-cell office:value-type="float" office:value="4" calcext:value-type="float">
            <text:p>4</text:p>
          </table:table-cell>
          <table:table-cell table:number-columns-repeated="56"/>
        </table:table-row>
        <table:table-row table:style-name="ro1" table:number-rows-repeated="1048540">
          <table:table-cell table:number-columns-repeated="64"/>
        </table:table-row>
        <table:table-row table:style-name="ro1">
          <table:table-cell table:number-columns-repeated="64"/>
        </table:table-row>
      </table:table>
      <table:table table:name="Notizen" table:style-name="ta3">
        <table:table-column table:style-name="co26" table:number-columns-repeated="2" table:default-cell-style-name="ce68"/>
        <table:table-column table:style-name="co1" table:number-columns-repeated="62" table:default-cell-style-name="ce68"/>
        <table:table-row table:style-name="ro1">
          <table:table-cell table:style-name="ce128" office:value-type="string" calcext:value-type="string">
            <text:p>Heilige Würfel sind noch nicht inbegriffen</text:p>
          </table:table-cell>
          <table:table-cell table:number-columns-repeated="63"/>
        </table:table-row>
        <table:table-row table:style-name="ro1">
          <table:table-cell table:style-name="ce76" office:value-type="string" calcext:value-type="string">
            <text:p>Stadwachen zu akt ändern</text:p>
          </table:table-cell>
          <table:table-cell table:number-columns-repeated="63"/>
        </table:table-row>
        <table:table-row table:style-name="ro1">
          <table:table-cell table:style-name="ce76" office:value-type="string" calcext:value-type="string">
            <text:p>Fremder am Straßenrand extra hinzufügen</text:p>
          </table:table-cell>
          <table:table-cell table:number-columns-repeated="63"/>
        </table:table-row>
        <table:table-row table:style-name="ro1">
          <table:table-cell table:style-name="ce76" office:value-type="string" calcext:value-type="string">
            <text:p>Vielleicht der RIng der Medici</text:p>
          </table:table-cell>
          <table:table-cell table:number-columns-repeated="63"/>
        </table:table-row>
        <table:table-row table:style-name="ro16" table:number-rows-repeated="7">
          <table:table-cell table:number-columns-repeated="64"/>
        </table:table-row>
        <table:table-row table:style-name="ro1">
          <table:table-cell table:style-name="ce123" office:value-type="string" calcext:value-type="string">
            <text:p>Klassen:</text:p>
          </table:table-cell>
          <table:table-cell table:number-columns-repeated="63"/>
        </table:table-row>
        <table:table-row table:style-name="ro1">
          <table:table-cell table:style-name="ce187" office:value-type="string" calcext:value-type="string">
            <text:p>Zwerg</text:p>
          </table:table-cell>
          <table:table-cell table:number-columns-repeated="63"/>
        </table:table-row>
        <table:table-row table:style-name="ro1">
          <table:table-cell table:style-name="ce187" office:value-type="string" calcext:value-type="string">
            <text:p>Oger</text:p>
          </table:table-cell>
          <table:table-cell table:number-columns-repeated="63"/>
        </table:table-row>
        <table:table-row table:style-name="ro1">
          <table:table-cell table:style-name="ce187" office:value-type="string" calcext:value-type="string">
            <text:p>Homunkulus</text:p>
          </table:table-cell>
          <table:table-cell table:number-columns-repeated="63"/>
        </table:table-row>
        <table:table-row table:style-name="ro1">
          <table:table-cell table:style-name="ce187" office:value-type="string" calcext:value-type="string">
            <text:p>Goblin</text:p>
          </table:table-cell>
          <table:table-cell table:number-columns-repeated="63"/>
        </table:table-row>
        <table:table-row table:style-name="ro1">
          <table:table-cell table:style-name="ce187" office:value-type="string" calcext:value-type="string">
            <text:p>Riese</text:p>
          </table:table-cell>
          <table:table-cell table:number-columns-repeated="63"/>
        </table:table-row>
        <table:table-row table:style-name="ro1">
          <table:table-cell table:style-name="ce187" office:value-type="string" calcext:value-type="string">
            <text:p>Dämon</text:p>
          </table:table-cell>
          <table:table-cell table:number-columns-repeated="63"/>
        </table:table-row>
        <table:table-row table:style-name="ro16">
          <table:table-cell table:number-columns-repeated="64"/>
        </table:table-row>
        <table:table-row table:style-name="ro1">
          <table:table-cell table:style-name="ce76" office:value-type="string" calcext:value-type="string">
            <text:p>Karten zu Belgeitern</text:p>
          </table:table-cell>
          <table:table-cell table:number-columns-repeated="63"/>
        </table:table-row>
        <table:table-row table:style-name="ro1">
          <table:table-cell table:style-name="ce76" office:value-type="string" calcext:value-type="string">
            <text:p>Monster bei dem dir dein Belgeiter nicht Hilft und bei Lose seinen ausrüstungsgegenstand wegnimmt</text:p>
          </table:table-cell>
          <table:table-cell table:number-columns-repeated="63"/>
        </table:table-row>
        <table:table-row table:style-name="ro1">
          <table:table-cell table:style-name="ce76" office:value-type="string" calcext:value-type="string">
            <text:p>Monster bei dem der Begleiter doppelt so stark ist und bei Lose den Ausrüstungsgegenstand deines Begleiter wegnimmt</text:p>
          </table:table-cell>
          <table:table-cell table:number-columns-repeated="63"/>
        </table:table-row>
        <table:table-row table:style-name="ro16">
          <table:table-cell table:number-columns-repeated="64"/>
        </table:table-row>
        <table:table-row table:style-name="ro1">
          <table:table-cell table:style-name="ce76" office:value-type="string" calcext:value-type="string">
            <text:p>Dehnübung als einzelne Normale zauberkarte, wo man einne Zug aussetzt um sich einen Bonus zu geben</text:p>
          </table:table-cell>
          <table:table-cell table:number-columns-repeated="63"/>
        </table:table-row>
        <table:table-row table:style-name="ro16">
          <table:table-cell table:number-columns-repeated="64"/>
        </table:table-row>
        <table:table-row table:style-name="ro1" table:number-rows-repeated="2">
          <table:table-cell table:style-name="ce67" table:number-columns-repeated="2"/>
          <table:table-cell table:number-columns-repeated="62"/>
        </table:table-row>
        <table:table-row table:style-name="ro2">
          <table:table-cell table:style-name="ce67" office:value-type="string" calcext:value-type="string">
            <text:p>Gutes Aussehen: Du kannst in der nächsten Tavernen Runde dir sofort ohne Bieten einen Begleiter aussuchen</text:p>
          </table:table-cell>
          <table:table-cell table:style-name="ce67"/>
          <table:table-cell table:number-columns-repeated="62"/>
        </table:table-row>
        <table:table-row table:style-name="ro1" table:number-rows-repeated="3">
          <table:table-cell table:style-name="ce67" table:number-columns-repeated="2"/>
          <table:table-cell table:number-columns-repeated="62"/>
        </table:table-row>
        <table:table-row table:style-name="ro1">
          <table:table-cell table:style-name="ce67" office:value-type="string" calcext:value-type="string">
            <text:p>Pflock anpassen</text:p>
          </table:table-cell>
          <table:table-cell table:style-name="ce67"/>
          <table:table-cell table:number-columns-repeated="62"/>
        </table:table-row>
        <table:table-row table:style-name="ro1">
          <table:table-cell table:style-name="ce67" table:number-columns-repeated="2"/>
          <table:table-cell table:number-columns-repeated="62"/>
        </table:table-row>
        <table:table-row table:style-name="ro1">
          <table:table-cell table:style-name="ce67" office:value-type="string" calcext:value-type="string">
            <text:p>unterblich noch zuordnen</text:p>
          </table:table-cell>
          <table:table-cell table:style-name="ce67"/>
          <table:table-cell table:number-columns-repeated="62"/>
        </table:table-row>
        <table:table-row table:style-name="ro1">
          <table:table-cell table:style-name="ce67" table:number-columns-repeated="2"/>
          <table:table-cell table:number-columns-repeated="62"/>
        </table:table-row>
        <table:table-row table:style-name="ro16">
          <table:table-cell table:number-columns-repeated="64"/>
        </table:table-row>
        <table:table-row table:style-name="ro16">
          <table:table-cell office:value-type="string" calcext:value-type="string">
            <text:p>Blitzschlag</text:p>
          </table:table-cell>
          <table:table-cell office:value-type="string" calcext:value-type="string">
            <text:p>Würfel einen D20. Wenn du eine 20 wird dein Gegner vom Blitz getroffen und hat -10 Kampfstärke</text:p>
          </table:table-cell>
          <table:table-cell table:number-columns-repeated="62"/>
        </table:table-row>
        <table:table-row table:style-name="ro16">
          <table:table-cell office:value-type="string" calcext:value-type="string">
            <text:p>Unendlich upgradbare Waffe</text:p>
          </table:table-cell>
          <table:table-cell table:number-columns-repeated="63"/>
        </table:table-row>
        <table:table-row table:style-name="ro16">
          <table:table-cell office:value-type="string" calcext:value-type="string">
            <text:p>Havel Set Bonus</text:p>
          </table:table-cell>
          <table:table-cell table:number-columns-repeated="63"/>
        </table:table-row>
        <table:table-row table:style-name="ro16" table:number-rows-repeated="1048536">
          <table:table-cell table:number-columns-repeated="64"/>
        </table:table-row>
        <table:table-row table:style-name="ro16">
          <table:table-cell table:number-columns-repeated="64"/>
        </table:table-row>
      </table:table>
      <table:table table:name="Zyklus_der_Welt_Quest" table:style-name="ta3">
        <table:table-column table:style-name="co27" table:default-cell-style-name="ce68"/>
        <table:table-column table:style-name="co1" table:number-columns-repeated="63" table:default-cell-style-name="ce68"/>
        <table:table-row table:style-name="ro1">
          <table:table-cell table:style-name="ce67" office:value-type="string" calcext:value-type="string">
            <text:p>Quest aktivert sich wenn jemand "Die Hand Gottes" und "Die Hand des Teufels" ausrüstet.</text:p>
          </table:table-cell>
          <table:table-cell table:style-name="ce67" table:number-columns-repeated="12"/>
          <table:table-cell table:number-columns-repeated="51"/>
        </table:table-row>
        <table:table-row table:style-name="ro1">
          <table:table-cell table:style-name="ce67" office:value-type="string" calcext:value-type="string">
            <text:p>- Wenn die Quest statet zieht der Spieler "Schöpfungsgeschichte"</text:p>
          </table:table-cell>
          <table:table-cell table:style-name="ce67" table:number-columns-repeated="12"/>
          <table:table-cell table:number-columns-repeated="51"/>
        </table:table-row>
        <table:table-row table:style-name="ro1">
          <table:table-cell table:style-name="ce67" office:value-type="string" calcext:value-type="string">
            <text:p>Zyklus der Welt: Erhahalte "König des jüngsten Tages"</text:p>
          </table:table-cell>
          <table:table-cell table:style-name="ce67" table:number-columns-repeated="12"/>
          <table:table-cell table:number-columns-repeated="51"/>
        </table:table-row>
        <table:table-row table:style-name="ro1">
          <table:table-cell table:style-name="ce67" table:number-columns-repeated="13"/>
          <table:table-cell table:number-columns-repeated="51"/>
        </table:table-row>
        <table:table-row table:style-name="ro1">
          <table:table-cell table:style-name="ce67" office:value-type="string" calcext:value-type="string">
            <text:p>- Wenn man einen Endboss beisegt gewinnt man nicht mehr das Spiel, sondern zieht stattdessen 2 Legendäre Ausrüstungskarten.</text:p>
          </table:table-cell>
          <table:table-cell table:style-name="ce67" table:number-columns-repeated="12"/>
          <table:table-cell table:number-columns-repeated="51"/>
        </table:table-row>
        <table:table-row table:style-name="ro1">
          <table:table-cell table:style-name="ce67" office:value-type="string" calcext:value-type="string">
            <text:p>- Anderen Spieler gewinnen von jetzt an nur indem sie den "König des jüngsten Tages" besiegen.</text:p>
          </table:table-cell>
          <table:table-cell table:style-name="ce67" table:number-columns-repeated="12"/>
          <table:table-cell table:number-columns-repeated="51"/>
        </table:table-row>
        <table:table-row table:style-name="ro5">
          <table:table-cell table:style-name="ce67" office:value-type="string" calcext:value-type="string">
            <text:p>- Jede Runde wird das letzte noch nicht zerstörte Areal zerstört.</text:p>
            <text:p>Alle Spieler die sich während der zerstörung im Areal befinden sterben einen furchtbaren Tod.</text:p>
            <text:p>Zerstörte Areale sind nicht mehr betretbar.</text:p>
          </table:table-cell>
          <table:table-cell table:style-name="ce67" table:number-columns-repeated="12"/>
          <table:table-cell table:number-columns-repeated="51"/>
        </table:table-row>
        <table:table-row table:style-name="ro3">
          <table:table-cell table:style-name="ce67" office:value-type="string" calcext:value-type="string">
            <text:p>- Der "König des jüngsten Tages" gewinnt das Spiel wenn er sich auf den letzten Areal befindet während dieses von dem "Zyklus der Welt" zerstört wird.</text:p>
          </table:table-cell>
          <table:table-cell table:style-name="ce67" table:number-columns-repeated="12"/>
          <table:table-cell table:number-columns-repeated="51"/>
        </table:table-row>
        <table:table-row table:style-name="ro1">
          <table:table-cell table:style-name="ce67" office:value-type="string" calcext:value-type="string">
            <text:p>- Wenn der "König des jüngsten Tages" auf einen Monsterfeld steht, kämpfen andere Spieler gegen ihn und nicht das Monster.</text:p>
          </table:table-cell>
          <table:table-cell table:style-name="ce67" table:number-columns-repeated="12"/>
          <table:table-cell table:number-columns-repeated="51"/>
        </table:table-row>
        <table:table-row table:style-name="ro5">
          <table:table-cell table:style-name="ce67" office:value-type="string" calcext:value-type="string">
            <text:p>Unvollendetes Erbe: Sollte der "König des jüngsten Tages" vorzeitig durch dem "Zyklus der Welt" sterben, gewinnen Spieler wieder indem sie einen Endboss besiegen.</text:p>
            <text:p>Der "Zyklus der Welt" wird davon aber nicht gestoppt.</text:p>
          </table:table-cell>
          <table:table-cell table:style-name="ce67" table:number-columns-repeated="12"/>
          <table:table-cell table:number-columns-repeated="51"/>
        </table:table-row>
        <table:table-row table:style-name="ro1">
          <table:table-cell table:style-name="ce67" office:value-type="string" calcext:value-type="string">
            <text:p>- Der "König des jüngsten Tages" musss sich nicht bewegen wenn er nicht will.</text:p>
          </table:table-cell>
          <table:table-cell table:style-name="ce67" table:number-columns-repeated="12"/>
          <table:table-cell table:number-columns-repeated="51"/>
        </table:table-row>
        <table:table-row table:style-name="ro5">
          <table:table-cell table:style-name="ce67" office:value-type="string" calcext:value-type="string">
            <text:p>- Jeder Spieler der gegen den "König des jüngsten Tages" verliert wird von Ihm auf ein unzersörten Feld seiner Wahl telportiert, dass maximal 15 Felder von König des jüngsten Tages entfernt ist.</text:p>
            <text:p>Das Feld wird dabei nicht aktiviert.</text:p>
          </table:table-cell>
          <table:table-cell table:style-name="ce67" table:number-columns-repeated="12"/>
          <table:table-cell table:number-columns-repeated="51"/>
        </table:table-row>
        <table:table-row table:style-name="ro1" table:number-rows-repeated="985">
          <table:table-cell table:style-name="ce67" table:number-columns-repeated="13"/>
          <table:table-cell table:number-columns-repeated="51"/>
        </table:table-row>
        <table:table-row table:style-name="ro16" table:number-rows-repeated="1047578">
          <table:table-cell table:number-columns-repeated="64"/>
        </table:table-row>
        <table:table-row table:style-name="ro16">
          <table:table-cell table:number-columns-repeated="64"/>
        </table:table-row>
      </table:table>
      <table:named-expressions/>
      <table:database-ranges>
        <table:database-range table:name="__Anonymous_Sheet_DB__0" table:target-range-address="Liste.A1:Liste.T518">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22P0" style:volatile="true">
      <number:number number:decimal-places="0" number:min-decimal-places="0" number:min-integer-digits="1" number:grouping="true"/>
      <number:text> </number:text>
      <number:currency-symbol number:language="de" number:country="DE">DM</number:currency-symbol>
    </number:currency-style>
    <number:currency-style style:name="N122">
      <number:text>-</number:text>
      <number:number number:decimal-places="0" number:min-decimal-places="0" number:min-integer-digits="1" number:grouping="true"/>
      <number:text> </number:text>
      <number:currency-symbol number:language="de" number:country="DE">DM</number:currency-symbol>
      <style:map style:condition="value()&gt;=0" style:apply-style-name="N122P0"/>
    </number:currency-style>
    <number:currency-style style:name="N124P0" style:volatile="true">
      <number:number number:decimal-places="2" number:min-decimal-places="2" number:min-integer-digits="1" number:grouping="true"/>
      <number:text> </number:text>
      <number:currency-symbol number:language="de" number:country="DE">DM</number:currency-symbol>
    </number:currency-style>
    <number:currency-style style:name="N124">
      <number:text>-</number:text>
      <number:number number:decimal-places="2" number:min-decimal-places="2" number:min-integer-digits="1" number:grouping="true"/>
      <number:text> </number:text>
      <number:currency-symbol number:language="de" number:country="DE">DM</number:currency-symbol>
      <style:map style:condition="value()&gt;=0" style:apply-style-name="N124P0"/>
    </number:currency-style>
    <number:currency-style style:name="N125P0" style:volatile="true">
      <number:number number:decimal-places="0" number:min-decimal-places="0" number:min-integer-digits="1" number:grouping="true"/>
      <number:text> </number:text>
      <number:currency-symbol number:language="de" number:country="DE">DM</number:currency-symbol>
    </number:currency-style>
    <number:currency-style style:name="N125">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25P0"/>
    </number:currency-style>
    <number:currency-style style:name="N126P0" style:volatile="true">
      <number:number number:decimal-places="2" number:min-decimal-places="2" number:min-integer-digits="1" number:grouping="true"/>
      <number:text> </number:text>
      <number:currency-symbol number:language="de" number:country="DE">DM</number:currency-symbol>
    </number:currency-style>
    <number:currency-style style:name="N126">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26P0"/>
    </number:currency-style>
    <number:currency-style style:name="N128P0" style:volatile="true">
      <number:number number:decimal-places="2" number:min-decimal-places="0" number:min-integer-digits="1" number:decimal-replacement="--" number:grouping="true"/>
      <number:text> </number:text>
      <number:currency-symbol number:language="de" number:country="DE">DM</number:currency-symbol>
    </number:currency-style>
    <number:currency-style style:name="N128">
      <style:text-properties fo:color="#ff0000"/>
      <number:text>-</number:text>
      <number:number number:decimal-places="2" number:min-decimal-places="0" number:min-integer-digits="1" number:decimal-replacement="--" number:grouping="true"/>
      <number:text> </number:text>
      <number:currency-symbol number:language="de" number:country="DE">DM</number:currency-symbol>
      <style:map style:condition="value()&gt;=0" style:apply-style-name="N128P0"/>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onditionalStyle_5f_1" style:display-name="ConditionalStyle_1" style:family="table-cell" style:parent-style-name="Default" style:data-style-name="N0">
      <style:table-cell-properties fo:background-color="#4a86e8" style:vertical-align="automatic"/>
    </style:style>
    <style:style style:name="cf1" style:family="table-cell" style:parent-style-name="Default">
      <style:table-cell-properties fo:background-color="#ff00ff"/>
      <style:text-properties fo:color="#000000"/>
    </style:style>
    <style:style style:name="cf2" style:family="table-cell" style:parent-style-name="Default">
      <style:table-cell-properties fo:background-color="#ffff00"/>
      <style:text-properties fo:color="#000000"/>
    </style:style>
    <style:style style:name="cf3" style:family="table-cell" style:parent-style-name="Default">
      <style:table-cell-properties fo:background-color="#4a86e8"/>
      <style:text-properties fo:color="#000000"/>
    </style:style>
  </office:styles>
  <office:automatic-styles>
    <style:page-layout style:name="Mpm1">
      <style:page-layout-properties fo:page-width="8.5in" fo:page-height="11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landscape" fo:margin-top="0.75in" fo:margin-bottom="0.75in" fo:margin-left="0.7in" fo:margin-right="0.7in" style:print-page-order="ltr" style:first-page-number="continue" style:scale-to-X="1" style:table-centering="horizontal" style:print="charts drawings grid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mp1" style:page-layout-name="Mpm2">
      <style:header/>
      <style:header-left style:display="false"/>
      <style:header-first style:display="false"/>
      <style:footer/>
      <style:footer-left style:display="false"/>
      <style:footer-first style:display="false"/>
    </style:master-page>
    <style:master-page style:name="mp2" style:page-layout-name="Mpm3">
      <style:header/>
      <style:header-left style:display="false"/>
      <style:header-first style:display="false"/>
      <style:footer/>
      <style:footer-left style:display="false"/>
      <style:footer-first style:display="false"/>
    </style:master-page>
    <style:master-page style:name="mp3" style:page-layout-name="Mpm4">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initial-creator>Tim</meta:initial-creator>
    <meta:creation-date>2022-08-30T11:56:41Z</meta:creation-date>
    <dc:date>2022-10-28T15:46:43.347000000</dc:date>
    <meta:editing-cycles>270</meta:editing-cycles>
    <meta:editing-duration>P1DT17H54M21S</meta:editing-duration>
    <meta:document-statistic meta:table-count="9" meta:cell-count="7698" meta:object-count="0"/>
  </office:meta>
</office:document-meta>
</file>